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RBF">
      <style:table-properties table:display="true" style:writing-mode="lr-tb"/>
    </style:style>
    <style:style style:name="ta2" style:family="table" style:master-page-name="PageStyle_5f_Error_20_response">
      <style:table-properties table:display="true" style:writing-mode="lr-tb"/>
    </style:style>
    <style:style style:name="ta3" style:family="table" style:master-page-name="PageStyle_5f_Overfitting_20_error">
      <style:table-properties table:display="true" style:writing-mode="lr-tb"/>
    </style:style>
    <style:style style:name="ta4" style:family="table" style:master-page-name="PageStyle_5f_Results_20_LOO">
      <style:table-properties table:display="true" style:writing-mode="lr-tb"/>
    </style:style>
    <style:style style:name="ta5" style:family="table" style:master-page-name="PageStyle_5f_Results_20_Plain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rotation-align="none"/>
      <style:text-properties fo:color="#3d3d3d" style:text-outline="false" style:text-line-through-style="none" style:text-line-through-type="none" style:font-name="Ubuntu" fo:font-size="6.09999990463257pt" fo:font-style="normal" fo:text-shadow="none" style:text-underline-style="none" fo:font-weight="normal" style:font-size-asian="6.09999990463257pt" style:font-style-asian="normal" style:font-weight-asian="normal" style:font-size-complex="6.09999990463257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BF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1"/>
        <table:table-column table:style-name="co1" table:number-columns-repeated="59" table:default-cell-style-name="Default"/>
        <table:table-row table:style-name="ro1">
          <table:table-cell office:value-type="string" calcext:value-type="string">
            <text:p>x</text:p>
          </table:table-cell>
          <table:table-cell table:style-name="ce1" office:value-type="string" calcext:value-type="string">
            <text:p>φ a=-1, p=1</text:p>
            <draw:frame draw:z-index="0" draw:style-name="gr1" draw:text-style-name="P1" svg:width="16.022cm" svg:height="8.998cm" svg:x="1.389cm" svg:y="0.1cm">
              <draw:object draw:notify-on-update-of-ranges="RBF.B1:RBF.B1 RBF.B5:RBF.B135 RBF.C1:RBF.C1 RBF.C5:RBF.C135 RBF.D1:RBF.D1 RBF.D5:RBF.D135 RBF.E1:RBF.E1 RBF.E5:RBF.E13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office:value-type="string" calcext:value-type="string">
            <text:p>φ a=0, p=2</text:p>
          </table:table-cell>
          <table:table-cell table:style-name="ce1" office:value-type="string" calcext:value-type="string">
            <text:p>φ a=1, p=-0.5</text:p>
          </table:table-cell>
          <table:table-cell office:value-type="string" calcext:value-type="string">
            <text:p>ψ</text:p>
          </table:table-cell>
          <table:table-cell table:number-columns-repeated="59"/>
        </table:table-row>
        <table:table-row table:style-name="ro1">
          <table:table-cell table:style-name="Default"/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0.5" calcext:value-type="float">
            <text:p>-0.5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office:value-type="float" office:value="-1.3" calcext:value-type="float">
            <text:p>-1.3</text:p>
          </table:table-cell>
          <table:table-cell table:formula="of:=EXP(([.$A5]-[.B$2])^2 * -1.5)*[.B$3]" office:value-type="float" office:value="0.873715911688034" calcext:value-type="float">
            <text:p>0.873715911688034</text:p>
          </table:table-cell>
          <table:table-cell table:formula="of:=EXP(([.$A5]-[.C$2])^2 * -1.5)*[.C$3]" office:value-type="float" office:value="0.158523438529463" calcext:value-type="float">
            <text:p>0.158523438529463</text:p>
          </table:table-cell>
          <table:table-cell table:formula="of:=EXP(([.$A5]-[.D$2])^2 * -1.5)*[.D$3]" office:value-type="float" office:value="-0.000178995985354901" calcext:value-type="float">
            <text:p>-0.000178995985355</text:p>
          </table:table-cell>
          <table:table-cell table:formula="of:=SUM([.B5:.D5])" office:value-type="float" office:value="1.03206035423214" calcext:value-type="float">
            <text:p>1.03206035423214</text:p>
          </table:table-cell>
          <table:table-cell table:number-columns-repeated="59"/>
        </table:table-row>
        <table:table-row table:style-name="ro1">
          <table:table-cell office:value-type="float" office:value="-1.28" calcext:value-type="float">
            <text:p>-1.28</text:p>
          </table:table-cell>
          <table:table-cell table:formula="of:=EXP(([.$A6]-[.B$2])^2 * -1.5)*[.B$3]" office:value-type="float" office:value="0.889051602140828" calcext:value-type="float">
            <text:p>0.889051602140828</text:p>
          </table:table-cell>
          <table:table-cell table:formula="of:=EXP(([.$A6]-[.C$2])^2 * -1.5)*[.C$3]" office:value-type="float" office:value="0.171280482198524" calcext:value-type="float">
            <text:p>0.171280482198524</text:p>
          </table:table-cell>
          <table:table-cell table:formula="of:=EXP(([.$A6]-[.D$2])^2 * -1.5)*[.D$3]" office:value-type="float" office:value="-0.000205359761955336" calcext:value-type="float">
            <text:p>-0.000205359761955</text:p>
          </table:table-cell>
          <table:table-cell table:formula="of:=SUM([.B6:.D6])" office:value-type="float" office:value="1.0601267245774" calcext:value-type="float">
            <text:p>1.0601267245774</text:p>
          </table:table-cell>
          <table:table-cell table:number-columns-repeated="59"/>
        </table:table-row>
        <table:table-row table:style-name="ro1">
          <table:table-cell office:value-type="float" office:value="-1.26" calcext:value-type="float">
            <text:p>-1.26</text:p>
          </table:table-cell>
          <table:table-cell table:formula="of:=EXP(([.$A7]-[.B$2])^2 * -1.5)*[.B$3]" office:value-type="float" office:value="0.903571531977711" calcext:value-type="float">
            <text:p>0.903571531977711</text:p>
          </table:table-cell>
          <table:table-cell table:formula="of:=EXP(([.$A7]-[.C$2])^2 * -1.5)*[.C$3]" office:value-type="float" office:value="0.184842194718166" calcext:value-type="float">
            <text:p>0.184842194718166</text:p>
          </table:table-cell>
          <table:table-cell table:formula="of:=EXP(([.$A7]-[.D$2])^2 * -1.5)*[.D$3]" office:value-type="float" office:value="-0.000235324021043223" calcext:value-type="float">
            <text:p>-0.000235324021043</text:p>
          </table:table-cell>
          <table:table-cell table:formula="of:=SUM([.B7:.D7])" office:value-type="float" office:value="1.08817840267483" calcext:value-type="float">
            <text:p>1.08817840267483</text:p>
          </table:table-cell>
          <table:table-cell table:number-columns-repeated="59"/>
        </table:table-row>
        <table:table-row table:style-name="ro1">
          <table:table-cell office:value-type="float" office:value="-1.24" calcext:value-type="float">
            <text:p>-1.24</text:p>
          </table:table-cell>
          <table:table-cell table:formula="of:=EXP(([.$A8]-[.B$2])^2 * -1.5)*[.B$3]" office:value-type="float" office:value="0.917227266925415" calcext:value-type="float">
            <text:p>0.917227266925415</text:p>
          </table:table-cell>
          <table:table-cell table:formula="of:=EXP(([.$A8]-[.C$2])^2 * -1.5)*[.C$3]" office:value-type="float" office:value="0.199238472101442" calcext:value-type="float">
            <text:p>0.199238472101442</text:p>
          </table:table-cell>
          <table:table-cell table:formula="of:=EXP(([.$A8]-[.D$2])^2 * -1.5)*[.D$3]" office:value-type="float" office:value="-0.000269336998325431" calcext:value-type="float">
            <text:p>-0.000269336998325</text:p>
          </table:table-cell>
          <table:table-cell table:formula="of:=SUM([.B8:.D8])" office:value-type="float" office:value="1.11619640202853" calcext:value-type="float">
            <text:p>1.11619640202853</text:p>
          </table:table-cell>
          <table:table-cell table:number-columns-repeated="59"/>
        </table:table-row>
        <table:table-row table:style-name="ro1">
          <table:table-cell office:value-type="float" office:value="-1.22" calcext:value-type="float">
            <text:p>-1.22</text:p>
          </table:table-cell>
          <table:table-cell table:formula="of:=EXP(([.$A9]-[.B$2])^2 * -1.5)*[.B$3]" office:value-type="float" office:value="0.929972744735786" calcext:value-type="float">
            <text:p>0.929972744735786</text:p>
          </table:table-cell>
          <table:table-cell table:formula="of:=EXP(([.$A9]-[.C$2])^2 * -1.5)*[.C$3]" office:value-type="float" office:value="0.214498438697508" calcext:value-type="float">
            <text:p>0.214498438697508</text:p>
          </table:table-cell>
          <table:table-cell table:formula="of:=EXP(([.$A9]-[.D$2])^2 * -1.5)*[.D$3]" office:value-type="float" office:value="-0.0003078964045107" calcext:value-type="float">
            <text:p>-0.000307896404511</text:p>
          </table:table-cell>
          <table:table-cell table:formula="of:=SUM([.B9:.D9])" office:value-type="float" office:value="1.14416328702878" calcext:value-type="float">
            <text:p>1.14416328702878</text:p>
          </table:table-cell>
          <table:table-cell table:number-columns-repeated="59"/>
        </table:table-row>
        <table:table-row table:style-name="ro1">
          <table:table-cell office:value-type="float" office:value="-1.2" calcext:value-type="float">
            <text:p>-1.2</text:p>
          </table:table-cell>
          <table:table-cell table:formula="of:=EXP(([.$A10]-[.B$2])^2 * -1.5)*[.B$3]" office:value-type="float" office:value="0.941764533584249" calcext:value-type="float">
            <text:p>0.941764533584249</text:p>
          </table:table-cell>
          <table:table-cell table:formula="of:=EXP(([.$A10]-[.C$2])^2 * -1.5)*[.C$3]" office:value-type="float" office:value="0.230650242076125" calcext:value-type="float">
            <text:p>0.230650242076125</text:p>
          </table:table-cell>
          <table:table-cell table:formula="of:=EXP(([.$A10]-[.D$2])^2 * -1.5)*[.D$3]" office:value-type="float" office:value="-0.000351554017803241" calcext:value-type="float">
            <text:p>-0.000351554017803</text:p>
          </table:table-cell>
          <table:table-cell table:formula="of:=SUM([.B10:.D10])" office:value-type="float" office:value="1.17206322164257" calcext:value-type="float">
            <text:p>1.17206322164257</text:p>
          </table:table-cell>
          <table:table-cell table:number-columns-repeated="59"/>
        </table:table-row>
        <table:table-row table:style-name="ro1">
          <table:table-cell office:value-type="float" office:value="-1.18" calcext:value-type="float">
            <text:p>-1.18</text:p>
          </table:table-cell>
          <table:table-cell table:formula="of:=EXP(([.$A11]-[.B$2])^2 * -1.5)*[.B$3]" office:value-type="float" office:value="0.952562078335032" calcext:value-type="float">
            <text:p>0.952562078335032</text:p>
          </table:table-cell>
          <table:table-cell table:formula="of:=EXP(([.$A11]-[.C$2])^2 * -1.5)*[.C$3]" office:value-type="float" office:value="0.247720838155157" calcext:value-type="float">
            <text:p>0.247720838155157</text:p>
          </table:table-cell>
          <table:table-cell table:formula="of:=EXP(([.$A11]-[.D$2])^2 * -1.5)*[.D$3]" office:value-type="float" office:value="-0.000400920589853048" calcext:value-type="float">
            <text:p>-0.000400920589853</text:p>
          </table:table-cell>
          <table:table-cell table:formula="of:=SUM([.B11:.D11])" office:value-type="float" office:value="1.19988199590034" calcext:value-type="float">
            <text:p>1.19988199590034</text:p>
          </table:table-cell>
          <table:table-cell table:number-columns-repeated="59"/>
        </table:table-row>
        <table:table-row table:style-name="ro1">
          <table:table-cell office:value-type="float" office:value="-1.16" calcext:value-type="float">
            <text:p>-1.16</text:p>
          </table:table-cell>
          <table:table-cell table:formula="of:=EXP(([.$A12]-[.B$2])^2 * -1.5)*[.B$3]" office:value-type="float" office:value="0.96232793272161" calcext:value-type="float">
            <text:p>0.96232793272161</text:p>
          </table:table-cell>
          <table:table-cell table:formula="of:=EXP(([.$A12]-[.C$2])^2 * -1.5)*[.C$3]" office:value-type="float" office:value="0.265735767427682" calcext:value-type="float">
            <text:p>0.265735767427682</text:p>
          </table:table-cell>
          <table:table-cell table:formula="of:=EXP(([.$A12]-[.D$2])^2 * -1.5)*[.D$3]" office:value-type="float" office:value="-0.00045667107226554" calcext:value-type="float">
            <text:p>-0.000456671072266</text:p>
          </table:table-cell>
          <table:table-cell table:formula="of:=SUM([.B12:.D12])" office:value-type="float" office:value="1.22760702907703" calcext:value-type="float">
            <text:p>1.22760702907703</text:p>
          </table:table-cell>
          <table:table-cell table:number-columns-repeated="59"/>
        </table:table-row>
        <table:table-row table:style-name="ro1">
          <table:table-cell office:value-type="float" office:value="-1.14" calcext:value-type="float">
            <text:p>-1.14</text:p>
          </table:table-cell>
          <table:table-cell table:formula="of:=EXP(([.$A13]-[.B$2])^2 * -1.5)*[.B$3]" office:value-type="float" office:value="0.971027975583774" calcext:value-type="float">
            <text:p>0.971027975583774</text:p>
          </table:table-cell>
          <table:table-cell table:formula="of:=EXP(([.$A13]-[.C$2])^2 * -1.5)*[.C$3]" office:value-type="float" office:value="0.284718923287842" calcext:value-type="float">
            <text:p>0.284718923287842</text:p>
          </table:table-cell>
          <table:table-cell table:formula="of:=EXP(([.$A13]-[.D$2])^2 * -1.5)*[.D$3]" office:value-type="float" office:value="-0.00051955016890868" calcext:value-type="float">
            <text:p>-0.000519550168909</text:p>
          </table:table-cell>
          <table:table-cell table:formula="of:=SUM([.B13:.D13])" office:value-type="float" office:value="1.25522734870271" calcext:value-type="float">
            <text:p>1.25522734870271</text:p>
          </table:table-cell>
          <table:table-cell table:number-columns-repeated="59"/>
        </table:table-row>
        <table:table-row table:style-name="ro1">
          <table:table-cell office:value-type="float" office:value="-1.12" calcext:value-type="float">
            <text:p>-1.12</text:p>
          </table:table-cell>
          <table:table-cell table:formula="of:=EXP(([.$A14]-[.B$2])^2 * -1.5)*[.B$3]" office:value-type="float" office:value="0.978631609414885" calcext:value-type="float">
            <text:p>0.978631609414885</text:p>
          </table:table-cell>
          <table:table-cell table:formula="of:=EXP(([.$A14]-[.C$2])^2 * -1.5)*[.C$3]" office:value-type="float" office:value="0.304692313597763" calcext:value-type="float">
            <text:p>0.304692313597763</text:p>
          </table:table-cell>
          <table:table-cell table:formula="of:=EXP(([.$A14]-[.D$2])^2 * -1.5)*[.D$3]" office:value-type="float" office:value="-0.000590378217073158" calcext:value-type="float">
            <text:p>-0.000590378217073</text:p>
          </table:table-cell>
          <table:table-cell table:formula="of:=SUM([.B14:.D14])" office:value-type="float" office:value="1.28273354479558" calcext:value-type="float">
            <text:p>1.28273354479558</text:p>
          </table:table-cell>
          <table:table-cell table:number-columns-repeated="59"/>
        </table:table-row>
        <table:table-row table:style-name="ro1">
          <table:table-cell office:value-type="float" office:value="-1.1" calcext:value-type="float">
            <text:p>-1.1</text:p>
          </table:table-cell>
          <table:table-cell table:formula="of:=EXP(([.$A15]-[.B$2])^2 * -1.5)*[.B$3]" office:value-type="float" office:value="0.985111939603063" calcext:value-type="float">
            <text:p>0.985111939603063</text:p>
          </table:table-cell>
          <table:table-cell table:formula="of:=EXP(([.$A15]-[.C$2])^2 * -1.5)*[.C$3]" office:value-type="float" office:value="0.325675816780394" calcext:value-type="float">
            <text:p>0.325675816780394</text:p>
          </table:table-cell>
          <table:table-cell table:formula="of:=EXP(([.$A15]-[.D$2])^2 * -1.5)*[.D$3]" office:value-type="float" office:value="-0.000670057398021409" calcext:value-type="float">
            <text:p>-0.000670057398021</text:p>
          </table:table-cell>
          <table:table-cell table:formula="of:=SUM([.B15:.D15])" office:value-type="float" office:value="1.31011769898544" calcext:value-type="float">
            <text:p>1.31011769898544</text:p>
          </table:table-cell>
          <table:table-cell table:number-columns-repeated="59"/>
        </table:table-row>
        <table:table-row table:style-name="ro1">
          <table:table-cell office:value-type="float" office:value="-1.08" calcext:value-type="float">
            <text:p>-1.08</text:p>
          </table:table-cell>
          <table:table-cell table:formula="of:=EXP(([.$A16]-[.B$2])^2 * -1.5)*[.B$3]" office:value-type="float" office:value="0.990445932897216" calcext:value-type="float">
            <text:p>0.990445932897216</text:p>
          </table:table-cell>
          <table:table-cell table:formula="of:=EXP(([.$A16]-[.C$2])^2 * -1.5)*[.C$3]" office:value-type="float" office:value="0.347686933863189" calcext:value-type="float">
            <text:p>0.347686933863189</text:p>
          </table:table-cell>
          <table:table-cell table:formula="of:=EXP(([.$A16]-[.D$2])^2 * -1.5)*[.D$3]" office:value-type="float" office:value="-0.000759578274585615" calcext:value-type="float">
            <text:p>-0.000759578274586</text:p>
          </table:table-cell>
          <table:table-cell table:formula="of:=SUM([.B16:.D16])" office:value-type="float" office:value="1.33737328848582" calcext:value-type="float">
            <text:p>1.33737328848582</text:p>
          </table:table-cell>
          <table:table-cell table:number-columns-repeated="59"/>
        </table:table-row>
        <table:table-row table:style-name="ro1">
          <table:table-cell office:value-type="float" office:value="-1.06" calcext:value-type="float">
            <text:p>-1.06</text:p>
          </table:table-cell>
          <table:table-cell table:formula="of:=EXP(([.$A17]-[.B$2])^2 * -1.5)*[.B$3]" office:value-type="float" office:value="0.994614553791391" calcext:value-type="float">
            <text:p>0.994614553791391</text:p>
          </table:table-cell>
          <table:table-cell table:formula="of:=EXP(([.$A17]-[.C$2])^2 * -1.5)*[.C$3]" office:value-type="float" office:value="0.37074053803353" calcext:value-type="float">
            <text:p>0.37074053803353</text:p>
          </table:table-cell>
          <table:table-cell table:formula="of:=EXP(([.$A17]-[.D$2])^2 * -1.5)*[.D$3]" office:value-type="float" office:value="-0.000860026650227746" calcext:value-type="float">
            <text:p>-0.000860026650228</text:p>
          </table:table-cell>
          <table:table-cell table:formula="of:=SUM([.B17:.D17])" office:value-type="float" office:value="1.36449506517469" calcext:value-type="float">
            <text:p>1.36449506517469</text:p>
          </table:table-cell>
          <table:table-cell table:number-columns-repeated="59"/>
        </table:table-row>
        <table:table-row table:style-name="ro1">
          <table:table-cell office:value-type="float" office:value="-1.04" calcext:value-type="float">
            <text:p>-1.04</text:p>
          </table:table-cell>
          <table:table-cell table:formula="of:=EXP(([.$A18]-[.B$2])^2 * -1.5)*[.B$3]" office:value-type="float" office:value="0.997602877697382" calcext:value-type="float">
            <text:p>0.997602877697382</text:p>
          </table:table-cell>
          <table:table-cell table:formula="of:=EXP(([.$A18]-[.C$2])^2 * -1.5)*[.C$3]" office:value-type="float" office:value="0.394848623396764" calcext:value-type="float">
            <text:p>0.394848623396764</text:p>
          </table:table-cell>
          <table:table-cell table:formula="of:=EXP(([.$A18]-[.D$2])^2 * -1.5)*[.D$3]" office:value-type="float" office:value="-0.000972590740342213" calcext:value-type="float">
            <text:p>-0.000972590740342</text:p>
          </table:table-cell>
          <table:table-cell table:formula="of:=SUM([.B18:.D18])" office:value-type="float" office:value="1.3914789103538" calcext:value-type="float">
            <text:p>1.3914789103538</text:p>
          </table:table-cell>
          <table:table-cell table:number-columns-repeated="59"/>
        </table:table-row>
        <table:table-row table:style-name="ro1">
          <table:table-cell office:value-type="float" office:value="-1.02" calcext:value-type="float">
            <text:p>-1.02</text:p>
          </table:table-cell>
          <table:table-cell table:formula="of:=EXP(([.$A19]-[.B$2])^2 * -1.5)*[.B$3]" office:value-type="float" office:value="0.999400179964005" calcext:value-type="float">
            <text:p>0.999400179964005</text:p>
          </table:table-cell>
          <table:table-cell table:formula="of:=EXP(([.$A19]-[.C$2])^2 * -1.5)*[.C$3]" office:value-type="float" office:value="0.420020054749947" calcext:value-type="float">
            <text:p>0.420020054749947</text:p>
          </table:table-cell>
          <table:table-cell table:formula="of:=EXP(([.$A19]-[.D$2])^2 * -1.5)*[.D$3]" office:value-type="float" office:value="-0.00109856864255382" calcext:value-type="float">
            <text:p>-0.001098568642554</text:p>
          </table:table-cell>
          <table:table-cell table:formula="of:=SUM([.B19:.D19])" office:value-type="float" office:value="1.4183216660714" calcext:value-type="float">
            <text:p>1.4183216660714</text:p>
          </table:table-cell>
          <table:table-cell table:number-columns-repeated="59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EXP(([.$A20]-[.B$2])^2 * -1.5)*[.B$3]" office:value-type="float" office:value="1" calcext:value-type="float">
            <text:p>1</text:p>
          </table:table-cell>
          <table:table-cell table:formula="of:=EXP(([.$A20]-[.C$2])^2 * -1.5)*[.C$3]" office:value-type="float" office:value="0.44626032029686" calcext:value-type="float">
            <text:p>0.44626032029686</text:p>
          </table:table-cell>
          <table:table-cell table:formula="of:=EXP(([.$A20]-[.D$2])^2 * -1.5)*[.D$3]" office:value-type="float" office:value="-0.00123937608833318" calcext:value-type="float">
            <text:p>-0.001239376088333</text:p>
          </table:table-cell>
          <table:table-cell table:formula="of:=SUM([.B20:.D20])" office:value-type="float" office:value="1.44502094420853" calcext:value-type="float">
            <text:p>1.44502094420853</text:p>
          </table:table-cell>
          <table:table-cell table:number-columns-repeated="59"/>
        </table:table-row>
        <table:table-row table:style-name="ro1">
          <table:table-cell office:value-type="float" office:value="-0.98" calcext:value-type="float">
            <text:p>-0.98</text:p>
          </table:table-cell>
          <table:table-cell table:formula="of:=EXP(([.$A21]-[.B$2])^2 * -1.5)*[.B$3]" office:value-type="float" office:value="0.999400179964005" calcext:value-type="float">
            <text:p>0.999400179964005</text:p>
          </table:table-cell>
          <table:table-cell table:formula="of:=EXP(([.$A21]-[.C$2])^2 * -1.5)*[.C$3]" office:value-type="float" office:value="0.473571289330762" calcext:value-type="float">
            <text:p>0.473571289330762</text:p>
          </table:table-cell>
          <table:table-cell table:formula="of:=EXP(([.$A21]-[.D$2])^2 * -1.5)*[.D$3]" office:value-type="float" office:value="-0.00139655445341629" calcext:value-type="float">
            <text:p>-0.001396554453416</text:p>
          </table:table-cell>
          <table:table-cell table:formula="of:=SUM([.B21:.D21])" office:value-type="float" office:value="1.47157491484135" calcext:value-type="float">
            <text:p>1.47157491484135</text:p>
          </table:table-cell>
          <table:table-cell table:number-columns-repeated="59"/>
        </table:table-row>
        <table:table-row table:style-name="ro1">
          <table:table-cell office:value-type="float" office:value="-0.96" calcext:value-type="float">
            <text:p>-0.96</text:p>
          </table:table-cell>
          <table:table-cell table:formula="of:=EXP(([.$A22]-[.B$2])^2 * -1.5)*[.B$3]" office:value-type="float" office:value="0.997602877697382" calcext:value-type="float">
            <text:p>0.997602877697382</text:p>
          </table:table-cell>
          <table:table-cell table:formula="of:=EXP(([.$A22]-[.C$2])^2 * -1.5)*[.C$3]" office:value-type="float" office:value="0.501950976998713" calcext:value-type="float">
            <text:p>0.501950976998713</text:p>
          </table:table-cell>
          <table:table-cell table:formula="of:=EXP(([.$A22]-[.D$2])^2 * -1.5)*[.D$3]" office:value-type="float" office:value="-0.00157177899927689" calcext:value-type="float">
            <text:p>-0.001571778999277</text:p>
          </table:table-cell>
          <table:table-cell table:formula="of:=SUM([.B22:.D22])" office:value-type="float" office:value="1.49798207569682" calcext:value-type="float">
            <text:p>1.49798207569682</text:p>
          </table:table-cell>
          <table:table-cell table:number-columns-repeated="59"/>
        </table:table-row>
        <table:table-row table:style-name="ro1">
          <table:table-cell office:value-type="float" office:value="-0.94" calcext:value-type="float">
            <text:p>-0.94</text:p>
          </table:table-cell>
          <table:table-cell table:formula="of:=EXP(([.$A23]-[.B$2])^2 * -1.5)*[.B$3]" office:value-type="float" office:value="0.994614553791391" calcext:value-type="float">
            <text:p>0.994614553791391</text:p>
          </table:table-cell>
          <table:table-cell table:formula="of:=EXP(([.$A23]-[.C$2])^2 * -1.5)*[.C$3]" office:value-type="float" office:value="0.531393318333386" calcext:value-type="float">
            <text:p>0.531393318333386</text:p>
          </table:table-cell>
          <table:table-cell table:formula="of:=EXP(([.$A23]-[.D$2])^2 * -1.5)*[.D$3]" office:value-type="float" office:value="-0.0017668673122667" calcext:value-type="float">
            <text:p>-0.001766867312267</text:p>
          </table:table-cell>
          <table:table-cell table:formula="of:=SUM([.B23:.D23])" office:value-type="float" office:value="1.52424100481251" calcext:value-type="float">
            <text:p>1.52424100481251</text:p>
          </table:table-cell>
          <table:table-cell table:number-columns-repeated="59"/>
        </table:table-row>
        <table:table-row table:style-name="ro1">
          <table:table-cell office:value-type="float" office:value="-0.92" calcext:value-type="float">
            <text:p>-0.92</text:p>
          </table:table-cell>
          <table:table-cell table:formula="of:=EXP(([.$A24]-[.B$2])^2 * -1.5)*[.B$3]" office:value-type="float" office:value="0.990445932897216" calcext:value-type="float">
            <text:p>0.990445932897216</text:p>
          </table:table-cell>
          <table:table-cell table:formula="of:=EXP(([.$A24]-[.C$2])^2 * -1.5)*[.C$3]" office:value-type="float" office:value="0.561887953793233" calcext:value-type="float">
            <text:p>0.561887953793233</text:p>
          </table:table-cell>
          <table:table-cell table:formula="of:=EXP(([.$A24]-[.D$2])^2 * -1.5)*[.D$3]" office:value-type="float" office:value="-0.00198378790102407" calcext:value-type="float">
            <text:p>-0.001983787901024</text:p>
          </table:table-cell>
          <table:table-cell table:formula="of:=SUM([.B24:.D24])" office:value-type="float" office:value="1.55035009878943" calcext:value-type="float">
            <text:p>1.55035009878943</text:p>
          </table:table-cell>
          <table:table-cell table:number-columns-repeated="59"/>
        </table:table-row>
        <table:table-row table:style-name="ro1">
          <table:table-cell office:value-type="float" office:value="-0.9" calcext:value-type="float">
            <text:p>-0.9</text:p>
          </table:table-cell>
          <table:table-cell table:formula="of:=EXP(([.$A25]-[.B$2])^2 * -1.5)*[.B$3]" office:value-type="float" office:value="0.985111939603063" calcext:value-type="float">
            <text:p>0.985111939603063</text:p>
          </table:table-cell>
          <table:table-cell table:formula="of:=EXP(([.$A25]-[.C$2])^2 * -1.5)*[.C$3]" office:value-type="float" office:value="0.59342002858809" calcext:value-type="float">
            <text:p>0.59342002858809</text:p>
          </table:table-cell>
          <table:table-cell table:formula="of:=EXP(([.$A25]-[.D$2])^2 * -1.5)*[.D$3]" office:value-type="float" office:value="-0.0022246689063757" calcext:value-type="float">
            <text:p>-0.002224668906376</text:p>
          </table:table-cell>
          <table:table-cell table:formula="of:=SUM([.B25:.D25])" office:value-type="float" office:value="1.57630729928478" calcext:value-type="float">
            <text:p>1.57630729928478</text:p>
          </table:table-cell>
          <table:table-cell table:number-columns-repeated="59"/>
        </table:table-row>
        <table:table-row table:style-name="ro1">
          <table:table-cell office:value-type="float" office:value="-0.88" calcext:value-type="float">
            <text:p>-0.88</text:p>
          </table:table-cell>
          <table:table-cell table:formula="of:=EXP(([.$A26]-[.B$2])^2 * -1.5)*[.B$3]" office:value-type="float" office:value="0.978631609414885" calcext:value-type="float">
            <text:p>0.978631609414885</text:p>
          </table:table-cell>
          <table:table-cell table:formula="of:=EXP(([.$A26]-[.C$2])^2 * -1.5)*[.C$3]" office:value-type="float" office:value="0.625970008083167" calcext:value-type="float">
            <text:p>0.625970008083167</text:p>
          </table:table-cell>
          <table:table-cell table:formula="of:=EXP(([.$A26]-[.D$2])^2 * -1.5)*[.D$3]" office:value-type="float" office:value="-0.00249180687124656" calcext:value-type="float">
            <text:p>-0.002491806871247</text:p>
          </table:table-cell>
          <table:table-cell table:formula="of:=SUM([.B26:.D26])" office:value-type="float" office:value="1.60210981062681" calcext:value-type="float">
            <text:p>1.60210981062681</text:p>
          </table:table-cell>
          <table:table-cell table:number-columns-repeated="59"/>
        </table:table-row>
        <table:table-row table:style-name="ro1">
          <table:table-cell office:value-type="float" office:value="-0.86" calcext:value-type="float">
            <text:p>-0.86</text:p>
          </table:table-cell>
          <table:table-cell table:formula="of:=EXP(([.$A27]-[.B$2])^2 * -1.5)*[.B$3]" office:value-type="float" office:value="0.971027975583775" calcext:value-type="float">
            <text:p>0.971027975583775</text:p>
          </table:table-cell>
          <table:table-cell table:formula="of:=EXP(([.$A27]-[.C$2])^2 * -1.5)*[.C$3]" office:value-type="float" office:value="0.659513511568626" calcext:value-type="float">
            <text:p>0.659513511568626</text:p>
          </table:table-cell>
          <table:table-cell table:formula="of:=EXP(([.$A27]-[.D$2])^2 * -1.5)*[.D$3]" office:value-type="float" office:value="-0.0027876755110854" calcext:value-type="float">
            <text:p>-0.002787675511085</text:p>
          </table:table-cell>
          <table:table-cell table:formula="of:=SUM([.B27:.D27])" office:value-type="float" office:value="1.62775381164132" calcext:value-type="float">
            <text:p>1.62775381164132</text:p>
          </table:table-cell>
          <table:table-cell table:number-columns-repeated="59"/>
        </table:table-row>
        <table:table-row table:style-name="ro1">
          <table:table-cell office:value-type="float" office:value="-0.84" calcext:value-type="float">
            <text:p>-0.84</text:p>
          </table:table-cell>
          <table:table-cell table:formula="of:=EXP(([.$A28]-[.B$2])^2 * -1.5)*[.B$3]" office:value-type="float" office:value="0.96232793272161" calcext:value-type="float">
            <text:p>0.96232793272161</text:p>
          </table:table-cell>
          <table:table-cell table:formula="of:=EXP(([.$A28]-[.C$2])^2 * -1.5)*[.C$3]" office:value-type="float" office:value="0.694021166653263" calcext:value-type="float">
            <text:p>0.694021166653263</text:p>
          </table:table-cell>
          <table:table-cell table:formula="of:=EXP(([.$A28]-[.D$2])^2 * -1.5)*[.D$3]" office:value-type="float" office:value="-0.00311493441804973" calcext:value-type="float">
            <text:p>-0.00311493441805</text:p>
          </table:table-cell>
          <table:table-cell table:formula="of:=SUM([.B28:.D28])" office:value-type="float" office:value="1.65323416495682" calcext:value-type="float">
            <text:p>1.65323416495682</text:p>
          </table:table-cell>
          <table:table-cell table:number-columns-repeated="59"/>
        </table:table-row>
        <table:table-row table:style-name="ro1">
          <table:table-cell office:value-type="float" office:value="-0.82" calcext:value-type="float">
            <text:p>-0.82</text:p>
          </table:table-cell>
          <table:table-cell table:formula="of:=EXP(([.$A29]-[.B$2])^2 * -1.5)*[.B$3]" office:value-type="float" office:value="0.952562078335032" calcext:value-type="float">
            <text:p>0.952562078335032</text:p>
          </table:table-cell>
          <table:table-cell table:formula="of:=EXP(([.$A29]-[.C$2])^2 * -1.5)*[.C$3]" office:value-type="float" office:value="0.729458486488302" calcext:value-type="float">
            <text:p>0.729458486488302</text:p>
          </table:table-cell>
          <table:table-cell table:formula="of:=EXP(([.$A29]-[.D$2])^2 * -1.5)*[.D$3]" office:value-type="float" office:value="-0.00347643762472814" calcext:value-type="float">
            <text:p>-0.003476437624728</text:p>
          </table:table-cell>
          <table:table-cell table:formula="of:=SUM([.B29:.D29])" office:value-type="float" office:value="1.67854412719861" calcext:value-type="float">
            <text:p>1.67854412719861</text:p>
          </table:table-cell>
          <table:table-cell table:number-columns-repeated="59"/>
        </table:table-row>
        <table:table-row table:style-name="ro1">
          <table:table-cell office:value-type="float" office:value="-0.8" calcext:value-type="float">
            <text:p>-0.8</text:p>
          </table:table-cell>
          <table:table-cell table:formula="of:=EXP(([.$A30]-[.B$2])^2 * -1.5)*[.B$3]" office:value-type="float" office:value="0.941764533584249" calcext:value-type="float">
            <text:p>0.941764533584249</text:p>
          </table:table-cell>
          <table:table-cell table:formula="of:=EXP(([.$A30]-[.C$2])^2 * -1.5)*[.C$3]" office:value-type="float" office:value="0.765785771950224" calcext:value-type="float">
            <text:p>0.765785771950224</text:p>
          </table:table-cell>
          <table:table-cell table:formula="of:=EXP(([.$A30]-[.D$2])^2 * -1.5)*[.D$3]" office:value-type="float" office:value="-0.00387524194556835" calcext:value-type="float">
            <text:p>-0.003875241945568</text:p>
          </table:table-cell>
          <table:table-cell table:formula="of:=SUM([.B30:.D30])" office:value-type="float" office:value="1.7036750635889" calcext:value-type="float">
            <text:p>1.7036750635889</text:p>
          </table:table-cell>
          <table:table-cell table:number-columns-repeated="59"/>
        </table:table-row>
        <table:table-row table:style-name="ro1">
          <table:table-cell office:value-type="float" office:value="-0.78" calcext:value-type="float">
            <text:p>-0.78</text:p>
          </table:table-cell>
          <table:table-cell table:formula="of:=EXP(([.$A31]-[.B$2])^2 * -1.5)*[.B$3]" office:value-type="float" office:value="0.929972744735786" calcext:value-type="float">
            <text:p>0.929972744735786</text:p>
          </table:table-cell>
          <table:table-cell table:formula="of:=EXP(([.$A31]-[.C$2])^2 * -1.5)*[.C$3]" office:value-type="float" office:value="0.802958040809328" calcext:value-type="float">
            <text:p>0.802958040809328</text:p>
          </table:table-cell>
          <table:table-cell table:formula="of:=EXP(([.$A31]-[.D$2])^2 * -1.5)*[.D$3]" office:value-type="float" office:value="-0.00431461500649754" calcext:value-type="float">
            <text:p>-0.004314615006498</text:p>
          </table:table-cell>
          <table:table-cell table:formula="of:=SUM([.B31:.D31])" office:value-type="float" office:value="1.72861617053862" calcext:value-type="float">
            <text:p>1.72861617053862</text:p>
          </table:table-cell>
          <table:table-cell table:number-columns-repeated="59"/>
        </table:table-row>
        <table:table-row table:style-name="ro1">
          <table:table-cell office:value-type="float" office:value="-0.76" calcext:value-type="float">
            <text:p>-0.76</text:p>
          </table:table-cell>
          <table:table-cell table:formula="of:=EXP(([.$A32]-[.B$2])^2 * -1.5)*[.B$3]" office:value-type="float" office:value="0.917227266925415" calcext:value-type="float">
            <text:p>0.917227266925415</text:p>
          </table:table-cell>
          <table:table-cell table:formula="of:=EXP(([.$A32]-[.C$2])^2 * -1.5)*[.C$3]" office:value-type="float" office:value="0.840924985783342" calcext:value-type="float">
            <text:p>0.840924985783342</text:p>
          </table:table-cell>
          <table:table-cell table:formula="of:=EXP(([.$A32]-[.D$2])^2 * -1.5)*[.D$3]" office:value-type="float" office:value="-0.00479804286554598" calcext:value-type="float">
            <text:p>-0.004798042865546</text:p>
          </table:table-cell>
          <table:table-cell table:formula="of:=SUM([.B32:.D32])" office:value-type="float" office:value="1.75335420984321" calcext:value-type="float">
            <text:p>1.75335420984321</text:p>
          </table:table-cell>
          <table:table-cell table:number-columns-repeated="59"/>
        </table:table-row>
        <table:table-row table:style-name="ro1">
          <table:table-cell office:value-type="float" office:value="-0.74" calcext:value-type="float">
            <text:p>-0.74</text:p>
          </table:table-cell>
          <table:table-cell table:formula="of:=EXP(([.$A33]-[.B$2])^2 * -1.5)*[.B$3]" office:value-type="float" office:value="0.903571531977711" calcext:value-type="float">
            <text:p>0.903571531977711</text:p>
          </table:table-cell>
          <table:table-cell table:formula="of:=EXP(([.$A33]-[.C$2])^2 * -1.5)*[.C$3]" office:value-type="float" office:value="0.879630963222717" calcext:value-type="float">
            <text:p>0.879630963222717</text:p>
          </table:table-cell>
          <table:table-cell table:formula="of:=EXP(([.$A33]-[.D$2])^2 * -1.5)*[.D$3]" office:value-type="float" office:value="-0.00532923711970341" calcext:value-type="float">
            <text:p>-0.005329237119703</text:p>
          </table:table-cell>
          <table:table-cell table:formula="of:=SUM([.B33:.D33])" office:value-type="float" office:value="1.77787325808073" calcext:value-type="float">
            <text:p>1.77787325808073</text:p>
          </table:table-cell>
          <table:table-cell table:number-columns-repeated="59"/>
        </table:table-row>
        <table:table-row table:style-name="ro1">
          <table:table-cell office:value-type="float" office:value="-0.72" calcext:value-type="float">
            <text:p>-0.72</text:p>
          </table:table-cell>
          <table:table-cell table:formula="of:=EXP(([.$A34]-[.B$2])^2 * -1.5)*[.B$3]" office:value-type="float" office:value="0.889051602140828" calcext:value-type="float">
            <text:p>0.889051602140828</text:p>
          </table:table-cell>
          <table:table-cell table:formula="of:=EXP(([.$A34]-[.C$2])^2 * -1.5)*[.C$3]" office:value-type="float" office:value="0.91901501399694" calcext:value-type="float">
            <text:p>0.91901501399694</text:p>
          </table:table-cell>
          <table:table-cell table:formula="of:=EXP(([.$A34]-[.D$2])^2 * -1.5)*[.D$3]" office:value-type="float" office:value="-0.00591214138584803" calcext:value-type="float">
            <text:p>-0.005912141385848</text:p>
          </table:table-cell>
          <table:table-cell table:formula="of:=SUM([.B34:.D34])" office:value-type="float" office:value="1.80215447475192" calcext:value-type="float">
            <text:p>1.80215447475192</text:p>
          </table:table-cell>
          <table:table-cell table:number-columns-repeated="59"/>
        </table:table-row>
        <table:table-row table:style-name="ro1">
          <table:table-cell office:value-type="float" office:value="-0.7" calcext:value-type="float">
            <text:p>-0.7</text:p>
          </table:table-cell>
          <table:table-cell table:formula="of:=EXP(([.$A35]-[.B$2])^2 * -1.5)*[.B$3]" office:value-type="float" office:value="0.873715911688035" calcext:value-type="float">
            <text:p>0.873715911688035</text:p>
          </table:table-cell>
          <table:table-cell table:formula="of:=EXP(([.$A35]-[.C$2])^2 * -1.5)*[.C$3]" office:value-type="float" office:value="0.959010917949788" calcext:value-type="float">
            <text:p>0.959010917949788</text:p>
          </table:table-cell>
          <table:table-cell table:formula="of:=EXP(([.$A35]-[.D$2])^2 * -1.5)*[.D$3]" office:value-type="float" office:value="-0.00655093703649581" calcext:value-type="float">
            <text:p>-0.006550937036496</text:p>
          </table:table-cell>
          <table:table-cell table:formula="of:=SUM([.B35:.D35])" office:value-type="float" office:value="1.82617589260133" calcext:value-type="float">
            <text:p>1.82617589260133</text:p>
          </table:table-cell>
          <table:table-cell table:number-columns-repeated="59"/>
        </table:table-row>
        <table:table-row table:style-name="ro1">
          <table:table-cell office:value-type="float" office:value="-0.68" calcext:value-type="float">
            <text:p>-0.68</text:p>
          </table:table-cell>
          <table:table-cell table:formula="of:=EXP(([.$A36]-[.B$2])^2 * -1.5)*[.B$3]" office:value-type="float" office:value="0.857614998410769" calcext:value-type="float">
            <text:p>0.857614998410769</text:p>
          </table:table-cell>
          <table:table-cell table:formula="of:=EXP(([.$A36]-[.C$2])^2 * -1.5)*[.C$3]" office:value-type="float" office:value="0.999547283067195" calcext:value-type="float">
            <text:p>0.999547283067195</text:p>
          </table:table-cell>
          <table:table-cell table:formula="of:=EXP(([.$A36]-[.D$2])^2 * -1.5)*[.D$3]" office:value-type="float" office:value="-0.00725004806443748" calcext:value-type="float">
            <text:p>-0.007250048064437</text:p>
          </table:table-cell>
          <table:table-cell table:formula="of:=SUM([.B36:.D36])" office:value-type="float" office:value="1.84991223341353" calcext:value-type="float">
            <text:p>1.84991223341353</text:p>
          </table:table-cell>
          <table:table-cell table:number-columns-repeated="59"/>
        </table:table-row>
        <table:table-row table:style-name="ro1">
          <table:table-cell office:value-type="float" office:value="-0.66" calcext:value-type="float">
            <text:p>-0.66</text:p>
          </table:table-cell>
          <table:table-cell table:formula="of:=EXP(([.$A37]-[.B$2])^2 * -1.5)*[.B$3]" office:value-type="float" office:value="0.840801227080723" calcext:value-type="float">
            <text:p>0.840801227080723</text:p>
          </table:table-cell>
          <table:table-cell table:formula="of:=EXP(([.$A37]-[.C$2])^2 * -1.5)*[.C$3]" office:value-type="float" office:value="1.04054767025555" calcext:value-type="float">
            <text:p>1.04054767025555</text:p>
          </table:table-cell>
          <table:table-cell table:formula="of:=EXP(([.$A37]-[.D$2])^2 * -1.5)*[.D$3]" office:value-type="float" office:value="-0.00801414494418357" calcext:value-type="float">
            <text:p>-0.008014144944184</text:p>
          </table:table-cell>
          <table:table-cell table:formula="of:=SUM([.B37:.D37])" office:value-type="float" office:value="1.87333475239209" calcext:value-type="float">
            <text:p>1.87333475239209</text:p>
          </table:table-cell>
          <table:table-cell table:number-columns-repeated="59"/>
        </table:table-row>
        <table:table-row table:style-name="ro1">
          <table:table-cell office:value-type="float" office:value="-0.64" calcext:value-type="float">
            <text:p>-0.64</text:p>
          </table:table-cell>
          <table:table-cell table:formula="of:=EXP(([.$A38]-[.B$2])^2 * -1.5)*[.B$3]" office:value-type="float" office:value="0.823328506990717" calcext:value-type="float">
            <text:p>0.823328506990717</text:p>
          </table:table-cell>
          <table:table-cell table:formula="of:=EXP(([.$A38]-[.C$2])^2 * -1.5)*[.C$3]" office:value-type="float" office:value="1.08193075436266" calcext:value-type="float">
            <text:p>1.08193075436266</text:p>
          </table:table-cell>
          <table:table-cell table:formula="of:=EXP(([.$A38]-[.D$2])^2 * -1.5)*[.D$3]" office:value-type="float" office:value="-0.00884814735265327" calcext:value-type="float">
            <text:p>-0.008848147352653</text:p>
          </table:table-cell>
          <table:table-cell table:formula="of:=SUM([.B38:.D38])" office:value-type="float" office:value="1.89641111400072" calcext:value-type="float">
            <text:p>1.89641111400072</text:p>
          </table:table-cell>
          <table:table-cell table:number-columns-repeated="59"/>
        </table:table-row>
        <table:table-row table:style-name="ro1">
          <table:table-cell office:value-type="float" office:value="-0.62" calcext:value-type="float">
            <text:p>-0.62</text:p>
          </table:table-cell>
          <table:table-cell table:formula="of:=EXP(([.$A39]-[.B$2])^2 * -1.5)*[.B$3]" office:value-type="float" office:value="0.805252005695708" calcext:value-type="float">
            <text:p>0.805252005695708</text:p>
          </table:table-cell>
          <table:table-cell table:formula="of:=EXP(([.$A39]-[.C$2])^2 * -1.5)*[.C$3]" office:value-type="float" office:value="1.12361052179022" calcext:value-type="float">
            <text:p>1.12361052179022</text:p>
          </table:table-cell>
          <table:table-cell table:formula="of:=EXP(([.$A39]-[.D$2])^2 * -1.5)*[.D$3]" office:value-type="float" office:value="-0.00975722560685403" calcext:value-type="float">
            <text:p>-0.009757225606854</text:p>
          </table:table-cell>
          <table:table-cell table:formula="of:=SUM([.B39:.D39])" office:value-type="float" office:value="1.91910530187907" calcext:value-type="float">
            <text:p>1.91910530187907</text:p>
          </table:table-cell>
          <table:table-cell table:number-columns-repeated="59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formula="of:=EXP(([.$A40]-[.B$2])^2 * -1.5)*[.B$3]" office:value-type="float" office:value="0.786627861066553" calcext:value-type="float">
            <text:p>0.786627861066553</text:p>
          </table:table-cell>
          <table:table-cell table:formula="of:=EXP(([.$A40]-[.C$2])^2 * -1.5)*[.C$3]" office:value-type="float" office:value="1.16549650474798" calcext:value-type="float">
            <text:p>1.16549650474798</text:p>
          </table:table-cell>
          <table:table-cell table:formula="of:=EXP(([.$A40]-[.D$2])^2 * -1.5)*[.D$3]" office:value-type="float" office:value="-0.010746800672545" calcext:value-type="float">
            <text:p>-0.010746800672545</text:p>
          </table:table-cell>
          <table:table-cell table:formula="of:=SUM([.B40:.D40])" office:value-type="float" office:value="1.94137756514199" calcext:value-type="float">
            <text:p>1.94137756514199</text:p>
          </table:table-cell>
          <table:table-cell table:number-columns-repeated="59"/>
        </table:table-row>
        <table:table-row table:style-name="ro1">
          <table:table-cell office:value-type="float" office:value="-0.58" calcext:value-type="float">
            <text:p>-0.58</text:p>
          </table:table-cell>
          <table:table-cell table:formula="of:=EXP(([.$A41]-[.B$2])^2 * -1.5)*[.B$3]" office:value-type="float" office:value="0.767512893740506" calcext:value-type="float">
            <text:p>0.767512893740506</text:p>
          </table:table-cell>
          <table:table-cell table:formula="of:=EXP(([.$A41]-[.C$2])^2 * -1.5)*[.C$3]" office:value-type="float" office:value="1.20749405188819" calcext:value-type="float">
            <text:p>1.20749405188819</text:p>
          </table:table-cell>
          <table:table-cell table:formula="of:=EXP(([.$A41]-[.D$2])^2 * -1.5)*[.D$3]" office:value-type="float" office:value="-0.0118225425952" calcext:value-type="float">
            <text:p>-0.0118225425952</text:p>
          </table:table-cell>
          <table:table-cell table:formula="of:=SUM([.B41:.D41])" office:value-type="float" office:value="1.9631844030335" calcext:value-type="float">
            <text:p>1.9631844030335</text:p>
          </table:table-cell>
          <table:table-cell table:number-columns-repeated="59"/>
        </table:table-row>
        <table:table-row table:style-name="ro1">
          <table:table-cell office:value-type="float" office:value="-0.56" calcext:value-type="float">
            <text:p>-0.56</text:p>
          </table:table-cell>
          <table:table-cell table:formula="of:=EXP(([.$A42]-[.B$2])^2 * -1.5)*[.B$3]" office:value-type="float" office:value="0.747964322004639" calcext:value-type="float">
            <text:p>0.747964322004639</text:p>
          </table:table-cell>
          <table:table-cell table:formula="of:=EXP(([.$A42]-[.C$2])^2 * -1.5)*[.C$3]" office:value-type="float" office:value="1.24950463473781" calcext:value-type="float">
            <text:p>1.24950463473781</text:p>
          </table:table-cell>
          <table:table-cell table:formula="of:=EXP(([.$A42]-[.D$2])^2 * -1.5)*[.D$3]" office:value-type="float" office:value="-0.0129903672031285" calcext:value-type="float">
            <text:p>-0.012990367203129</text:p>
          </table:table-cell>
          <table:table-cell table:formula="of:=SUM([.B42:.D42])" office:value-type="float" office:value="1.98447858953932" calcext:value-type="float">
            <text:p>1.98447858953932</text:p>
          </table:table-cell>
          <table:table-cell table:number-columns-repeated="59"/>
        </table:table-row>
        <table:table-row table:style-name="ro1">
          <table:table-cell office:value-type="float" office:value="-0.54" calcext:value-type="float">
            <text:p>-0.54</text:p>
          </table:table-cell>
          <table:table-cell table:formula="of:=EXP(([.$A43]-[.B$2])^2 * -1.5)*[.B$3]" office:value-type="float" office:value="0.728039481082344" calcext:value-type="float">
            <text:p>0.728039481082344</text:p>
          </table:table-cell>
          <table:table-cell table:formula="of:=EXP(([.$A43]-[.C$2])^2 * -1.5)*[.C$3]" office:value-type="float" office:value="1.29142618901777" calcext:value-type="float">
            <text:p>1.29142618901777</text:p>
          </table:table-cell>
          <table:table-cell table:formula="of:=EXP(([.$A43]-[.D$2])^2 * -1.5)*[.D$3]" office:value-type="float" office:value="-0.014256430932515" calcext:value-type="float">
            <text:p>-0.014256430932515</text:p>
          </table:table-cell>
          <table:table-cell table:formula="of:=SUM([.B43:.D43])" office:value-type="float" office:value="2.0052092391676" calcext:value-type="float">
            <text:p>2.0052092391676</text:p>
          </table:table-cell>
          <table:table-cell table:number-columns-repeated="59"/>
        </table:table-row>
        <table:table-row table:style-name="ro1">
          <table:table-cell office:value-type="float" office:value="-0.52" calcext:value-type="float">
            <text:p>-0.52</text:p>
          </table:table-cell>
          <table:table-cell table:formula="of:=EXP(([.$A44]-[.B$2])^2 * -1.5)*[.B$3]" office:value-type="float" office:value="0.707795548709891" calcext:value-type="float">
            <text:p>0.707795548709891</text:p>
          </table:table-cell>
          <table:table-cell table:formula="of:=EXP(([.$A44]-[.C$2])^2 * -1.5)*[.C$3]" office:value-type="float" office:value="1.33315348960756" calcext:value-type="float">
            <text:p>1.33315348960756</text:p>
          </table:table-cell>
          <table:table-cell table:formula="of:=EXP(([.$A44]-[.D$2])^2 * -1.5)*[.D$3]" office:value-type="float" office:value="-0.0156271236255458" calcext:value-type="float">
            <text:p>-0.015627123625546</text:p>
          </table:table-cell>
          <table:table-cell table:formula="of:=SUM([.B44:.D44])" office:value-type="float" office:value="2.0253219146919" calcext:value-type="float">
            <text:p>2.0253219146919</text:p>
          </table:table-cell>
          <table:table-cell table:number-columns-repeated="59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EXP(([.$A45]-[.B$2])^2 * -1.5)*[.B$3]" office:value-type="float" office:value="0.687289278790972" calcext:value-type="float">
            <text:p>0.687289278790972</text:p>
          </table:table-cell>
          <table:table-cell table:formula="of:=EXP(([.$A45]-[.C$2])^2 * -1.5)*[.C$3]" office:value-type="float" office:value="1.37457855758194" calcext:value-type="float">
            <text:p>1.37457855758194</text:p>
          </table:table-cell>
          <table:table-cell table:formula="of:=EXP(([.$A45]-[.D$2])^2 * -1.5)*[.D$3]" office:value-type="float" office:value="-0.017109059155833" calcext:value-type="float">
            <text:p>-0.017109059155833</text:p>
          </table:table-cell>
          <table:table-cell table:formula="of:=SUM([.B45:.D45])" office:value-type="float" office:value="2.04475877721708" calcext:value-type="float">
            <text:p>2.04475877721708</text:p>
          </table:table-cell>
          <table:table-cell table:number-columns-repeated="59"/>
        </table:table-row>
        <table:table-row table:style-name="ro1">
          <table:table-cell office:value-type="float" office:value="-0.48" calcext:value-type="float">
            <text:p>-0.48</text:p>
          </table:table-cell>
          <table:table-cell table:formula="of:=EXP(([.$A46]-[.B$2])^2 * -1.5)*[.B$3]" office:value-type="float" office:value="0.666576744803778" calcext:value-type="float">
            <text:p>0.666576744803778</text:p>
          </table:table-cell>
          <table:table-cell table:formula="of:=EXP(([.$A46]-[.C$2])^2 * -1.5)*[.C$3]" office:value-type="float" office:value="1.41559109741978" calcext:value-type="float">
            <text:p>1.41559109741978</text:p>
          </table:table-cell>
          <table:table-cell table:formula="of:=EXP(([.$A46]-[.D$2])^2 * -1.5)*[.D$3]" office:value-type="float" office:value="-0.0187090637401545" calcext:value-type="float">
            <text:p>-0.018709063740155</text:p>
          </table:table-cell>
          <table:table-cell table:formula="of:=SUM([.B46:.D46])" office:value-type="float" office:value="2.0634587784834" calcext:value-type="float">
            <text:p>2.0634587784834</text:p>
          </table:table-cell>
          <table:table-cell table:number-columns-repeated="59"/>
        </table:table-row>
        <table:table-row table:style-name="ro1">
          <table:table-cell office:value-type="float" office:value="-0.46" calcext:value-type="float">
            <text:p>-0.46</text:p>
          </table:table-cell>
          <table:table-cell table:formula="of:=EXP(([.$A47]-[.B$2])^2 * -1.5)*[.B$3]" office:value-type="float" office:value="0.645713094508885" calcext:value-type="float">
            <text:p>0.645713094508885</text:p>
          </table:table-cell>
          <table:table-cell table:formula="of:=EXP(([.$A47]-[.C$2])^2 * -1.5)*[.C$3]" office:value-type="float" office:value="1.45607896216469" calcext:value-type="float">
            <text:p>1.45607896216469</text:p>
          </table:table-cell>
          <table:table-cell table:formula="of:=EXP(([.$A47]-[.D$2])^2 * -1.5)*[.D$3]" office:value-type="float" office:value="-0.0204341618022216" calcext:value-type="float">
            <text:p>-0.020434161802222</text:p>
          </table:table-cell>
          <table:table-cell table:formula="of:=SUM([.B47:.D47])" office:value-type="float" office:value="2.08135789487135" calcext:value-type="float">
            <text:p>2.08135789487135</text:p>
          </table:table-cell>
          <table:table-cell table:number-columns-repeated="59"/>
        </table:table-row>
        <table:table-row table:style-name="ro1">
          <table:table-cell office:value-type="float" office:value="-0.44" calcext:value-type="float">
            <text:p>-0.44</text:p>
          </table:table-cell>
          <table:table-cell table:formula="of:=EXP(([.$A48]-[.B$2])^2 * -1.5)*[.B$3]" office:value-type="float" office:value="0.624752317368903" calcext:value-type="float">
            <text:p>0.624752317368903</text:p>
          </table:table-cell>
          <table:table-cell table:formula="of:=EXP(([.$A48]-[.C$2])^2 * -1.5)*[.C$3]" office:value-type="float" office:value="1.49592864400928" calcext:value-type="float">
            <text:p>1.49592864400928</text:p>
          </table:table-cell>
          <table:table-cell table:formula="of:=EXP(([.$A48]-[.D$2])^2 * -1.5)*[.D$3]" office:value-type="float" office:value="-0.0222915592628696" calcext:value-type="float">
            <text:p>-0.02229155926287</text:p>
          </table:table-cell>
          <table:table-cell table:formula="of:=SUM([.B48:.D48])" office:value-type="float" office:value="2.09838940211531" calcext:value-type="float">
            <text:p>2.09838940211531</text:p>
          </table:table-cell>
          <table:table-cell table:number-columns-repeated="59"/>
        </table:table-row>
        <table:table-row table:style-name="ro1">
          <table:table-cell office:value-type="float" office:value="-0.42" calcext:value-type="float">
            <text:p>-0.42</text:p>
          </table:table-cell>
          <table:table-cell table:formula="of:=EXP(([.$A49]-[.B$2])^2 * -1.5)*[.B$3]" office:value-type="float" office:value="0.603747025944095" calcext:value-type="float">
            <text:p>0.603747025944095</text:p>
          </table:table-cell>
          <table:table-cell table:formula="of:=EXP(([.$A49]-[.C$2])^2 * -1.5)*[.C$3]" office:value-type="float" office:value="1.53502578748101" calcext:value-type="float">
            <text:p>1.53502578748101</text:p>
          </table:table-cell>
          <table:table-cell table:formula="of:=EXP(([.$A49]-[.D$2])^2 * -1.5)*[.D$3]" office:value-type="float" office:value="-0.0242886241418308" calcext:value-type="float">
            <text:p>-0.024288624141831</text:p>
          </table:table-cell>
          <table:table-cell table:formula="of:=SUM([.B49:.D49])" office:value-type="float" office:value="2.11448418928328" calcext:value-type="float">
            <text:p>2.11448418928328</text:p>
          </table:table-cell>
          <table:table-cell table:number-columns-repeated="59"/>
        </table:table-row>
        <table:table-row table:style-name="ro1">
          <table:table-cell office:value-type="float" office:value="-0.4" calcext:value-type="float">
            <text:p>-0.4</text:p>
          </table:table-cell>
          <table:table-cell table:formula="of:=EXP(([.$A50]-[.B$2])^2 * -1.5)*[.B$3]" office:value-type="float" office:value="0.58274825237399" calcext:value-type="float">
            <text:p>0.58274825237399</text:p>
          </table:table-cell>
          <table:table-cell table:formula="of:=EXP(([.$A50]-[.C$2])^2 * -1.5)*[.C$3]" office:value-type="float" office:value="1.57325572213311" calcext:value-type="float">
            <text:p>1.57325572213311</text:p>
          </table:table-cell>
          <table:table-cell table:formula="of:=EXP(([.$A50]-[.D$2])^2 * -1.5)*[.D$3]" office:value-type="float" office:value="-0.0264328643691752" calcext:value-type="float">
            <text:p>-0.026432864369175</text:p>
          </table:table-cell>
          <table:table-cell table:formula="of:=SUM([.B50:.D50])" office:value-type="float" office:value="2.12957111013792" calcext:value-type="float">
            <text:p>2.12957111013792</text:p>
          </table:table-cell>
          <table:table-cell table:number-columns-repeated="59"/>
        </table:table-row>
        <table:table-row table:style-name="ro1">
          <table:table-cell office:value-type="float" office:value="-0.38" calcext:value-type="float">
            <text:p>-0.38</text:p>
          </table:table-cell>
          <table:table-cell table:formula="of:=EXP(([.$A51]-[.B$2])^2 * -1.5)*[.B$3]" office:value-type="float" office:value="0.56180526089511" calcext:value-type="float">
            <text:p>0.56180526089511</text:p>
          </table:table-cell>
          <table:table-cell table:formula="of:=EXP(([.$A51]-[.C$2])^2 * -1.5)*[.C$3]" office:value-type="float" office:value="1.61050401139142" calcext:value-type="float">
            <text:p>1.61050401139142</text:p>
          </table:table-cell>
          <table:table-cell table:formula="of:=EXP(([.$A51]-[.D$2])^2 * -1.5)*[.D$3]" office:value-type="float" office:value="-0.028731902719636" calcext:value-type="float">
            <text:p>-0.028731902719636</text:p>
          </table:table-cell>
          <table:table-cell table:formula="of:=SUM([.B51:.D51])" office:value-type="float" office:value="2.14357736956689" calcext:value-type="float">
            <text:p>2.14357736956689</text:p>
          </table:table-cell>
          <table:table-cell table:number-columns-repeated="59"/>
        </table:table-row>
        <table:table-row table:style-name="ro1">
          <table:table-cell office:value-type="float" office:value="-0.36" calcext:value-type="float">
            <text:p>-0.36</text:p>
          </table:table-cell>
          <table:table-cell table:formula="of:=EXP(([.$A52]-[.B$2])^2 * -1.5)*[.B$3]" office:value-type="float" office:value="0.540965377181329" calcext:value-type="float">
            <text:p>0.540965377181329</text:p>
          </table:table-cell>
          <table:table-cell table:formula="of:=EXP(([.$A52]-[.C$2])^2 * -1.5)*[.C$3]" office:value-type="float" office:value="1.64665701398143" calcext:value-type="float">
            <text:p>1.64665701398143</text:p>
          </table:table-cell>
          <table:table-cell table:formula="of:=EXP(([.$A52]-[.D$2])^2 * -1.5)*[.D$3]" office:value-type="float" office:value="-0.031193448800419" calcext:value-type="float">
            <text:p>-0.031193448800419</text:p>
          </table:table-cell>
          <table:table-cell table:formula="of:=SUM([.B52:.D52])" office:value-type="float" office:value="2.15642894236234" calcext:value-type="float">
            <text:p>2.15642894236234</text:p>
          </table:table-cell>
          <table:table-cell table:number-columns-repeated="59"/>
        </table:table-row>
        <table:table-row table:style-name="ro1">
          <table:table-cell office:value-type="float" office:value="-0.34" calcext:value-type="float">
            <text:p>-0.34</text:p>
          </table:table-cell>
          <table:table-cell table:formula="of:=EXP(([.$A53]-[.B$2])^2 * -1.5)*[.B$3]" office:value-type="float" office:value="0.520273835127775" calcext:value-type="float">
            <text:p>0.520273835127775</text:p>
          </table:table-cell>
          <table:table-cell table:formula="of:=EXP(([.$A53]-[.C$2])^2 * -1.5)*[.C$3]" office:value-type="float" office:value="1.68160245416145" calcext:value-type="float">
            <text:p>1.68160245416145</text:p>
          </table:table-cell>
          <table:table-cell table:formula="of:=EXP(([.$A53]-[.D$2])^2 * -1.5)*[.D$3]" office:value-type="float" office:value="-0.0338252680427196" calcext:value-type="float">
            <text:p>-0.03382526804272</text:p>
          </table:table-cell>
          <table:table-cell table:formula="of:=SUM([.B53:.D53])" office:value-type="float" office:value="2.1680510212465" calcext:value-type="float">
            <text:p>2.1680510212465</text:p>
          </table:table-cell>
          <table:table-cell table:number-columns-repeated="59"/>
        </table:table-row>
        <table:table-row table:style-name="ro1">
          <table:table-cell office:value-type="float" office:value="-0.32" calcext:value-type="float">
            <text:p>-0.32</text:p>
          </table:table-cell>
          <table:table-cell table:formula="of:=EXP(([.$A54]-[.B$2])^2 * -1.5)*[.B$3]" office:value-type="float" office:value="0.499773641533598" calcext:value-type="float">
            <text:p>0.499773641533598</text:p>
          </table:table-cell>
          <table:table-cell table:formula="of:=EXP(([.$A54]-[.C$2])^2 * -1.5)*[.C$3]" office:value-type="float" office:value="1.71522999682154" calcext:value-type="float">
            <text:p>1.71522999682154</text:p>
          </table:table-cell>
          <table:table-cell table:formula="of:=EXP(([.$A54]-[.D$2])^2 * -1.5)*[.D$3]" office:value-type="float" office:value="-0.0366351476690316" calcext:value-type="float">
            <text:p>-0.036635147669032</text:p>
          </table:table-cell>
          <table:table-cell table:formula="of:=SUM([.B54:.D54])" office:value-type="float" office:value="2.1783684906861" calcext:value-type="float">
            <text:p>2.1783684906861</text:p>
          </table:table-cell>
          <table:table-cell table:number-columns-repeated="59"/>
        </table:table-row>
        <table:table-row table:style-name="ro1">
          <table:table-cell office:value-type="float" office:value="-0.3" calcext:value-type="float">
            <text:p>-0.3</text:p>
          </table:table-cell>
          <table:table-cell table:formula="of:=EXP(([.$A55]-[.B$2])^2 * -1.5)*[.B$3]" office:value-type="float" office:value="0.479505458974894" calcext:value-type="float">
            <text:p>0.479505458974894</text:p>
          </table:table-cell>
          <table:table-cell table:formula="of:=EXP(([.$A55]-[.C$2])^2 * -1.5)*[.C$3]" office:value-type="float" office:value="1.74743182337607" calcext:value-type="float">
            <text:p>1.74743182337607</text:p>
          </table:table-cell>
          <table:table-cell table:formula="of:=EXP(([.$A55]-[.D$2])^2 * -1.5)*[.D$3]" office:value-type="float" office:value="-0.0396308596323658" calcext:value-type="float">
            <text:p>-0.039630859632366</text:p>
          </table:table-cell>
          <table:table-cell table:formula="of:=SUM([.B55:.D55])" office:value-type="float" office:value="2.1873064227186" calcext:value-type="float">
            <text:p>2.1873064227186</text:p>
          </table:table-cell>
          <table:table-cell table:number-columns-repeated="59"/>
        </table:table-row>
        <table:table-row table:style-name="ro1">
          <table:table-cell office:value-type="float" office:value="-0.28" calcext:value-type="float">
            <text:p>-0.28</text:p>
          </table:table-cell>
          <table:table-cell table:formula="of:=EXP(([.$A56]-[.B$2])^2 * -1.5)*[.B$3]" office:value-type="float" office:value="0.45950750699847" calcext:value-type="float">
            <text:p>0.45950750699847</text:p>
          </table:table-cell>
          <table:table-cell table:formula="of:=EXP(([.$A56]-[.C$2])^2 * -1.5)*[.C$3]" office:value-type="float" office:value="1.77810320428166" calcext:value-type="float">
            <text:p>1.77810320428166</text:p>
          </table:table-cell>
          <table:table-cell table:formula="of:=EXP(([.$A56]-[.D$2])^2 * -1.5)*[.D$3]" office:value-type="float" office:value="-0.0428201205496309" calcext:value-type="float">
            <text:p>-0.042820120549631</text:p>
          </table:table-cell>
          <table:table-cell table:formula="of:=SUM([.B56:.D56])" office:value-type="float" office:value="2.19479059073049" calcext:value-type="float">
            <text:p>2.19479059073049</text:p>
          </table:table-cell>
          <table:table-cell table:number-columns-repeated="59"/>
        </table:table-row>
        <table:table-row table:style-name="ro1">
          <table:table-cell office:value-type="float" office:value="-0.26" calcext:value-type="float">
            <text:p>-0.26</text:p>
          </table:table-cell>
          <table:table-cell table:formula="of:=EXP(([.$A57]-[.B$2])^2 * -1.5)*[.B$3]" office:value-type="float" office:value="0.439815481611359" calcext:value-type="float">
            <text:p>0.439815481611359</text:p>
          </table:table-cell>
          <table:table-cell table:formula="of:=EXP(([.$A57]-[.C$2])^2 * -1.5)*[.C$3]" office:value-type="float" office:value="1.80714306395542" calcext:value-type="float">
            <text:p>1.80714306395542</text:p>
          </table:table-cell>
          <table:table-cell table:formula="of:=EXP(([.$A57]-[.D$2])^2 * -1.5)*[.D$3]" office:value-type="float" office:value="-0.0462105486795416" calcext:value-type="float">
            <text:p>-0.046210548679542</text:p>
          </table:table-cell>
          <table:table-cell table:formula="of:=SUM([.B57:.D57])" office:value-type="float" office:value="2.20074799688724" calcext:value-type="float">
            <text:p>2.20074799688724</text:p>
          </table:table-cell>
          <table:table-cell table:number-columns-repeated="59"/>
        </table:table-row>
        <table:table-row table:style-name="ro1">
          <table:table-cell office:value-type="float" office:value="-0.24" calcext:value-type="float">
            <text:p>-0.24</text:p>
          </table:table-cell>
          <table:table-cell table:formula="of:=EXP(([.$A58]-[.B$2])^2 * -1.5)*[.B$3]" office:value-type="float" office:value="0.420462492891671" calcext:value-type="float">
            <text:p>0.420462492891671</text:p>
          </table:table-cell>
          <table:table-cell table:formula="of:=EXP(([.$A58]-[.C$2])^2 * -1.5)*[.C$3]" office:value-type="float" office:value="1.83445453385083" calcext:value-type="float">
            <text:p>1.83445453385083</text:p>
          </table:table-cell>
          <table:table-cell table:formula="of:=EXP(([.$A58]-[.D$2])^2 * -1.5)*[.D$3]" office:value-type="float" office:value="-0.0498096180253606" calcext:value-type="float">
            <text:p>-0.049809618025361</text:p>
          </table:table-cell>
          <table:table-cell table:formula="of:=SUM([.B58:.D58])" office:value-type="float" office:value="2.20510740871714" calcext:value-type="float">
            <text:p>2.20510740871714</text:p>
          </table:table-cell>
          <table:table-cell table:number-columns-repeated="59"/>
        </table:table-row>
        <table:table-row table:style-name="ro1">
          <table:table-cell office:value-type="float" office:value="-0.22" calcext:value-type="float">
            <text:p>-0.22</text:p>
          </table:table-cell>
          <table:table-cell table:formula="of:=EXP(([.$A59]-[.B$2])^2 * -1.5)*[.B$3]" office:value-type="float" office:value="0.401479020404664" calcext:value-type="float">
            <text:p>0.401479020404664</text:p>
          </table:table-cell>
          <table:table-cell table:formula="of:=EXP(([.$A59]-[.C$2])^2 * -1.5)*[.C$3]" office:value-type="float" office:value="1.85994548947157" calcext:value-type="float">
            <text:p>1.85994548947157</text:p>
          </table:table-cell>
          <table:table-cell table:formula="of:=EXP(([.$A59]-[.D$2])^2 * -1.5)*[.D$3]" office:value-type="float" office:value="-0.0536246096743769" calcext:value-type="float">
            <text:p>-0.053624609674377</text:p>
          </table:table-cell>
          <table:table-cell table:formula="of:=SUM([.B59:.D59])" office:value-type="float" office:value="2.20779990020186" calcext:value-type="float">
            <text:p>2.20779990020186</text:p>
          </table:table-cell>
          <table:table-cell table:number-columns-repeated="59"/>
        </table:table-row>
        <table:table-row table:style-name="ro1">
          <table:table-cell office:value-type="float" office:value="-0.2" calcext:value-type="float">
            <text:p>-0.2</text:p>
          </table:table-cell>
          <table:table-cell table:formula="of:=EXP(([.$A60]-[.B$2])^2 * -1.5)*[.B$3]" office:value-type="float" office:value="0.382892885975112" calcext:value-type="float">
            <text:p>0.382892885975112</text:p>
          </table:table-cell>
          <table:table-cell table:formula="of:=EXP(([.$A60]-[.C$2])^2 * -1.5)*[.C$3]" office:value-type="float" office:value="1.8835290671685" calcext:value-type="float">
            <text:p>1.8835290671685</text:p>
          </table:table-cell>
          <table:table-cell table:formula="of:=EXP(([.$A60]-[.D$2])^2 * -1.5)*[.D$3]" office:value-type="float" office:value="-0.0576625605190313" calcext:value-type="float">
            <text:p>-0.057662560519031</text:p>
          </table:table-cell>
          <table:table-cell table:formula="of:=SUM([.B60:.D60])" office:value-type="float" office:value="2.20875939262458" calcext:value-type="float">
            <text:p>2.20875939262458</text:p>
          </table:table-cell>
          <table:table-cell table:number-columns-repeated="59"/>
        </table:table-row>
        <table:table-row table:style-name="ro1">
          <table:table-cell office:value-type="float" office:value="-0.18" calcext:value-type="float">
            <text:p>-0.18</text:p>
          </table:table-cell>
          <table:table-cell table:formula="of:=EXP(([.$A61]-[.B$2])^2 * -1.5)*[.B$3]" office:value-type="float" office:value="0.364729243244151" calcext:value-type="float">
            <text:p>0.364729243244151</text:p>
          </table:table-cell>
          <table:table-cell table:formula="of:=EXP(([.$A61]-[.C$2])^2 * -1.5)*[.C$3]" office:value-type="float" office:value="1.90512415667006" calcext:value-type="float">
            <text:p>1.90512415667006</text:p>
          </table:table-cell>
          <table:table-cell table:formula="of:=EXP(([.$A61]-[.D$2])^2 * -1.5)*[.D$3]" office:value-type="float" office:value="-0.0619302095387892" calcext:value-type="float">
            <text:p>-0.061930209538789</text:p>
          </table:table-cell>
          <table:table-cell table:formula="of:=SUM([.B61:.D61])" office:value-type="float" office:value="2.20792319037543" calcext:value-type="float">
            <text:p>2.20792319037543</text:p>
          </table:table-cell>
          <table:table-cell table:number-columns-repeated="59"/>
        </table:table-row>
        <table:table-row table:style-name="ro1">
          <table:table-cell office:value-type="float" office:value="-0.16" calcext:value-type="float">
            <text:p>-0.16</text:p>
          </table:table-cell>
          <table:table-cell table:formula="of:=EXP(([.$A62]-[.B$2])^2 * -1.5)*[.B$3]" office:value-type="float" office:value="0.347010583326631" calcext:value-type="float">
            <text:p>0.347010583326631</text:p>
          </table:table-cell>
          <table:table-cell table:formula="of:=EXP(([.$A62]-[.C$2])^2 * -1.5)*[.C$3]" office:value-type="float" office:value="1.92465586544322" calcext:value-type="float">
            <text:p>1.92465586544322</text:p>
          </table:table-cell>
          <table:table-cell table:formula="of:=EXP(([.$A62]-[.D$2])^2 * -1.5)*[.D$3]" office:value-type="float" office:value="-0.0664339418569205" calcext:value-type="float">
            <text:p>-0.066433941856921</text:p>
          </table:table-cell>
          <table:table-cell table:formula="of:=SUM([.B62:.D62])" office:value-type="float" office:value="2.20523250691293" calcext:value-type="float">
            <text:p>2.20523250691293</text:p>
          </table:table-cell>
          <table:table-cell table:number-columns-repeated="59"/>
        </table:table-row>
        <table:table-row table:style-name="ro1">
          <table:table-cell office:value-type="float" office:value="-0.14" calcext:value-type="float">
            <text:p>-0.14</text:p>
          </table:table-cell>
          <table:table-cell table:formula="of:=EXP(([.$A63]-[.B$2])^2 * -1.5)*[.B$3]" office:value-type="float" office:value="0.329756755784313" calcext:value-type="float">
            <text:p>0.329756755784313</text:p>
          </table:table-cell>
          <table:table-cell table:formula="of:=EXP(([.$A63]-[.C$2])^2 * -1.5)*[.C$3]" office:value-type="float" office:value="1.94205595116755" calcext:value-type="float">
            <text:p>1.94205595116755</text:p>
          </table:table-cell>
          <table:table-cell table:formula="of:=EXP(([.$A63]-[.D$2])^2 * -1.5)*[.D$3]" office:value-type="float" office:value="-0.0711797308219605" calcext:value-type="float">
            <text:p>-0.071179730821961</text:p>
          </table:table-cell>
          <table:table-cell table:formula="of:=SUM([.B63:.D63])" office:value-type="float" office:value="2.2006329761299" calcext:value-type="float">
            <text:p>2.2006329761299</text:p>
          </table:table-cell>
          <table:table-cell table:number-columns-repeated="59"/>
        </table:table-row>
        <table:table-row table:style-name="ro1">
          <table:table-cell office:value-type="float" office:value="-0.12" calcext:value-type="float">
            <text:p>-0.12</text:p>
          </table:table-cell>
          <table:table-cell table:formula="of:=EXP(([.$A64]-[.B$2])^2 * -1.5)*[.B$3]" office:value-type="float" office:value="0.312985004041584" calcext:value-type="float">
            <text:p>0.312985004041584</text:p>
          </table:table-cell>
          <table:table-cell table:formula="of:=EXP(([.$A64]-[.C$2])^2 * -1.5)*[.C$3]" office:value-type="float" office:value="1.95726321882977" calcext:value-type="float">
            <text:p>1.95726321882977</text:p>
          </table:table-cell>
          <table:table-cell table:formula="of:=EXP(([.$A64]-[.D$2])^2 * -1.5)*[.D$3]" office:value-type="float" office:value="-0.0761730783994408" calcext:value-type="float">
            <text:p>-0.076173078399441</text:p>
          </table:table-cell>
          <table:table-cell table:formula="of:=SUM([.B64:.D64])" office:value-type="float" office:value="2.19407514447191" calcext:value-type="float">
            <text:p>2.19407514447191</text:p>
          </table:table-cell>
          <table:table-cell table:number-columns-repeated="59"/>
        </table:table-row>
        <table:table-row table:style-name="ro1">
          <table:table-cell office:value-type="float" office:value="-0.1" calcext:value-type="float">
            <text:p>-0.1</text:p>
          </table:table-cell>
          <table:table-cell table:formula="of:=EXP(([.$A65]-[.B$2])^2 * -1.5)*[.B$3]" office:value-type="float" office:value="0.296710014294045" calcext:value-type="float">
            <text:p>0.296710014294045</text:p>
          </table:table-cell>
          <table:table-cell table:formula="of:=EXP(([.$A65]-[.C$2])^2 * -1.5)*[.C$3]" office:value-type="float" office:value="1.97022387920613" calcext:value-type="float">
            <text:p>1.97022387920613</text:p>
          </table:table-cell>
          <table:table-cell table:formula="of:=EXP(([.$A65]-[.D$2])^2 * -1.5)*[.D$3]" office:value-type="float" office:value="-0.0814189541950985" calcext:value-type="float">
            <text:p>-0.081418954195099</text:p>
          </table:table-cell>
          <table:table-cell table:formula="of:=SUM([.B65:.D65])" office:value-type="float" office:value="2.18551493930507" calcext:value-type="float">
            <text:p>2.18551493930507</text:p>
          </table:table-cell>
          <table:table-cell table:number-columns-repeated="59"/>
        </table:table-row>
        <table:table-row table:style-name="ro1">
          <table:table-cell office:value-type="float" office:value="-0.0800000000000001" calcext:value-type="float">
            <text:p>-0.08</text:p>
          </table:table-cell>
          <table:table-cell table:formula="of:=EXP(([.$A66]-[.B$2])^2 * -1.5)*[.B$3]" office:value-type="float" office:value="0.280943976896617" calcext:value-type="float">
            <text:p>0.280943976896617</text:p>
          </table:table-cell>
          <table:table-cell table:formula="of:=EXP(([.$A66]-[.C$2])^2 * -1.5)*[.C$3]" office:value-type="float" office:value="1.98089186579443" calcext:value-type="float">
            <text:p>1.98089186579443</text:p>
          </table:table-cell>
          <table:table-cell table:formula="of:=EXP(([.$A66]-[.D$2])^2 * -1.5)*[.D$3]" office:value-type="float" office:value="-0.0869217334657973" calcext:value-type="float">
            <text:p>-0.086921733465797</text:p>
          </table:table-cell>
          <table:table-cell table:formula="of:=SUM([.B66:.D66])" office:value-type="float" office:value="2.17491410922525" calcext:value-type="float">
            <text:p>2.17491410922525</text:p>
          </table:table-cell>
          <table:table-cell table:number-columns-repeated="59"/>
        </table:table-row>
        <table:table-row table:style-name="ro1">
          <table:table-cell office:value-type="float" office:value="-0.0600000000000001" calcext:value-type="float">
            <text:p>-0.06</text:p>
          </table:table-cell>
          <table:table-cell table:formula="of:=EXP(([.$A67]-[.B$2])^2 * -1.5)*[.B$3]" office:value-type="float" office:value="0.265696659166693" calcext:value-type="float">
            <text:p>0.265696659166693</text:p>
          </table:table-cell>
          <table:table-cell table:formula="of:=EXP(([.$A67]-[.C$2])^2 * -1.5)*[.C$3]" office:value-type="float" office:value="1.98922910758278" calcext:value-type="float">
            <text:p>1.98922910758278</text:p>
          </table:table-cell>
          <table:table-cell table:formula="of:=EXP(([.$A67]-[.D$2])^2 * -1.5)*[.D$3]" office:value-type="float" office:value="-0.0926851345083826" calcext:value-type="float">
            <text:p>-0.092685134508383</text:p>
          </table:table-cell>
          <table:table-cell table:formula="of:=SUM([.B67:.D67])" office:value-type="float" office:value="2.16224063224109" calcext:value-type="float">
            <text:p>2.16224063224109</text:p>
          </table:table-cell>
          <table:table-cell table:number-columns-repeated="59"/>
        </table:table-row>
        <table:table-row table:style-name="ro1">
          <table:table-cell office:value-type="float" office:value="-0.04" calcext:value-type="float">
            <text:p>-0.04</text:p>
          </table:table-cell>
          <table:table-cell table:formula="of:=EXP(([.$A68]-[.B$2])^2 * -1.5)*[.B$3]" office:value-type="float" office:value="0.250975488499357" calcext:value-type="float">
            <text:p>0.250975488499357</text:p>
          </table:table-cell>
          <table:table-cell table:formula="of:=EXP(([.$A68]-[.C$2])^2 * -1.5)*[.C$3]" office:value-type="float" office:value="1.99520575539476" calcext:value-type="float">
            <text:p>1.99520575539476</text:p>
          </table:table-cell>
          <table:table-cell table:formula="of:=EXP(([.$A68]-[.D$2])^2 * -1.5)*[.D$3]" office:value-type="float" office:value="-0.0987121558491911" calcext:value-type="float">
            <text:p>-0.098712155849191</text:p>
          </table:table-cell>
          <table:table-cell table:formula="of:=SUM([.B68:.D68])" office:value-type="float" office:value="2.14746908804493" calcext:value-type="float">
            <text:p>2.14746908804493</text:p>
          </table:table-cell>
          <table:table-cell table:number-columns-repeated="59"/>
        </table:table-row>
        <table:table-row table:style-name="ro1">
          <table:table-cell office:value-type="float" office:value="-0.02" calcext:value-type="float">
            <text:p>-0.02</text:p>
          </table:table-cell>
          <table:table-cell table:formula="of:=EXP(([.$A69]-[.B$2])^2 * -1.5)*[.B$3]" office:value-type="float" office:value="0.236785644665381" calcext:value-type="float">
            <text:p>0.236785644665381</text:p>
          </table:table-cell>
          <table:table-cell table:formula="of:=EXP(([.$A69]-[.C$2])^2 * -1.5)*[.C$3]" office:value-type="float" office:value="1.99880035992801" calcext:value-type="float">
            <text:p>1.99880035992801</text:p>
          </table:table-cell>
          <table:table-cell table:formula="of:=EXP(([.$A69]-[.D$2])^2 * -1.5)*[.D$3]" office:value-type="float" office:value="-0.105005013687487" calcext:value-type="float">
            <text:p>-0.105005013687487</text:p>
          </table:table-cell>
          <table:table-cell table:formula="of:=SUM([.B69:.D69])" office:value-type="float" office:value="2.1305809909059" calcext:value-type="float">
            <text:p>2.1305809909059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EXP(([.$A70]-[.B$2])^2 * -1.5)*[.B$3]" office:value-type="float" office:value="0.22313016014843" calcext:value-type="float">
            <text:p>0.22313016014843</text:p>
          </table:table-cell>
          <table:table-cell table:formula="of:=EXP(([.$A70]-[.C$2])^2 * -1.5)*[.C$3]" office:value-type="float" office:value="2" calcext:value-type="float">
            <text:p>2</text:p>
          </table:table-cell>
          <table:table-cell table:formula="of:=EXP(([.$A70]-[.D$2])^2 * -1.5)*[.D$3]" office:value-type="float" office:value="-0.111565080074215" calcext:value-type="float">
            <text:p>-0.111565080074215</text:p>
          </table:table-cell>
          <table:table-cell table:formula="of:=SUM([.B70:.D70])" office:value-type="float" office:value="2.11156508007421" calcext:value-type="float">
            <text:p>2.11156508007421</text:p>
          </table:table-cell>
          <table:table-cell table:number-columns-repeated="59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EXP(([.$A71]-[.B$2])^2 * -1.5)*[.B$3]" office:value-type="float" office:value="0.210010027374973" calcext:value-type="float">
            <text:p>0.210010027374973</text:p>
          </table:table-cell>
          <table:table-cell table:formula="of:=EXP(([.$A71]-[.C$2])^2 * -1.5)*[.C$3]" office:value-type="float" office:value="1.99880035992801" calcext:value-type="float">
            <text:p>1.99880035992801</text:p>
          </table:table-cell>
          <table:table-cell table:formula="of:=EXP(([.$A71]-[.D$2])^2 * -1.5)*[.D$3]" office:value-type="float" office:value="-0.11839282233269" calcext:value-type="float">
            <text:p>-0.11839282233269</text:p>
          </table:table-cell>
          <table:table-cell table:formula="of:=SUM([.B71:.D71])" office:value-type="float" office:value="2.09041756497029" calcext:value-type="float">
            <text:p>2.09041756497029</text:p>
          </table:table-cell>
          <table:table-cell table:number-columns-repeated="59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formula="of:=EXP(([.$A72]-[.B$2])^2 * -1.5)*[.B$3]" office:value-type="float" office:value="0.197424311698382" calcext:value-type="float">
            <text:p>0.197424311698382</text:p>
          </table:table-cell>
          <table:table-cell table:formula="of:=EXP(([.$A72]-[.C$2])^2 * -1.5)*[.C$3]" office:value-type="float" office:value="1.99520575539476" calcext:value-type="float">
            <text:p>1.99520575539476</text:p>
          </table:table-cell>
          <table:table-cell table:formula="of:=EXP(([.$A72]-[.D$2])^2 * -1.5)*[.D$3]" office:value-type="float" office:value="-0.125487744249678" calcext:value-type="float">
            <text:p>-0.125487744249678</text:p>
          </table:table-cell>
          <table:table-cell table:formula="of:=SUM([.B72:.D72])" office:value-type="float" office:value="2.06714232284347" calcext:value-type="float">
            <text:p>2.06714232284347</text:p>
          </table:table-cell>
          <table:table-cell table:number-columns-repeated="59"/>
        </table:table-row>
        <table:table-row table:style-name="ro1">
          <table:table-cell office:value-type="float" office:value="0.0600000000000001" calcext:value-type="float">
            <text:p>0.06</text:p>
          </table:table-cell>
          <table:table-cell table:formula="of:=EXP(([.$A73]-[.B$2])^2 * -1.5)*[.B$3]" office:value-type="float" office:value="0.185370269016765" calcext:value-type="float">
            <text:p>0.185370269016765</text:p>
          </table:table-cell>
          <table:table-cell table:formula="of:=EXP(([.$A73]-[.C$2])^2 * -1.5)*[.C$3]" office:value-type="float" office:value="1.98922910758278" calcext:value-type="float">
            <text:p>1.98922910758278</text:p>
          </table:table-cell>
          <table:table-cell table:formula="of:=EXP(([.$A73]-[.D$2])^2 * -1.5)*[.D$3]" office:value-type="float" office:value="-0.132848329583346" calcext:value-type="float">
            <text:p>-0.132848329583346</text:p>
          </table:table-cell>
          <table:table-cell table:formula="of:=SUM([.B73:.D73])" office:value-type="float" office:value="2.0417510470162" calcext:value-type="float">
            <text:p>2.0417510470162</text:p>
          </table:table-cell>
          <table:table-cell table:number-columns-repeated="59"/>
        </table:table-row>
        <table:table-row table:style-name="ro1">
          <table:table-cell office:value-type="float" office:value="0.0800000000000001" calcext:value-type="float">
            <text:p>0.08</text:p>
          </table:table-cell>
          <table:table-cell table:formula="of:=EXP(([.$A74]-[.B$2])^2 * -1.5)*[.B$3]" office:value-type="float" office:value="0.173843466931595" calcext:value-type="float">
            <text:p>0.173843466931595</text:p>
          </table:table-cell>
          <table:table-cell table:formula="of:=EXP(([.$A74]-[.C$2])^2 * -1.5)*[.C$3]" office:value-type="float" office:value="1.98089186579443" calcext:value-type="float">
            <text:p>1.98089186579443</text:p>
          </table:table-cell>
          <table:table-cell table:formula="of:=EXP(([.$A74]-[.D$2])^2 * -1.5)*[.D$3]" office:value-type="float" office:value="-0.140471988448308" calcext:value-type="float">
            <text:p>-0.140471988448308</text:p>
          </table:table-cell>
          <table:table-cell table:formula="of:=SUM([.B74:.D74])" office:value-type="float" office:value="2.01426334427772" calcext:value-type="float">
            <text:p>2.01426334427772</text:p>
          </table:table-cell>
          <table:table-cell table:number-columns-repeated="59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EXP(([.$A75]-[.B$2])^2 * -1.5)*[.B$3]" office:value-type="float" office:value="0.162837908390197" calcext:value-type="float">
            <text:p>0.162837908390197</text:p>
          </table:table-cell>
          <table:table-cell table:formula="of:=EXP(([.$A75]-[.C$2])^2 * -1.5)*[.C$3]" office:value-type="float" office:value="1.97022387920613" calcext:value-type="float">
            <text:p>1.97022387920613</text:p>
          </table:table-cell>
          <table:table-cell table:formula="of:=EXP(([.$A75]-[.D$2])^2 * -1.5)*[.D$3]" office:value-type="float" office:value="-0.148355007147023" calcext:value-type="float">
            <text:p>-0.148355007147023</text:p>
          </table:table-cell>
          <table:table-cell table:formula="of:=SUM([.B75:.D75])" office:value-type="float" office:value="1.9847067804493" calcext:value-type="float">
            <text:p>1.9847067804493</text:p>
          </table:table-cell>
          <table:table-cell table:number-columns-repeated="59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formula="of:=EXP(([.$A76]-[.B$2])^2 * -1.5)*[.B$3]" office:value-type="float" office:value="0.152346156798882" calcext:value-type="float">
            <text:p>0.152346156798882</text:p>
          </table:table-cell>
          <table:table-cell table:formula="of:=EXP(([.$A76]-[.C$2])^2 * -1.5)*[.C$3]" office:value-type="float" office:value="1.95726321882977" calcext:value-type="float">
            <text:p>1.95726321882977</text:p>
          </table:table-cell>
          <table:table-cell table:formula="of:=EXP(([.$A76]-[.D$2])^2 * -1.5)*[.D$3]" office:value-type="float" office:value="-0.156492502020792" calcext:value-type="float">
            <text:p>-0.156492502020792</text:p>
          </table:table-cell>
          <table:table-cell table:formula="of:=SUM([.B76:.D76])" office:value-type="float" office:value="1.95311687360786" calcext:value-type="float">
            <text:p>1.95311687360786</text:p>
          </table:table-cell>
          <table:table-cell table:number-columns-repeated="59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formula="of:=EXP(([.$A77]-[.B$2])^2 * -1.5)*[.B$3]" office:value-type="float" office:value="0.142359461643921" calcext:value-type="float">
            <text:p>0.142359461643921</text:p>
          </table:table-cell>
          <table:table-cell table:formula="of:=EXP(([.$A77]-[.C$2])^2 * -1.5)*[.C$3]" office:value-type="float" office:value="1.94205595116755" calcext:value-type="float">
            <text:p>1.94205595116755</text:p>
          </table:table-cell>
          <table:table-cell table:formula="of:=EXP(([.$A77]-[.D$2])^2 * -1.5)*[.D$3]" office:value-type="float" office:value="-0.164878377892157" calcext:value-type="float">
            <text:p>-0.164878377892157</text:p>
          </table:table-cell>
          <table:table-cell table:formula="of:=SUM([.B77:.D77])" office:value-type="float" office:value="1.91953703491931" calcext:value-type="float">
            <text:p>1.91953703491931</text:p>
          </table:table-cell>
          <table:table-cell table:number-columns-repeated="59"/>
        </table:table-row>
        <table:table-row table:style-name="ro1">
          <table:table-cell office:value-type="float" office:value="0.16" calcext:value-type="float">
            <text:p>0.16</text:p>
          </table:table-cell>
          <table:table-cell table:formula="of:=EXP(([.$A78]-[.B$2])^2 * -1.5)*[.B$3]" office:value-type="float" office:value="0.132867883713841" calcext:value-type="float">
            <text:p>0.132867883713841</text:p>
          </table:table-cell>
          <table:table-cell table:formula="of:=EXP(([.$A78]-[.C$2])^2 * -1.5)*[.C$3]" office:value-type="float" office:value="1.92465586544322" calcext:value-type="float">
            <text:p>1.92465586544322</text:p>
          </table:table-cell>
          <table:table-cell table:formula="of:=EXP(([.$A78]-[.D$2])^2 * -1.5)*[.D$3]" office:value-type="float" office:value="-0.173505291663316" calcext:value-type="float">
            <text:p>-0.173505291663316</text:p>
          </table:table-cell>
          <table:table-cell table:formula="of:=SUM([.B78:.D78])" office:value-type="float" office:value="1.88401845749375" calcext:value-type="float">
            <text:p>1.88401845749375</text:p>
          </table:table-cell>
          <table:table-cell table:number-columns-repeated="59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formula="of:=EXP(([.$A79]-[.B$2])^2 * -1.5)*[.B$3]" office:value-type="float" office:value="0.123860419077578" calcext:value-type="float">
            <text:p>0.123860419077578</text:p>
          </table:table-cell>
          <table:table-cell table:formula="of:=EXP(([.$A79]-[.C$2])^2 * -1.5)*[.C$3]" office:value-type="float" office:value="1.90512415667006" calcext:value-type="float">
            <text:p>1.90512415667006</text:p>
          </table:table-cell>
          <table:table-cell table:formula="of:=EXP(([.$A79]-[.D$2])^2 * -1.5)*[.D$3]" office:value-type="float" office:value="-0.182364621622076" calcext:value-type="float">
            <text:p>-0.182364621622076</text:p>
          </table:table-cell>
          <table:table-cell table:formula="of:=SUM([.B79:.D79])" office:value-type="float" office:value="1.84661995412557" calcext:value-type="float">
            <text:p>1.84661995412557</text:p>
          </table:table-cell>
          <table:table-cell table:number-columns-repeated="59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EXP(([.$A80]-[.B$2])^2 * -1.5)*[.B$3]" office:value-type="float" office:value="0.115325121038063" calcext:value-type="float">
            <text:p>0.115325121038063</text:p>
          </table:table-cell>
          <table:table-cell table:formula="of:=EXP(([.$A80]-[.C$2])^2 * -1.5)*[.C$3]" office:value-type="float" office:value="1.8835290671685" calcext:value-type="float">
            <text:p>1.8835290671685</text:p>
          </table:table-cell>
          <table:table-cell table:formula="of:=EXP(([.$A80]-[.D$2])^2 * -1.5)*[.D$3]" office:value-type="float" office:value="-0.191446442987556" calcext:value-type="float">
            <text:p>-0.191446442987556</text:p>
          </table:table-cell>
          <table:table-cell table:formula="of:=SUM([.B80:.D80])" office:value-type="float" office:value="1.807407745219" calcext:value-type="float">
            <text:p>1.807407745219</text:p>
          </table:table-cell>
          <table:table-cell table:number-columns-repeated="59"/>
        </table:table-row>
        <table:table-row table:style-name="ro1">
          <table:table-cell office:value-type="float" office:value="0.22" calcext:value-type="float">
            <text:p>0.22</text:p>
          </table:table-cell>
          <table:table-cell table:formula="of:=EXP(([.$A81]-[.B$2])^2 * -1.5)*[.B$3]" office:value-type="float" office:value="0.107249219348754" calcext:value-type="float">
            <text:p>0.107249219348754</text:p>
          </table:table-cell>
          <table:table-cell table:formula="of:=EXP(([.$A81]-[.C$2])^2 * -1.5)*[.C$3]" office:value-type="float" office:value="1.85994548947157" calcext:value-type="float">
            <text:p>1.85994548947157</text:p>
          </table:table-cell>
          <table:table-cell table:formula="of:=EXP(([.$A81]-[.D$2])^2 * -1.5)*[.D$3]" office:value-type="float" office:value="-0.200739510202332" calcext:value-type="float">
            <text:p>-0.200739510202332</text:p>
          </table:table-cell>
          <table:table-cell table:formula="of:=SUM([.B81:.D81])" office:value-type="float" office:value="1.76645519861799" calcext:value-type="float">
            <text:p>1.76645519861799</text:p>
          </table:table-cell>
          <table:table-cell table:number-columns-repeated="59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formula="of:=EXP(([.$A82]-[.B$2])^2 * -1.5)*[.B$3]" office:value-type="float" office:value="0.0996192360507212" calcext:value-type="float">
            <text:p>0.099619236050721</text:p>
          </table:table-cell>
          <table:table-cell table:formula="of:=EXP(([.$A82]-[.C$2])^2 * -1.5)*[.C$3]" office:value-type="float" office:value="1.83445453385083" calcext:value-type="float">
            <text:p>1.83445453385083</text:p>
          </table:table-cell>
          <table:table-cell table:formula="of:=EXP(([.$A82]-[.D$2])^2 * -1.5)*[.D$3]" office:value-type="float" office:value="-0.210231246445835" calcext:value-type="float">
            <text:p>-0.210231246445835</text:p>
          </table:table-cell>
          <table:table-cell table:formula="of:=SUM([.B82:.D82])" office:value-type="float" office:value="1.72384252345571" calcext:value-type="float">
            <text:p>1.72384252345571</text:p>
          </table:table-cell>
          <table:table-cell table:number-columns-repeated="59"/>
        </table:table-row>
        <table:table-row table:style-name="ro1">
          <table:table-cell office:value-type="float" office:value="0.26" calcext:value-type="float">
            <text:p>0.26</text:p>
          </table:table-cell>
          <table:table-cell table:formula="of:=EXP(([.$A83]-[.B$2])^2 * -1.5)*[.B$3]" office:value-type="float" office:value="0.0924210973590831" calcext:value-type="float">
            <text:p>0.092421097359083</text:p>
          </table:table-cell>
          <table:table-cell table:formula="of:=EXP(([.$A83]-[.C$2])^2 * -1.5)*[.C$3]" office:value-type="float" office:value="1.80714306395542" calcext:value-type="float">
            <text:p>1.80714306395542</text:p>
          </table:table-cell>
          <table:table-cell table:formula="of:=EXP(([.$A83]-[.D$2])^2 * -1.5)*[.D$3]" office:value-type="float" office:value="-0.219907740805679" calcext:value-type="float">
            <text:p>-0.219907740805679</text:p>
          </table:table-cell>
          <table:table-cell table:formula="of:=SUM([.B83:.D83])" office:value-type="float" office:value="1.67965642050883" calcext:value-type="float">
            <text:p>1.67965642050883</text:p>
          </table:table-cell>
          <table:table-cell table:number-columns-repeated="59"/>
        </table:table-row>
        <table:table-row table:style-name="ro1">
          <table:table-cell office:value-type="float" office:value="0.28" calcext:value-type="float">
            <text:p>0.28</text:p>
          </table:table-cell>
          <table:table-cell table:formula="of:=EXP(([.$A84]-[.B$2])^2 * -1.5)*[.B$3]" office:value-type="float" office:value="0.0856402410992619" calcext:value-type="float">
            <text:p>0.085640241099262</text:p>
          </table:table-cell>
          <table:table-cell table:formula="of:=EXP(([.$A84]-[.C$2])^2 * -1.5)*[.C$3]" office:value-type="float" office:value="1.77810320428166" calcext:value-type="float">
            <text:p>1.77810320428166</text:p>
          </table:table-cell>
          <table:table-cell table:formula="of:=EXP(([.$A84]-[.D$2])^2 * -1.5)*[.D$3]" office:value-type="float" office:value="-0.229753753499235" calcext:value-type="float">
            <text:p>-0.229753753499235</text:p>
          </table:table-cell>
          <table:table-cell table:formula="of:=SUM([.B84:.D84])" office:value-type="float" office:value="1.63398969188168" calcext:value-type="float">
            <text:p>1.63398969188168</text:p>
          </table:table-cell>
          <table:table-cell table:number-columns-repeated="59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EXP(([.$A85]-[.B$2])^2 * -1.5)*[.B$3]" office:value-type="float" office:value="0.0792617192647316" calcext:value-type="float">
            <text:p>0.079261719264732</text:p>
          </table:table-cell>
          <table:table-cell table:formula="of:=EXP(([.$A85]-[.C$2])^2 * -1.5)*[.C$3]" office:value-type="float" office:value="1.74743182337607" calcext:value-type="float">
            <text:p>1.74743182337607</text:p>
          </table:table-cell>
          <table:table-cell table:formula="of:=EXP(([.$A85]-[.D$2])^2 * -1.5)*[.D$3]" office:value-type="float" office:value="-0.239752729487447" calcext:value-type="float">
            <text:p>-0.239752729487447</text:p>
          </table:table-cell>
          <table:table-cell table:formula="of:=SUM([.B85:.D85])" office:value-type="float" office:value="1.58694081315335" calcext:value-type="float">
            <text:p>1.58694081315335</text:p>
          </table:table-cell>
          <table:table-cell table:number-columns-repeated="59"/>
        </table:table-row>
        <table:table-row table:style-name="ro1">
          <table:table-cell office:value-type="float" office:value="0.32" calcext:value-type="float">
            <text:p>0.32</text:p>
          </table:table-cell>
          <table:table-cell table:formula="of:=EXP(([.$A86]-[.B$2])^2 * -1.5)*[.B$3]" office:value-type="float" office:value="0.0732702953380633" calcext:value-type="float">
            <text:p>0.073270295338063</text:p>
          </table:table-cell>
          <table:table-cell table:formula="of:=EXP(([.$A86]-[.C$2])^2 * -1.5)*[.C$3]" office:value-type="float" office:value="1.71522999682154" calcext:value-type="float">
            <text:p>1.71522999682154</text:p>
          </table:table-cell>
          <table:table-cell table:formula="of:=EXP(([.$A86]-[.D$2])^2 * -1.5)*[.D$3]" office:value-type="float" office:value="-0.249886820766799" calcext:value-type="float">
            <text:p>-0.249886820766799</text:p>
          </table:table-cell>
          <table:table-cell table:formula="of:=SUM([.B86:.D86])" office:value-type="float" office:value="1.5386134713928" calcext:value-type="float">
            <text:p>1.5386134713928</text:p>
          </table:table-cell>
          <table:table-cell table:number-columns-repeated="59"/>
        </table:table-row>
        <table:table-row table:style-name="ro1">
          <table:table-cell office:value-type="float" office:value="0.34" calcext:value-type="float">
            <text:p>0.34</text:p>
          </table:table-cell>
          <table:table-cell table:formula="of:=EXP(([.$A87]-[.B$2])^2 * -1.5)*[.B$3]" office:value-type="float" office:value="0.0676505360854393" calcext:value-type="float">
            <text:p>0.067650536085439</text:p>
          </table:table-cell>
          <table:table-cell table:formula="of:=EXP(([.$A87]-[.C$2])^2 * -1.5)*[.C$3]" office:value-type="float" office:value="1.68160245416145" calcext:value-type="float">
            <text:p>1.68160245416145</text:p>
          </table:table-cell>
          <table:table-cell table:formula="of:=EXP(([.$A87]-[.D$2])^2 * -1.5)*[.D$3]" office:value-type="float" office:value="-0.260136917563888" calcext:value-type="float">
            <text:p>-0.260136917563888</text:p>
          </table:table-cell>
          <table:table-cell table:formula="of:=SUM([.B87:.D87])" office:value-type="float" office:value="1.489116072683" calcext:value-type="float">
            <text:p>1.489116072683</text:p>
          </table:table-cell>
          <table:table-cell table:number-columns-repeated="59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EXP(([.$A88]-[.B$2])^2 * -1.5)*[.B$3]" office:value-type="float" office:value="0.062386897600838" calcext:value-type="float">
            <text:p>0.062386897600838</text:p>
          </table:table-cell>
          <table:table-cell table:formula="of:=EXP(([.$A88]-[.C$2])^2 * -1.5)*[.C$3]" office:value-type="float" office:value="1.64665701398143" calcext:value-type="float">
            <text:p>1.64665701398143</text:p>
          </table:table-cell>
          <table:table-cell table:formula="of:=EXP(([.$A88]-[.D$2])^2 * -1.5)*[.D$3]" office:value-type="float" office:value="-0.270482688590665" calcext:value-type="float">
            <text:p>-0.270482688590665</text:p>
          </table:table-cell>
          <table:table-cell table:formula="of:=SUM([.B88:.D88])" office:value-type="float" office:value="1.43856122299161" calcext:value-type="float">
            <text:p>1.43856122299161</text:p>
          </table:table-cell>
          <table:table-cell table:number-columns-repeated="59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EXP(([.$A89]-[.B$2])^2 * -1.5)*[.B$3]" office:value-type="float" office:value="0.057463805439272" calcext:value-type="float">
            <text:p>0.057463805439272</text:p>
          </table:table-cell>
          <table:table-cell table:formula="of:=EXP(([.$A89]-[.C$2])^2 * -1.5)*[.C$3]" office:value-type="float" office:value="1.61050401139142" calcext:value-type="float">
            <text:p>1.61050401139142</text:p>
          </table:table-cell>
          <table:table-cell table:formula="of:=EXP(([.$A89]-[.D$2])^2 * -1.5)*[.D$3]" office:value-type="float" office:value="-0.280902630447555" calcext:value-type="float">
            <text:p>-0.280902630447555</text:p>
          </table:table-cell>
          <table:table-cell table:formula="of:=SUM([.B89:.D89])" office:value-type="float" office:value="1.38706518638313" calcext:value-type="float">
            <text:p>1.38706518638313</text:p>
          </table:table-cell>
          <table:table-cell table:number-columns-repeated="59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EXP(([.$A90]-[.B$2])^2 * -1.5)*[.B$3]" office:value-type="float" office:value="0.0528657287383504" calcext:value-type="float">
            <text:p>0.05286572873835</text:p>
          </table:table-cell>
          <table:table-cell table:formula="of:=EXP(([.$A90]-[.C$2])^2 * -1.5)*[.C$3]" office:value-type="float" office:value="1.57325572213311" calcext:value-type="float">
            <text:p>1.57325572213311</text:p>
          </table:table-cell>
          <table:table-cell table:formula="of:=EXP(([.$A90]-[.D$2])^2 * -1.5)*[.D$3]" office:value-type="float" office:value="-0.291374126186995" calcext:value-type="float">
            <text:p>-0.291374126186995</text:p>
          </table:table-cell>
          <table:table-cell table:formula="of:=SUM([.B90:.D90])" office:value-type="float" office:value="1.33474732468446" calcext:value-type="float">
            <text:p>1.33474732468446</text:p>
          </table:table-cell>
          <table:table-cell table:number-columns-repeated="59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EXP(([.$A91]-[.B$2])^2 * -1.5)*[.B$3]" office:value-type="float" office:value="0.0485772482836617" calcext:value-type="float">
            <text:p>0.048577248283662</text:p>
          </table:table-cell>
          <table:table-cell table:formula="of:=EXP(([.$A91]-[.C$2])^2 * -1.5)*[.C$3]" office:value-type="float" office:value="1.53502578748101" calcext:value-type="float">
            <text:p>1.53502578748101</text:p>
          </table:table-cell>
          <table:table-cell table:formula="of:=EXP(([.$A91]-[.D$2])^2 * -1.5)*[.D$3]" office:value-type="float" office:value="-0.301873512972048" calcext:value-type="float">
            <text:p>-0.301873512972048</text:p>
          </table:table-cell>
          <table:table-cell table:formula="of:=SUM([.B91:.D91])" office:value-type="float" office:value="1.28172952279263" calcext:value-type="float">
            <text:p>1.28172952279263</text:p>
          </table:table-cell>
          <table:table-cell table:number-columns-repeated="59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formula="of:=EXP(([.$A92]-[.B$2])^2 * -1.5)*[.B$3]" office:value-type="float" office:value="0.0445831185257392" calcext:value-type="float">
            <text:p>0.044583118525739</text:p>
          </table:table-cell>
          <table:table-cell table:formula="of:=EXP(([.$A92]-[.C$2])^2 * -1.5)*[.C$3]" office:value-type="float" office:value="1.49592864400928" calcext:value-type="float">
            <text:p>1.49592864400928</text:p>
          </table:table-cell>
          <table:table-cell table:formula="of:=EXP(([.$A92]-[.D$2])^2 * -1.5)*[.D$3]" office:value-type="float" office:value="-0.312376158684452" calcext:value-type="float">
            <text:p>-0.312376158684452</text:p>
          </table:table-cell>
          <table:table-cell table:formula="of:=SUM([.B92:.D92])" office:value-type="float" office:value="1.22813560385056" calcext:value-type="float">
            <text:p>1.22813560385056</text:p>
          </table:table-cell>
          <table:table-cell table:number-columns-repeated="59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formula="of:=EXP(([.$A93]-[.B$2])^2 * -1.5)*[.B$3]" office:value-type="float" office:value="0.0408683236044432" calcext:value-type="float">
            <text:p>0.040868323604443</text:p>
          </table:table-cell>
          <table:table-cell table:formula="of:=EXP(([.$A93]-[.C$2])^2 * -1.5)*[.C$3]" office:value-type="float" office:value="1.45607896216469" calcext:value-type="float">
            <text:p>1.45607896216469</text:p>
          </table:table-cell>
          <table:table-cell table:formula="of:=EXP(([.$A93]-[.D$2])^2 * -1.5)*[.D$3]" office:value-type="float" office:value="-0.322856547254442" calcext:value-type="float">
            <text:p>-0.322856547254442</text:p>
          </table:table-cell>
          <table:table-cell table:formula="of:=SUM([.B93:.D93])" office:value-type="float" office:value="1.17409073851469" calcext:value-type="float">
            <text:p>1.17409073851469</text:p>
          </table:table-cell>
          <table:table-cell table:number-columns-repeated="59"/>
        </table:table-row>
        <table:table-row table:style-name="ro1">
          <table:table-cell office:value-type="float" office:value="0.48" calcext:value-type="float">
            <text:p>0.48</text:p>
          </table:table-cell>
          <table:table-cell table:formula="of:=EXP(([.$A94]-[.B$2])^2 * -1.5)*[.B$3]" office:value-type="float" office:value="0.037418127480309" calcext:value-type="float">
            <text:p>0.037418127480309</text:p>
          </table:table-cell>
          <table:table-cell table:formula="of:=EXP(([.$A94]-[.C$2])^2 * -1.5)*[.C$3]" office:value-type="float" office:value="1.41559109741978" calcext:value-type="float">
            <text:p>1.41559109741978</text:p>
          </table:table-cell>
          <table:table-cell table:formula="of:=EXP(([.$A94]-[.D$2])^2 * -1.5)*[.D$3]" office:value-type="float" office:value="-0.333288372401889" calcext:value-type="float">
            <text:p>-0.333288372401889</text:p>
          </table:table-cell>
          <table:table-cell table:formula="of:=SUM([.B94:.D94])" office:value-type="float" office:value="1.1197208524982" calcext:value-type="float">
            <text:p>1.1197208524982</text:p>
          </table:table-cell>
          <table:table-cell table:number-columns-repeated="59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EXP(([.$A95]-[.B$2])^2 * -1.5)*[.B$3]" office:value-type="float" office:value="0.034218118311666" calcext:value-type="float">
            <text:p>0.034218118311666</text:p>
          </table:table-cell>
          <table:table-cell table:formula="of:=EXP(([.$A95]-[.C$2])^2 * -1.5)*[.C$3]" office:value-type="float" office:value="1.37457855758194" calcext:value-type="float">
            <text:p>1.37457855758194</text:p>
          </table:table-cell>
          <table:table-cell table:formula="of:=EXP(([.$A95]-[.D$2])^2 * -1.5)*[.D$3]" office:value-type="float" office:value="-0.343644639395486" calcext:value-type="float">
            <text:p>-0.343644639395486</text:p>
          </table:table-cell>
          <table:table-cell table:formula="of:=SUM([.B95:.D95])" office:value-type="float" office:value="1.06515203649812" calcext:value-type="float">
            <text:p>1.06515203649812</text:p>
          </table:table-cell>
          <table:table-cell table:number-columns-repeated="59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formula="of:=EXP(([.$A96]-[.B$2])^2 * -1.5)*[.B$3]" office:value-type="float" office:value="0.0312542472510916" calcext:value-type="float">
            <text:p>0.031254247251092</text:p>
          </table:table-cell>
          <table:table-cell table:formula="of:=EXP(([.$A96]-[.C$2])^2 * -1.5)*[.C$3]" office:value-type="float" office:value="1.33315348960756" calcext:value-type="float">
            <text:p>1.33315348960756</text:p>
          </table:table-cell>
          <table:table-cell table:formula="of:=EXP(([.$A96]-[.D$2])^2 * -1.5)*[.D$3]" office:value-type="float" office:value="-0.353897774354945" calcext:value-type="float">
            <text:p>-0.353897774354945</text:p>
          </table:table-cell>
          <table:table-cell table:formula="of:=SUM([.B96:.D96])" office:value-type="float" office:value="1.0105099625037" calcext:value-type="float">
            <text:p>1.0105099625037</text:p>
          </table:table-cell>
          <table:table-cell table:number-columns-repeated="59"/>
        </table:table-row>
        <table:table-row table:style-name="ro1">
          <table:table-cell office:value-type="float" office:value="0.54" calcext:value-type="float">
            <text:p>0.54</text:p>
          </table:table-cell>
          <table:table-cell table:formula="of:=EXP(([.$A97]-[.B$2])^2 * -1.5)*[.B$3]" office:value-type="float" office:value="0.0285128618650299" calcext:value-type="float">
            <text:p>0.02851286186503</text:p>
          </table:table-cell>
          <table:table-cell table:formula="of:=EXP(([.$A97]-[.C$2])^2 * -1.5)*[.C$3]" office:value-type="float" office:value="1.29142618901777" calcext:value-type="float">
            <text:p>1.29142618901777</text:p>
          </table:table-cell>
          <table:table-cell table:formula="of:=EXP(([.$A97]-[.D$2])^2 * -1.5)*[.D$3]" office:value-type="float" office:value="-0.364019740541172" calcext:value-type="float">
            <text:p>-0.364019740541172</text:p>
          </table:table-cell>
          <table:table-cell table:formula="of:=SUM([.B97:.D97])" office:value-type="float" office:value="0.955919310341628" calcext:value-type="float">
            <text:p>0.955919310341628</text:p>
          </table:table-cell>
          <table:table-cell table:number-columns-repeated="59"/>
        </table:table-row>
        <table:table-row table:style-name="ro1">
          <table:table-cell office:value-type="float" office:value="0.56" calcext:value-type="float">
            <text:p>0.56</text:p>
          </table:table-cell>
          <table:table-cell table:formula="of:=EXP(([.$A98]-[.B$2])^2 * -1.5)*[.B$3]" office:value-type="float" office:value="0.0259807344062569" calcext:value-type="float">
            <text:p>0.025980734406257</text:p>
          </table:table-cell>
          <table:table-cell table:formula="of:=EXP(([.$A98]-[.C$2])^2 * -1.5)*[.C$3]" office:value-type="float" office:value="1.24950463473781" calcext:value-type="float">
            <text:p>1.24950463473781</text:p>
          </table:table-cell>
          <table:table-cell table:formula="of:=EXP(([.$A98]-[.D$2])^2 * -1.5)*[.D$3]" office:value-type="float" office:value="-0.373982161002319" calcext:value-type="float">
            <text:p>-0.373982161002319</text:p>
          </table:table-cell>
          <table:table-cell table:formula="of:=SUM([.B98:.D98])" office:value-type="float" office:value="0.901503208141744" calcext:value-type="float">
            <text:p>0.901503208141744</text:p>
          </table:table-cell>
          <table:table-cell table:number-columns-repeated="59"/>
        </table:table-row>
        <table:table-row table:style-name="ro1">
          <table:table-cell office:value-type="float" office:value="0.58" calcext:value-type="float">
            <text:p>0.58</text:p>
          </table:table-cell>
          <table:table-cell table:formula="of:=EXP(([.$A99]-[.B$2])^2 * -1.5)*[.B$3]" office:value-type="float" office:value="0.0236450851904" calcext:value-type="float">
            <text:p>0.0236450851904</text:p>
          </table:table-cell>
          <table:table-cell table:formula="of:=EXP(([.$A99]-[.C$2])^2 * -1.5)*[.C$3]" office:value-type="float" office:value="1.20749405188819" calcext:value-type="float">
            <text:p>1.20749405188819</text:p>
          </table:table-cell>
          <table:table-cell table:formula="of:=EXP(([.$A99]-[.D$2])^2 * -1.5)*[.D$3]" office:value-type="float" office:value="-0.383756446870253" calcext:value-type="float">
            <text:p>-0.383756446870253</text:p>
          </table:table-cell>
          <table:table-cell table:formula="of:=SUM([.B99:.D99])" office:value-type="float" office:value="0.847382690208338" calcext:value-type="float">
            <text:p>0.847382690208338</text:p>
          </table:table-cell>
          <table:table-cell table:number-columns-repeated="59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EXP(([.$A100]-[.B$2])^2 * -1.5)*[.B$3]" office:value-type="float" office:value="0.0214936013450899" calcext:value-type="float">
            <text:p>0.02149360134509</text:p>
          </table:table-cell>
          <table:table-cell table:formula="of:=EXP(([.$A100]-[.C$2])^2 * -1.5)*[.C$3]" office:value-type="float" office:value="1.16549650474798" calcext:value-type="float">
            <text:p>1.16549650474798</text:p>
          </table:table-cell>
          <table:table-cell table:formula="of:=EXP(([.$A100]-[.D$2])^2 * -1.5)*[.D$3]" office:value-type="float" office:value="-0.393313930533277" calcext:value-type="float">
            <text:p>-0.393313930533277</text:p>
          </table:table-cell>
          <table:table-cell table:formula="of:=SUM([.B100:.D100])" office:value-type="float" office:value="0.793676175559792" calcext:value-type="float">
            <text:p>0.793676175559792</text:p>
          </table:table-cell>
          <table:table-cell table:number-columns-repeated="59"/>
        </table:table-row>
        <table:table-row table:style-name="ro1">
          <table:table-cell office:value-type="float" office:value="0.62" calcext:value-type="float">
            <text:p>0.62</text:p>
          </table:table-cell>
          <table:table-cell table:formula="of:=EXP(([.$A101]-[.B$2])^2 * -1.5)*[.B$3]" office:value-type="float" office:value="0.0195144512137081" calcext:value-type="float">
            <text:p>0.019514451213708</text:p>
          </table:table-cell>
          <table:table-cell table:formula="of:=EXP(([.$A101]-[.C$2])^2 * -1.5)*[.C$3]" office:value-type="float" office:value="1.12361052179022" calcext:value-type="float">
            <text:p>1.12361052179022</text:p>
          </table:table-cell>
          <table:table-cell table:formula="of:=EXP(([.$A101]-[.D$2])^2 * -1.5)*[.D$3]" office:value-type="float" office:value="-0.402626002847854" calcext:value-type="float">
            <text:p>-0.402626002847854</text:p>
          </table:table-cell>
          <table:table-cell table:formula="of:=SUM([.B101:.D101])" office:value-type="float" office:value="0.740498970156075" calcext:value-type="float">
            <text:p>0.740498970156075</text:p>
          </table:table-cell>
          <table:table-cell table:number-columns-repeated="59"/>
        </table:table-row>
        <table:table-row table:style-name="ro1">
          <table:table-cell office:value-type="float" office:value="0.64" calcext:value-type="float">
            <text:p>0.64</text:p>
          </table:table-cell>
          <table:table-cell table:formula="of:=EXP(([.$A102]-[.B$2])^2 * -1.5)*[.B$3]" office:value-type="float" office:value="0.0176962947053065" calcext:value-type="float">
            <text:p>0.017696294705307</text:p>
          </table:table-cell>
          <table:table-cell table:formula="of:=EXP(([.$A102]-[.C$2])^2 * -1.5)*[.C$3]" office:value-type="float" office:value="1.08193075436266" calcext:value-type="float">
            <text:p>1.08193075436266</text:p>
          </table:table-cell>
          <table:table-cell table:formula="of:=EXP(([.$A102]-[.D$2])^2 * -1.5)*[.D$3]" office:value-type="float" office:value="-0.411664253495358" calcext:value-type="float">
            <text:p>-0.411664253495358</text:p>
          </table:table-cell>
          <table:table-cell table:formula="of:=SUM([.B102:.D102])" office:value-type="float" office:value="0.687962795572607" calcext:value-type="float">
            <text:p>0.687962795572607</text:p>
          </table:table-cell>
          <table:table-cell table:number-columns-repeated="59"/>
        </table:table-row>
        <table:table-row table:style-name="ro1">
          <table:table-cell office:value-type="float" office:value="0.66" calcext:value-type="float">
            <text:p>0.66</text:p>
          </table:table-cell>
          <table:table-cell table:formula="of:=EXP(([.$A103]-[.B$2])^2 * -1.5)*[.B$3]" office:value-type="float" office:value="0.0160282898883671" calcext:value-type="float">
            <text:p>0.016028289888367</text:p>
          </table:table-cell>
          <table:table-cell table:formula="of:=EXP(([.$A103]-[.C$2])^2 * -1.5)*[.C$3]" office:value-type="float" office:value="1.04054767025555" calcext:value-type="float">
            <text:p>1.04054767025555</text:p>
          </table:table-cell>
          <table:table-cell table:formula="of:=EXP(([.$A103]-[.D$2])^2 * -1.5)*[.D$3]" office:value-type="float" office:value="-0.420400613540362" calcext:value-type="float">
            <text:p>-0.420400613540362</text:p>
          </table:table-cell>
          <table:table-cell table:formula="of:=SUM([.B103:.D103])" office:value-type="float" office:value="0.636175346603556" calcext:value-type="float">
            <text:p>0.636175346603556</text:p>
          </table:table-cell>
          <table:table-cell table:number-columns-repeated="59"/>
        </table:table-row>
        <table:table-row table:style-name="ro1">
          <table:table-cell office:value-type="float" office:value="0.68" calcext:value-type="float">
            <text:p>0.68</text:p>
          </table:table-cell>
          <table:table-cell table:formula="of:=EXP(([.$A104]-[.B$2])^2 * -1.5)*[.B$3]" office:value-type="float" office:value="0.014500096128875" calcext:value-type="float">
            <text:p>0.014500096128875</text:p>
          </table:table-cell>
          <table:table-cell table:formula="of:=EXP(([.$A104]-[.C$2])^2 * -1.5)*[.C$3]" office:value-type="float" office:value="0.999547283067195" calcext:value-type="float">
            <text:p>0.999547283067195</text:p>
          </table:table-cell>
          <table:table-cell table:formula="of:=EXP(([.$A104]-[.D$2])^2 * -1.5)*[.D$3]" office:value-type="float" office:value="-0.428807499205384" calcext:value-type="float">
            <text:p>-0.428807499205384</text:p>
          </table:table-cell>
          <table:table-cell table:formula="of:=SUM([.B104:.D104])" office:value-type="float" office:value="0.585239879990685" calcext:value-type="float">
            <text:p>0.585239879990685</text:p>
          </table:table-cell>
          <table:table-cell table:number-columns-repeated="59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EXP(([.$A105]-[.B$2])^2 * -1.5)*[.B$3]" office:value-type="float" office:value="0.0131018740729916" calcext:value-type="float">
            <text:p>0.013101874072992</text:p>
          </table:table-cell>
          <table:table-cell table:formula="of:=EXP(([.$A105]-[.C$2])^2 * -1.5)*[.C$3]" office:value-type="float" office:value="0.959010917949788" calcext:value-type="float">
            <text:p>0.959010917949788</text:p>
          </table:table-cell>
          <table:table-cell table:formula="of:=EXP(([.$A105]-[.D$2])^2 * -1.5)*[.D$3]" office:value-type="float" office:value="-0.436857955844017" calcext:value-type="float">
            <text:p>-0.436857955844017</text:p>
          </table:table-cell>
          <table:table-cell table:formula="of:=SUM([.B105:.D105])" office:value-type="float" office:value="0.535254836178762" calcext:value-type="float">
            <text:p>0.535254836178762</text:p>
          </table:table-cell>
          <table:table-cell table:number-columns-repeated="59"/>
        </table:table-row>
        <table:table-row table:style-name="ro1">
          <table:table-cell office:value-type="float" office:value="0.72" calcext:value-type="float">
            <text:p>0.72</text:p>
          </table:table-cell>
          <table:table-cell table:formula="of:=EXP(([.$A106]-[.B$2])^2 * -1.5)*[.B$3]" office:value-type="float" office:value="0.0118242827716961" calcext:value-type="float">
            <text:p>0.011824282771696</text:p>
          </table:table-cell>
          <table:table-cell table:formula="of:=EXP(([.$A106]-[.C$2])^2 * -1.5)*[.C$3]" office:value-type="float" office:value="0.91901501399694" calcext:value-type="float">
            <text:p>0.91901501399694</text:p>
          </table:table-cell>
          <table:table-cell table:formula="of:=EXP(([.$A106]-[.D$2])^2 * -1.5)*[.D$3]" office:value-type="float" office:value="-0.444525801070414" calcext:value-type="float">
            <text:p>-0.444525801070414</text:p>
          </table:table-cell>
          <table:table-cell table:formula="of:=SUM([.B106:.D106])" office:value-type="float" office:value="0.486313495698222" calcext:value-type="float">
            <text:p>0.486313495698222</text:p>
          </table:table-cell>
          <table:table-cell table:number-columns-repeated="59"/>
        </table:table-row>
        <table:table-row table:style-name="ro1">
          <table:table-cell office:value-type="float" office:value="0.74" calcext:value-type="float">
            <text:p>0.74</text:p>
          </table:table-cell>
          <table:table-cell table:formula="of:=EXP(([.$A107]-[.B$2])^2 * -1.5)*[.B$3]" office:value-type="float" office:value="0.0106584742394068" calcext:value-type="float">
            <text:p>0.010658474239407</text:p>
          </table:table-cell>
          <table:table-cell table:formula="of:=EXP(([.$A107]-[.C$2])^2 * -1.5)*[.C$3]" office:value-type="float" office:value="0.879630963222717" calcext:value-type="float">
            <text:p>0.879630963222717</text:p>
          </table:table-cell>
          <table:table-cell table:formula="of:=EXP(([.$A107]-[.D$2])^2 * -1.5)*[.D$3]" office:value-type="float" office:value="-0.451785765988856" calcext:value-type="float">
            <text:p>-0.451785765988856</text:p>
          </table:table-cell>
          <table:table-cell table:formula="of:=SUM([.B107:.D107])" office:value-type="float" office:value="0.438503671473269" calcext:value-type="float">
            <text:p>0.438503671473269</text:p>
          </table:table-cell>
          <table:table-cell table:number-columns-repeated="59"/>
        </table:table-row>
        <table:table-row table:style-name="ro1">
          <table:table-cell office:value-type="float" office:value="0.76" calcext:value-type="float">
            <text:p>0.76</text:p>
          </table:table-cell>
          <table:table-cell table:formula="of:=EXP(([.$A108]-[.B$2])^2 * -1.5)*[.B$3]" office:value-type="float" office:value="0.00959608573109196" calcext:value-type="float">
            <text:p>0.009596085731092</text:p>
          </table:table-cell>
          <table:table-cell table:formula="of:=EXP(([.$A108]-[.C$2])^2 * -1.5)*[.C$3]" office:value-type="float" office:value="0.840924985783342" calcext:value-type="float">
            <text:p>0.840924985783342</text:p>
          </table:table-cell>
          <table:table-cell table:formula="of:=EXP(([.$A108]-[.D$2])^2 * -1.5)*[.D$3]" office:value-type="float" office:value="-0.458613633462707" calcext:value-type="float">
            <text:p>-0.458613633462707</text:p>
          </table:table-cell>
          <table:table-cell table:formula="of:=SUM([.B108:.D108])" office:value-type="float" office:value="0.391907438051726" calcext:value-type="float">
            <text:p>0.391907438051726</text:p>
          </table:table-cell>
          <table:table-cell table:number-columns-repeated="59"/>
        </table:table-row>
        <table:table-row table:style-name="ro1">
          <table:table-cell office:value-type="float" office:value="0.78" calcext:value-type="float">
            <text:p>0.78</text:p>
          </table:table-cell>
          <table:table-cell table:formula="of:=EXP(([.$A109]-[.B$2])^2 * -1.5)*[.B$3]" office:value-type="float" office:value="0.00862923001299507" calcext:value-type="float">
            <text:p>0.008629230012995</text:p>
          </table:table-cell>
          <table:table-cell table:formula="of:=EXP(([.$A109]-[.C$2])^2 * -1.5)*[.C$3]" office:value-type="float" office:value="0.802958040809328" calcext:value-type="float">
            <text:p>0.802958040809328</text:p>
          </table:table-cell>
          <table:table-cell table:formula="of:=EXP(([.$A109]-[.D$2])^2 * -1.5)*[.D$3]" office:value-type="float" office:value="-0.464986372367893" calcext:value-type="float">
            <text:p>-0.464986372367893</text:p>
          </table:table-cell>
          <table:table-cell table:formula="of:=SUM([.B109:.D109])" office:value-type="float" office:value="0.34660089845443" calcext:value-type="float">
            <text:p>0.34660089845443</text:p>
          </table:table-cell>
          <table:table-cell table:number-columns-repeated="59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EXP(([.$A110]-[.B$2])^2 * -1.5)*[.B$3]" office:value-type="float" office:value="0.00775048389113669" calcext:value-type="float">
            <text:p>0.007750483891137</text:p>
          </table:table-cell>
          <table:table-cell table:formula="of:=EXP(([.$A110]-[.C$2])^2 * -1.5)*[.C$3]" office:value-type="float" office:value="0.765785771950224" calcext:value-type="float">
            <text:p>0.765785771950224</text:p>
          </table:table-cell>
          <table:table-cell table:formula="of:=EXP(([.$A110]-[.D$2])^2 * -1.5)*[.D$3]" office:value-type="float" office:value="-0.470882266792124" calcext:value-type="float">
            <text:p>-0.470882266792124</text:p>
          </table:table-cell>
          <table:table-cell table:formula="of:=SUM([.B110:.D110])" office:value-type="float" office:value="0.302653989049236" calcext:value-type="float">
            <text:p>0.302653989049236</text:p>
          </table:table-cell>
          <table:table-cell table:number-columns-repeated="59"/>
        </table:table-row>
        <table:table-row table:style-name="ro1">
          <table:table-cell office:value-type="float" office:value="0.82" calcext:value-type="float">
            <text:p>0.82</text:p>
          </table:table-cell>
          <table:table-cell table:formula="of:=EXP(([.$A111]-[.B$2])^2 * -1.5)*[.B$3]" office:value-type="float" office:value="0.00695287524945627" calcext:value-type="float">
            <text:p>0.006952875249456</text:p>
          </table:table-cell>
          <table:table-cell table:formula="of:=EXP(([.$A111]-[.C$2])^2 * -1.5)*[.C$3]" office:value-type="float" office:value="0.729458486488302" calcext:value-type="float">
            <text:p>0.729458486488302</text:p>
          </table:table-cell>
          <table:table-cell table:formula="of:=EXP(([.$A111]-[.D$2])^2 * -1.5)*[.D$3]" office:value-type="float" office:value="-0.476281039167516" calcext:value-type="float">
            <text:p>-0.476281039167516</text:p>
          </table:table-cell>
          <table:table-cell table:formula="of:=SUM([.B111:.D111])" office:value-type="float" office:value="0.260130322570242" calcext:value-type="float">
            <text:p>0.260130322570242</text:p>
          </table:table-cell>
          <table:table-cell table:number-columns-repeated="59"/>
        </table:table-row>
        <table:table-row table:style-name="ro1">
          <table:table-cell office:value-type="float" office:value="0.84" calcext:value-type="float">
            <text:p>0.84</text:p>
          </table:table-cell>
          <table:table-cell table:formula="of:=EXP(([.$A112]-[.B$2])^2 * -1.5)*[.B$3]" office:value-type="float" office:value="0.00622986883609945" calcext:value-type="float">
            <text:p>0.006229868836099</text:p>
          </table:table-cell>
          <table:table-cell table:formula="of:=EXP(([.$A112]-[.C$2])^2 * -1.5)*[.C$3]" office:value-type="float" office:value="0.694021166653263" calcext:value-type="float">
            <text:p>0.694021166653263</text:p>
          </table:table-cell>
          <table:table-cell table:formula="of:=EXP(([.$A112]-[.D$2])^2 * -1.5)*[.D$3]" office:value-type="float" office:value="-0.481163966360805" calcext:value-type="float">
            <text:p>-0.481163966360805</text:p>
          </table:table-cell>
          <table:table-cell table:formula="of:=SUM([.B112:.D112])" office:value-type="float" office:value="0.219087069128557" calcext:value-type="float">
            <text:p>0.219087069128557</text:p>
          </table:table-cell>
          <table:table-cell table:number-columns-repeated="59"/>
        </table:table-row>
        <table:table-row table:style-name="ro1">
          <table:table-cell office:value-type="float" office:value="0.86" calcext:value-type="float">
            <text:p>0.86</text:p>
          </table:table-cell>
          <table:table-cell table:formula="of:=EXP(([.$A113]-[.B$2])^2 * -1.5)*[.B$3]" office:value-type="float" office:value="0.0055753510221708" calcext:value-type="float">
            <text:p>0.005575351022171</text:p>
          </table:table-cell>
          <table:table-cell table:formula="of:=EXP(([.$A113]-[.C$2])^2 * -1.5)*[.C$3]" office:value-type="float" office:value="0.659513511568626" calcext:value-type="float">
            <text:p>0.659513511568626</text:p>
          </table:table-cell>
          <table:table-cell table:formula="of:=EXP(([.$A113]-[.D$2])^2 * -1.5)*[.D$3]" office:value-type="float" office:value="-0.485513987791887" calcext:value-type="float">
            <text:p>-0.485513987791887</text:p>
          </table:table-cell>
          <table:table-cell table:formula="of:=SUM([.B113:.D113])" office:value-type="float" office:value="0.17957487479891" calcext:value-type="float">
            <text:p>0.17957487479891</text:p>
          </table:table-cell>
          <table:table-cell table:number-columns-repeated="59"/>
        </table:table-row>
        <table:table-row table:style-name="ro1">
          <table:table-cell office:value-type="float" office:value="0.88" calcext:value-type="float">
            <text:p>0.88</text:p>
          </table:table-cell>
          <table:table-cell table:formula="of:=EXP(([.$A114]-[.B$2])^2 * -1.5)*[.B$3]" office:value-type="float" office:value="0.00498361374249313" calcext:value-type="float">
            <text:p>0.004983613742493</text:p>
          </table:table-cell>
          <table:table-cell table:formula="of:=EXP(([.$A114]-[.C$2])^2 * -1.5)*[.C$3]" office:value-type="float" office:value="0.625970008083167" calcext:value-type="float">
            <text:p>0.625970008083167</text:p>
          </table:table-cell>
          <table:table-cell table:formula="of:=EXP(([.$A114]-[.D$2])^2 * -1.5)*[.D$3]" office:value-type="float" office:value="-0.489315804707442" calcext:value-type="float">
            <text:p>-0.489315804707442</text:p>
          </table:table-cell>
          <table:table-cell table:formula="of:=SUM([.B114:.D114])" office:value-type="float" office:value="0.141637817118218" calcext:value-type="float">
            <text:p>0.141637817118218</text:p>
          </table:table-cell>
          <table:table-cell table:number-columns-repeated="59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EXP(([.$A115]-[.B$2])^2 * -1.5)*[.B$3]" office:value-type="float" office:value="0.00444933781275139" calcext:value-type="float">
            <text:p>0.004449337812751</text:p>
          </table:table-cell>
          <table:table-cell table:formula="of:=EXP(([.$A115]-[.C$2])^2 * -1.5)*[.C$3]" office:value-type="float" office:value="0.59342002858809" calcext:value-type="float">
            <text:p>0.59342002858809</text:p>
          </table:table-cell>
          <table:table-cell table:formula="of:=EXP(([.$A115]-[.D$2])^2 * -1.5)*[.D$3]" office:value-type="float" office:value="-0.492555969801531" calcext:value-type="float">
            <text:p>-0.492555969801531</text:p>
          </table:table-cell>
          <table:table-cell table:formula="of:=SUM([.B115:.D115])" office:value-type="float" office:value="0.105313396599311" calcext:value-type="float">
            <text:p>0.105313396599311</text:p>
          </table:table-cell>
          <table:table-cell table:number-columns-repeated="59"/>
        </table:table-row>
        <table:table-row table:style-name="ro1">
          <table:table-cell office:value-type="float" office:value="0.92" calcext:value-type="float">
            <text:p>0.92</text:p>
          </table:table-cell>
          <table:table-cell table:formula="of:=EXP(([.$A116]-[.B$2])^2 * -1.5)*[.B$3]" office:value-type="float" office:value="0.00396757580204814" calcext:value-type="float">
            <text:p>0.003967575802048</text:p>
          </table:table-cell>
          <table:table-cell table:formula="of:=EXP(([.$A116]-[.C$2])^2 * -1.5)*[.C$3]" office:value-type="float" office:value="0.561887953793233" calcext:value-type="float">
            <text:p>0.561887953793233</text:p>
          </table:table-cell>
          <table:table-cell table:formula="of:=EXP(([.$A116]-[.D$2])^2 * -1.5)*[.D$3]" office:value-type="float" office:value="-0.495222966448608" calcext:value-type="float">
            <text:p>-0.495222966448608</text:p>
          </table:table-cell>
          <table:table-cell table:formula="of:=SUM([.B116:.D116])" office:value-type="float" office:value="0.0706325631466735" calcext:value-type="float">
            <text:p>0.070632563146674</text:p>
          </table:table-cell>
          <table:table-cell table:number-columns-repeated="59"/>
        </table:table-row>
        <table:table-row table:style-name="ro1">
          <table:table-cell office:value-type="float" office:value="0.94" calcext:value-type="float">
            <text:p>0.94</text:p>
          </table:table-cell>
          <table:table-cell table:formula="of:=EXP(([.$A117]-[.B$2])^2 * -1.5)*[.B$3]" office:value-type="float" office:value="0.00353373462453339" calcext:value-type="float">
            <text:p>0.003533734624533</text:p>
          </table:table-cell>
          <table:table-cell table:formula="of:=EXP(([.$A117]-[.C$2])^2 * -1.5)*[.C$3]" office:value-type="float" office:value="0.531393318333386" calcext:value-type="float">
            <text:p>0.531393318333386</text:p>
          </table:table-cell>
          <table:table-cell table:formula="of:=EXP(([.$A117]-[.D$2])^2 * -1.5)*[.D$3]" office:value-type="float" office:value="-0.497307276895696" calcext:value-type="float">
            <text:p>-0.497307276895696</text:p>
          </table:table-cell>
          <table:table-cell table:formula="of:=SUM([.B117:.D117])" office:value-type="float" office:value="0.0376197760622233" calcext:value-type="float">
            <text:p>0.037619776062223</text:p>
          </table:table-cell>
          <table:table-cell table:number-columns-repeated="59"/>
        </table:table-row>
        <table:table-row table:style-name="ro1">
          <table:table-cell office:value-type="float" office:value="0.96" calcext:value-type="float">
            <text:p>0.96</text:p>
          </table:table-cell>
          <table:table-cell table:formula="of:=EXP(([.$A118]-[.B$2])^2 * -1.5)*[.B$3]" office:value-type="float" office:value="0.00314355799855377" calcext:value-type="float">
            <text:p>0.003143557998554</text:p>
          </table:table-cell>
          <table:table-cell table:formula="of:=EXP(([.$A118]-[.C$2])^2 * -1.5)*[.C$3]" office:value-type="float" office:value="0.501950976998713" calcext:value-type="float">
            <text:p>0.501950976998713</text:p>
          </table:table-cell>
          <table:table-cell table:formula="of:=EXP(([.$A118]-[.D$2])^2 * -1.5)*[.D$3]" office:value-type="float" office:value="-0.498801438848691" calcext:value-type="float">
            <text:p>-0.498801438848691</text:p>
          </table:table-cell>
          <table:table-cell table:formula="of:=SUM([.B118:.D118])" office:value-type="float" office:value="0.00629309614857594" calcext:value-type="float">
            <text:p>0.006293096148576</text:p>
          </table:table-cell>
          <table:table-cell table:number-columns-repeated="59"/>
        </table:table-row>
        <table:table-row table:style-name="ro1">
          <table:table-cell office:value-type="float" office:value="0.98" calcext:value-type="float">
            <text:p>0.98</text:p>
          </table:table-cell>
          <table:table-cell table:formula="of:=EXP(([.$A119]-[.B$2])^2 * -1.5)*[.B$3]" office:value-type="float" office:value="0.00279310890683258" calcext:value-type="float">
            <text:p>0.002793108906833</text:p>
          </table:table-cell>
          <table:table-cell table:formula="of:=EXP(([.$A119]-[.C$2])^2 * -1.5)*[.C$3]" office:value-type="float" office:value="0.473571289330762" calcext:value-type="float">
            <text:p>0.473571289330762</text:p>
          </table:table-cell>
          <table:table-cell table:formula="of:=EXP(([.$A119]-[.D$2])^2 * -1.5)*[.D$3]" office:value-type="float" office:value="-0.499700089982003" calcext:value-type="float">
            <text:p>-0.499700089982003</text:p>
          </table:table-cell>
          <table:table-cell table:formula="of:=SUM([.B119:.D119])" office:value-type="float" office:value="-0.0233356917444082" calcext:value-type="float">
            <text:p>-0.023335691744408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EXP(([.$A120]-[.B$2])^2 * -1.5)*[.B$3]" office:value-type="float" office:value="0.00247875217666636" calcext:value-type="float">
            <text:p>0.002478752176666</text:p>
          </table:table-cell>
          <table:table-cell table:formula="of:=EXP(([.$A120]-[.C$2])^2 * -1.5)*[.C$3]" office:value-type="float" office:value="0.44626032029686" calcext:value-type="float">
            <text:p>0.44626032029686</text:p>
          </table:table-cell>
          <table:table-cell table:formula="of:=EXP(([.$A120]-[.D$2])^2 * -1.5)*[.D$3]" office:value-type="float" office:value="-0.5" calcext:value-type="float">
            <text:p>-0.5</text:p>
          </table:table-cell>
          <table:table-cell table:formula="of:=SUM([.B120:.D120])" office:value-type="float" office:value="-0.051260927526474" calcext:value-type="float">
            <text:p>-0.051260927526474</text:p>
          </table:table-cell>
          <table:table-cell table:number-columns-repeated="59"/>
        </table:table-row>
        <table:table-row table:style-name="ro1">
          <table:table-cell office:value-type="float" office:value="1.02" calcext:value-type="float">
            <text:p>1.02</text:p>
          </table:table-cell>
          <table:table-cell table:formula="of:=EXP(([.$A121]-[.B$2])^2 * -1.5)*[.B$3]" office:value-type="float" office:value="0.00219713728510765" calcext:value-type="float">
            <text:p>0.002197137285108</text:p>
          </table:table-cell>
          <table:table-cell table:formula="of:=EXP(([.$A121]-[.C$2])^2 * -1.5)*[.C$3]" office:value-type="float" office:value="0.420020054749947" calcext:value-type="float">
            <text:p>0.420020054749947</text:p>
          </table:table-cell>
          <table:table-cell table:formula="of:=EXP(([.$A121]-[.D$2])^2 * -1.5)*[.D$3]" office:value-type="float" office:value="-0.499700089982003" calcext:value-type="float">
            <text:p>-0.499700089982003</text:p>
          </table:table-cell>
          <table:table-cell table:formula="of:=SUM([.B121:.D121])" office:value-type="float" office:value="-0.0774828979469484" calcext:value-type="float">
            <text:p>-0.077482897946948</text:p>
          </table:table-cell>
          <table:table-cell table:number-columns-repeated="59"/>
        </table:table-row>
        <table:table-row table:style-name="ro1">
          <table:table-cell office:value-type="float" office:value="1.04" calcext:value-type="float">
            <text:p>1.04</text:p>
          </table:table-cell>
          <table:table-cell table:formula="of:=EXP(([.$A122]-[.B$2])^2 * -1.5)*[.B$3]" office:value-type="float" office:value="0.00194518148068443" calcext:value-type="float">
            <text:p>0.001945181480684</text:p>
          </table:table-cell>
          <table:table-cell table:formula="of:=EXP(([.$A122]-[.C$2])^2 * -1.5)*[.C$3]" office:value-type="float" office:value="0.394848623396764" calcext:value-type="float">
            <text:p>0.394848623396764</text:p>
          </table:table-cell>
          <table:table-cell table:formula="of:=EXP(([.$A122]-[.D$2])^2 * -1.5)*[.D$3]" office:value-type="float" office:value="-0.498801438848691" calcext:value-type="float">
            <text:p>-0.498801438848691</text:p>
          </table:table-cell>
          <table:table-cell table:formula="of:=SUM([.B122:.D122])" office:value-type="float" office:value="-0.102007633971242" calcext:value-type="float">
            <text:p>-0.102007633971242</text:p>
          </table:table-cell>
          <table:table-cell table:number-columns-repeated="59"/>
        </table:table-row>
        <table:table-row table:style-name="ro1">
          <table:table-cell office:value-type="float" office:value="1.06" calcext:value-type="float">
            <text:p>1.06</text:p>
          </table:table-cell>
          <table:table-cell table:formula="of:=EXP(([.$A123]-[.B$2])^2 * -1.5)*[.B$3]" office:value-type="float" office:value="0.00172005330045549" calcext:value-type="float">
            <text:p>0.001720053300455</text:p>
          </table:table-cell>
          <table:table-cell table:formula="of:=EXP(([.$A123]-[.C$2])^2 * -1.5)*[.C$3]" office:value-type="float" office:value="0.37074053803353" calcext:value-type="float">
            <text:p>0.37074053803353</text:p>
          </table:table-cell>
          <table:table-cell table:formula="of:=EXP(([.$A123]-[.D$2])^2 * -1.5)*[.D$3]" office:value-type="float" office:value="-0.497307276895696" calcext:value-type="float">
            <text:p>-0.497307276895696</text:p>
          </table:table-cell>
          <table:table-cell table:formula="of:=SUM([.B123:.D123])" office:value-type="float" office:value="-0.12484668556171" calcext:value-type="float">
            <text:p>-0.12484668556171</text:p>
          </table:table-cell>
          <table:table-cell table:number-columns-repeated="59"/>
        </table:table-row>
        <table:table-row table:style-name="ro1">
          <table:table-cell office:value-type="float" office:value="1.08" calcext:value-type="float">
            <text:p>1.08</text:p>
          </table:table-cell>
          <table:table-cell table:formula="of:=EXP(([.$A124]-[.B$2])^2 * -1.5)*[.B$3]" office:value-type="float" office:value="0.00151915654917123" calcext:value-type="float">
            <text:p>0.001519156549171</text:p>
          </table:table-cell>
          <table:table-cell table:formula="of:=EXP(([.$A124]-[.C$2])^2 * -1.5)*[.C$3]" office:value-type="float" office:value="0.347686933863189" calcext:value-type="float">
            <text:p>0.347686933863189</text:p>
          </table:table-cell>
          <table:table-cell table:formula="of:=EXP(([.$A124]-[.D$2])^2 * -1.5)*[.D$3]" office:value-type="float" office:value="-0.495222966448608" calcext:value-type="float">
            <text:p>-0.495222966448608</text:p>
          </table:table-cell>
          <table:table-cell table:formula="of:=SUM([.B124:.D124])" office:value-type="float" office:value="-0.146016876036248" calcext:value-type="float">
            <text:p>-0.146016876036248</text:p>
          </table:table-cell>
          <table:table-cell table:number-columns-repeated="59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EXP(([.$A125]-[.B$2])^2 * -1.5)*[.B$3]" office:value-type="float" office:value="0.00134011479604282" calcext:value-type="float">
            <text:p>0.001340114796043</text:p>
          </table:table-cell>
          <table:table-cell table:formula="of:=EXP(([.$A125]-[.C$2])^2 * -1.5)*[.C$3]" office:value-type="float" office:value="0.325675816780394" calcext:value-type="float">
            <text:p>0.325675816780394</text:p>
          </table:table-cell>
          <table:table-cell table:formula="of:=EXP(([.$A125]-[.D$2])^2 * -1.5)*[.D$3]" office:value-type="float" office:value="-0.492555969801531" calcext:value-type="float">
            <text:p>-0.492555969801531</text:p>
          </table:table-cell>
          <table:table-cell table:formula="of:=SUM([.B125:.D125])" office:value-type="float" office:value="-0.165540038225095" calcext:value-type="float">
            <text:p>-0.165540038225095</text:p>
          </table:table-cell>
          <table:table-cell table:number-columns-repeated="59"/>
        </table:table-row>
        <table:table-row table:style-name="ro1">
          <table:table-cell office:value-type="float" office:value="1.12" calcext:value-type="float">
            <text:p>1.12</text:p>
          </table:table-cell>
          <table:table-cell table:formula="of:=EXP(([.$A126]-[.B$2])^2 * -1.5)*[.B$3]" office:value-type="float" office:value="0.00118075643414632" calcext:value-type="float">
            <text:p>0.001180756434146</text:p>
          </table:table-cell>
          <table:table-cell table:formula="of:=EXP(([.$A126]-[.C$2])^2 * -1.5)*[.C$3]" office:value-type="float" office:value="0.304692313597763" calcext:value-type="float">
            <text:p>0.304692313597763</text:p>
          </table:table-cell>
          <table:table-cell table:formula="of:=EXP(([.$A126]-[.D$2])^2 * -1.5)*[.D$3]" office:value-type="float" office:value="-0.489315804707442" calcext:value-type="float">
            <text:p>-0.489315804707442</text:p>
          </table:table-cell>
          <table:table-cell table:formula="of:=SUM([.B126:.D126])" office:value-type="float" office:value="-0.183442734675533" calcext:value-type="float">
            <text:p>-0.183442734675533</text:p>
          </table:table-cell>
          <table:table-cell table:number-columns-repeated="59"/>
        </table:table-row>
        <table:table-row table:style-name="ro1">
          <table:table-cell office:value-type="float" office:value="1.14" calcext:value-type="float">
            <text:p>1.14</text:p>
          </table:table-cell>
          <table:table-cell table:formula="of:=EXP(([.$A127]-[.B$2])^2 * -1.5)*[.B$3]" office:value-type="float" office:value="0.00103910033781736" calcext:value-type="float">
            <text:p>0.001039100337817</text:p>
          </table:table-cell>
          <table:table-cell table:formula="of:=EXP(([.$A127]-[.C$2])^2 * -1.5)*[.C$3]" office:value-type="float" office:value="0.284718923287842" calcext:value-type="float">
            <text:p>0.284718923287842</text:p>
          </table:table-cell>
          <table:table-cell table:formula="of:=EXP(([.$A127]-[.D$2])^2 * -1.5)*[.D$3]" office:value-type="float" office:value="-0.485513987791887" calcext:value-type="float">
            <text:p>-0.485513987791887</text:p>
          </table:table-cell>
          <table:table-cell table:formula="of:=SUM([.B127:.D127])" office:value-type="float" office:value="-0.199755964166228" calcext:value-type="float">
            <text:p>-0.199755964166228</text:p>
          </table:table-cell>
          <table:table-cell table:number-columns-repeated="59"/>
        </table:table-row>
        <table:table-row table:style-name="ro1">
          <table:table-cell office:value-type="float" office:value="1.16" calcext:value-type="float">
            <text:p>1.16</text:p>
          </table:table-cell>
          <table:table-cell table:formula="of:=EXP(([.$A128]-[.B$2])^2 * -1.5)*[.B$3]" office:value-type="float" office:value="0.00091334214453108" calcext:value-type="float">
            <text:p>0.000913342144531</text:p>
          </table:table-cell>
          <table:table-cell table:formula="of:=EXP(([.$A128]-[.C$2])^2 * -1.5)*[.C$3]" office:value-type="float" office:value="0.265735767427682" calcext:value-type="float">
            <text:p>0.265735767427682</text:p>
          </table:table-cell>
          <table:table-cell table:formula="of:=EXP(([.$A128]-[.D$2])^2 * -1.5)*[.D$3]" office:value-type="float" office:value="-0.481163966360805" calcext:value-type="float">
            <text:p>-0.481163966360805</text:p>
          </table:table-cell>
          <table:table-cell table:formula="of:=SUM([.B128:.D128])" office:value-type="float" office:value="-0.214514856788592" calcext:value-type="float">
            <text:p>-0.214514856788592</text:p>
          </table:table-cell>
          <table:table-cell table:number-columns-repeated="59"/>
        </table:table-row>
        <table:table-row table:style-name="ro1">
          <table:table-cell office:value-type="float" office:value="1.18" calcext:value-type="float">
            <text:p>1.18</text:p>
          </table:table-cell>
          <table:table-cell table:formula="of:=EXP(([.$A129]-[.B$2])^2 * -1.5)*[.B$3]" office:value-type="float" office:value="0.000801841179706095" calcext:value-type="float">
            <text:p>0.000801841179706</text:p>
          </table:table-cell>
          <table:table-cell table:formula="of:=EXP(([.$A129]-[.C$2])^2 * -1.5)*[.C$3]" office:value-type="float" office:value="0.247720838155157" calcext:value-type="float">
            <text:p>0.247720838155157</text:p>
          </table:table-cell>
          <table:table-cell table:formula="of:=EXP(([.$A129]-[.D$2])^2 * -1.5)*[.D$3]" office:value-type="float" office:value="-0.476281039167516" calcext:value-type="float">
            <text:p>-0.476281039167516</text:p>
          </table:table-cell>
          <table:table-cell table:formula="of:=SUM([.B129:.D129])" office:value-type="float" office:value="-0.227758359832653" calcext:value-type="float">
            <text:p>-0.227758359832653</text:p>
          </table:table-cell>
          <table:table-cell table:number-columns-repeated="59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EXP(([.$A130]-[.B$2])^2 * -1.5)*[.B$3]" office:value-type="float" office:value="0.000703108035606482" calcext:value-type="float">
            <text:p>0.000703108035606</text:p>
          </table:table-cell>
          <table:table-cell table:formula="of:=EXP(([.$A130]-[.C$2])^2 * -1.5)*[.C$3]" office:value-type="float" office:value="0.230650242076125" calcext:value-type="float">
            <text:p>0.230650242076125</text:p>
          </table:table-cell>
          <table:table-cell table:formula="of:=EXP(([.$A130]-[.D$2])^2 * -1.5)*[.D$3]" office:value-type="float" office:value="-0.470882266792124" calcext:value-type="float">
            <text:p>-0.470882266792124</text:p>
          </table:table-cell>
          <table:table-cell table:formula="of:=SUM([.B130:.D130])" office:value-type="float" office:value="-0.239528916680393" calcext:value-type="float">
            <text:p>-0.239528916680393</text:p>
          </table:table-cell>
          <table:table-cell table:number-columns-repeated="59"/>
        </table:table-row>
        <table:table-row table:style-name="ro1">
          <table:table-cell office:value-type="float" office:value="1.22" calcext:value-type="float">
            <text:p>1.22</text:p>
          </table:table-cell>
          <table:table-cell table:formula="of:=EXP(([.$A131]-[.B$2])^2 * -1.5)*[.B$3]" office:value-type="float" office:value="0.000615792809021399" calcext:value-type="float">
            <text:p>0.000615792809021</text:p>
          </table:table-cell>
          <table:table-cell table:formula="of:=EXP(([.$A131]-[.C$2])^2 * -1.5)*[.C$3]" office:value-type="float" office:value="0.214498438697508" calcext:value-type="float">
            <text:p>0.214498438697508</text:p>
          </table:table-cell>
          <table:table-cell table:formula="of:=EXP(([.$A131]-[.D$2])^2 * -1.5)*[.D$3]" office:value-type="float" office:value="-0.464986372367893" calcext:value-type="float">
            <text:p>-0.464986372367893</text:p>
          </table:table-cell>
          <table:table-cell table:formula="of:=SUM([.B131:.D131])" office:value-type="float" office:value="-0.249872140861364" calcext:value-type="float">
            <text:p>-0.249872140861364</text:p>
          </table:table-cell>
          <table:table-cell table:number-columns-repeated="59"/>
        </table:table-row>
        <table:table-row table:style-name="ro1">
          <table:table-cell office:value-type="float" office:value="1.24" calcext:value-type="float">
            <text:p>1.24</text:p>
          </table:table-cell>
          <table:table-cell table:formula="of:=EXP(([.$A132]-[.B$2])^2 * -1.5)*[.B$3]" office:value-type="float" office:value="0.000538673996650861" calcext:value-type="float">
            <text:p>0.000538673996651</text:p>
          </table:table-cell>
          <table:table-cell table:formula="of:=EXP(([.$A132]-[.C$2])^2 * -1.5)*[.C$3]" office:value-type="float" office:value="0.199238472101442" calcext:value-type="float">
            <text:p>0.199238472101442</text:p>
          </table:table-cell>
          <table:table-cell table:formula="of:=EXP(([.$A132]-[.D$2])^2 * -1.5)*[.D$3]" office:value-type="float" office:value="-0.458613633462707" calcext:value-type="float">
            <text:p>-0.458613633462707</text:p>
          </table:table-cell>
          <table:table-cell table:formula="of:=SUM([.B132:.D132])" office:value-type="float" office:value="-0.258836487364614" calcext:value-type="float">
            <text:p>-0.258836487364614</text:p>
          </table:table-cell>
          <table:table-cell table:number-columns-repeated="59"/>
        </table:table-row>
        <table:table-row table:style-name="ro1">
          <table:table-cell office:value-type="float" office:value="1.26" calcext:value-type="float">
            <text:p>1.26</text:p>
          </table:table-cell>
          <table:table-cell table:formula="of:=EXP(([.$A133]-[.B$2])^2 * -1.5)*[.B$3]" office:value-type="float" office:value="0.000470648042086445" calcext:value-type="float">
            <text:p>0.000470648042086</text:p>
          </table:table-cell>
          <table:table-cell table:formula="of:=EXP(([.$A133]-[.C$2])^2 * -1.5)*[.C$3]" office:value-type="float" office:value="0.184842194718166" calcext:value-type="float">
            <text:p>0.184842194718166</text:p>
          </table:table-cell>
          <table:table-cell table:formula="of:=EXP(([.$A133]-[.D$2])^2 * -1.5)*[.D$3]" office:value-type="float" office:value="-0.451785765988856" calcext:value-type="float">
            <text:p>-0.451785765988856</text:p>
          </table:table-cell>
          <table:table-cell table:formula="of:=SUM([.B133:.D133])" office:value-type="float" office:value="-0.266472923228603" calcext:value-type="float">
            <text:p>-0.266472923228603</text:p>
          </table:table-cell>
          <table:table-cell table:number-columns-repeated="59"/>
        </table:table-row>
        <table:table-row table:style-name="ro1">
          <table:table-cell office:value-type="float" office:value="1.28" calcext:value-type="float">
            <text:p>1.28</text:p>
          </table:table-cell>
          <table:table-cell table:formula="of:=EXP(([.$A134]-[.B$2])^2 * -1.5)*[.B$3]" office:value-type="float" office:value="0.000410719523910673" calcext:value-type="float">
            <text:p>0.000410719523911</text:p>
          </table:table-cell>
          <table:table-cell table:formula="of:=EXP(([.$A134]-[.C$2])^2 * -1.5)*[.C$3]" office:value-type="float" office:value="0.171280482198524" calcext:value-type="float">
            <text:p>0.171280482198524</text:p>
          </table:table-cell>
          <table:table-cell table:formula="of:=EXP(([.$A134]-[.D$2])^2 * -1.5)*[.D$3]" office:value-type="float" office:value="-0.444525801070414" calcext:value-type="float">
            <text:p>-0.444525801070414</text:p>
          </table:table-cell>
          <table:table-cell table:formula="of:=SUM([.B134:.D134])" office:value-type="float" office:value="-0.272834599347979" calcext:value-type="float">
            <text:p>-0.272834599347979</text:p>
          </table:table-cell>
          <table:table-cell table:number-columns-repeated="59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EXP(([.$A135]-[.B$2])^2 * -1.5)*[.B$3]" office:value-type="float" office:value="0.000357991970709802" calcext:value-type="float">
            <text:p>0.00035799197071</text:p>
          </table:table-cell>
          <table:table-cell table:formula="of:=EXP(([.$A135]-[.C$2])^2 * -1.5)*[.C$3]" office:value-type="float" office:value="0.158523438529463" calcext:value-type="float">
            <text:p>0.158523438529463</text:p>
          </table:table-cell>
          <table:table-cell table:formula="of:=EXP(([.$A135]-[.D$2])^2 * -1.5)*[.D$3]" office:value-type="float" office:value="-0.436857955844017" calcext:value-type="float">
            <text:p>-0.436857955844017</text:p>
          </table:table-cell>
          <table:table-cell table:formula="of:=SUM([.B135:.D135])" office:value-type="float" office:value="-0.277976525343844" calcext:value-type="float">
            <text:p>-0.277976525343844</text:p>
          </table:table-cell>
          <table:table-cell table:number-columns-repeated="59"/>
        </table:table-row>
      </table:table>
      <table:table table:name="Error response" table:style-name="ta2">
        <office:forms form:automatic-focus="false" form:apply-design-mode="false"/>
        <table:table-column table:style-name="co1" table:number-columns-repeated="5" table:default-cell-style-name="ce1"/>
        <table:table-column table:style-name="co1" table:number-columns-repeated="59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_error</text:p>
          </table:table-cell>
          <table:table-cell office:value-type="string" calcext:value-type="string">
            <text:p>Magnitude Error</text:p>
          </table:table-cell>
          <table:table-cell office:value-type="string" calcext:value-type="string">
            <text:p>Azimuth Error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0.01" calcext:value-type="float">
            <text:p>0.01</text:p>
          </table:table-cell>
          <table:table-cell table:style-name="Default" table:number-columns-repeated="2"/>
          <table:table-cell table:number-columns-repeated="59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SQRT(1-[.A3]^2)" office:value-type="float" office:value="0" calcext:value-type="float">
            <text:p>0</text:p>
          </table:table-cell>
          <table:table-cell table:formula="of:=[.A3]+[.$C$2]" office:value-type="float" office:value="-0.99" calcext:value-type="float">
            <text:p>-0.99</text:p>
          </table:table-cell>
          <table:table-cell table:formula="of:=ABS(1-SQRT([.C3]^2+[.B3]^2))*100" office:value-type="float" office:value="1" calcext:value-type="float">
            <text:p>1</text:p>
          </table:table-cell>
          <table:table-cell table:formula="of:=(ATAN2([.A3];[.B3])-ATAN2([.C3];[.B3]))*180/PI(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-0.98" calcext:value-type="float">
            <text:p>-0.98</text:p>
          </table:table-cell>
          <table:table-cell table:formula="of:=SQRT(1-[.A4]^2)" office:value-type="float" office:value="0.198997487421324" calcext:value-type="float">
            <text:p>0.198997487421324</text:p>
          </table:table-cell>
          <table:table-cell table:formula="of:=[.A4]+[.$C$2]" office:value-type="float" office:value="-0.97" calcext:value-type="float">
            <text:p>-0.97</text:p>
          </table:table-cell>
          <table:table-cell table:formula="of:=ABS(1-SQRT([.C4]^2+[.B4]^2))*100" office:value-type="float" office:value="0.979800040597778" calcext:value-type="float">
            <text:p>0.979800040597778</text:p>
          </table:table-cell>
          <table:table-cell table:formula="of:=(ATAN2([.A4];[.B4])-ATAN2([.C4];[.B4]))*180/PI()" office:value-type="float" office:value="0.115145433380555" calcext:value-type="float">
            <text:p>0.115145433380555</text:p>
          </table:table-cell>
          <table:table-cell table:number-columns-repeated="59"/>
        </table:table-row>
        <table:table-row table:style-name="ro1">
          <table:table-cell office:value-type="float" office:value="-0.96" calcext:value-type="float">
            <text:p>-0.96</text:p>
          </table:table-cell>
          <table:table-cell table:formula="of:=SQRT(1-[.A5]^2)" office:value-type="float" office:value="0.28" calcext:value-type="float">
            <text:p>0.28</text:p>
          </table:table-cell>
          <table:table-cell table:formula="of:=[.A5]+[.$C$2]" office:value-type="float" office:value="-0.95" calcext:value-type="float">
            <text:p>-0.95</text:p>
          </table:table-cell>
          <table:table-cell table:formula="of:=ABS(1-SQRT([.C5]^2+[.B5]^2))*100" office:value-type="float" office:value="0.959604201113984" calcext:value-type="float">
            <text:p>0.959604201113984</text:p>
          </table:table-cell>
          <table:table-cell table:formula="of:=(ATAN2([.A5];[.B5])-ATAN2([.C5];[.B5]))*180/PI()" office:value-type="float" office:value="0.161982790003337" calcext:value-type="float">
            <text:p>0.161982790003337</text:p>
          </table:table-cell>
          <table:table-cell table:number-columns-repeated="59"/>
        </table:table-row>
        <table:table-row table:style-name="ro1">
          <table:table-cell office:value-type="float" office:value="-0.94" calcext:value-type="float">
            <text:p>-0.94</text:p>
          </table:table-cell>
          <table:table-cell table:formula="of:=SQRT(1-[.A6]^2)" office:value-type="float" office:value="0.341174442184639" calcext:value-type="float">
            <text:p>0.341174442184639</text:p>
          </table:table-cell>
          <table:table-cell table:formula="of:=[.A6]+[.$C$2]" office:value-type="float" office:value="-0.93" calcext:value-type="float">
            <text:p>-0.93</text:p>
          </table:table-cell>
          <table:table-cell table:formula="of:=ABS(1-SQRT([.C6]^2+[.B6]^2))*100" office:value-type="float" office:value="0.939412479028778" calcext:value-type="float">
            <text:p>0.939412479028778</text:p>
          </table:table-cell>
          <table:table-cell table:formula="of:=(ATAN2([.A6];[.B6])-ATAN2([.C6];[.B6]))*180/PI()" office:value-type="float" office:value="0.197332710715933" calcext:value-type="float">
            <text:p>0.197332710715933</text:p>
          </table:table-cell>
          <table:table-cell table:number-columns-repeated="59"/>
        </table:table-row>
        <table:table-row table:style-name="ro1">
          <table:table-cell office:value-type="float" office:value="-0.92" calcext:value-type="float">
            <text:p>-0.92</text:p>
          </table:table-cell>
          <table:table-cell table:formula="of:=SQRT(1-[.A7]^2)" office:value-type="float" office:value="0.391918358845308" calcext:value-type="float">
            <text:p>0.391918358845308</text:p>
          </table:table-cell>
          <table:table-cell table:formula="of:=[.A7]+[.$C$2]" office:value-type="float" office:value="-0.91" calcext:value-type="float">
            <text:p>-0.91</text:p>
          </table:table-cell>
          <table:table-cell table:formula="of:=ABS(1-SQRT([.C7]^2+[.B7]^2))*100" office:value-type="float" office:value="0.919224871824908" calcext:value-type="float">
            <text:p>0.919224871824908</text:p>
          </table:table-cell>
          <table:table-cell table:formula="of:=(ATAN2([.A7];[.B7])-ATAN2([.C7];[.B7]))*180/PI()" office:value-type="float" office:value="0.226636563995133" calcext:value-type="float">
            <text:p>0.226636563995133</text:p>
          </table:table-cell>
          <table:table-cell table:number-columns-repeated="59"/>
        </table:table-row>
        <table:table-row table:style-name="ro1">
          <table:table-cell office:value-type="float" office:value="-0.9" calcext:value-type="float">
            <text:p>-0.9</text:p>
          </table:table-cell>
          <table:table-cell table:formula="of:=SQRT(1-[.A8]^2)" office:value-type="float" office:value="0.435889894354067" calcext:value-type="float">
            <text:p>0.435889894354067</text:p>
          </table:table-cell>
          <table:table-cell table:formula="of:=[.A8]+[.$C$2]" office:value-type="float" office:value="-0.89" calcext:value-type="float">
            <text:p>-0.89</text:p>
          </table:table-cell>
          <table:table-cell table:formula="of:=ABS(1-SQRT([.C8]^2+[.B8]^2))*100" office:value-type="float" office:value="0.899041376987686" calcext:value-type="float">
            <text:p>0.899041376987686</text:p>
          </table:table-cell>
          <table:table-cell table:formula="of:=(ATAN2([.A8];[.B8])-ATAN2([.C8];[.B8]))*180/PI()" office:value-type="float" office:value="0.252013019394112" calcext:value-type="float">
            <text:p>0.252013019394112</text:p>
          </table:table-cell>
          <table:table-cell table:number-columns-repeated="59"/>
        </table:table-row>
        <table:table-row table:style-name="ro1">
          <table:table-cell office:value-type="float" office:value="-0.88" calcext:value-type="float">
            <text:p>-0.88</text:p>
          </table:table-cell>
          <table:table-cell table:formula="of:=SQRT(1-[.A9]^2)" office:value-type="float" office:value="0.474973683481517" calcext:value-type="float">
            <text:p>0.474973683481517</text:p>
          </table:table-cell>
          <table:table-cell table:formula="of:=[.A9]+[.$C$2]" office:value-type="float" office:value="-0.87" calcext:value-type="float">
            <text:p>-0.87</text:p>
          </table:table-cell>
          <table:table-cell table:formula="of:=ABS(1-SQRT([.C9]^2+[.B9]^2))*100" office:value-type="float" office:value="0.878861992004953" calcext:value-type="float">
            <text:p>0.878861992004953</text:p>
          </table:table-cell>
          <table:table-cell table:formula="of:=(ATAN2([.A9];[.B9])-ATAN2([.C9];[.B9]))*180/PI()" office:value-type="float" office:value="0.274553865486532" calcext:value-type="float">
            <text:p>0.274553865486532</text:p>
          </table:table-cell>
          <table:table-cell table:number-columns-repeated="59"/>
        </table:table-row>
        <table:table-row table:style-name="ro1">
          <table:table-cell office:value-type="float" office:value="-0.86" calcext:value-type="float">
            <text:p>-0.86</text:p>
          </table:table-cell>
          <table:table-cell table:formula="of:=SQRT(1-[.A10]^2)" office:value-type="float" office:value="0.510294032886923" calcext:value-type="float">
            <text:p>0.510294032886923</text:p>
          </table:table-cell>
          <table:table-cell table:formula="of:=[.A10]+[.$C$2]" office:value-type="float" office:value="-0.85" calcext:value-type="float">
            <text:p>-0.85</text:p>
          </table:table-cell>
          <table:table-cell table:formula="of:=ABS(1-SQRT([.C10]^2+[.B10]^2))*100" office:value-type="float" office:value="0.858686714367163" calcext:value-type="float">
            <text:p>0.858686714367163</text:p>
          </table:table-cell>
          <table:table-cell table:formula="of:=(ATAN2([.A10];[.B10])-ATAN2([.C10];[.B10]))*180/PI()" office:value-type="float" office:value="0.294910593040279" calcext:value-type="float">
            <text:p>0.294910593040279</text:p>
          </table:table-cell>
          <table:table-cell table:number-columns-repeated="59"/>
        </table:table-row>
        <table:table-row table:style-name="ro1">
          <table:table-cell office:value-type="float" office:value="-0.84" calcext:value-type="float">
            <text:p>-0.84</text:p>
          </table:table-cell>
          <table:table-cell table:formula="of:=SQRT(1-[.A11]^2)" office:value-type="float" office:value="0.542586398650022" calcext:value-type="float">
            <text:p>0.542586398650022</text:p>
          </table:table-cell>
          <table:table-cell table:formula="of:=[.A11]+[.$C$2]" office:value-type="float" office:value="-0.83" calcext:value-type="float">
            <text:p>-0.83</text:p>
          </table:table-cell>
          <table:table-cell table:formula="of:=ABS(1-SQRT([.C11]^2+[.B11]^2))*100" office:value-type="float" office:value="0.838515541567242" calcext:value-type="float">
            <text:p>0.838515541567242</text:p>
          </table:table-cell>
          <table:table-cell table:formula="of:=(ATAN2([.A11];[.B11])-ATAN2([.C11];[.B11]))*180/PI()" office:value-type="float" office:value="0.313509483691085" calcext:value-type="float">
            <text:p>0.313509483691085</text:p>
          </table:table-cell>
          <table:table-cell table:number-columns-repeated="59"/>
        </table:table-row>
        <table:table-row table:style-name="ro1">
          <table:table-cell office:value-type="float" office:value="-0.82" calcext:value-type="float">
            <text:p>-0.82</text:p>
          </table:table-cell>
          <table:table-cell table:formula="of:=SQRT(1-[.A12]^2)" office:value-type="float" office:value="0.572363520850167" calcext:value-type="float">
            <text:p>0.572363520850167</text:p>
          </table:table-cell>
          <table:table-cell table:formula="of:=[.A12]+[.$C$2]" office:value-type="float" office:value="-0.81" calcext:value-type="float">
            <text:p>-0.81</text:p>
          </table:table-cell>
          <table:table-cell table:formula="of:=ABS(1-SQRT([.C12]^2+[.B12]^2))*100" office:value-type="float" office:value="0.818348471100761" calcext:value-type="float">
            <text:p>0.818348471100761</text:p>
          </table:table-cell>
          <table:table-cell table:formula="of:=(ATAN2([.A12];[.B12])-ATAN2([.C12];[.B12]))*180/PI()" office:value-type="float" office:value="0.330647812487928" calcext:value-type="float">
            <text:p>0.330647812487928</text:p>
          </table:table-cell>
          <table:table-cell table:number-columns-repeated="59"/>
        </table:table-row>
        <table:table-row table:style-name="ro1">
          <table:table-cell office:value-type="float" office:value="-0.8" calcext:value-type="float">
            <text:p>-0.8</text:p>
          </table:table-cell>
          <table:table-cell table:formula="of:=SQRT(1-[.A13]^2)" office:value-type="float" office:value="0.6" calcext:value-type="float">
            <text:p>0.6</text:p>
          </table:table-cell>
          <table:table-cell table:formula="of:=[.A13]+[.$C$2]" office:value-type="float" office:value="-0.79" calcext:value-type="float">
            <text:p>-0.79</text:p>
          </table:table-cell>
          <table:table-cell table:formula="of:=ABS(1-SQRT([.C13]^2+[.B13]^2))*100" office:value-type="float" office:value="0.798185500465776" calcext:value-type="float">
            <text:p>0.798185500465776</text:p>
          </table:table-cell>
          <table:table-cell table:formula="of:=(ATAN2([.A13];[.B13])-ATAN2([.C13];[.B13]))*180/PI()" office:value-type="float" office:value="0.346542827690573" calcext:value-type="float">
            <text:p>0.346542827690573</text:p>
          </table:table-cell>
          <table:table-cell table:number-columns-repeated="59"/>
        </table:table-row>
        <table:table-row table:style-name="ro1">
          <table:table-cell office:value-type="float" office:value="-0.78" calcext:value-type="float">
            <text:p>-0.78</text:p>
          </table:table-cell>
          <table:table-cell table:formula="of:=SQRT(1-[.A14]^2)" office:value-type="float" office:value="0.625779513886481" calcext:value-type="float">
            <text:p>0.625779513886481</text:p>
          </table:table-cell>
          <table:table-cell table:formula="of:=[.A14]+[.$C$2]" office:value-type="float" office:value="-0.77" calcext:value-type="float">
            <text:p>-0.77</text:p>
          </table:table-cell>
          <table:table-cell table:formula="of:=ABS(1-SQRT([.C14]^2+[.B14]^2))*100" office:value-type="float" office:value="0.778026627162876" calcext:value-type="float">
            <text:p>0.778026627162876</text:p>
          </table:table-cell>
          <table:table-cell table:formula="of:=(ATAN2([.A14];[.B14])-ATAN2([.C14];[.B14]))*180/PI()" office:value-type="float" office:value="0.361359097503245" calcext:value-type="float">
            <text:p>0.361359097503245</text:p>
          </table:table-cell>
          <table:table-cell table:number-columns-repeated="59"/>
        </table:table-row>
        <table:table-row table:style-name="ro1">
          <table:table-cell office:value-type="float" office:value="-0.76" calcext:value-type="float">
            <text:p>-0.76</text:p>
          </table:table-cell>
          <table:table-cell table:formula="of:=SQRT(1-[.A15]^2)" office:value-type="float" office:value="0.649923072370877" calcext:value-type="float">
            <text:p>0.649923072370877</text:p>
          </table:table-cell>
          <table:table-cell table:formula="of:=[.A15]+[.$C$2]" office:value-type="float" office:value="-0.75" calcext:value-type="float">
            <text:p>-0.75</text:p>
          </table:table-cell>
          <table:table-cell table:formula="of:=ABS(1-SQRT([.C15]^2+[.B15]^2))*100" office:value-type="float" office:value="0.757871848695213" calcext:value-type="float">
            <text:p>0.757871848695213</text:p>
          </table:table-cell>
          <table:table-cell table:formula="of:=(ATAN2([.A15];[.B15])-ATAN2([.C15];[.B15]))*180/PI()" office:value-type="float" office:value="0.375224876043277" calcext:value-type="float">
            <text:p>0.375224876043277</text:p>
          </table:table-cell>
          <table:table-cell table:number-columns-repeated="59"/>
        </table:table-row>
        <table:table-row table:style-name="ro1">
          <table:table-cell office:value-type="float" office:value="-0.74" calcext:value-type="float">
            <text:p>-0.74</text:p>
          </table:table-cell>
          <table:table-cell table:formula="of:=SQRT(1-[.A16]^2)" office:value-type="float" office:value="0.67260686883201" calcext:value-type="float">
            <text:p>0.67260686883201</text:p>
          </table:table-cell>
          <table:table-cell table:formula="of:=[.A16]+[.$C$2]" office:value-type="float" office:value="-0.73" calcext:value-type="float">
            <text:p>-0.73</text:p>
          </table:table-cell>
          <table:table-cell table:formula="of:=ABS(1-SQRT([.C16]^2+[.B16]^2))*100" office:value-type="float" office:value="0.737721162568505" calcext:value-type="float">
            <text:p>0.737721162568505</text:p>
          </table:table-cell>
          <table:table-cell table:formula="of:=(ATAN2([.A16];[.B16])-ATAN2([.C16];[.B16]))*180/PI()" office:value-type="float" office:value="0.388242444372593" calcext:value-type="float">
            <text:p>0.388242444372593</text:p>
          </table:table-cell>
          <table:table-cell table:number-columns-repeated="59"/>
        </table:table-row>
        <table:table-row table:style-name="ro1">
          <table:table-cell office:value-type="float" office:value="-0.72" calcext:value-type="float">
            <text:p>-0.72</text:p>
          </table:table-cell>
          <table:table-cell table:formula="of:=SQRT(1-[.A17]^2)" office:value-type="float" office:value="0.693974062915899" calcext:value-type="float">
            <text:p>0.693974062915899</text:p>
          </table:table-cell>
          <table:table-cell table:formula="of:=[.A17]+[.$C$2]" office:value-type="float" office:value="-0.71" calcext:value-type="float">
            <text:p>-0.71</text:p>
          </table:table-cell>
          <table:table-cell table:formula="of:=ABS(1-SQRT([.C17]^2+[.B17]^2))*100" office:value-type="float" office:value="0.717574566290935" calcext:value-type="float">
            <text:p>0.717574566290935</text:p>
          </table:table-cell>
          <table:table-cell table:formula="of:=(ATAN2([.A17];[.B17])-ATAN2([.C17];[.B17]))*180/PI()" office:value-type="float" office:value="0.400494936689582" calcext:value-type="float">
            <text:p>0.400494936689582</text:p>
          </table:table-cell>
          <table:table-cell table:number-columns-repeated="59"/>
        </table:table-row>
        <table:table-row table:style-name="ro1">
          <table:table-cell office:value-type="float" office:value="-0.7" calcext:value-type="float">
            <text:p>-0.7</text:p>
          </table:table-cell>
          <table:table-cell table:formula="of:=SQRT(1-[.A18]^2)" office:value-type="float" office:value="0.714142842854285" calcext:value-type="float">
            <text:p>0.714142842854285</text:p>
          </table:table-cell>
          <table:table-cell table:formula="of:=[.A18]+[.$C$2]" office:value-type="float" office:value="-0.69" calcext:value-type="float">
            <text:p>-0.69</text:p>
          </table:table-cell>
          <table:table-cell table:formula="of:=ABS(1-SQRT([.C18]^2+[.B18]^2))*100" office:value-type="float" office:value="0.69743205737326" calcext:value-type="float">
            <text:p>0.69743205737326</text:p>
          </table:table-cell>
          <table:table-cell table:formula="of:=(ATAN2([.A18];[.B18])-ATAN2([.C18];[.B18]))*180/PI()" office:value-type="float" office:value="0.41205101158169" calcext:value-type="float">
            <text:p>0.41205101158169</text:p>
          </table:table-cell>
          <table:table-cell table:number-columns-repeated="59"/>
        </table:table-row>
        <table:table-row table:style-name="ro1">
          <table:table-cell office:value-type="float" office:value="-0.68" calcext:value-type="float">
            <text:p>-0.68</text:p>
          </table:table-cell>
          <table:table-cell table:formula="of:=SQRT(1-[.A19]^2)" office:value-type="float" office:value="0.733212111192934" calcext:value-type="float">
            <text:p>0.733212111192934</text:p>
          </table:table-cell>
          <table:table-cell table:formula="of:=[.A19]+[.$C$2]" office:value-type="float" office:value="-0.67" calcext:value-type="float">
            <text:p>-0.67</text:p>
          </table:table-cell>
          <table:table-cell table:formula="of:=ABS(1-SQRT([.C19]^2+[.B19]^2))*100" office:value-type="float" office:value="0.677293633328746" calcext:value-type="float">
            <text:p>0.677293633328746</text:p>
          </table:table-cell>
          <table:table-cell table:formula="of:=(ATAN2([.A19];[.B19])-ATAN2([.C19];[.B19]))*180/PI()" office:value-type="float" office:value="0.42296814661696" calcext:value-type="float">
            <text:p>0.42296814661696</text:p>
          </table:table-cell>
          <table:table-cell table:number-columns-repeated="59"/>
        </table:table-row>
        <table:table-row table:style-name="ro1">
          <table:table-cell office:value-type="float" office:value="-0.66" calcext:value-type="float">
            <text:p>-0.66</text:p>
          </table:table-cell>
          <table:table-cell table:formula="of:=SQRT(1-[.A20]^2)" office:value-type="float" office:value="0.751265598839718" calcext:value-type="float">
            <text:p>0.751265598839718</text:p>
          </table:table-cell>
          <table:table-cell table:formula="of:=[.A20]+[.$C$2]" office:value-type="float" office:value="-0.65" calcext:value-type="float">
            <text:p>-0.65</text:p>
          </table:table-cell>
          <table:table-cell table:formula="of:=ABS(1-SQRT([.C20]^2+[.B20]^2))*100" office:value-type="float" office:value="0.657159291673159" calcext:value-type="float">
            <text:p>0.657159291673159</text:p>
          </table:table-cell>
          <table:table-cell table:formula="of:=(ATAN2([.A20];[.B20])-ATAN2([.C20];[.B20]))*180/PI()" office:value-type="float" office:value="0.433295022459703" calcext:value-type="float">
            <text:p>0.433295022459703</text:p>
          </table:table-cell>
          <table:table-cell table:number-columns-repeated="59"/>
        </table:table-row>
        <table:table-row table:style-name="ro1">
          <table:table-cell office:value-type="float" office:value="-0.64" calcext:value-type="float">
            <text:p>-0.64</text:p>
          </table:table-cell>
          <table:table-cell table:formula="of:=SQRT(1-[.A21]^2)" office:value-type="float" office:value="0.768374908491942" calcext:value-type="float">
            <text:p>0.768374908491942</text:p>
          </table:table-cell>
          <table:table-cell table:formula="of:=[.A21]+[.$C$2]" office:value-type="float" office:value="-0.63" calcext:value-type="float">
            <text:p>-0.63</text:p>
          </table:table-cell>
          <table:table-cell table:formula="of:=ABS(1-SQRT([.C21]^2+[.B21]^2))*100" office:value-type="float" office:value="0.637029029924829" calcext:value-type="float">
            <text:p>0.637029029924829</text:p>
          </table:table-cell>
          <table:table-cell table:formula="of:=(ATAN2([.A21];[.B21])-ATAN2([.C21];[.B21]))*180/PI()" office:value-type="float" office:value="0.443073286730706" calcext:value-type="float">
            <text:p>0.443073286730706</text:p>
          </table:table-cell>
          <table:table-cell table:number-columns-repeated="59"/>
        </table:table-row>
        <table:table-row table:style-name="ro1">
          <table:table-cell office:value-type="float" office:value="-0.62" calcext:value-type="float">
            <text:p>-0.62</text:p>
          </table:table-cell>
          <table:table-cell table:formula="of:=SQRT(1-[.A22]^2)" office:value-type="float" office:value="0.784601809837321" calcext:value-type="float">
            <text:p>0.784601809837321</text:p>
          </table:table-cell>
          <table:table-cell table:formula="of:=[.A22]+[.$C$2]" office:value-type="float" office:value="-0.61" calcext:value-type="float">
            <text:p>-0.61</text:p>
          </table:table-cell>
          <table:table-cell table:formula="of:=ABS(1-SQRT([.C22]^2+[.B22]^2))*100" office:value-type="float" office:value="0.616902845604583" calcext:value-type="float">
            <text:p>0.616902845604583</text:p>
          </table:table-cell>
          <table:table-cell table:formula="of:=(ATAN2([.A22];[.B22])-ATAN2([.C22];[.B22]))*180/PI()" office:value-type="float" office:value="0.452338884357001" calcext:value-type="float">
            <text:p>0.452338884357001</text:p>
          </table:table-cell>
          <table:table-cell table:number-columns-repeated="59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formula="of:=SQRT(1-[.A23]^2)" office:value-type="float" office:value="0.8" calcext:value-type="float">
            <text:p>0.8</text:p>
          </table:table-cell>
          <table:table-cell table:formula="of:=[.A23]+[.$C$2]" office:value-type="float" office:value="-0.59" calcext:value-type="float">
            <text:p>-0.59</text:p>
          </table:table-cell>
          <table:table-cell table:formula="of:=ABS(1-SQRT([.C23]^2+[.B23]^2))*100" office:value-type="float" office:value="0.596780736235714" calcext:value-type="float">
            <text:p>0.596780736235714</text:p>
          </table:table-cell>
          <table:table-cell table:formula="of:=(ATAN2([.A23];[.B23])-ATAN2([.C23];[.B23]))*180/PI()" office:value-type="float" office:value="0.461123078071686" calcext:value-type="float">
            <text:p>0.461123078071686</text:p>
          </table:table-cell>
          <table:table-cell table:number-columns-repeated="59"/>
        </table:table-row>
        <table:table-row table:style-name="ro1">
          <table:table-cell office:value-type="float" office:value="-0.58" calcext:value-type="float">
            <text:p>-0.58</text:p>
          </table:table-cell>
          <table:table-cell table:formula="of:=SQRT(1-[.A24]^2)" office:value-type="float" office:value="0.814616474176652" calcext:value-type="float">
            <text:p>0.814616474176652</text:p>
          </table:table-cell>
          <table:table-cell table:formula="of:=[.A24]+[.$C$2]" office:value-type="float" office:value="-0.57" calcext:value-type="float">
            <text:p>-0.57</text:p>
          </table:table-cell>
          <table:table-cell table:formula="of:=ABS(1-SQRT([.C24]^2+[.B24]^2))*100" office:value-type="float" office:value="0.576662699344077" calcext:value-type="float">
            <text:p>0.576662699344077</text:p>
          </table:table-cell>
          <table:table-cell table:formula="of:=(ATAN2([.A24];[.B24])-ATAN2([.C24];[.B24]))*180/PI()" office:value-type="float" office:value="0.469453243031981" calcext:value-type="float">
            <text:p>0.469453243031981</text:p>
          </table:table-cell>
          <table:table-cell table:number-columns-repeated="59"/>
        </table:table-row>
        <table:table-row table:style-name="ro1">
          <table:table-cell office:value-type="float" office:value="-0.56" calcext:value-type="float">
            <text:p>-0.56</text:p>
          </table:table-cell>
          <table:table-cell table:formula="of:=SQRT(1-[.A25]^2)" office:value-type="float" office:value="0.828492607088319" calcext:value-type="float">
            <text:p>0.828492607088319</text:p>
          </table:table-cell>
          <table:table-cell table:formula="of:=[.A25]+[.$C$2]" office:value-type="float" office:value="-0.55" calcext:value-type="float">
            <text:p>-0.55</text:p>
          </table:table-cell>
          <table:table-cell table:formula="of:=ABS(1-SQRT([.C25]^2+[.B25]^2))*100" office:value-type="float" office:value="0.556548732458007" calcext:value-type="float">
            <text:p>0.556548732458007</text:p>
          </table:table-cell>
          <table:table-cell table:formula="of:=(ATAN2([.A25];[.B25])-ATAN2([.C25];[.B25]))*180/PI()" office:value-type="float" office:value="0.477353493853669" calcext:value-type="float">
            <text:p>0.477353493853669</text:p>
          </table:table-cell>
          <table:table-cell table:number-columns-repeated="59"/>
        </table:table-row>
        <table:table-row table:style-name="ro1">
          <table:table-cell office:value-type="float" office:value="-0.54" calcext:value-type="float">
            <text:p>-0.54</text:p>
          </table:table-cell>
          <table:table-cell table:formula="of:=SQRT(1-[.A26]^2)" office:value-type="float" office:value="0.841665016500032" calcext:value-type="float">
            <text:p>0.841665016500032</text:p>
          </table:table-cell>
          <table:table-cell table:formula="of:=[.A26]+[.$C$2]" office:value-type="float" office:value="-0.53" calcext:value-type="float">
            <text:p>-0.53</text:p>
          </table:table-cell>
          <table:table-cell table:formula="of:=ABS(1-SQRT([.C26]^2+[.B26]^2))*100" office:value-type="float" office:value="0.536438833108333" calcext:value-type="float">
            <text:p>0.536438833108333</text:p>
          </table:table-cell>
          <table:table-cell table:formula="of:=(ATAN2([.A26];[.B26])-ATAN2([.C26];[.B26]))*180/PI()" office:value-type="float" office:value="0.484845185343051" calcext:value-type="float">
            <text:p>0.484845185343051</text:p>
          </table:table-cell>
          <table:table-cell table:number-columns-repeated="59"/>
        </table:table-row>
        <table:table-row table:style-name="ro1">
          <table:table-cell office:value-type="float" office:value="-0.52" calcext:value-type="float">
            <text:p>-0.52</text:p>
          </table:table-cell>
          <table:table-cell table:formula="of:=SQRT(1-[.A27]^2)" office:value-type="float" office:value="0.854166260162505" calcext:value-type="float">
            <text:p>0.854166260162505</text:p>
          </table:table-cell>
          <table:table-cell table:formula="of:=[.A27]+[.$C$2]" office:value-type="float" office:value="-0.51" calcext:value-type="float">
            <text:p>-0.51</text:p>
          </table:table-cell>
          <table:table-cell table:formula="of:=ABS(1-SQRT([.C27]^2+[.B27]^2))*100" office:value-type="float" office:value="0.516332998828384" calcext:value-type="float">
            <text:p>0.516332998828384</text:p>
          </table:table-cell>
          <table:table-cell table:formula="of:=(ATAN2([.A27];[.B27])-ATAN2([.C27];[.B27]))*180/PI()" office:value-type="float" office:value="0.491947316683488" calcext:value-type="float">
            <text:p>0.491947316683488</text:p>
          </table:table-cell>
          <table:table-cell table:number-columns-repeated="59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SQRT(1-[.A28]^2)" office:value-type="float" office:value="0.866025403784439" calcext:value-type="float">
            <text:p>0.866025403784439</text:p>
          </table:table-cell>
          <table:table-cell table:formula="of:=[.A28]+[.$C$2]" office:value-type="float" office:value="-0.49" calcext:value-type="float">
            <text:p>-0.49</text:p>
          </table:table-cell>
          <table:table-cell table:formula="of:=ABS(1-SQRT([.C28]^2+[.B28]^2))*100" office:value-type="float" office:value="0.49623122715402" calcext:value-type="float">
            <text:p>0.49623122715402</text:p>
          </table:table-cell>
          <table:table-cell table:formula="of:=(ATAN2([.A28];[.B28])-ATAN2([.C28];[.B28]))*180/PI()" office:value-type="float" office:value="0.498676860867709" calcext:value-type="float">
            <text:p>0.498676860867709</text:p>
          </table:table-cell>
          <table:table-cell table:number-columns-repeated="59"/>
        </table:table-row>
        <table:table-row table:style-name="ro1">
          <table:table-cell office:value-type="float" office:value="-0.48" calcext:value-type="float">
            <text:p>-0.48</text:p>
          </table:table-cell>
          <table:table-cell table:formula="of:=SQRT(1-[.A29]^2)" office:value-type="float" office:value="0.877268487978452" calcext:value-type="float">
            <text:p>0.877268487978452</text:p>
          </table:table-cell>
          <table:table-cell table:formula="of:=[.A29]+[.$C$2]" office:value-type="float" office:value="-0.47" calcext:value-type="float">
            <text:p>-0.47</text:p>
          </table:table-cell>
          <table:table-cell table:formula="of:=ABS(1-SQRT([.C29]^2+[.B29]^2))*100" office:value-type="float" office:value="0.4761335156235" calcext:value-type="float">
            <text:p>0.4761335156235</text:p>
          </table:table-cell>
          <table:table-cell table:formula="of:=(ATAN2([.A29];[.B29])-ATAN2([.C29];[.B29]))*180/PI()" office:value-type="float" office:value="0.50504903556945" calcext:value-type="float">
            <text:p>0.50504903556945</text:p>
          </table:table-cell>
          <table:table-cell table:number-columns-repeated="59"/>
        </table:table-row>
        <table:table-row table:style-name="ro1">
          <table:table-cell office:value-type="float" office:value="-0.46" calcext:value-type="float">
            <text:p>-0.46</text:p>
          </table:table-cell>
          <table:table-cell table:formula="of:=SQRT(1-[.A30]^2)" office:value-type="float" office:value="0.887918915216924" calcext:value-type="float">
            <text:p>0.887918915216924</text:p>
          </table:table-cell>
          <table:table-cell table:formula="of:=[.A30]+[.$C$2]" office:value-type="float" office:value="-0.45" calcext:value-type="float">
            <text:p>-0.45</text:p>
          </table:table-cell>
          <table:table-cell table:formula="of:=ABS(1-SQRT([.C30]^2+[.B30]^2))*100" office:value-type="float" office:value="0.456039861777646" calcext:value-type="float">
            <text:p>0.456039861777646</text:p>
          </table:table-cell>
          <table:table-cell table:formula="of:=(ATAN2([.A30];[.B30])-ATAN2([.C30];[.B30]))*180/PI()" office:value-type="float" office:value="0.511077527645017" calcext:value-type="float">
            <text:p>0.511077527645017</text:p>
          </table:table-cell>
          <table:table-cell table:number-columns-repeated="59"/>
        </table:table-row>
        <table:table-row table:style-name="ro1">
          <table:table-cell office:value-type="float" office:value="-0.44" calcext:value-type="float">
            <text:p>-0.44</text:p>
          </table:table-cell>
          <table:table-cell table:formula="of:=SQRT(1-[.A31]^2)" office:value-type="float" office:value="0.897997772825746" calcext:value-type="float">
            <text:p>0.897997772825746</text:p>
          </table:table-cell>
          <table:table-cell table:formula="of:=[.A31]+[.$C$2]" office:value-type="float" office:value="-0.43" calcext:value-type="float">
            <text:p>-0.43</text:p>
          </table:table-cell>
          <table:table-cell table:formula="of:=ABS(1-SQRT([.C31]^2+[.B31]^2))*100" office:value-type="float" office:value="0.435950263159757" calcext:value-type="float">
            <text:p>0.435950263159757</text:p>
          </table:table-cell>
          <table:table-cell table:formula="of:=(ATAN2([.A31];[.B31])-ATAN2([.C31];[.B31]))*180/PI()" office:value-type="float" office:value="0.516774680554237" calcext:value-type="float">
            <text:p>0.516774680554237</text:p>
          </table:table-cell>
          <table:table-cell table:number-columns-repeated="59"/>
        </table:table-row>
        <table:table-row table:style-name="ro1">
          <table:table-cell office:value-type="float" office:value="-0.42" calcext:value-type="float">
            <text:p>-0.42</text:p>
          </table:table-cell>
          <table:table-cell table:formula="of:=SQRT(1-[.A32]^2)" office:value-type="float" office:value="0.907524104363074" calcext:value-type="float">
            <text:p>0.907524104363074</text:p>
          </table:table-cell>
          <table:table-cell table:formula="of:=[.A32]+[.$C$2]" office:value-type="float" office:value="-0.41" calcext:value-type="float">
            <text:p>-0.41</text:p>
          </table:table-cell>
          <table:table-cell table:formula="of:=ABS(1-SQRT([.C32]^2+[.B32]^2))*100" office:value-type="float" office:value="0.415864717315539" calcext:value-type="float">
            <text:p>0.415864717315539</text:p>
          </table:table-cell>
          <table:table-cell table:formula="of:=(ATAN2([.A32];[.B32])-ATAN2([.C32];[.B32]))*180/PI()" office:value-type="float" office:value="0.522151651857099" calcext:value-type="float">
            <text:p>0.522151651857099</text:p>
          </table:table-cell>
          <table:table-cell table:number-columns-repeated="59"/>
        </table:table-row>
        <table:table-row table:style-name="ro1">
          <table:table-cell office:value-type="float" office:value="-0.4" calcext:value-type="float">
            <text:p>-0.4</text:p>
          </table:table-cell>
          <table:table-cell table:formula="of:=SQRT(1-[.A33]^2)" office:value-type="float" office:value="0.916515138991168" calcext:value-type="float">
            <text:p>0.916515138991168</text:p>
          </table:table-cell>
          <table:table-cell table:formula="of:=[.A33]+[.$C$2]" office:value-type="float" office:value="-0.39" calcext:value-type="float">
            <text:p>-0.39</text:p>
          </table:table-cell>
          <table:table-cell table:formula="of:=ABS(1-SQRT([.C33]^2+[.B33]^2))*100" office:value-type="float" office:value="0.395783221793267" calcext:value-type="float">
            <text:p>0.395783221793267</text:p>
          </table:table-cell>
          <table:table-cell table:formula="of:=(ATAN2([.A33];[.B33])-ATAN2([.C33];[.B33]))*180/PI()" office:value-type="float" office:value="0.527218546355553" calcext:value-type="float">
            <text:p>0.527218546355553</text:p>
          </table:table-cell>
          <table:table-cell table:number-columns-repeated="59"/>
        </table:table-row>
        <table:table-row table:style-name="ro1">
          <table:table-cell office:value-type="float" office:value="-0.38" calcext:value-type="float">
            <text:p>-0.38</text:p>
          </table:table-cell>
          <table:table-cell table:formula="of:=SQRT(1-[.A34]^2)" office:value-type="float" office:value="0.924986486387774" calcext:value-type="float">
            <text:p>0.924986486387774</text:p>
          </table:table-cell>
          <table:table-cell table:formula="of:=[.A34]+[.$C$2]" office:value-type="float" office:value="-0.37" calcext:value-type="float">
            <text:p>-0.37</text:p>
          </table:table-cell>
          <table:table-cell table:formula="of:=ABS(1-SQRT([.C34]^2+[.B34]^2))*100" office:value-type="float" office:value="0.37570577414362" calcext:value-type="float">
            <text:p>0.37570577414362</text:p>
          </table:table-cell>
          <table:table-cell table:formula="of:=(ATAN2([.A34];[.B34])-ATAN2([.C34];[.B34]))*180/PI()" office:value-type="float" office:value="0.531984529254782" calcext:value-type="float">
            <text:p>0.531984529254782</text:p>
          </table:table-cell>
          <table:table-cell table:number-columns-repeated="59"/>
        </table:table-row>
        <table:table-row table:style-name="ro1">
          <table:table-cell office:value-type="float" office:value="-0.36" calcext:value-type="float">
            <text:p>-0.36</text:p>
          </table:table-cell>
          <table:table-cell table:formula="of:=SQRT(1-[.A35]^2)" office:value-type="float" office:value="0.932952303175248" calcext:value-type="float">
            <text:p>0.932952303175248</text:p>
          </table:table-cell>
          <table:table-cell table:formula="of:=[.A35]+[.$C$2]" office:value-type="float" office:value="-0.35" calcext:value-type="float">
            <text:p>-0.35</text:p>
          </table:table-cell>
          <table:table-cell table:formula="of:=ABS(1-SQRT([.C35]^2+[.B35]^2))*100" office:value-type="float" office:value="0.35563237191979" calcext:value-type="float">
            <text:p>0.35563237191979</text:p>
          </table:table-cell>
          <table:table-cell table:formula="of:=(ATAN2([.A35];[.B35])-ATAN2([.C35];[.B35]))*180/PI()" office:value-type="float" office:value="0.536457922809866" calcext:value-type="float">
            <text:p>0.536457922809866</text:p>
          </table:table-cell>
          <table:table-cell table:number-columns-repeated="59"/>
        </table:table-row>
        <table:table-row table:style-name="ro1">
          <table:table-cell office:value-type="float" office:value="-0.34" calcext:value-type="float">
            <text:p>-0.34</text:p>
          </table:table-cell>
          <table:table-cell table:formula="of:=SQRT(1-[.A36]^2)" office:value-type="float" office:value="0.9404254356407" calcext:value-type="float">
            <text:p>0.9404254356407</text:p>
          </table:table-cell>
          <table:table-cell table:formula="of:=[.A36]+[.$C$2]" office:value-type="float" office:value="-0.33" calcext:value-type="float">
            <text:p>-0.33</text:p>
          </table:table-cell>
          <table:table-cell table:formula="of:=ABS(1-SQRT([.C36]^2+[.B36]^2))*100" office:value-type="float" office:value="0.335563012677387" calcext:value-type="float">
            <text:p>0.335563012677387</text:p>
          </table:table-cell>
          <table:table-cell table:formula="of:=(ATAN2([.A36];[.B36])-ATAN2([.C36];[.B36]))*180/PI()" office:value-type="float" office:value="0.540646289225192" calcext:value-type="float">
            <text:p>0.540646289225192</text:p>
          </table:table-cell>
          <table:table-cell table:number-columns-repeated="59"/>
        </table:table-row>
        <table:table-row table:style-name="ro1">
          <table:table-cell office:value-type="float" office:value="-0.32" calcext:value-type="float">
            <text:p>-0.32</text:p>
          </table:table-cell>
          <table:table-cell table:formula="of:=SQRT(1-[.A37]^2)" office:value-type="float" office:value="0.947417542586161" calcext:value-type="float">
            <text:p>0.947417542586161</text:p>
          </table:table-cell>
          <table:table-cell table:formula="of:=[.A37]+[.$C$2]" office:value-type="float" office:value="-0.31" calcext:value-type="float">
            <text:p>-0.31</text:p>
          </table:table-cell>
          <table:table-cell table:formula="of:=ABS(1-SQRT([.C37]^2+[.B37]^2))*100" office:value-type="float" office:value="0.315497693974531" calcext:value-type="float">
            <text:p>0.315497693974531</text:p>
          </table:table-cell>
          <table:table-cell table:formula="of:=(ATAN2([.A37];[.B37])-ATAN2([.C37];[.B37]))*180/PI()" office:value-type="float" office:value="0.544556502032737" calcext:value-type="float">
            <text:p>0.544556502032737</text:p>
          </table:table-cell>
          <table:table-cell table:number-columns-repeated="59"/>
        </table:table-row>
        <table:table-row table:style-name="ro1">
          <table:table-cell office:value-type="float" office:value="-0.3" calcext:value-type="float">
            <text:p>-0.3</text:p>
          </table:table-cell>
          <table:table-cell table:formula="of:=SQRT(1-[.A38]^2)" office:value-type="float" office:value="0.953939201416946" calcext:value-type="float">
            <text:p>0.953939201416946</text:p>
          </table:table-cell>
          <table:table-cell table:formula="of:=[.A38]+[.$C$2]" office:value-type="float" office:value="-0.29" calcext:value-type="float">
            <text:p>-0.29</text:p>
          </table:table-cell>
          <table:table-cell table:formula="of:=ABS(1-SQRT([.C38]^2+[.B38]^2))*100" office:value-type="float" office:value="0.29543641337173" calcext:value-type="float">
            <text:p>0.29543641337173</text:p>
          </table:table-cell>
          <table:table-cell table:formula="of:=(ATAN2([.A38];[.B38])-ATAN2([.C38];[.B38]))*180/PI()" office:value-type="float" office:value="0.548194807751453" calcext:value-type="float">
            <text:p>0.548194807751453</text:p>
          </table:table-cell>
          <table:table-cell table:number-columns-repeated="59"/>
        </table:table-row>
        <table:table-row table:style-name="ro1">
          <table:table-cell office:value-type="float" office:value="-0.28" calcext:value-type="float">
            <text:p>-0.28</text:p>
          </table:table-cell>
          <table:table-cell table:formula="of:=SQRT(1-[.A39]^2)" office:value-type="float" office:value="0.96" calcext:value-type="float">
            <text:p>0.96</text:p>
          </table:table-cell>
          <table:table-cell table:formula="of:=[.A39]+[.$C$2]" office:value-type="float" office:value="-0.27" calcext:value-type="float">
            <text:p>-0.27</text:p>
          </table:table-cell>
          <table:table-cell table:formula="of:=ABS(1-SQRT([.C39]^2+[.B39]^2))*100" office:value-type="float" office:value="0.275379168432033" calcext:value-type="float">
            <text:p>0.275379168432033</text:p>
          </table:table-cell>
          <table:table-cell table:formula="of:=(ATAN2([.A39];[.B39])-ATAN2([.C39];[.B39]))*180/PI()" office:value-type="float" office:value="0.551566879296224" calcext:value-type="float">
            <text:p>0.551566879296224</text:p>
          </table:table-cell>
          <table:table-cell table:number-columns-repeated="59"/>
        </table:table-row>
        <table:table-row table:style-name="ro1">
          <table:table-cell office:value-type="float" office:value="-0.26" calcext:value-type="float">
            <text:p>-0.26</text:p>
          </table:table-cell>
          <table:table-cell table:formula="of:=SQRT(1-[.A40]^2)" office:value-type="float" office:value="0.965608616365865" calcext:value-type="float">
            <text:p>0.965608616365865</text:p>
          </table:table-cell>
          <table:table-cell table:formula="of:=[.A40]+[.$C$2]" office:value-type="float" office:value="-0.25" calcext:value-type="float">
            <text:p>-0.25</text:p>
          </table:table-cell>
          <table:table-cell table:formula="of:=ABS(1-SQRT([.C40]^2+[.B40]^2))*100" office:value-type="float" office:value="0.255325956720875" calcext:value-type="float">
            <text:p>0.255325956720875</text:p>
          </table:table-cell>
          <table:table-cell table:formula="of:=(ATAN2([.A40];[.B40])-ATAN2([.C40];[.B40]))*180/PI()" office:value-type="float" office:value="0.554677862339159" calcext:value-type="float">
            <text:p>0.554677862339159</text:p>
          </table:table-cell>
          <table:table-cell table:number-columns-repeated="59"/>
        </table:table-row>
        <table:table-row table:style-name="ro1">
          <table:table-cell office:value-type="float" office:value="-0.24" calcext:value-type="float">
            <text:p>-0.24</text:p>
          </table:table-cell>
          <table:table-cell table:formula="of:=SQRT(1-[.A41]^2)" office:value-type="float" office:value="0.970772887960928" calcext:value-type="float">
            <text:p>0.970772887960928</text:p>
          </table:table-cell>
          <table:table-cell table:formula="of:=[.A41]+[.$C$2]" office:value-type="float" office:value="-0.23" calcext:value-type="float">
            <text:p>-0.23</text:p>
          </table:table-cell>
          <table:table-cell table:formula="of:=ABS(1-SQRT([.C41]^2+[.B41]^2))*100" office:value-type="float" office:value="0.23527677580617" calcext:value-type="float">
            <text:p>0.23527677580617</text:p>
          </table:table-cell>
          <table:table-cell table:formula="of:=(ATAN2([.A41];[.B41])-ATAN2([.C41];[.B41]))*180/PI()" office:value-type="float" office:value="0.557532415613426" calcext:value-type="float">
            <text:p>0.557532415613426</text:p>
          </table:table-cell>
          <table:table-cell table:number-columns-repeated="59"/>
        </table:table-row>
        <table:table-row table:style-name="ro1">
          <table:table-cell office:value-type="float" office:value="-0.22" calcext:value-type="float">
            <text:p>-0.22</text:p>
          </table:table-cell>
          <table:table-cell table:formula="of:=SQRT(1-[.A42]^2)" office:value-type="float" office:value="0.975499871860576" calcext:value-type="float">
            <text:p>0.975499871860576</text:p>
          </table:table-cell>
          <table:table-cell table:formula="of:=[.A42]+[.$C$2]" office:value-type="float" office:value="-0.21" calcext:value-type="float">
            <text:p>-0.21</text:p>
          </table:table-cell>
          <table:table-cell table:formula="of:=ABS(1-SQRT([.C42]^2+[.B42]^2))*100" office:value-type="float" office:value="0.215231623258261" calcext:value-type="float">
            <text:p>0.215231623258261</text:p>
          </table:table-cell>
          <table:table-cell table:formula="of:=(ATAN2([.A42];[.B42])-ATAN2([.C42];[.B42]))*180/PI()" office:value-type="float" office:value="0.560134745977853" calcext:value-type="float">
            <text:p>0.560134745977853</text:p>
          </table:table-cell>
          <table:table-cell table:number-columns-repeated="59"/>
        </table:table-row>
        <table:table-row table:style-name="ro1">
          <table:table-cell office:value-type="float" office:value="-0.2" calcext:value-type="float">
            <text:p>-0.2</text:p>
          </table:table-cell>
          <table:table-cell table:formula="of:=SQRT(1-[.A43]^2)" office:value-type="float" office:value="0.979795897113271" calcext:value-type="float">
            <text:p>0.979795897113271</text:p>
          </table:table-cell>
          <table:table-cell table:formula="of:=[.A43]+[.$C$2]" office:value-type="float" office:value="-0.19" calcext:value-type="float">
            <text:p>-0.19</text:p>
          </table:table-cell>
          <table:table-cell table:formula="of:=ABS(1-SQRT([.C43]^2+[.B43]^2))*100" office:value-type="float" office:value="0.195190496649911" calcext:value-type="float">
            <text:p>0.195190496649911</text:p>
          </table:table-cell>
          <table:table-cell table:formula="of:=(ATAN2([.A43];[.B43])-ATAN2([.C43];[.B43]))*180/PI()" office:value-type="float" office:value="0.562488638921777" calcext:value-type="float">
            <text:p>0.562488638921777</text:p>
          </table:table-cell>
          <table:table-cell table:number-columns-repeated="59"/>
        </table:table-row>
        <table:table-row table:style-name="ro1">
          <table:table-cell office:value-type="float" office:value="-0.18" calcext:value-type="float">
            <text:p>-0.18</text:p>
          </table:table-cell>
          <table:table-cell table:formula="of:=SQRT(1-[.A44]^2)" office:value-type="float" office:value="0.983666610188635" calcext:value-type="float">
            <text:p>0.983666610188635</text:p>
          </table:table-cell>
          <table:table-cell table:formula="of:=[.A44]+[.$C$2]" office:value-type="float" office:value="-0.17" calcext:value-type="float">
            <text:p>-0.17</text:p>
          </table:table-cell>
          <table:table-cell table:formula="of:=ABS(1-SQRT([.C44]^2+[.B44]^2))*100" office:value-type="float" office:value="0.175153393556371" calcext:value-type="float">
            <text:p>0.175153393556371</text:p>
          </table:table-cell>
          <table:table-cell table:formula="of:=(ATAN2([.A44];[.B44])-ATAN2([.C44];[.B44]))*180/PI()" office:value-type="float" office:value="0.564597485074753" calcext:value-type="float">
            <text:p>0.564597485074753</text:p>
          </table:table-cell>
          <table:table-cell table:number-columns-repeated="59"/>
        </table:table-row>
        <table:table-row table:style-name="ro1">
          <table:table-cell office:value-type="float" office:value="-0.16" calcext:value-type="float">
            <text:p>-0.16</text:p>
          </table:table-cell>
          <table:table-cell table:formula="of:=SQRT(1-[.A45]^2)" office:value-type="float" office:value="0.987117014340245" calcext:value-type="float">
            <text:p>0.987117014340245</text:p>
          </table:table-cell>
          <table:table-cell table:formula="of:=[.A45]+[.$C$2]" office:value-type="float" office:value="-0.15" calcext:value-type="float">
            <text:p>-0.15</text:p>
          </table:table-cell>
          <table:table-cell table:formula="of:=ABS(1-SQRT([.C45]^2+[.B45]^2))*100" office:value-type="float" office:value="0.155120311555279" calcext:value-type="float">
            <text:p>0.155120311555279</text:p>
          </table:table-cell>
          <table:table-cell table:formula="of:=(ATAN2([.A45];[.B45])-ATAN2([.C45];[.B45]))*180/PI()" office:value-type="float" office:value="0.566464303192218" calcext:value-type="float">
            <text:p>0.566464303192218</text:p>
          </table:table-cell>
          <table:table-cell table:number-columns-repeated="59"/>
        </table:table-row>
        <table:table-row table:style-name="ro1">
          <table:table-cell office:value-type="float" office:value="-0.14" calcext:value-type="float">
            <text:p>-0.14</text:p>
          </table:table-cell>
          <table:table-cell table:formula="of:=SQRT(1-[.A46]^2)" office:value-type="float" office:value="0.990151503558925" calcext:value-type="float">
            <text:p>0.990151503558925</text:p>
          </table:table-cell>
          <table:table-cell table:formula="of:=[.A46]+[.$C$2]" office:value-type="float" office:value="-0.13" calcext:value-type="float">
            <text:p>-0.13</text:p>
          </table:table-cell>
          <table:table-cell table:formula="of:=ABS(1-SQRT([.C46]^2+[.B46]^2))*100" office:value-type="float" office:value="0.135091248226737" calcext:value-type="float">
            <text:p>0.135091248226737</text:p>
          </table:table-cell>
          <table:table-cell table:formula="of:=(ATAN2([.A46];[.B46])-ATAN2([.C46];[.B46]))*180/PI()" office:value-type="float" office:value="0.568091760009506" calcext:value-type="float">
            <text:p>0.568091760009506</text:p>
          </table:table-cell>
          <table:table-cell table:number-columns-repeated="59"/>
        </table:table-row>
        <table:table-row table:style-name="ro1">
          <table:table-cell office:value-type="float" office:value="-0.12" calcext:value-type="float">
            <text:p>-0.12</text:p>
          </table:table-cell>
          <table:table-cell table:formula="of:=SQRT(1-[.A47]^2)" office:value-type="float" office:value="0.992773891679268" calcext:value-type="float">
            <text:p>0.992773891679268</text:p>
          </table:table-cell>
          <table:table-cell table:formula="of:=[.A47]+[.$C$2]" office:value-type="float" office:value="-0.11" calcext:value-type="float">
            <text:p>-0.11</text:p>
          </table:table-cell>
          <table:table-cell table:formula="of:=ABS(1-SQRT([.C47]^2+[.B47]^2))*100" office:value-type="float" office:value="0.115066201153236" calcext:value-type="float">
            <text:p>0.115066201153236</text:p>
          </table:table-cell>
          <table:table-cell table:formula="of:=(ATAN2([.A47];[.B47])-ATAN2([.C47];[.B47]))*180/PI()" office:value-type="float" office:value="0.569482187291876" calcext:value-type="float">
            <text:p>0.569482187291876</text:p>
          </table:table-cell>
          <table:table-cell table:number-columns-repeated="59"/>
        </table:table-row>
        <table:table-row table:style-name="ro1">
          <table:table-cell office:value-type="float" office:value="-0.1" calcext:value-type="float">
            <text:p>-0.1</text:p>
          </table:table-cell>
          <table:table-cell table:formula="of:=SQRT(1-[.A48]^2)" office:value-type="float" office:value="0.99498743710662" calcext:value-type="float">
            <text:p>0.99498743710662</text:p>
          </table:table-cell>
          <table:table-cell table:formula="of:=[.A48]+[.$C$2]" office:value-type="float" office:value="-0.09" calcext:value-type="float">
            <text:p>-0.09</text:p>
          </table:table-cell>
          <table:table-cell table:formula="of:=ABS(1-SQRT([.C48]^2+[.B48]^2))*100" office:value-type="float" office:value="0.0950451679197273" calcext:value-type="float">
            <text:p>0.095045167919727</text:p>
          </table:table-cell>
          <table:table-cell table:formula="of:=(ATAN2([.A48];[.B48])-ATAN2([.C48];[.B48]))*180/PI()" office:value-type="float" office:value="0.570637596351868" calcext:value-type="float">
            <text:p>0.570637596351868</text:p>
          </table:table-cell>
          <table:table-cell table:number-columns-repeated="59"/>
        </table:table-row>
        <table:table-row table:style-name="ro1">
          <table:table-cell office:value-type="float" office:value="-0.08" calcext:value-type="float">
            <text:p>-0.08</text:p>
          </table:table-cell>
          <table:table-cell table:formula="of:=SQRT(1-[.A49]^2)" office:value-type="float" office:value="0.996794863550169" calcext:value-type="float">
            <text:p>0.996794863550169</text:p>
          </table:table-cell>
          <table:table-cell table:formula="of:=[.A49]+[.$C$2]" office:value-type="float" office:value="-0.07" calcext:value-type="float">
            <text:p>-0.07</text:p>
          </table:table-cell>
          <table:table-cell table:formula="of:=ABS(1-SQRT([.C49]^2+[.B49]^2))*100" office:value-type="float" office:value="0.0750281461135427" calcext:value-type="float">
            <text:p>0.075028146113543</text:p>
          </table:table-cell>
          <table:table-cell table:formula="of:=(ATAN2([.A49];[.B49])-ATAN2([.C49];[.B49]))*180/PI()" office:value-type="float" office:value="0.571559690259279" calcext:value-type="float">
            <text:p>0.571559690259279</text:p>
          </table:table-cell>
          <table:table-cell table:number-columns-repeated="59"/>
        </table:table-row>
        <table:table-row table:style-name="ro1">
          <table:table-cell office:value-type="float" office:value="-0.06" calcext:value-type="float">
            <text:p>-0.06</text:p>
          </table:table-cell>
          <table:table-cell table:formula="of:=SQRT(1-[.A50]^2)" office:value-type="float" office:value="0.998198377077422" calcext:value-type="float">
            <text:p>0.998198377077422</text:p>
          </table:table-cell>
          <table:table-cell table:formula="of:=[.A50]+[.$C$2]" office:value-type="float" office:value="-0.05" calcext:value-type="float">
            <text:p>-0.05</text:p>
          </table:table-cell>
          <table:table-cell table:formula="of:=ABS(1-SQRT([.C50]^2+[.B50]^2))*100" office:value-type="float" office:value="0.0550151333244764" calcext:value-type="float">
            <text:p>0.055015133324476</text:p>
          </table:table-cell>
          <table:table-cell table:formula="of:=(ATAN2([.A50];[.B50])-ATAN2([.C50];[.B50]))*180/PI()" office:value-type="float" office:value="0.572249873927234" calcext:value-type="float">
            <text:p>0.572249873927234</text:p>
          </table:table-cell>
          <table:table-cell table:number-columns-repeated="59"/>
        </table:table-row>
        <table:table-row table:style-name="ro1">
          <table:table-cell office:value-type="float" office:value="-0.04" calcext:value-type="float">
            <text:p>-0.04</text:p>
          </table:table-cell>
          <table:table-cell table:formula="of:=SQRT(1-[.A51]^2)" office:value-type="float" office:value="0.999199679743744" calcext:value-type="float">
            <text:p>0.999199679743744</text:p>
          </table:table-cell>
          <table:table-cell table:formula="of:=[.A51]+[.$C$2]" office:value-type="float" office:value="-0.03" calcext:value-type="float">
            <text:p>-0.03</text:p>
          </table:table-cell>
          <table:table-cell table:formula="of:=ABS(1-SQRT([.C51]^2+[.B51]^2))*100" office:value-type="float" office:value="0.0350061271446878" calcext:value-type="float">
            <text:p>0.035006127144688</text:p>
          </table:table-cell>
          <table:table-cell table:formula="of:=(ATAN2([.A51];[.B51])-ATAN2([.C51];[.B51]))*180/PI()" office:value-type="float" office:value="0.57270926222311" calcext:value-type="float">
            <text:p>0.57270926222311</text:p>
          </table:table-cell>
          <table:table-cell table:number-columns-repeated="59"/>
        </table:table-row>
        <table:table-row table:style-name="ro1">
          <table:table-cell office:value-type="float" office:value="-0.02" calcext:value-type="float">
            <text:p>-0.02</text:p>
          </table:table-cell>
          <table:table-cell table:formula="of:=SQRT(1-[.A52]^2)" office:value-type="float" office:value="0.999799979995999" calcext:value-type="float">
            <text:p>0.999799979995999</text:p>
          </table:table-cell>
          <table:table-cell table:formula="of:=[.A52]+[.$C$2]" office:value-type="float" office:value="-0.01" calcext:value-type="float">
            <text:p>-0.01</text:p>
          </table:table-cell>
          <table:table-cell table:formula="of:=ABS(1-SQRT([.C52]^2+[.B52]^2))*100" office:value-type="float" office:value="0.0150011251687787" calcext:value-type="float">
            <text:p>0.015001125168779</text:p>
          </table:table-cell>
          <table:table-cell table:formula="of:=(ATAN2([.A52];[.B52])-ATAN2([.C52];[.B52]))*180/PI()" office:value-type="float" office:value="0.572938686220897" calcext:value-type="float">
            <text:p>0.572938686220897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QRT(1-[.A53]^2)" office:value-type="float" office:value="1" calcext:value-type="float">
            <text:p>1</text:p>
          </table:table-cell>
          <table:table-cell table:formula="of:=[.A53]+[.$C$2]" office:value-type="float" office:value="0.01" calcext:value-type="float">
            <text:p>0.01</text:p>
          </table:table-cell>
          <table:table-cell table:formula="of:=ABS(1-SQRT([.C53]^2+[.B53]^2))*100" office:value-type="float" office:value="0.00499987500623966" calcext:value-type="float">
            <text:p>0.00499987500624</text:p>
          </table:table-cell>
          <table:table-cell table:formula="of:=(ATAN2([.A53];[.B53])-ATAN2([.C53];[.B53]))*180/PI()" office:value-type="float" office:value="0.572938697683477" calcext:value-type="float">
            <text:p>0.572938697683477</text:p>
          </table:table-cell>
          <table:table-cell table:number-columns-repeated="59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SQRT(1-[.A54]^2)" office:value-type="float" office:value="0.999799979995999" calcext:value-type="float">
            <text:p>0.999799979995999</text:p>
          </table:table-cell>
          <table:table-cell table:formula="of:=[.A54]+[.$C$2]" office:value-type="float" office:value="0.03" calcext:value-type="float">
            <text:p>0.03</text:p>
          </table:table-cell>
          <table:table-cell table:formula="of:=ABS(1-SQRT([.C54]^2+[.B54]^2))*100" office:value-type="float" office:value="0.0249968757810137" calcext:value-type="float">
            <text:p>0.024996875781014</text:p>
          </table:table-cell>
          <table:table-cell table:formula="of:=(ATAN2([.A54];[.B54])-ATAN2([.C54];[.B54]))*180/PI()" office:value-type="float" office:value="0.572709571837157" calcext:value-type="float">
            <text:p>0.572709571837157</text:p>
          </table:table-cell>
          <table:table-cell table:number-columns-repeated="59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formula="of:=SQRT(1-[.A55]^2)" office:value-type="float" office:value="0.999199679743744" calcext:value-type="float">
            <text:p>0.999199679743744</text:p>
          </table:table-cell>
          <table:table-cell table:formula="of:=[.A55]+[.$C$2]" office:value-type="float" office:value="0.05" calcext:value-type="float">
            <text:p>0.05</text:p>
          </table:table-cell>
          <table:table-cell table:formula="of:=ABS(1-SQRT([.C55]^2+[.B55]^2))*100" office:value-type="float" office:value="0.0449898795536807" calcext:value-type="float">
            <text:p>0.044989879553681</text:p>
          </table:table-cell>
          <table:table-cell table:formula="of:=(ATAN2([.A55];[.B55])-ATAN2([.C55];[.B55]))*180/PI()" office:value-type="float" office:value="0.572251308475622" calcext:value-type="float">
            <text:p>0.572251308475622</text:p>
          </table:table-cell>
          <table:table-cell table:number-columns-repeated="59"/>
        </table:table-row>
        <table:table-row table:style-name="ro1">
          <table:table-cell office:value-type="float" office:value="0.0600000000000001" calcext:value-type="float">
            <text:p>0.06</text:p>
          </table:table-cell>
          <table:table-cell table:formula="of:=SQRT(1-[.A56]^2)" office:value-type="float" office:value="0.998198377077422" calcext:value-type="float">
            <text:p>0.998198377077422</text:p>
          </table:table-cell>
          <table:table-cell table:formula="of:=[.A56]+[.$C$2]" office:value-type="float" office:value="0.0700000000000001" calcext:value-type="float">
            <text:p>0.07</text:p>
          </table:table-cell>
          <table:table-cell table:formula="of:=ABS(1-SQRT([.C56]^2+[.B56]^2))*100" office:value-type="float" office:value="0.0649788887201019" calcext:value-type="float">
            <text:p>0.064978888720102</text:p>
          </table:table-cell>
          <table:table-cell table:formula="of:=(ATAN2([.A56];[.B56])-ATAN2([.C56];[.B56]))*180/PI()" office:value-type="float" office:value="0.571563631407952" calcext:value-type="float">
            <text:p>0.571563631407952</text:p>
          </table:table-cell>
          <table:table-cell table:number-columns-repeated="59"/>
        </table:table-row>
        <table:table-row table:style-name="ro1">
          <table:table-cell office:value-type="float" office:value="0.0800000000000001" calcext:value-type="float">
            <text:p>0.08</text:p>
          </table:table-cell>
          <table:table-cell table:formula="of:=SQRT(1-[.A57]^2)" office:value-type="float" office:value="0.996794863550169" calcext:value-type="float">
            <text:p>0.996794863550169</text:p>
          </table:table-cell>
          <table:table-cell table:formula="of:=[.A57]+[.$C$2]" office:value-type="float" office:value="0.0900000000000001" calcext:value-type="float">
            <text:p>0.09</text:p>
          </table:table-cell>
          <table:table-cell table:formula="of:=ABS(1-SQRT([.C57]^2+[.B57]^2))*100" office:value-type="float" office:value="0.084963905673674" calcext:value-type="float">
            <text:p>0.084963905673674</text:p>
          </table:table-cell>
          <table:table-cell table:formula="of:=(ATAN2([.A57];[.B57])-ATAN2([.C57];[.B57]))*180/PI()" office:value-type="float" office:value="0.570645986240666" calcext:value-type="float">
            <text:p>0.570645986240666</text:p>
          </table:table-cell>
          <table:table-cell table:number-columns-repeated="59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SQRT(1-[.A58]^2)" office:value-type="float" office:value="0.99498743710662" calcext:value-type="float">
            <text:p>0.99498743710662</text:p>
          </table:table-cell>
          <table:table-cell table:formula="of:=[.A58]+[.$C$2]" office:value-type="float" office:value="0.11" calcext:value-type="float">
            <text:p>0.11</text:p>
          </table:table-cell>
          <table:table-cell table:formula="of:=ABS(1-SQRT([.C58]^2+[.B58]^2))*100" office:value-type="float" office:value="0.104944932805395" calcext:value-type="float">
            <text:p>0.104944932805395</text:p>
          </table:table-cell>
          <table:table-cell table:formula="of:=(ATAN2([.A58];[.B58])-ATAN2([.C58];[.B58]))*180/PI()" office:value-type="float" office:value="0.569497536461587" calcext:value-type="float">
            <text:p>0.569497536461587</text:p>
          </table:table-cell>
          <table:table-cell table:number-columns-repeated="59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formula="of:=SQRT(1-[.A59]^2)" office:value-type="float" office:value="0.992773891679268" calcext:value-type="float">
            <text:p>0.992773891679268</text:p>
          </table:table-cell>
          <table:table-cell table:formula="of:=[.A59]+[.$C$2]" office:value-type="float" office:value="0.13" calcext:value-type="float">
            <text:p>0.13</text:p>
          </table:table-cell>
          <table:table-cell table:formula="of:=ABS(1-SQRT([.C59]^2+[.B59]^2))*100" office:value-type="float" office:value="0.124921972503933" calcext:value-type="float">
            <text:p>0.124921972503933</text:p>
          </table:table-cell>
          <table:table-cell table:formula="of:=(ATAN2([.A59];[.B59])-ATAN2([.C59];[.B59]))*180/PI()" office:value-type="float" office:value="0.5681171577677" calcext:value-type="float">
            <text:p>0.5681171577677</text:p>
          </table:table-cell>
          <table:table-cell table:number-columns-repeated="59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formula="of:=SQRT(1-[.A60]^2)" office:value-type="float" office:value="0.990151503558925" calcext:value-type="float">
            <text:p>0.990151503558925</text:p>
          </table:table-cell>
          <table:table-cell table:formula="of:=[.A60]+[.$C$2]" office:value-type="float" office:value="0.15" calcext:value-type="float">
            <text:p>0.15</text:p>
          </table:table-cell>
          <table:table-cell table:formula="of:=ABS(1-SQRT([.C60]^2+[.B60]^2))*100" office:value-type="float" office:value="0.144895027155534" calcext:value-type="float">
            <text:p>0.144895027155534</text:p>
          </table:table-cell>
          <table:table-cell table:formula="of:=(ATAN2([.A60];[.B60])-ATAN2([.C60];[.B60]))*180/PI()" office:value-type="float" office:value="0.566503430554096" calcext:value-type="float">
            <text:p>0.566503430554096</text:p>
          </table:table-cell>
          <table:table-cell table:number-columns-repeated="59"/>
        </table:table-row>
        <table:table-row table:style-name="ro1">
          <table:table-cell office:value-type="float" office:value="0.16" calcext:value-type="float">
            <text:p>0.16</text:p>
          </table:table-cell>
          <table:table-cell table:formula="of:=SQRT(1-[.A61]^2)" office:value-type="float" office:value="0.987117014340245" calcext:value-type="float">
            <text:p>0.987117014340245</text:p>
          </table:table-cell>
          <table:table-cell table:formula="of:=[.A61]+[.$C$2]" office:value-type="float" office:value="0.17" calcext:value-type="float">
            <text:p>0.17</text:p>
          </table:table-cell>
          <table:table-cell table:formula="of:=ABS(1-SQRT([.C61]^2+[.B61]^2))*100" office:value-type="float" office:value="0.164864099144069" calcext:value-type="float">
            <text:p>0.164864099144069</text:p>
          </table:table-cell>
          <table:table-cell table:formula="of:=(ATAN2([.A61];[.B61])-ATAN2([.C61];[.B61]))*180/PI()" office:value-type="float" office:value="0.564654630452726" calcext:value-type="float">
            <text:p>0.564654630452726</text:p>
          </table:table-cell>
          <table:table-cell table:number-columns-repeated="59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formula="of:=SQRT(1-[.A62]^2)" office:value-type="float" office:value="0.983666610188635" calcext:value-type="float">
            <text:p>0.983666610188635</text:p>
          </table:table-cell>
          <table:table-cell table:formula="of:=[.A62]+[.$C$2]" office:value-type="float" office:value="0.19" calcext:value-type="float">
            <text:p>0.19</text:p>
          </table:table-cell>
          <table:table-cell table:formula="of:=ABS(1-SQRT([.C62]^2+[.B62]^2))*100" office:value-type="float" office:value="0.184829190851055" calcext:value-type="float">
            <text:p>0.184829190851055</text:p>
          </table:table-cell>
          <table:table-cell table:formula="of:=(ATAN2([.A62];[.B62])-ATAN2([.C62];[.B62]))*180/PI()" office:value-type="float" office:value="0.562568716778395" calcext:value-type="float">
            <text:p>0.562568716778395</text:p>
          </table:table-cell>
          <table:table-cell table:number-columns-repeated="59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SQRT(1-[.A63]^2)" office:value-type="float" office:value="0.979795897113271" calcext:value-type="float">
            <text:p>0.979795897113271</text:p>
          </table:table-cell>
          <table:table-cell table:formula="of:=[.A63]+[.$C$2]" office:value-type="float" office:value="0.21" calcext:value-type="float">
            <text:p>0.21</text:p>
          </table:table-cell>
          <table:table-cell table:formula="of:=ABS(1-SQRT([.C63]^2+[.B63]^2))*100" office:value-type="float" office:value="0.204790304655589" calcext:value-type="float">
            <text:p>0.204790304655589</text:p>
          </table:table-cell>
          <table:table-cell table:formula="of:=(ATAN2([.A63];[.B63])-ATAN2([.C63];[.B63]))*180/PI()" office:value-type="float" office:value="0.560243318704833" calcext:value-type="float">
            <text:p>0.560243318704833</text:p>
          </table:table-cell>
          <table:table-cell table:number-columns-repeated="59"/>
        </table:table-row>
        <table:table-row table:style-name="ro1">
          <table:table-cell office:value-type="float" office:value="0.22" calcext:value-type="float">
            <text:p>0.22</text:p>
          </table:table-cell>
          <table:table-cell table:formula="of:=SQRT(1-[.A64]^2)" office:value-type="float" office:value="0.975499871860576" calcext:value-type="float">
            <text:p>0.975499871860576</text:p>
          </table:table-cell>
          <table:table-cell table:formula="of:=[.A64]+[.$C$2]" office:value-type="float" office:value="0.23" calcext:value-type="float">
            <text:p>0.23</text:p>
          </table:table-cell>
          <table:table-cell table:formula="of:=ABS(1-SQRT([.C64]^2+[.B64]^2))*100" office:value-type="float" office:value="0.224747442934459" calcext:value-type="float">
            <text:p>0.224747442934459</text:p>
          </table:table-cell>
          <table:table-cell table:formula="of:=(ATAN2([.A64];[.B64])-ATAN2([.C64];[.B64]))*180/PI()" office:value-type="float" office:value="0.557675718953466" calcext:value-type="float">
            <text:p>0.557675718953466</text:p>
          </table:table-cell>
          <table:table-cell table:number-columns-repeated="59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formula="of:=SQRT(1-[.A65]^2)" office:value-type="float" office:value="0.970772887960928" calcext:value-type="float">
            <text:p>0.970772887960928</text:p>
          </table:table-cell>
          <table:table-cell table:formula="of:=[.A65]+[.$C$2]" office:value-type="float" office:value="0.25" calcext:value-type="float">
            <text:p>0.25</text:p>
          </table:table-cell>
          <table:table-cell table:formula="of:=ABS(1-SQRT([.C65]^2+[.B65]^2))*100" office:value-type="float" office:value="0.244700608062076" calcext:value-type="float">
            <text:p>0.244700608062076</text:p>
          </table:table-cell>
          <table:table-cell table:formula="of:=(ATAN2([.A65];[.B65])-ATAN2([.C65];[.B65]))*180/PI()" office:value-type="float" office:value="0.554862834731263" calcext:value-type="float">
            <text:p>0.554862834731263</text:p>
          </table:table-cell>
          <table:table-cell table:number-columns-repeated="59"/>
        </table:table-row>
        <table:table-row table:style-name="ro1">
          <table:table-cell office:value-type="float" office:value="0.26" calcext:value-type="float">
            <text:p>0.26</text:p>
          </table:table-cell>
          <table:table-cell table:formula="of:=SQRT(1-[.A66]^2)" office:value-type="float" office:value="0.965608616365865" calcext:value-type="float">
            <text:p>0.965608616365865</text:p>
          </table:table-cell>
          <table:table-cell table:formula="of:=[.A66]+[.$C$2]" office:value-type="float" office:value="0.27" calcext:value-type="float">
            <text:p>0.27</text:p>
          </table:table-cell>
          <table:table-cell table:formula="of:=ABS(1-SQRT([.C66]^2+[.B66]^2))*100" office:value-type="float" office:value="0.264649802410433" calcext:value-type="float">
            <text:p>0.264649802410433</text:p>
          </table:table-cell>
          <table:table-cell table:formula="of:=(ATAN2([.A66];[.B66])-ATAN2([.C66];[.B66]))*180/PI()" office:value-type="float" office:value="0.551801195600004" calcext:value-type="float">
            <text:p>0.551801195600004</text:p>
          </table:table-cell>
          <table:table-cell table:number-columns-repeated="59"/>
        </table:table-row>
        <table:table-row table:style-name="ro1">
          <table:table-cell office:value-type="float" office:value="0.28" calcext:value-type="float">
            <text:p>0.28</text:p>
          </table:table-cell>
          <table:table-cell table:formula="of:=SQRT(1-[.A67]^2)" office:value-type="float" office:value="0.96" calcext:value-type="float">
            <text:p>0.96</text:p>
          </table:table-cell>
          <table:table-cell table:formula="of:=[.A67]+[.$C$2]" office:value-type="float" office:value="0.29" calcext:value-type="float">
            <text:p>0.29</text:p>
          </table:table-cell>
          <table:table-cell table:formula="of:=ABS(1-SQRT([.C67]^2+[.B67]^2))*100" office:value-type="float" office:value="0.284595028349188" calcext:value-type="float">
            <text:p>0.284595028349188</text:p>
          </table:table-cell>
          <table:table-cell table:formula="of:=(ATAN2([.A67];[.B67])-ATAN2([.C67];[.B67]))*180/PI()" office:value-type="float" office:value="0.548486917894898" calcext:value-type="float">
            <text:p>0.548486917894898</text:p>
          </table:table-cell>
          <table:table-cell table:number-columns-repeated="59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SQRT(1-[.A68]^2)" office:value-type="float" office:value="0.953939201416946" calcext:value-type="float">
            <text:p>0.953939201416946</text:p>
          </table:table-cell>
          <table:table-cell table:formula="of:=[.A68]+[.$C$2]" office:value-type="float" office:value="0.31" calcext:value-type="float">
            <text:p>0.31</text:p>
          </table:table-cell>
          <table:table-cell table:formula="of:=ABS(1-SQRT([.C68]^2+[.B68]^2))*100" office:value-type="float" office:value="0.304536288245716" calcext:value-type="float">
            <text:p>0.304536288245716</text:p>
          </table:table-cell>
          <table:table-cell table:formula="of:=(ATAN2([.A68];[.B68])-ATAN2([.C68];[.B68]))*180/PI()" office:value-type="float" office:value="0.544915675234697" calcext:value-type="float">
            <text:p>0.544915675234697</text:p>
          </table:table-cell>
          <table:table-cell table:number-columns-repeated="59"/>
        </table:table-row>
        <table:table-row table:style-name="ro1">
          <table:table-cell office:value-type="float" office:value="0.32" calcext:value-type="float">
            <text:p>0.32</text:p>
          </table:table-cell>
          <table:table-cell table:formula="of:=SQRT(1-[.A69]^2)" office:value-type="float" office:value="0.947417542586161" calcext:value-type="float">
            <text:p>0.947417542586161</text:p>
          </table:table-cell>
          <table:table-cell table:formula="of:=[.A69]+[.$C$2]" office:value-type="float" office:value="0.33" calcext:value-type="float">
            <text:p>0.33</text:p>
          </table:table-cell>
          <table:table-cell table:formula="of:=ABS(1-SQRT([.C69]^2+[.B69]^2))*100" office:value-type="float" office:value="0.324473584464924" calcext:value-type="float">
            <text:p>0.324473584464924</text:p>
          </table:table-cell>
          <table:table-cell table:formula="of:=(ATAN2([.A69];[.B69])-ATAN2([.C69];[.B69]))*180/PI()" office:value-type="float" office:value="0.541082664572431" calcext:value-type="float">
            <text:p>0.541082664572431</text:p>
          </table:table-cell>
          <table:table-cell table:number-columns-repeated="59"/>
        </table:table-row>
        <table:table-row table:style-name="ro1">
          <table:table-cell office:value-type="float" office:value="0.34" calcext:value-type="float">
            <text:p>0.34</text:p>
          </table:table-cell>
          <table:table-cell table:formula="of:=SQRT(1-[.A70]^2)" office:value-type="float" office:value="0.9404254356407" calcext:value-type="float">
            <text:p>0.9404254356407</text:p>
          </table:table-cell>
          <table:table-cell table:formula="of:=[.A70]+[.$C$2]" office:value-type="float" office:value="0.35" calcext:value-type="float">
            <text:p>0.35</text:p>
          </table:table-cell>
          <table:table-cell table:formula="of:=ABS(1-SQRT([.C70]^2+[.B70]^2))*100" office:value-type="float" office:value="0.344406919369455" calcext:value-type="float">
            <text:p>0.344406919369455</text:p>
          </table:table-cell>
          <table:table-cell table:formula="of:=(ATAN2([.A70];[.B70])-ATAN2([.C70];[.B70]))*180/PI()" office:value-type="float" office:value="0.536982567125333" calcext:value-type="float">
            <text:p>0.536982567125333</text:p>
          </table:table-cell>
          <table:table-cell table:number-columns-repeated="59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SQRT(1-[.A71]^2)" office:value-type="float" office:value="0.932952303175248" calcext:value-type="float">
            <text:p>0.932952303175248</text:p>
          </table:table-cell>
          <table:table-cell table:formula="of:=[.A71]+[.$C$2]" office:value-type="float" office:value="0.37" calcext:value-type="float">
            <text:p>0.37</text:p>
          </table:table-cell>
          <table:table-cell table:formula="of:=ABS(1-SQRT([.C71]^2+[.B71]^2))*100" office:value-type="float" office:value="0.364336295319578" calcext:value-type="float">
            <text:p>0.364336295319578</text:p>
          </table:table-cell>
          <table:table-cell table:formula="of:=(ATAN2([.A71];[.B71])-ATAN2([.C71];[.B71]))*180/PI()" office:value-type="float" office:value="0.532609503385528" calcext:value-type="float">
            <text:p>0.532609503385528</text:p>
          </table:table-cell>
          <table:table-cell table:number-columns-repeated="59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SQRT(1-[.A72]^2)" office:value-type="float" office:value="0.924986486387774" calcext:value-type="float">
            <text:p>0.924986486387774</text:p>
          </table:table-cell>
          <table:table-cell table:formula="of:=[.A72]+[.$C$2]" office:value-type="float" office:value="0.39" calcext:value-type="float">
            <text:p>0.39</text:p>
          </table:table-cell>
          <table:table-cell table:formula="of:=ABS(1-SQRT([.C72]^2+[.B72]^2))*100" office:value-type="float" office:value="0.384261714673184" calcext:value-type="float">
            <text:p>0.384261714673184</text:p>
          </table:table-cell>
          <table:table-cell table:formula="of:=(ATAN2([.A72];[.B72])-ATAN2([.C72];[.B72]))*180/PI()" office:value-type="float" office:value="0.527956981245611" calcext:value-type="float">
            <text:p>0.527956981245611</text:p>
          </table:table-cell>
          <table:table-cell table:number-columns-repeated="59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SQRT(1-[.A73]^2)" office:value-type="float" office:value="0.916515138991168" calcext:value-type="float">
            <text:p>0.916515138991168</text:p>
          </table:table-cell>
          <table:table-cell table:formula="of:=[.A73]+[.$C$2]" office:value-type="float" office:value="0.41" calcext:value-type="float">
            <text:p>0.41</text:p>
          </table:table-cell>
          <table:table-cell table:formula="of:=ABS(1-SQRT([.C73]^2+[.B73]^2))*100" office:value-type="float" office:value="0.4041831797859" calcext:value-type="float">
            <text:p>0.4041831797859</text:p>
          </table:table-cell>
          <table:table-cell table:formula="of:=(ATAN2([.A73];[.B73])-ATAN2([.C73];[.B73]))*180/PI()" office:value-type="float" office:value="0.523017836065464" calcext:value-type="float">
            <text:p>0.523017836065464</text:p>
          </table:table-cell>
          <table:table-cell table:number-columns-repeated="59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SQRT(1-[.A74]^2)" office:value-type="float" office:value="0.907524104363074" calcext:value-type="float">
            <text:p>0.907524104363074</text:p>
          </table:table-cell>
          <table:table-cell table:formula="of:=[.A74]+[.$C$2]" office:value-type="float" office:value="0.43" calcext:value-type="float">
            <text:p>0.43</text:p>
          </table:table-cell>
          <table:table-cell table:formula="of:=ABS(1-SQRT([.C74]^2+[.B74]^2))*100" office:value-type="float" office:value="0.424100693010931" calcext:value-type="float">
            <text:p>0.424100693010931</text:p>
          </table:table-cell>
          <table:table-cell table:formula="of:=(ATAN2([.A74];[.B74])-ATAN2([.C74];[.B74]))*180/PI()" office:value-type="float" office:value="0.517784161246689" calcext:value-type="float">
            <text:p>0.517784161246689</text:p>
          </table:table-cell>
          <table:table-cell table:number-columns-repeated="59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formula="of:=SQRT(1-[.A75]^2)" office:value-type="float" office:value="0.897997772825746" calcext:value-type="float">
            <text:p>0.897997772825746</text:p>
          </table:table-cell>
          <table:table-cell table:formula="of:=[.A75]+[.$C$2]" office:value-type="float" office:value="0.45" calcext:value-type="float">
            <text:p>0.45</text:p>
          </table:table-cell>
          <table:table-cell table:formula="of:=ABS(1-SQRT([.C75]^2+[.B75]^2))*100" office:value-type="float" office:value="0.444014256699243" calcext:value-type="float">
            <text:p>0.444014256699243</text:p>
          </table:table-cell>
          <table:table-cell table:formula="of:=(ATAN2([.A75];[.B75])-ATAN2([.C75];[.B75]))*180/PI()" office:value-type="float" office:value="0.512247227555226" calcext:value-type="float">
            <text:p>0.512247227555226</text:p>
          </table:table-cell>
          <table:table-cell table:number-columns-repeated="59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formula="of:=SQRT(1-[.A76]^2)" office:value-type="float" office:value="0.887918915216924" calcext:value-type="float">
            <text:p>0.887918915216924</text:p>
          </table:table-cell>
          <table:table-cell table:formula="of:=[.A76]+[.$C$2]" office:value-type="float" office:value="0.47" calcext:value-type="float">
            <text:p>0.47</text:p>
          </table:table-cell>
          <table:table-cell table:formula="of:=ABS(1-SQRT([.C76]^2+[.B76]^2))*100" office:value-type="float" office:value="0.463923873199379" calcext:value-type="float">
            <text:p>0.463923873199379</text:p>
          </table:table-cell>
          <table:table-cell table:formula="of:=(ATAN2([.A76];[.B76])-ATAN2([.C76];[.B76]))*180/PI()" office:value-type="float" office:value="0.506397389017787" calcext:value-type="float">
            <text:p>0.506397389017787</text:p>
          </table:table-cell>
          <table:table-cell table:number-columns-repeated="59"/>
        </table:table-row>
        <table:table-row table:style-name="ro1">
          <table:table-cell office:value-type="float" office:value="0.48" calcext:value-type="float">
            <text:p>0.48</text:p>
          </table:table-cell>
          <table:table-cell table:formula="of:=SQRT(1-[.A77]^2)" office:value-type="float" office:value="0.877268487978452" calcext:value-type="float">
            <text:p>0.877268487978452</text:p>
          </table:table-cell>
          <table:table-cell table:formula="of:=[.A77]+[.$C$2]" office:value-type="float" office:value="0.49" calcext:value-type="float">
            <text:p>0.49</text:p>
          </table:table-cell>
          <table:table-cell table:formula="of:=ABS(1-SQRT([.C77]^2+[.B77]^2))*100" office:value-type="float" office:value="0.483829544857617" calcext:value-type="float">
            <text:p>0.483829544857617</text:p>
          </table:table-cell>
          <table:table-cell table:formula="of:=(ATAN2([.A77];[.B77])-ATAN2([.C77];[.B77]))*180/PI()" office:value-type="float" office:value="0.500223972689584" calcext:value-type="float">
            <text:p>0.500223972689584</text:p>
          </table:table-cell>
          <table:table-cell table:number-columns-repeated="59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SQRT(1-[.A78]^2)" office:value-type="float" office:value="0.866025403784439" calcext:value-type="float">
            <text:p>0.866025403784439</text:p>
          </table:table-cell>
          <table:table-cell table:formula="of:=[.A78]+[.$C$2]" office:value-type="float" office:value="0.51" calcext:value-type="float">
            <text:p>0.51</text:p>
          </table:table-cell>
          <table:table-cell table:formula="of:=ABS(1-SQRT([.C78]^2+[.B78]^2))*100" office:value-type="float" office:value="0.503731274017882" calcext:value-type="float">
            <text:p>0.503731274017882</text:p>
          </table:table-cell>
          <table:table-cell table:formula="of:=(ATAN2([.A78];[.B78])-ATAN2([.C78];[.B78]))*180/PI()" office:value-type="float" office:value="0.493715148906894" calcext:value-type="float">
            <text:p>0.493715148906894</text:p>
          </table:table-cell>
          <table:table-cell table:number-columns-repeated="59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formula="of:=SQRT(1-[.A79]^2)" office:value-type="float" office:value="0.854166260162505" calcext:value-type="float">
            <text:p>0.854166260162505</text:p>
          </table:table-cell>
          <table:table-cell table:formula="of:=[.A79]+[.$C$2]" office:value-type="float" office:value="0.53" calcext:value-type="float">
            <text:p>0.53</text:p>
          </table:table-cell>
          <table:table-cell table:formula="of:=ABS(1-SQRT([.C79]^2+[.B79]^2))*100" office:value-type="float" office:value="0.523629063021813" calcext:value-type="float">
            <text:p>0.523629063021813</text:p>
          </table:table-cell>
          <table:table-cell table:formula="of:=(ATAN2([.A79];[.B79])-ATAN2([.C79];[.B79]))*180/PI()" office:value-type="float" office:value="0.486857777750664" calcext:value-type="float">
            <text:p>0.486857777750664</text:p>
          </table:table-cell>
          <table:table-cell table:number-columns-repeated="59"/>
        </table:table-row>
        <table:table-row table:style-name="ro1">
          <table:table-cell office:value-type="float" office:value="0.54" calcext:value-type="float">
            <text:p>0.54</text:p>
          </table:table-cell>
          <table:table-cell table:formula="of:=SQRT(1-[.A80]^2)" office:value-type="float" office:value="0.841665016500032" calcext:value-type="float">
            <text:p>0.841665016500032</text:p>
          </table:table-cell>
          <table:table-cell table:formula="of:=[.A80]+[.$C$2]" office:value-type="float" office:value="0.55" calcext:value-type="float">
            <text:p>0.55</text:p>
          </table:table-cell>
          <table:table-cell table:formula="of:=ABS(1-SQRT([.C80]^2+[.B80]^2))*100" office:value-type="float" office:value="0.54352291420865" calcext:value-type="float">
            <text:p>0.54352291420865</text:p>
          </table:table-cell>
          <table:table-cell table:formula="of:=(ATAN2([.A80];[.B80])-ATAN2([.C80];[.B80]))*180/PI()" office:value-type="float" office:value="0.479637226278532" calcext:value-type="float">
            <text:p>0.479637226278532</text:p>
          </table:table-cell>
          <table:table-cell table:number-columns-repeated="59"/>
        </table:table-row>
        <table:table-row table:style-name="ro1">
          <table:table-cell office:value-type="float" office:value="0.56" calcext:value-type="float">
            <text:p>0.56</text:p>
          </table:table-cell>
          <table:table-cell table:formula="of:=SQRT(1-[.A81]^2)" office:value-type="float" office:value="0.828492607088319" calcext:value-type="float">
            <text:p>0.828492607088319</text:p>
          </table:table-cell>
          <table:table-cell table:formula="of:=[.A81]+[.$C$2]" office:value-type="float" office:value="0.57" calcext:value-type="float">
            <text:p>0.57</text:p>
          </table:table-cell>
          <table:table-cell table:formula="of:=ABS(1-SQRT([.C81]^2+[.B81]^2))*100" office:value-type="float" office:value="0.563412829915433" calcext:value-type="float">
            <text:p>0.563412829915433</text:p>
          </table:table-cell>
          <table:table-cell table:formula="of:=(ATAN2([.A81];[.B81])-ATAN2([.C81];[.B81]))*180/PI()" office:value-type="float" office:value="0.47203714953092" calcext:value-type="float">
            <text:p>0.47203714953092</text:p>
          </table:table-cell>
          <table:table-cell table:number-columns-repeated="59"/>
        </table:table-row>
        <table:table-row table:style-name="ro1">
          <table:table-cell office:value-type="float" office:value="0.58" calcext:value-type="float">
            <text:p>0.58</text:p>
          </table:table-cell>
          <table:table-cell table:formula="of:=SQRT(1-[.A82]^2)" office:value-type="float" office:value="0.814616474176652" calcext:value-type="float">
            <text:p>0.814616474176652</text:p>
          </table:table-cell>
          <table:table-cell table:formula="of:=[.A82]+[.$C$2]" office:value-type="float" office:value="0.59" calcext:value-type="float">
            <text:p>0.59</text:p>
          </table:table-cell>
          <table:table-cell table:formula="of:=ABS(1-SQRT([.C82]^2+[.B82]^2))*100" office:value-type="float" office:value="0.583298812476807" calcext:value-type="float">
            <text:p>0.583298812476807</text:p>
          </table:table-cell>
          <table:table-cell table:formula="of:=(ATAN2([.A82];[.B82])-ATAN2([.C82];[.B82]))*180/PI()" office:value-type="float" office:value="0.464039226231252" calcext:value-type="float">
            <text:p>0.464039226231252</text:p>
          </table:table-cell>
          <table:table-cell table:number-columns-repeated="59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SQRT(1-[.A83]^2)" office:value-type="float" office:value="0.8" calcext:value-type="float">
            <text:p>0.8</text:p>
          </table:table-cell>
          <table:table-cell table:formula="of:=[.A83]+[.$C$2]" office:value-type="float" office:value="0.61" calcext:value-type="float">
            <text:p>0.61</text:p>
          </table:table-cell>
          <table:table-cell table:formula="of:=ABS(1-SQRT([.C83]^2+[.B83]^2))*100" office:value-type="float" office:value="0.603180864225172" calcext:value-type="float">
            <text:p>0.603180864225172</text:p>
          </table:table-cell>
          <table:table-cell table:formula="of:=(ATAN2([.A83];[.B83])-ATAN2([.C83];[.B83]))*180/PI()" office:value-type="float" office:value="0.455622837262046" calcext:value-type="float">
            <text:p>0.455622837262046</text:p>
          </table:table-cell>
          <table:table-cell table:number-columns-repeated="59"/>
        </table:table-row>
        <table:table-row table:style-name="ro1">
          <table:table-cell office:value-type="float" office:value="0.62" calcext:value-type="float">
            <text:p>0.62</text:p>
          </table:table-cell>
          <table:table-cell table:formula="of:=SQRT(1-[.A84]^2)" office:value-type="float" office:value="0.784601809837321" calcext:value-type="float">
            <text:p>0.784601809837321</text:p>
          </table:table-cell>
          <table:table-cell table:formula="of:=[.A84]+[.$C$2]" office:value-type="float" office:value="0.63" calcext:value-type="float">
            <text:p>0.63</text:p>
          </table:table-cell>
          <table:table-cell table:formula="of:=ABS(1-SQRT([.C84]^2+[.B84]^2))*100" office:value-type="float" office:value="0.623058987490532" calcext:value-type="float">
            <text:p>0.623058987490532</text:p>
          </table:table-cell>
          <table:table-cell table:formula="of:=(ATAN2([.A84];[.B84])-ATAN2([.C84];[.B84]))*180/PI()" office:value-type="float" office:value="0.446764671084953" calcext:value-type="float">
            <text:p>0.446764671084953</text:p>
          </table:table-cell>
          <table:table-cell table:number-columns-repeated="59"/>
        </table:table-row>
        <table:table-row table:style-name="ro1">
          <table:table-cell office:value-type="float" office:value="0.64" calcext:value-type="float">
            <text:p>0.64</text:p>
          </table:table-cell>
          <table:table-cell table:formula="of:=SQRT(1-[.A85]^2)" office:value-type="float" office:value="0.768374908491942" calcext:value-type="float">
            <text:p>0.768374908491942</text:p>
          </table:table-cell>
          <table:table-cell table:formula="of:=[.A85]+[.$C$2]" office:value-type="float" office:value="0.65" calcext:value-type="float">
            <text:p>0.65</text:p>
          </table:table-cell>
          <table:table-cell table:formula="of:=ABS(1-SQRT([.C85]^2+[.B85]^2))*100" office:value-type="float" office:value="0.642933184600714" calcext:value-type="float">
            <text:p>0.642933184600714</text:p>
          </table:table-cell>
          <table:table-cell table:formula="of:=(ATAN2([.A85];[.B85])-ATAN2([.C85];[.B85]))*180/PI()" office:value-type="float" office:value="0.437438234795049" calcext:value-type="float">
            <text:p>0.437438234795049</text:p>
          </table:table-cell>
          <table:table-cell table:number-columns-repeated="59"/>
        </table:table-row>
        <table:table-row table:style-name="ro1">
          <table:table-cell office:value-type="float" office:value="0.66" calcext:value-type="float">
            <text:p>0.66</text:p>
          </table:table-cell>
          <table:table-cell table:formula="of:=SQRT(1-[.A86]^2)" office:value-type="float" office:value="0.751265598839718" calcext:value-type="float">
            <text:p>0.751265598839718</text:p>
          </table:table-cell>
          <table:table-cell table:formula="of:=[.A86]+[.$C$2]" office:value-type="float" office:value="0.67" calcext:value-type="float">
            <text:p>0.67</text:p>
          </table:table-cell>
          <table:table-cell table:formula="of:=ABS(1-SQRT([.C86]^2+[.B86]^2))*100" office:value-type="float" office:value="0.6628034578811" calcext:value-type="float">
            <text:p>0.6628034578811</text:p>
          </table:table-cell>
          <table:table-cell table:formula="of:=(ATAN2([.A86];[.B86])-ATAN2([.C86];[.B86]))*180/PI()" office:value-type="float" office:value="0.427613241709561" calcext:value-type="float">
            <text:p>0.427613241709561</text:p>
          </table:table-cell>
          <table:table-cell table:number-columns-repeated="59"/>
        </table:table-row>
        <table:table-row table:style-name="ro1">
          <table:table-cell office:value-type="float" office:value="0.68" calcext:value-type="float">
            <text:p>0.68</text:p>
          </table:table-cell>
          <table:table-cell table:formula="of:=SQRT(1-[.A87]^2)" office:value-type="float" office:value="0.733212111192934" calcext:value-type="float">
            <text:p>0.733212111192934</text:p>
          </table:table-cell>
          <table:table-cell table:formula="of:=[.A87]+[.$C$2]" office:value-type="float" office:value="0.69" calcext:value-type="float">
            <text:p>0.69</text:p>
          </table:table-cell>
          <table:table-cell table:formula="of:=ABS(1-SQRT([.C87]^2+[.B87]^2))*100" office:value-type="float" office:value="0.682669809654923" calcext:value-type="float">
            <text:p>0.682669809654923</text:p>
          </table:table-cell>
          <table:table-cell table:formula="of:=(ATAN2([.A87];[.B87])-ATAN2([.C87];[.B87]))*180/PI()" office:value-type="float" office:value="0.417254835113529" calcext:value-type="float">
            <text:p>0.417254835113529</text:p>
          </table:table-cell>
          <table:table-cell table:number-columns-repeated="59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SQRT(1-[.A88]^2)" office:value-type="float" office:value="0.714142842854285" calcext:value-type="float">
            <text:p>0.714142842854285</text:p>
          </table:table-cell>
          <table:table-cell table:formula="of:=[.A88]+[.$C$2]" office:value-type="float" office:value="0.71" calcext:value-type="float">
            <text:p>0.71</text:p>
          </table:table-cell>
          <table:table-cell table:formula="of:=ABS(1-SQRT([.C88]^2+[.B88]^2))*100" office:value-type="float" office:value="0.702532242243037" calcext:value-type="float">
            <text:p>0.702532242243037</text:p>
          </table:table-cell>
          <table:table-cell table:formula="of:=(ATAN2([.A88];[.B88])-ATAN2([.C88];[.B88]))*180/PI()" office:value-type="float" office:value="0.406322591136511" calcext:value-type="float">
            <text:p>0.406322591136511</text:p>
          </table:table-cell>
          <table:table-cell table:number-columns-repeated="59"/>
        </table:table-row>
        <table:table-row table:style-name="ro1">
          <table:table-cell office:value-type="float" office:value="0.72" calcext:value-type="float">
            <text:p>0.72</text:p>
          </table:table-cell>
          <table:table-cell table:formula="of:=SQRT(1-[.A89]^2)" office:value-type="float" office:value="0.693974062915899" calcext:value-type="float">
            <text:p>0.693974062915899</text:p>
          </table:table-cell>
          <table:table-cell table:formula="of:=[.A89]+[.$C$2]" office:value-type="float" office:value="0.73" calcext:value-type="float">
            <text:p>0.73</text:p>
          </table:table-cell>
          <table:table-cell table:formula="of:=ABS(1-SQRT([.C89]^2+[.B89]^2))*100" office:value-type="float" office:value="0.722390757964031" calcext:value-type="float">
            <text:p>0.722390757964031</text:p>
          </table:table-cell>
          <table:table-cell table:formula="of:=(ATAN2([.A89];[.B89])-ATAN2([.C89];[.B89]))*180/PI()" office:value-type="float" office:value="0.394769218612885" calcext:value-type="float">
            <text:p>0.394769218612885</text:p>
          </table:table-cell>
          <table:table-cell table:number-columns-repeated="59"/>
        </table:table-row>
        <table:table-row table:style-name="ro1">
          <table:table-cell office:value-type="float" office:value="0.74" calcext:value-type="float">
            <text:p>0.74</text:p>
          </table:table-cell>
          <table:table-cell table:formula="of:=SQRT(1-[.A90]^2)" office:value-type="float" office:value="0.67260686883201" calcext:value-type="float">
            <text:p>0.67260686883201</text:p>
          </table:table-cell>
          <table:table-cell table:formula="of:=[.A90]+[.$C$2]" office:value-type="float" office:value="0.75" calcext:value-type="float">
            <text:p>0.75</text:p>
          </table:table-cell>
          <table:table-cell table:formula="of:=ABS(1-SQRT([.C90]^2+[.B90]^2))*100" office:value-type="float" office:value="0.742245359134208" calcext:value-type="float">
            <text:p>0.742245359134208</text:p>
          </table:table-cell>
          <table:table-cell table:formula="of:=(ATAN2([.A90];[.B90])-ATAN2([.C90];[.B90]))*180/PI()" office:value-type="float" office:value="0.382538834934457" calcext:value-type="float">
            <text:p>0.382538834934457</text:p>
          </table:table-cell>
          <table:table-cell table:number-columns-repeated="59"/>
        </table:table-row>
        <table:table-row table:style-name="ro1">
          <table:table-cell office:value-type="float" office:value="0.76" calcext:value-type="float">
            <text:p>0.76</text:p>
          </table:table-cell>
          <table:table-cell table:formula="of:=SQRT(1-[.A91]^2)" office:value-type="float" office:value="0.649923072370877" calcext:value-type="float">
            <text:p>0.649923072370877</text:p>
          </table:table-cell>
          <table:table-cell table:formula="of:=[.A91]+[.$C$2]" office:value-type="float" office:value="0.77" calcext:value-type="float">
            <text:p>0.77</text:p>
          </table:table-cell>
          <table:table-cell table:formula="of:=ABS(1-SQRT([.C91]^2+[.B91]^2))*100" office:value-type="float" office:value="0.762096048067606" calcext:value-type="float">
            <text:p>0.762096048067606</text:p>
          </table:table-cell>
          <table:table-cell table:formula="of:=(ATAN2([.A91];[.B91])-ATAN2([.C91];[.B91]))*180/PI()" office:value-type="float" office:value="0.369564635158388" calcext:value-type="float">
            <text:p>0.369564635158388</text:p>
          </table:table-cell>
          <table:table-cell table:number-columns-repeated="59"/>
        </table:table-row>
        <table:table-row table:style-name="ro1">
          <table:table-cell office:value-type="float" office:value="0.78" calcext:value-type="float">
            <text:p>0.78</text:p>
          </table:table-cell>
          <table:table-cell table:formula="of:=SQRT(1-[.A92]^2)" office:value-type="float" office:value="0.625779513886481" calcext:value-type="float">
            <text:p>0.625779513886481</text:p>
          </table:table-cell>
          <table:table-cell table:formula="of:=[.A92]+[.$C$2]" office:value-type="float" office:value="0.79" calcext:value-type="float">
            <text:p>0.79</text:p>
          </table:table-cell>
          <table:table-cell table:formula="of:=ABS(1-SQRT([.C92]^2+[.B92]^2))*100" office:value-type="float" office:value="0.781942827075932" calcext:value-type="float">
            <text:p>0.781942827075932</text:p>
            <draw:frame draw:z-index="0" draw:style-name="gr1" draw:text-style-name="P1" svg:width="16.024cm" svg:height="8.998cm" svg:x="0.718cm" svg:y="0.036cm">
              <draw:object draw:notify-on-update-of-ranges="'Error response'.D1:'Error response'.D1 'Error response'.D4:'Error response'.D103 'Error response'.A4:'Error response'.A103 'Error response'.E1:'Error response'.E1 'Error response'.E4:'Error response'.E103 'Error response'.A4:'Error response'.A10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formula="of:=(ATAN2([.A92];[.B92])-ATAN2([.C92];[.B92]))*180/PI()" office:value-type="float" office:value="0.355765670347509" calcext:value-type="float">
            <text:p>0.355765670347509</text:p>
          </table:table-cell>
          <table:table-cell table:number-columns-repeated="59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SQRT(1-[.A93]^2)" office:value-type="float" office:value="0.6" calcext:value-type="float">
            <text:p>0.6</text:p>
          </table:table-cell>
          <table:table-cell table:formula="of:=[.A93]+[.$C$2]" office:value-type="float" office:value="0.81" calcext:value-type="float">
            <text:p>0.81</text:p>
          </table:table-cell>
          <table:table-cell table:formula="of:=ABS(1-SQRT([.C93]^2+[.B93]^2))*100" office:value-type="float" office:value="0.801785698468649" calcext:value-type="float">
            <text:p>0.801785698468649</text:p>
          </table:table-cell>
          <table:table-cell table:formula="of:=(ATAN2([.A93];[.B93])-ATAN2([.C93];[.B93]))*180/PI()" office:value-type="float" office:value="0.341042278858855" calcext:value-type="float">
            <text:p>0.341042278858855</text:p>
          </table:table-cell>
          <table:table-cell table:number-columns-repeated="59"/>
        </table:table-row>
        <table:table-row table:style-name="ro1">
          <table:table-cell office:value-type="float" office:value="0.82" calcext:value-type="float">
            <text:p>0.82</text:p>
          </table:table-cell>
          <table:table-cell table:formula="of:=SQRT(1-[.A94]^2)" office:value-type="float" office:value="0.572363520850167" calcext:value-type="float">
            <text:p>0.572363520850167</text:p>
          </table:table-cell>
          <table:table-cell table:formula="of:=[.A94]+[.$C$2]" office:value-type="float" office:value="0.83" calcext:value-type="float">
            <text:p>0.83</text:p>
          </table:table-cell>
          <table:table-cell table:formula="of:=ABS(1-SQRT([.C94]^2+[.B94]^2))*100" office:value-type="float" office:value="0.821624664552978" calcext:value-type="float">
            <text:p>0.821624664552978</text:p>
          </table:table-cell>
          <table:table-cell table:formula="of:=(ATAN2([.A94];[.B94])-ATAN2([.C94];[.B94]))*180/PI()" office:value-type="float" office:value="0.325269408745289" calcext:value-type="float">
            <text:p>0.325269408745289</text:p>
          </table:table-cell>
          <table:table-cell table:number-columns-repeated="59"/>
        </table:table-row>
        <table:table-row table:style-name="ro1">
          <table:table-cell office:value-type="float" office:value="0.84" calcext:value-type="float">
            <text:p>0.84</text:p>
          </table:table-cell>
          <table:table-cell table:formula="of:=SQRT(1-[.A95]^2)" office:value-type="float" office:value="0.542586398650022" calcext:value-type="float">
            <text:p>0.542586398650022</text:p>
          </table:table-cell>
          <table:table-cell table:formula="of:=[.A95]+[.$C$2]" office:value-type="float" office:value="0.85" calcext:value-type="float">
            <text:p>0.85</text:p>
          </table:table-cell>
          <table:table-cell table:formula="of:=ABS(1-SQRT([.C95]^2+[.B95]^2))*100" office:value-type="float" office:value="0.841459727633853" calcext:value-type="float">
            <text:p>0.841459727633853</text:p>
          </table:table-cell>
          <table:table-cell table:formula="of:=(ATAN2([.A95];[.B95])-ATAN2([.C95];[.B95]))*180/PI()" office:value-type="float" office:value="0.308286499944912" calcext:value-type="float">
            <text:p>0.308286499944912</text:p>
          </table:table-cell>
          <table:table-cell table:number-columns-repeated="59"/>
        </table:table-row>
        <table:table-row table:style-name="ro1">
          <table:table-cell office:value-type="float" office:value="0.86" calcext:value-type="float">
            <text:p>0.86</text:p>
          </table:table-cell>
          <table:table-cell table:formula="of:=SQRT(1-[.A96]^2)" office:value-type="float" office:value="0.510294032886923" calcext:value-type="float">
            <text:p>0.510294032886923</text:p>
          </table:table-cell>
          <table:table-cell table:formula="of:=[.A96]+[.$C$2]" office:value-type="float" office:value="0.87" calcext:value-type="float">
            <text:p>0.87</text:p>
          </table:table-cell>
          <table:table-cell table:formula="of:=ABS(1-SQRT([.C96]^2+[.B96]^2))*100" office:value-type="float" office:value="0.861290890013899" calcext:value-type="float">
            <text:p>0.861290890013899</text:p>
          </table:table-cell>
          <table:table-cell table:formula="of:=(ATAN2([.A96];[.B96])-ATAN2([.C96];[.B96]))*180/PI()" office:value-type="float" office:value="0.289881468621605" calcext:value-type="float">
            <text:p>0.289881468621605</text:p>
          </table:table-cell>
          <table:table-cell table:number-columns-repeated="59"/>
        </table:table-row>
        <table:table-row table:style-name="ro1">
          <table:table-cell office:value-type="float" office:value="0.88" calcext:value-type="float">
            <text:p>0.88</text:p>
          </table:table-cell>
          <table:table-cell table:formula="of:=SQRT(1-[.A97]^2)" office:value-type="float" office:value="0.474973683481517" calcext:value-type="float">
            <text:p>0.474973683481517</text:p>
          </table:table-cell>
          <table:table-cell table:formula="of:=[.A97]+[.$C$2]" office:value-type="float" office:value="0.89" calcext:value-type="float">
            <text:p>0.89</text:p>
          </table:table-cell>
          <table:table-cell table:formula="of:=ABS(1-SQRT([.C97]^2+[.B97]^2))*100" office:value-type="float" office:value="0.881118153993521" calcext:value-type="float">
            <text:p>0.881118153993521</text:p>
          </table:table-cell>
          <table:table-cell table:formula="of:=(ATAN2([.A97];[.B97])-ATAN2([.C97];[.B97]))*180/PI()" office:value-type="float" office:value="0.269763940836598" calcext:value-type="float">
            <text:p>0.269763940836598</text:p>
          </table:table-cell>
          <table:table-cell table:number-columns-repeated="59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SQRT(1-[.A98]^2)" office:value-type="float" office:value="0.435889894354067" calcext:value-type="float">
            <text:p>0.435889894354067</text:p>
          </table:table-cell>
          <table:table-cell table:formula="of:=[.A98]+[.$C$2]" office:value-type="float" office:value="0.91" calcext:value-type="float">
            <text:p>0.91</text:p>
          </table:table-cell>
          <table:table-cell table:formula="of:=ABS(1-SQRT([.C98]^2+[.B98]^2))*100" office:value-type="float" office:value="0.900941521870835" calcext:value-type="float">
            <text:p>0.900941521870835</text:p>
          </table:table-cell>
          <table:table-cell table:formula="of:=(ATAN2([.A98];[.B98])-ATAN2([.C98];[.B98]))*180/PI()" office:value-type="float" office:value="0.247517303438753" calcext:value-type="float">
            <text:p>0.247517303438753</text:p>
          </table:table-cell>
          <table:table-cell table:number-columns-repeated="59"/>
        </table:table-row>
        <table:table-row table:style-name="ro1">
          <table:table-cell office:value-type="float" office:value="0.92" calcext:value-type="float">
            <text:p>0.92</text:p>
          </table:table-cell>
          <table:table-cell table:formula="of:=SQRT(1-[.A99]^2)" office:value-type="float" office:value="0.391918358845308" calcext:value-type="float">
            <text:p>0.391918358845308</text:p>
          </table:table-cell>
          <table:table-cell table:formula="of:=[.A99]+[.$C$2]" office:value-type="float" office:value="0.93" calcext:value-type="float">
            <text:p>0.93</text:p>
          </table:table-cell>
          <table:table-cell table:formula="of:=ABS(1-SQRT([.C99]^2+[.B99]^2))*100" office:value-type="float" office:value="0.920760995941761" calcext:value-type="float">
            <text:p>0.920760995941761</text:p>
          </table:table-cell>
          <table:table-cell table:formula="of:=(ATAN2([.A99];[.B99])-ATAN2([.C99];[.B99]))*180/PI()" office:value-type="float" office:value="0.222504508444377" calcext:value-type="float">
            <text:p>0.222504508444377</text:p>
          </table:table-cell>
          <table:table-cell table:number-columns-repeated="59"/>
        </table:table-row>
        <table:table-row table:style-name="ro1">
          <table:table-cell office:value-type="float" office:value="0.94" calcext:value-type="float">
            <text:p>0.94</text:p>
          </table:table-cell>
          <table:table-cell table:formula="of:=SQRT(1-[.A100]^2)" office:value-type="float" office:value="0.341174442184639" calcext:value-type="float">
            <text:p>0.341174442184639</text:p>
          </table:table-cell>
          <table:table-cell table:formula="of:=[.A100]+[.$C$2]" office:value-type="float" office:value="0.95" calcext:value-type="float">
            <text:p>0.95</text:p>
          </table:table-cell>
          <table:table-cell table:formula="of:=ABS(1-SQRT([.C100]^2+[.B100]^2))*100" office:value-type="float" office:value="0.940576578499885" calcext:value-type="float">
            <text:p>0.940576578499885</text:p>
          </table:table-cell>
          <table:table-cell table:formula="of:=(ATAN2([.A100];[.B100])-ATAN2([.C100];[.B100]))*180/PI()" office:value-type="float" office:value="0.193657431897989" calcext:value-type="float">
            <text:p>0.193657431897989</text:p>
          </table:table-cell>
          <table:table-cell table:number-columns-repeated="59"/>
        </table:table-row>
        <table:table-row table:style-name="ro1">
          <table:table-cell office:value-type="float" office:value="0.96" calcext:value-type="float">
            <text:p>0.96</text:p>
          </table:table-cell>
          <table:table-cell table:formula="of:=SQRT(1-[.A101]^2)" office:value-type="float" office:value="0.28" calcext:value-type="float">
            <text:p>0.28</text:p>
          </table:table-cell>
          <table:table-cell table:formula="of:=[.A101]+[.$C$2]" office:value-type="float" office:value="0.97" calcext:value-type="float">
            <text:p>0.97</text:p>
          </table:table-cell>
          <table:table-cell table:formula="of:=ABS(1-SQRT([.C101]^2+[.B101]^2))*100" office:value-type="float" office:value="0.960388271836576" calcext:value-type="float">
            <text:p>0.960388271836576</text:p>
          </table:table-cell>
          <table:table-cell table:formula="of:=(ATAN2([.A101];[.B101])-ATAN2([.C101];[.B101]))*180/PI()" office:value-type="float" office:value="0.158902309153534" calcext:value-type="float">
            <text:p>0.158902309153534</text:p>
          </table:table-cell>
          <table:table-cell table:number-columns-repeated="59"/>
        </table:table-row>
        <table:table-row table:style-name="ro1">
          <table:table-cell office:value-type="float" office:value="0.98" calcext:value-type="float">
            <text:p>0.98</text:p>
          </table:table-cell>
          <table:table-cell table:formula="of:=SQRT(1-[.A102]^2)" office:value-type="float" office:value="0.198997487421324" calcext:value-type="float">
            <text:p>0.198997487421324</text:p>
          </table:table-cell>
          <table:table-cell table:formula="of:=[.A102]+[.$C$2]" office:value-type="float" office:value="0.99" calcext:value-type="float">
            <text:p>0.99</text:p>
          </table:table-cell>
          <table:table-cell table:formula="of:=ABS(1-SQRT([.C102]^2+[.B102]^2))*100" office:value-type="float" office:value="0.980196078241002" calcext:value-type="float">
            <text:p>0.980196078241002</text:p>
          </table:table-cell>
          <table:table-cell table:formula="of:=(ATAN2([.A102];[.B102])-ATAN2([.C102];[.B102]))*180/PI()" office:value-type="float" office:value="0.112910491220276" calcext:value-type="float">
            <text:p>0.112910491220276</text:p>
          </table:table-cell>
          <table:table-cell table:number-columns-repeated="59"/>
        </table:table-row>
      </table:table>
      <table:table table:name="Overfitting error" table:style-name="ta3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true_y</text:p>
          </table:table-cell>
          <table:table-cell table:style-name="ce1" office:value-type="string" calcext:value-type="string">
            <text:p>noise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" office:value-type="string" calcext:value-type="string">
            <text:p>Data points</text:p>
          </table:table-cell>
          <table:table-cell table:number-columns-repeated="61"/>
        </table:table-row>
        <table:table-row table:style-name="ro1">
          <table:table-cell table:style-name="ce1" office:value-type="float" office:value="-3.14" calcext:value-type="float">
            <text:p>-3.14</text:p>
          </table:table-cell>
          <table:table-cell table:style-name="ce1" table:formula="of:=COS([.A3])" office:value-type="float" office:value="-0.999998731727539" calcext:value-type="float">
            <text:p>-0.999998731727539</text:p>
          </table:table-cell>
          <table:table-cell table:style-name="ce1" table:formula="of:=[.B3]+RAND()/4" office:value-type="float" office:value="-0.856549984742076" calcext:value-type="float">
            <text:p>-0.856549984742076</text:p>
          </table:table-cell>
          <table:table-cell table:number-columns-repeated="61"/>
        </table:table-row>
        <table:table-row table:style-name="ro1">
          <table:table-cell table:style-name="ce1" office:value-type="float" office:value="-2.826" calcext:value-type="float">
            <text:p>-2.826</text:p>
          </table:table-cell>
          <table:table-cell table:style-name="ce1" table:formula="of:=COS([.A4])" office:value-type="float" office:value="-0.950612598102916" calcext:value-type="float">
            <text:p>-0.950612598102916</text:p>
          </table:table-cell>
          <table:table-cell table:style-name="ce1" table:formula="of:=[.B4]+RAND()/4" office:value-type="float" office:value="-0.742898838716284" calcext:value-type="float">
            <text:p>-0.742898838716284</text:p>
          </table:table-cell>
          <table:table-cell table:number-columns-repeated="61"/>
        </table:table-row>
        <table:table-row table:style-name="ro1">
          <table:table-cell table:style-name="ce1" office:value-type="float" office:value="-2.512" calcext:value-type="float">
            <text:p>-2.512</text:p>
          </table:table-cell>
          <table:table-cell table:style-name="ce1" table:formula="of:=COS([.A5])" office:value-type="float" office:value="-0.80826742726931" calcext:value-type="float">
            <text:p>-0.80826742726931</text:p>
          </table:table-cell>
          <table:table-cell table:style-name="ce1" table:formula="of:=[.B5]+RAND()/4" office:value-type="float" office:value="-0.58792444886957" calcext:value-type="float">
            <text:p>-0.58792444886957</text:p>
          </table:table-cell>
          <table:table-cell table:number-columns-repeated="61"/>
        </table:table-row>
        <table:table-row table:style-name="ro1">
          <table:table-cell table:style-name="ce1" office:value-type="float" office:value="-2.198" calcext:value-type="float">
            <text:p>-2.198</text:p>
          </table:table-cell>
          <table:table-cell table:style-name="ce1" table:formula="of:=COS([.A6])" office:value-type="float" office:value="-0.586882948523859" calcext:value-type="float">
            <text:p>-0.586882948523859</text:p>
          </table:table-cell>
          <table:table-cell table:style-name="ce1" table:formula="of:=[.B6]+RAND()/4" office:value-type="float" office:value="-0.507313148330072" calcext:value-type="float">
            <text:p>-0.507313148330072</text:p>
          </table:table-cell>
          <table:table-cell table:number-columns-repeated="61"/>
        </table:table-row>
        <table:table-row table:style-name="ro1">
          <table:table-cell table:style-name="ce1" office:value-type="float" office:value="-1.884" calcext:value-type="float">
            <text:p>-1.884</text:p>
          </table:table-cell>
          <table:table-cell table:style-name="ce1" table:formula="of:=COS([.A7])" office:value-type="float" office:value="-0.308108031277992" calcext:value-type="float">
            <text:p>-0.308108031277992</text:p>
          </table:table-cell>
          <table:table-cell table:style-name="ce1" table:formula="of:=[.B7]+RAND()/4" office:value-type="float" office:value="-0.246234750791915" calcext:value-type="float">
            <text:p>-0.246234750791915</text:p>
          </table:table-cell>
          <table:table-cell table:number-columns-repeated="61"/>
        </table:table-row>
        <table:table-row table:style-name="ro1">
          <table:table-cell table:style-name="ce1" office:value-type="float" office:value="-1.57" calcext:value-type="float">
            <text:p>-1.57</text:p>
          </table:table-cell>
          <table:table-cell table:style-name="ce1" table:formula="of:=COS([.A8])" office:value-type="float" office:value="0.000796326710733263" calcext:value-type="float">
            <text:p>0.000796326710733</text:p>
          </table:table-cell>
          <table:table-cell table:style-name="ce1" table:formula="of:=[.B8]+RAND()/4" office:value-type="float" office:value="0.0702066489079999" calcext:value-type="float">
            <text:p>0.070206648908</text:p>
          </table:table-cell>
          <table:table-cell table:number-columns-repeated="61"/>
        </table:table-row>
        <table:table-row table:style-name="ro1">
          <table:table-cell table:style-name="ce1" office:value-type="float" office:value="-1.256" calcext:value-type="float">
            <text:p>-1.256</text:p>
          </table:table-cell>
          <table:table-cell table:style-name="ce1" table:formula="of:=COS([.A9])" office:value-type="float" office:value="0.309622813057024" calcext:value-type="float">
            <text:p>0.309622813057024</text:p>
          </table:table-cell>
          <table:table-cell table:style-name="ce1" table:formula="of:=[.B9]+RAND()/4" office:value-type="float" office:value="0.556547310062686" calcext:value-type="float">
            <text:p>0.556547310062686</text:p>
          </table:table-cell>
          <table:table-cell table:number-columns-repeated="61"/>
        </table:table-row>
        <table:table-row table:style-name="ro1">
          <table:table-cell table:style-name="ce1" office:value-type="float" office:value="-0.942" calcext:value-type="float">
            <text:p>-0.942</text:p>
          </table:table-cell>
          <table:table-cell table:style-name="ce1" table:formula="of:=COS([.A10])" office:value-type="float" office:value="0.588171730331375" calcext:value-type="float">
            <text:p>0.588171730331375</text:p>
          </table:table-cell>
          <table:table-cell table:style-name="ce1" table:formula="of:=[.B10]+RAND()/4" office:value-type="float" office:value="0.655219744053628" calcext:value-type="float">
            <text:p>0.655219744053628</text:p>
          </table:table-cell>
          <table:table-cell table:number-columns-repeated="61"/>
        </table:table-row>
        <table:table-row table:style-name="ro1">
          <table:table-cell table:style-name="ce1" office:value-type="float" office:value="-0.628" calcext:value-type="float">
            <text:p>-0.628</text:p>
          </table:table-cell>
          <table:table-cell table:style-name="ce1" table:formula="of:=COS([.A11])" office:value-type="float" office:value="0.809204180988032" calcext:value-type="float">
            <text:p>0.809204180988032</text:p>
          </table:table-cell>
          <table:table-cell table:style-name="ce1" table:formula="of:=[.B11]+RAND()/4" office:value-type="float" office:value="0.993712942739117" calcext:value-type="float">
            <text:p>0.993712942739117</text:p>
          </table:table-cell>
          <table:table-cell table:number-columns-repeated="61"/>
        </table:table-row>
        <table:table-row table:style-name="ro1">
          <table:table-cell table:style-name="ce1" office:value-type="float" office:value="-0.314" calcext:value-type="float">
            <text:p>-0.314</text:p>
          </table:table-cell>
          <table:table-cell table:style-name="ce1" table:formula="of:=COS([.A12])" office:value-type="float" office:value="0.951105719935495" calcext:value-type="float">
            <text:p>0.951105719935495</text:p>
          </table:table-cell>
          <table:table-cell table:style-name="ce1" table:formula="of:=[.B12]+RAND()/4" office:value-type="float" office:value="1.00667784437163" calcext:value-type="float">
            <text:p>1.00667784437163</text:p>
          </table:table-cell>
          <table:table-cell table:number-columns-repeated="6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COS([.A13])" office:value-type="float" office:value="1" calcext:value-type="float">
            <text:p>1</text:p>
          </table:table-cell>
          <table:table-cell table:style-name="ce1" table:formula="of:=[.B13]+RAND()/4" office:value-type="float" office:value="1.22098854148394" calcext:value-type="float">
            <text:p>1.22098854148394</text:p>
          </table:table-cell>
          <table:table-cell table:number-columns-repeated="61"/>
        </table:table-row>
        <table:table-row table:style-name="ro1">
          <table:table-cell table:style-name="ce1" office:value-type="float" office:value="0.314" calcext:value-type="float">
            <text:p>0.314</text:p>
          </table:table-cell>
          <table:table-cell table:style-name="ce1" table:formula="of:=COS([.A14])" office:value-type="float" office:value="0.951105719935495" calcext:value-type="float">
            <text:p>0.951105719935495</text:p>
          </table:table-cell>
          <table:table-cell table:style-name="ce1" table:formula="of:=[.B14]+RAND()/4" office:value-type="float" office:value="1.14300795778947" calcext:value-type="float">
            <text:p>1.14300795778947</text:p>
          </table:table-cell>
          <table:table-cell table:number-columns-repeated="61"/>
        </table:table-row>
        <table:table-row table:style-name="ro1">
          <table:table-cell table:style-name="ce1" office:value-type="float" office:value="0.628" calcext:value-type="float">
            <text:p>0.628</text:p>
          </table:table-cell>
          <table:table-cell table:style-name="ce1" table:formula="of:=COS([.A15])" office:value-type="float" office:value="0.809204180988032" calcext:value-type="float">
            <text:p>0.809204180988032</text:p>
          </table:table-cell>
          <table:table-cell table:style-name="ce1" table:formula="of:=[.B15]+RAND()/4" office:value-type="float" office:value="1.05308392337294" calcext:value-type="float">
            <text:p>1.05308392337294</text:p>
          </table:table-cell>
          <table:table-cell table:number-columns-repeated="61"/>
        </table:table-row>
        <table:table-row table:style-name="ro1">
          <table:table-cell table:style-name="ce1" office:value-type="float" office:value="0.942" calcext:value-type="float">
            <text:p>0.942</text:p>
          </table:table-cell>
          <table:table-cell table:style-name="ce1" table:formula="of:=COS([.A16])" office:value-type="float" office:value="0.588171730331375" calcext:value-type="float">
            <text:p>0.588171730331375</text:p>
          </table:table-cell>
          <table:table-cell table:style-name="ce1" table:formula="of:=[.B16]+RAND()/4" office:value-type="float" office:value="0.818252451210797" calcext:value-type="float">
            <text:p>0.818252451210797</text:p>
          </table:table-cell>
          <table:table-cell table:number-columns-repeated="61"/>
        </table:table-row>
        <table:table-row table:style-name="ro1">
          <table:table-cell table:style-name="ce1" office:value-type="float" office:value="1.256" calcext:value-type="float">
            <text:p>1.256</text:p>
          </table:table-cell>
          <table:table-cell table:style-name="ce1" table:formula="of:=COS([.A17])" office:value-type="float" office:value="0.309622813057024" calcext:value-type="float">
            <text:p>0.309622813057024</text:p>
          </table:table-cell>
          <table:table-cell table:style-name="ce1" table:formula="of:=[.B17]+RAND()/4" office:value-type="float" office:value="0.434897111853593" calcext:value-type="float">
            <text:p>0.434897111853593</text:p>
          </table:table-cell>
          <table:table-cell table:number-columns-repeated="61"/>
        </table:table-row>
        <table:table-row table:style-name="ro1">
          <table:table-cell table:style-name="ce1" office:value-type="float" office:value="1.57" calcext:value-type="float">
            <text:p>1.57</text:p>
          </table:table-cell>
          <table:table-cell table:style-name="ce1" table:formula="of:=COS([.A18])" office:value-type="float" office:value="0.000796326710733263" calcext:value-type="float">
            <text:p>0.000796326710733</text:p>
          </table:table-cell>
          <table:table-cell table:style-name="ce1" table:formula="of:=[.B18]+RAND()/4" office:value-type="float" office:value="0.211485287277632" calcext:value-type="float">
            <text:p>0.211485287277632</text:p>
          </table:table-cell>
          <table:table-cell table:number-columns-repeated="61"/>
        </table:table-row>
        <table:table-row table:style-name="ro1">
          <table:table-cell table:style-name="ce1" office:value-type="float" office:value="1.884" calcext:value-type="float">
            <text:p>1.884</text:p>
          </table:table-cell>
          <table:table-cell table:style-name="ce1" table:formula="of:=COS([.A19])" office:value-type="float" office:value="-0.308108031277992" calcext:value-type="float">
            <text:p>-0.308108031277992</text:p>
          </table:table-cell>
          <table:table-cell table:style-name="ce1" table:formula="of:=[.B19]+RAND()/4" office:value-type="float" office:value="-0.108989480787535" calcext:value-type="float">
            <text:p>-0.108989480787535</text:p>
          </table:table-cell>
          <table:table-cell table:number-columns-repeated="61"/>
        </table:table-row>
        <table:table-row table:style-name="ro1">
          <table:table-cell table:style-name="ce1" office:value-type="float" office:value="2.198" calcext:value-type="float">
            <text:p>2.198</text:p>
          </table:table-cell>
          <table:table-cell table:style-name="ce1" table:formula="of:=COS([.A20])" office:value-type="float" office:value="-0.586882948523859" calcext:value-type="float">
            <text:p>-0.586882948523859</text:p>
          </table:table-cell>
          <table:table-cell table:style-name="ce1" table:formula="of:=[.B20]+RAND()/4" office:value-type="float" office:value="-0.562246813106112" calcext:value-type="float">
            <text:p>-0.562246813106112</text:p>
          </table:table-cell>
          <table:table-cell table:number-columns-repeated="61"/>
        </table:table-row>
        <table:table-row table:style-name="ro1">
          <table:table-cell table:style-name="ce1" office:value-type="float" office:value="2.512" calcext:value-type="float">
            <text:p>2.512</text:p>
          </table:table-cell>
          <table:table-cell table:style-name="ce1" table:formula="of:=COS([.A21])" office:value-type="float" office:value="-0.80826742726931" calcext:value-type="float">
            <text:p>-0.80826742726931</text:p>
          </table:table-cell>
          <table:table-cell table:style-name="ce1" table:formula="of:=[.B21]+RAND()/4" office:value-type="float" office:value="-0.708243721236628" calcext:value-type="float">
            <text:p>-0.708243721236628</text:p>
          </table:table-cell>
          <table:table-cell table:number-columns-repeated="61"/>
        </table:table-row>
        <table:table-row table:style-name="ro1">
          <table:table-cell table:style-name="ce1" office:value-type="float" office:value="2.826" calcext:value-type="float">
            <text:p>2.826</text:p>
          </table:table-cell>
          <table:table-cell table:style-name="ce1" table:formula="of:=COS([.A22])" office:value-type="float" office:value="-0.950612598102916" calcext:value-type="float">
            <text:p>-0.950612598102916</text:p>
          </table:table-cell>
          <table:table-cell table:style-name="ce1" table:formula="of:=[.B22]+RAND()/4" office:value-type="float" office:value="-0.750204774298578" calcext:value-type="float">
            <text:p>-0.750204774298578</text:p>
          </table:table-cell>
          <table:table-cell table:number-columns-repeated="61"/>
        </table:table-row>
        <table:table-row table:style-name="ro1">
          <table:table-cell table:style-name="ce1" office:value-type="float" office:value="3.14" calcext:value-type="float">
            <text:p>3.14</text:p>
          </table:table-cell>
          <table:table-cell table:style-name="ce1" table:formula="of:=COS([.A23])" office:value-type="float" office:value="-0.999998731727539" calcext:value-type="float">
            <text:p>-0.999998731727539</text:p>
          </table:table-cell>
          <table:table-cell table:style-name="ce1" table:formula="of:=[.B23]+RAND()/4" office:value-type="float" office:value="-0.819331676811599" calcext:value-type="float">
            <text:p>-0.819331676811599</text:p>
          </table:table-cell>
          <table:table-cell table:number-columns-repeated="61"/>
        </table:table-row>
        <table:table-row table:style-name="ro1" table:number-rows-repeated="27">
          <table:table-cell table:number-columns-repeated="64"/>
        </table:table-row>
        <table:table-row table:style-name="ro1">
          <table:table-cell>
            <draw:frame draw:z-index="0" draw:style-name="gr1" draw:text-style-name="P1" svg:width="16.023cm" svg:height="8.998cm" svg:x="0.974cm" svg:y="0.101cm">
              <draw:object draw:notify-on-update-of-ranges="'Overfitting error'.C2:'Overfitting error'.C2 'Overfitting error'.C3:'Overfitting error'.C23 'Overfitting error'.A3:'Overfitting error'.A2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3"/>
        </table:table-row>
      </table:table>
      <table:table table:name="Results LOO" table:style-name="ta4">
        <office:forms form:automatic-focus="false" form:apply-design-mode="false"/>
        <table:table-column table:style-name="co1" table:number-columns-repeated="11" table:default-cell-style-name="ce1"/>
        <table:table-column table:style-name="co1" table:default-cell-style-name="Default"/>
        <table:table-column table:style-name="co1" table:number-columns-repeated="10" table:default-cell-style-name="ce1"/>
        <table:table-column table:style-name="co1" table:number-columns-repeated="42" table:default-cell-style-name="Default"/>
        <table:table-row table:style-name="ro1">
          <table:table-cell office:value-type="string" calcext:value-type="string">
            <text:p>Number of Para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10"/>
          <table:table-cell table:number-columns-repeated="42"/>
        </table:table-row>
        <table:table-row table:style-name="ro1">
          <table:table-cell office:value-type="string" calcext:value-type="string">
            <text:p>Accuracy</text:p>
          </table:table-cell>
          <table:table-cell table:style-name="Default" table:number-columns-repeated="10"/>
          <table:table-cell/>
          <table:table-cell table:style-name="Default" table:number-columns-repeated="10"/>
          <table:table-cell table:number-columns-repeated="4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0.687848783853339" calcext:value-type="float">
            <text:p>0.687848783853339</text:p>
          </table:table-cell>
          <table:table-cell office:value-type="float" office:value="0.487504817661513" calcext:value-type="float">
            <text:p>0.487504817661513</text:p>
          </table:table-cell>
          <table:table-cell office:value-type="float" office:value="0.624188440029932" calcext:value-type="float">
            <text:p>0.624188440029932</text:p>
          </table:table-cell>
          <table:table-cell office:value-type="float" office:value="0.513185933948101" calcext:value-type="float">
            <text:p>0.513185933948101</text:p>
          </table:table-cell>
          <table:table-cell office:value-type="float" office:value="0.513110794128368" calcext:value-type="float">
            <text:p>0.513110794128368</text:p>
          </table:table-cell>
          <table:table-cell office:value-type="float" office:value="0.369697619637698" calcext:value-type="float">
            <text:p>0.369697619637698</text:p>
          </table:table-cell>
          <table:table-cell office:value-type="float" office:value="0.46332273773973" calcext:value-type="float">
            <text:p>0.46332273773973</text:p>
          </table:table-cell>
          <table:table-cell office:value-type="float" office:value="0.465676946432977" calcext:value-type="float">
            <text:p>0.465676946432977</text:p>
          </table:table-cell>
          <table:table-cell office:value-type="float" office:value="1.64621513383129" calcext:value-type="float">
            <text:p>1.64621513383129</text:p>
          </table:table-cell>
          <table:table-cell office:value-type="float" office:value="0.702061256952027" calcext:value-type="float">
            <text:p>0.702061256952027</text:p>
          </table:table-cell>
          <table:table-cell/>
          <table:table-cell table:formula="of:=[.B3]/[.$B3]" office:value-type="float" office:value="1" calcext:value-type="float">
            <text:p>1</text:p>
          </table:table-cell>
          <table:table-cell table:formula="of:=[.C3]/[.$B3]" office:value-type="float" office:value="0.708738358059607" calcext:value-type="float">
            <text:p>0.708738358059607</text:p>
          </table:table-cell>
          <table:table-cell table:formula="of:=[.D3]/[.$B3]" office:value-type="float" office:value="0.907450088859966" calcext:value-type="float">
            <text:p>0.907450088859966</text:p>
          </table:table-cell>
          <table:table-cell table:formula="of:=[.E3]/[.$B3]" office:value-type="float" office:value="0.746073767948277" calcext:value-type="float">
            <text:p>0.746073767948277</text:p>
          </table:table-cell>
          <table:table-cell table:formula="of:=[.F3]/[.$B3]" office:value-type="float" office:value="0.745964529084305" calcext:value-type="float">
            <text:p>0.745964529084305</text:p>
          </table:table-cell>
          <table:table-cell table:formula="of:=[.G3]/[.$B3]" office:value-type="float" office:value="0.537469322205742" calcext:value-type="float">
            <text:p>0.537469322205742</text:p>
          </table:table-cell>
          <table:table-cell table:formula="of:=[.H3]/[.$B3]" office:value-type="float" office:value="0.673582259089256" calcext:value-type="float">
            <text:p>0.673582259089256</text:p>
          </table:table-cell>
          <table:table-cell table:formula="of:=[.I3]/[.$B3]" office:value-type="float" office:value="0.677004826299535" calcext:value-type="float">
            <text:p>0.677004826299535</text:p>
          </table:table-cell>
          <table:table-cell table:formula="of:=[.J3]/[.$B3]" office:value-type="float" office:value="2.39328057630511" calcext:value-type="float">
            <text:p>2.39328057630511</text:p>
          </table:table-cell>
          <table:table-cell table:formula="of:=[.K3]/[.$B3]" office:value-type="float" office:value="1.02066220575265" calcext:value-type="float">
            <text:p>1.0206622057526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ai</text:p>
          </table:table-cell>
          <table:table-cell office:value-type="float" office:value="0.231683524183552" calcext:value-type="float">
            <text:p>0.231683524183552</text:p>
          </table:table-cell>
          <table:table-cell office:value-type="float" office:value="0.222175974290088" calcext:value-type="float">
            <text:p>0.222175974290088</text:p>
          </table:table-cell>
          <table:table-cell office:value-type="float" office:value="0.251055284378093" calcext:value-type="float">
            <text:p>0.251055284378093</text:p>
          </table:table-cell>
          <table:table-cell office:value-type="float" office:value="0.22837188367268" calcext:value-type="float">
            <text:p>0.22837188367268</text:p>
          </table:table-cell>
          <table:table-cell office:value-type="float" office:value="0.217463482084544" calcext:value-type="float">
            <text:p>0.217463482084544</text:p>
          </table:table-cell>
          <table:table-cell office:value-type="float" office:value="0.194492016630932" calcext:value-type="float">
            <text:p>0.194492016630932</text:p>
          </table:table-cell>
          <table:table-cell office:value-type="float" office:value="0.222007267226234" calcext:value-type="float">
            <text:p>0.222007267226234</text:p>
          </table:table-cell>
          <table:table-cell office:value-type="float" office:value="0.215276440610006" calcext:value-type="float">
            <text:p>0.215276440610006</text:p>
          </table:table-cell>
          <table:table-cell office:value-type="float" office:value="0.860233144946061" calcext:value-type="float">
            <text:p>0.860233144946061</text:p>
          </table:table-cell>
          <table:table-cell office:value-type="float" office:value="0.329554187033562" calcext:value-type="float">
            <text:p>0.329554187033562</text:p>
          </table:table-cell>
          <table:table-cell/>
          <table:table-cell table:formula="of:=[.B4]/[.$B4]" office:value-type="float" office:value="1" calcext:value-type="float">
            <text:p>1</text:p>
          </table:table-cell>
          <table:table-cell table:formula="of:=[.C4]/[.$B4]" office:value-type="float" office:value="0.958963202381488" calcext:value-type="float">
            <text:p>0.958963202381488</text:p>
          </table:table-cell>
          <table:table-cell table:formula="of:=[.D4]/[.$B4]" office:value-type="float" office:value="1.08361302454633" calcext:value-type="float">
            <text:p>1.08361302454633</text:p>
          </table:table-cell>
          <table:table-cell table:formula="of:=[.E4]/[.$B4]" office:value-type="float" office:value="0.985706188981102" calcext:value-type="float">
            <text:p>0.985706188981102</text:p>
          </table:table-cell>
          <table:table-cell table:formula="of:=[.F4]/[.$B4]" office:value-type="float" office:value="0.938622989489133" calcext:value-type="float">
            <text:p>0.938622989489133</text:p>
          </table:table-cell>
          <table:table-cell table:formula="of:=[.G4]/[.$B4]" office:value-type="float" office:value="0.8394727994419" calcext:value-type="float">
            <text:p>0.8394727994419</text:p>
          </table:table-cell>
          <table:table-cell table:formula="of:=[.H4]/[.$B4]" office:value-type="float" office:value="0.958235023438041" calcext:value-type="float">
            <text:p>0.958235023438041</text:p>
          </table:table-cell>
          <table:table-cell table:formula="of:=[.I4]/[.$B4]" office:value-type="float" office:value="0.929183209590047" calcext:value-type="float">
            <text:p>0.929183209590047</text:p>
          </table:table-cell>
          <table:table-cell table:formula="of:=[.J4]/[.$B4]" office:value-type="float" office:value="3.71296641820994" calcext:value-type="float">
            <text:p>3.71296641820994</text:p>
          </table:table-cell>
          <table:table-cell table:formula="of:=[.K4]/[.$B4]" office:value-type="float" office:value="1.42243255404071" calcext:value-type="float">
            <text:p>1.4224325540407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h</text:p>
          </table:table-cell>
          <table:table-cell office:value-type="float" office:value="0.45211403259453" calcext:value-type="float">
            <text:p>0.45211403259453</text:p>
          </table:table-cell>
          <table:table-cell office:value-type="float" office:value="0.302661297510001" calcext:value-type="float">
            <text:p>0.302661297510001</text:p>
          </table:table-cell>
          <table:table-cell office:value-type="float" office:value="0.478755897101769" calcext:value-type="float">
            <text:p>0.478755897101769</text:p>
          </table:table-cell>
          <table:table-cell office:value-type="float" office:value="0.22885676959928" calcext:value-type="float">
            <text:p>0.22885676959928</text:p>
          </table:table-cell>
          <table:table-cell office:value-type="float" office:value="0.402558534659504" calcext:value-type="float">
            <text:p>0.402558534659504</text:p>
          </table:table-cell>
          <table:table-cell office:value-type="float" office:value="0.279240495118773" calcext:value-type="float">
            <text:p>0.279240495118773</text:p>
          </table:table-cell>
          <table:table-cell office:value-type="float" office:value="0.667830676960877" calcext:value-type="float">
            <text:p>0.667830676960877</text:p>
          </table:table-cell>
          <table:table-cell office:value-type="float" office:value="0.381729214364314" calcext:value-type="float">
            <text:p>0.381729214364314</text:p>
          </table:table-cell>
          <table:table-cell office:value-type="float" office:value="1.59250336782146" calcext:value-type="float">
            <text:p>1.59250336782146</text:p>
          </table:table-cell>
          <table:table-cell office:value-type="float" office:value="0.605093740440982" calcext:value-type="float">
            <text:p>0.605093740440982</text:p>
          </table:table-cell>
          <table:table-cell/>
          <table:table-cell table:formula="of:=[.B5]/[.$B5]" office:value-type="float" office:value="1" calcext:value-type="float">
            <text:p>1</text:p>
          </table:table-cell>
          <table:table-cell table:formula="of:=[.C5]/[.$B5]" office:value-type="float" office:value="0.66943575224403" calcext:value-type="float">
            <text:p>0.66943575224403</text:p>
          </table:table-cell>
          <table:table-cell table:formula="of:=[.D5]/[.$B5]" office:value-type="float" office:value="1.05892731166593" calcext:value-type="float">
            <text:p>1.05892731166593</text:p>
          </table:table-cell>
          <table:table-cell table:formula="of:=[.E5]/[.$B5]" office:value-type="float" office:value="0.506192582180979" calcext:value-type="float">
            <text:p>0.506192582180979</text:p>
          </table:table-cell>
          <table:table-cell table:formula="of:=[.F5]/[.$B5]" office:value-type="float" office:value="0.890391595123372" calcext:value-type="float">
            <text:p>0.890391595123372</text:p>
          </table:table-cell>
          <table:table-cell table:formula="of:=[.G5]/[.$B5]" office:value-type="float" office:value="0.617632886810229" calcext:value-type="float">
            <text:p>0.617632886810229</text:p>
          </table:table-cell>
          <table:table-cell table:formula="of:=[.H5]/[.$B5]" office:value-type="float" office:value="1.47712884098824" calcext:value-type="float">
            <text:p>1.47712884098824</text:p>
          </table:table-cell>
          <table:table-cell table:formula="of:=[.I5]/[.$B5]" office:value-type="float" office:value="0.844320651083751" calcext:value-type="float">
            <text:p>0.844320651083751</text:p>
          </table:table-cell>
          <table:table-cell table:formula="of:=[.J5]/[.$B5]" office:value-type="float" office:value="3.52234890539145" calcext:value-type="float">
            <text:p>3.52234890539145</text:p>
          </table:table-cell>
          <table:table-cell table:formula="of:=[.K5]/[.$B5]" office:value-type="float" office:value="1.33836531675107" calcext:value-type="float">
            <text:p>1.3383653167510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0.372806457374927" calcext:value-type="float">
            <text:p>0.372806457374927</text:p>
          </table:table-cell>
          <table:table-cell office:value-type="float" office:value="0.255945888174465" calcext:value-type="float">
            <text:p>0.255945888174465</text:p>
          </table:table-cell>
          <table:table-cell office:value-type="float" office:value="0.348650785326696" calcext:value-type="float">
            <text:p>0.348650785326696</text:p>
          </table:table-cell>
          <table:table-cell office:value-type="float" office:value="0.229914789544713" calcext:value-type="float">
            <text:p>0.229914789544713</text:p>
          </table:table-cell>
          <table:table-cell office:value-type="float" office:value="0.281796020997597" calcext:value-type="float">
            <text:p>0.281796020997597</text:p>
          </table:table-cell>
          <table:table-cell office:value-type="float" office:value="0.226730708053721" calcext:value-type="float">
            <text:p>0.226730708053721</text:p>
          </table:table-cell>
          <table:table-cell office:value-type="float" office:value="0.244057170696274" calcext:value-type="float">
            <text:p>0.244057170696274</text:p>
          </table:table-cell>
          <table:table-cell office:value-type="float" office:value="0.286266451636617" calcext:value-type="float">
            <text:p>0.286266451636617</text:p>
          </table:table-cell>
          <table:table-cell office:value-type="float" office:value="0.550366022991483" calcext:value-type="float">
            <text:p>0.550366022991483</text:p>
          </table:table-cell>
          <table:table-cell office:value-type="float" office:value="0.611965523166931" calcext:value-type="float">
            <text:p>0.611965523166931</text:p>
          </table:table-cell>
          <table:table-cell/>
          <table:table-cell table:formula="of:=[.B6]/[.$B6]" office:value-type="float" office:value="1" calcext:value-type="float">
            <text:p>1</text:p>
          </table:table-cell>
          <table:table-cell table:formula="of:=[.C6]/[.$B6]" office:value-type="float" office:value="0.686538237499099" calcext:value-type="float">
            <text:p>0.686538237499099</text:p>
          </table:table-cell>
          <table:table-cell table:formula="of:=[.D6]/[.$B6]" office:value-type="float" office:value="0.935205864677559" calcext:value-type="float">
            <text:p>0.935205864677559</text:p>
          </table:table-cell>
          <table:table-cell table:formula="of:=[.E6]/[.$B6]" office:value-type="float" office:value="0.616713538610976" calcext:value-type="float">
            <text:p>0.616713538610976</text:p>
          </table:table-cell>
          <table:table-cell table:formula="of:=[.F6]/[.$B6]" office:value-type="float" office:value="0.755877521494212" calcext:value-type="float">
            <text:p>0.755877521494212</text:p>
          </table:table-cell>
          <table:table-cell table:formula="of:=[.G6]/[.$B6]" office:value-type="float" office:value="0.608172695425447" calcext:value-type="float">
            <text:p>0.608172695425447</text:p>
          </table:table-cell>
          <table:table-cell table:formula="of:=[.H6]/[.$B6]" office:value-type="float" office:value="0.654648453287998" calcext:value-type="float">
            <text:p>0.654648453287998</text:p>
          </table:table-cell>
          <table:table-cell table:formula="of:=[.I6]/[.$B6]" office:value-type="float" office:value="0.767868812284876" calcext:value-type="float">
            <text:p>0.767868812284876</text:p>
          </table:table-cell>
          <table:table-cell table:formula="of:=[.J6]/[.$B6]" office:value-type="float" office:value="1.4762781387072" calcext:value-type="float">
            <text:p>1.4762781387072</text:p>
          </table:table-cell>
          <table:table-cell table:formula="of:=[.K6]/[.$B6]" office:value-type="float" office:value="1.64150998745036" calcext:value-type="float">
            <text:p>1.6415099874503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0.338640990935186" calcext:value-type="float">
            <text:p>0.338640990935186</text:p>
          </table:table-cell>
          <table:table-cell office:value-type="float" office:value="0.442446373657278" calcext:value-type="float">
            <text:p>0.442446373657278</text:p>
          </table:table-cell>
          <table:table-cell office:value-type="float" office:value="0.42789740359" calcext:value-type="float">
            <text:p>0.42789740359</text:p>
          </table:table-cell>
          <table:table-cell office:value-type="float" office:value="0.542353306843104" calcext:value-type="float">
            <text:p>0.542353306843104</text:p>
          </table:table-cell>
          <table:table-cell office:value-type="float" office:value="0.716652433559091" calcext:value-type="float">
            <text:p>0.716652433559091</text:p>
          </table:table-cell>
          <table:table-cell office:value-type="float" office:value="0.754694403303471" calcext:value-type="float">
            <text:p>0.754694403303471</text:p>
          </table:table-cell>
          <table:table-cell office:value-type="float" office:value="1.0046687814257" calcext:value-type="float">
            <text:p>1.0046687814257</text:p>
          </table:table-cell>
          <table:table-cell office:value-type="float" office:value="0.357314194200997" calcext:value-type="float">
            <text:p>0.357314194200997</text:p>
          </table:table-cell>
          <table:table-cell office:value-type="float" office:value="4.00217493160851" calcext:value-type="float">
            <text:p>4.00217493160851</text:p>
          </table:table-cell>
          <table:table-cell office:value-type="float" office:value="3.51650654993397" calcext:value-type="float">
            <text:p>3.51650654993397</text:p>
          </table:table-cell>
          <table:table-cell/>
          <table:table-cell table:formula="of:=[.B7]/[.$B7]" office:value-type="float" office:value="1" calcext:value-type="float">
            <text:p>1</text:p>
          </table:table-cell>
          <table:table-cell table:formula="of:=[.C7]/[.$B7]" office:value-type="float" office:value="1.30653519656739" calcext:value-type="float">
            <text:p>1.30653519656739</text:p>
          </table:table-cell>
          <table:table-cell table:formula="of:=[.D7]/[.$B7]" office:value-type="float" office:value="1.26357238209209" calcext:value-type="float">
            <text:p>1.26357238209209</text:p>
          </table:table-cell>
          <table:table-cell table:formula="of:=[.E7]/[.$B7]" office:value-type="float" office:value="1.60155835046829" calcext:value-type="float">
            <text:p>1.60155835046829</text:p>
          </table:table-cell>
          <table:table-cell table:formula="of:=[.F7]/[.$B7]" office:value-type="float" office:value="2.11626014789289" calcext:value-type="float">
            <text:p>2.11626014789289</text:p>
          </table:table-cell>
          <table:table-cell table:formula="of:=[.G7]/[.$B7]" office:value-type="float" office:value="2.22859731546178" calcext:value-type="float">
            <text:p>2.22859731546178</text:p>
          </table:table-cell>
          <table:table-cell table:formula="of:=[.H7]/[.$B7]" office:value-type="float" office:value="2.96676660037881" calcext:value-type="float">
            <text:p>2.96676660037881</text:p>
          </table:table-cell>
          <table:table-cell table:formula="of:=[.I7]/[.$B7]" office:value-type="float" office:value="1.05514159173183" calcext:value-type="float">
            <text:p>1.05514159173183</text:p>
          </table:table-cell>
          <table:table-cell table:formula="of:=[.J7]/[.$B7]" office:value-type="float" office:value="11.8183416619357" calcext:value-type="float">
            <text:p>11.8183416619357</text:p>
          </table:table-cell>
          <table:table-cell table:formula="of:=[.K7]/[.$B7]" office:value-type="float" office:value="10.3841727495033" calcext:value-type="float">
            <text:p>10.384172749503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326346442085004" calcext:value-type="float">
            <text:p>0.326346442085004</text:p>
          </table:table-cell>
          <table:table-cell office:value-type="float" office:value="0.243704058356628" calcext:value-type="float">
            <text:p>0.243704058356628</text:p>
          </table:table-cell>
          <table:table-cell office:value-type="float" office:value="0.328362648667758" calcext:value-type="float">
            <text:p>0.328362648667758</text:p>
          </table:table-cell>
          <table:table-cell office:value-type="float" office:value="0.257131879898698" calcext:value-type="float">
            <text:p>0.257131879898698</text:p>
          </table:table-cell>
          <table:table-cell office:value-type="float" office:value="0.259094633041136" calcext:value-type="float">
            <text:p>0.259094633041136</text:p>
          </table:table-cell>
          <table:table-cell office:value-type="float" office:value="0.2788947470241" calcext:value-type="float">
            <text:p>0.2788947470241</text:p>
          </table:table-cell>
          <table:table-cell office:value-type="float" office:value="0.245420242425654" calcext:value-type="float">
            <text:p>0.245420242425654</text:p>
          </table:table-cell>
          <table:table-cell office:value-type="float" office:value="0.348905419935277" calcext:value-type="float">
            <text:p>0.348905419935277</text:p>
          </table:table-cell>
          <table:table-cell office:value-type="float" office:value="0.605528467425177" calcext:value-type="float">
            <text:p>0.605528467425177</text:p>
          </table:table-cell>
          <table:table-cell office:value-type="float" office:value="0.405821739139089" calcext:value-type="float">
            <text:p>0.405821739139089</text:p>
          </table:table-cell>
          <table:table-cell/>
          <table:table-cell table:formula="of:=[.B8]/[.$B8]" office:value-type="float" office:value="1" calcext:value-type="float">
            <text:p>1</text:p>
          </table:table-cell>
          <table:table-cell table:formula="of:=[.C8]/[.$B8]" office:value-type="float" office:value="0.746764869871478" calcext:value-type="float">
            <text:p>0.746764869871478</text:p>
          </table:table-cell>
          <table:table-cell table:formula="of:=[.D8]/[.$B8]" office:value-type="float" office:value="1.00617811724826" calcext:value-type="float">
            <text:p>1.00617811724826</text:p>
          </table:table-cell>
          <table:table-cell table:formula="of:=[.E8]/[.$B8]" office:value-type="float" office:value="0.787910780506449" calcext:value-type="float">
            <text:p>0.787910780506449</text:p>
          </table:table-cell>
          <table:table-cell table:formula="of:=[.F8]/[.$B8]" office:value-type="float" office:value="0.793925104210726" calcext:value-type="float">
            <text:p>0.793925104210726</text:p>
          </table:table-cell>
          <table:table-cell table:formula="of:=[.G8]/[.$B8]" office:value-type="float" office:value="0.854597173611767" calcext:value-type="float">
            <text:p>0.854597173611767</text:p>
          </table:table-cell>
          <table:table-cell table:formula="of:=[.H8]/[.$B8]" office:value-type="float" office:value="0.752023649645701" calcext:value-type="float">
            <text:p>0.752023649645701</text:p>
          </table:table-cell>
          <table:table-cell table:formula="of:=[.I8]/[.$B8]" office:value-type="float" office:value="1.06912585811001" calcext:value-type="float">
            <text:p>1.06912585811001</text:p>
          </table:table-cell>
          <table:table-cell table:formula="of:=[.J8]/[.$B8]" office:value-type="float" office:value="1.85547745995482" calcext:value-type="float">
            <text:p>1.85547745995482</text:p>
          </table:table-cell>
          <table:table-cell table:formula="of:=[.K8]/[.$B8]" office:value-type="float" office:value="1.243530453546" calcext:value-type="float">
            <text:p>1.24353045354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j2</text:p>
          </table:table-cell>
          <table:table-cell office:value-type="float" office:value="0.439566303681708" calcext:value-type="float">
            <text:p>0.439566303681708</text:p>
          </table:table-cell>
          <table:table-cell office:value-type="float" office:value="0.365577104396758" calcext:value-type="float">
            <text:p>0.365577104396758</text:p>
          </table:table-cell>
          <table:table-cell office:value-type="float" office:value="0.412437782315829" calcext:value-type="float">
            <text:p>0.412437782315829</text:p>
          </table:table-cell>
          <table:table-cell office:value-type="float" office:value="0.367063447318309" calcext:value-type="float">
            <text:p>0.367063447318309</text:p>
          </table:table-cell>
          <table:table-cell office:value-type="float" office:value="0.345574409035805" calcext:value-type="float">
            <text:p>0.345574409035805</text:p>
          </table:table-cell>
          <table:table-cell office:value-type="float" office:value="0.291818214759381" calcext:value-type="float">
            <text:p>0.291818214759381</text:p>
          </table:table-cell>
          <table:table-cell office:value-type="float" office:value="0.572111669968751" calcext:value-type="float">
            <text:p>0.572111669968751</text:p>
          </table:table-cell>
          <table:table-cell office:value-type="float" office:value="0.293976445408538" calcext:value-type="float">
            <text:p>0.293976445408538</text:p>
          </table:table-cell>
          <table:table-cell office:value-type="float" office:value="2.86439313406944" calcext:value-type="float">
            <text:p>2.86439313406944</text:p>
          </table:table-cell>
          <table:table-cell office:value-type="float" office:value="0.531429063556782" calcext:value-type="float">
            <text:p>0.531429063556782</text:p>
          </table:table-cell>
          <table:table-cell/>
          <table:table-cell table:formula="of:=[.B9]/[.$B9]" office:value-type="float" office:value="1" calcext:value-type="float">
            <text:p>1</text:p>
          </table:table-cell>
          <table:table-cell table:formula="of:=[.C9]/[.$B9]" office:value-type="float" office:value="0.83167681720543" calcext:value-type="float">
            <text:p>0.83167681720543</text:p>
          </table:table-cell>
          <table:table-cell table:formula="of:=[.D9]/[.$B9]" office:value-type="float" office:value="0.93828343724563" calcext:value-type="float">
            <text:p>0.93828343724563</text:p>
          </table:table-cell>
          <table:table-cell table:formula="of:=[.E9]/[.$B9]" office:value-type="float" office:value="0.835058202241321" calcext:value-type="float">
            <text:p>0.835058202241321</text:p>
          </table:table-cell>
          <table:table-cell table:formula="of:=[.F9]/[.$B9]" office:value-type="float" office:value="0.786171292342821" calcext:value-type="float">
            <text:p>0.786171292342821</text:p>
          </table:table-cell>
          <table:table-cell table:formula="of:=[.G9]/[.$B9]" office:value-type="float" office:value="0.663877581869169" calcext:value-type="float">
            <text:p>0.663877581869169</text:p>
          </table:table-cell>
          <table:table-cell table:formula="of:=[.H9]/[.$B9]" office:value-type="float" office:value="1.30153668553953" calcext:value-type="float">
            <text:p>1.30153668553953</text:p>
          </table:table-cell>
          <table:table-cell table:formula="of:=[.I9]/[.$B9]" office:value-type="float" office:value="0.668787491093511" calcext:value-type="float">
            <text:p>0.668787491093511</text:p>
          </table:table-cell>
          <table:table-cell table:formula="of:=[.J9]/[.$B9]" office:value-type="float" office:value="6.51640744542502" calcext:value-type="float">
            <text:p>6.51640744542502</text:p>
          </table:table-cell>
          <table:table-cell table:formula="of:=[.K9]/[.$B9]" office:value-type="float" office:value="1.20898499067297" calcext:value-type="float">
            <text:p>1.2089849906729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j</text:p>
          </table:table-cell>
          <table:table-cell office:value-type="float" office:value="0.417404694345493" calcext:value-type="float">
            <text:p>0.417404694345493</text:p>
          </table:table-cell>
          <table:table-cell office:value-type="float" office:value="0.354698066560826" calcext:value-type="float">
            <text:p>0.354698066560826</text:p>
          </table:table-cell>
          <table:table-cell office:value-type="float" office:value="0.398338729696119" calcext:value-type="float">
            <text:p>0.398338729696119</text:p>
          </table:table-cell>
          <table:table-cell office:value-type="float" office:value="0.358887924985535" calcext:value-type="float">
            <text:p>0.358887924985535</text:p>
          </table:table-cell>
          <table:table-cell office:value-type="float" office:value="0.312942716231941" calcext:value-type="float">
            <text:p>0.312942716231941</text:p>
          </table:table-cell>
          <table:table-cell office:value-type="float" office:value="0.199701624062589" calcext:value-type="float">
            <text:p>0.199701624062589</text:p>
          </table:table-cell>
          <table:table-cell office:value-type="float" office:value="0.185957316494008" calcext:value-type="float">
            <text:p>0.185957316494008</text:p>
          </table:table-cell>
          <table:table-cell office:value-type="float" office:value="0.211191864687899" calcext:value-type="float">
            <text:p>0.211191864687899</text:p>
          </table:table-cell>
          <table:table-cell office:value-type="float" office:value="1.34203473888729" calcext:value-type="float">
            <text:p>1.34203473888729</text:p>
          </table:table-cell>
          <table:table-cell office:value-type="float" office:value="0.45450693256549" calcext:value-type="float">
            <text:p>0.45450693256549</text:p>
          </table:table-cell>
          <table:table-cell/>
          <table:table-cell table:formula="of:=[.B10]/[.$B10]" office:value-type="float" office:value="1" calcext:value-type="float">
            <text:p>1</text:p>
          </table:table-cell>
          <table:table-cell table:formula="of:=[.C10]/[.$B10]" office:value-type="float" office:value="0.84977019033532" calcext:value-type="float">
            <text:p>0.84977019033532</text:p>
          </table:table-cell>
          <table:table-cell table:formula="of:=[.D10]/[.$B10]" office:value-type="float" office:value="0.954322591701393" calcext:value-type="float">
            <text:p>0.954322591701393</text:p>
          </table:table-cell>
          <table:table-cell table:formula="of:=[.E10]/[.$B10]" office:value-type="float" office:value="0.859808070793944" calcext:value-type="float">
            <text:p>0.859808070793944</text:p>
          </table:table-cell>
          <table:table-cell table:formula="of:=[.F10]/[.$B10]" office:value-type="float" office:value="0.749734539336332" calcext:value-type="float">
            <text:p>0.749734539336332</text:p>
          </table:table-cell>
          <table:table-cell table:formula="of:=[.G10]/[.$B10]" office:value-type="float" office:value="0.478436459311337" calcext:value-type="float">
            <text:p>0.478436459311337</text:p>
          </table:table-cell>
          <table:table-cell table:formula="of:=[.H10]/[.$B10]" office:value-type="float" office:value="0.445508445432308" calcext:value-type="float">
            <text:p>0.445508445432308</text:p>
          </table:table-cell>
          <table:table-cell table:formula="of:=[.I10]/[.$B10]" office:value-type="float" office:value="0.505964277711481" calcext:value-type="float">
            <text:p>0.505964277711481</text:p>
          </table:table-cell>
          <table:table-cell table:formula="of:=[.J10]/[.$B10]" office:value-type="float" office:value="3.21518841802115" calcext:value-type="float">
            <text:p>3.21518841802115</text:p>
          </table:table-cell>
          <table:table-cell table:formula="of:=[.K10]/[.$B10]" office:value-type="float" office:value="1.08888792752601" calcext:value-type="float">
            <text:p>1.0888879275260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jd</text:p>
          </table:table-cell>
          <table:table-cell office:value-type="float" office:value="0.466434359965802" calcext:value-type="float">
            <text:p>0.466434359965802</text:p>
          </table:table-cell>
          <table:table-cell office:value-type="float" office:value="0.454852456224422" calcext:value-type="float">
            <text:p>0.454852456224422</text:p>
          </table:table-cell>
          <table:table-cell office:value-type="float" office:value="0.496178012890043" calcext:value-type="float">
            <text:p>0.496178012890043</text:p>
          </table:table-cell>
          <table:table-cell office:value-type="float" office:value="0.470745486752125" calcext:value-type="float">
            <text:p>0.470745486752125</text:p>
          </table:table-cell>
          <table:table-cell office:value-type="float" office:value="0.417923372924756" calcext:value-type="float">
            <text:p>0.417923372924756</text:p>
          </table:table-cell>
          <table:table-cell office:value-type="float" office:value="0.518353873923677" calcext:value-type="float">
            <text:p>0.518353873923677</text:p>
          </table:table-cell>
          <table:table-cell office:value-type="float" office:value="0.689902767133306" calcext:value-type="float">
            <text:p>0.689902767133306</text:p>
          </table:table-cell>
          <table:table-cell office:value-type="float" office:value="0.733894635716693" calcext:value-type="float">
            <text:p>0.733894635716693</text:p>
          </table:table-cell>
          <table:table-cell office:value-type="float" office:value="1.48404081146355" calcext:value-type="float">
            <text:p>1.48404081146355</text:p>
          </table:table-cell>
          <table:table-cell office:value-type="float" office:value="0.733269224004025" calcext:value-type="float">
            <text:p>0.733269224004025</text:p>
          </table:table-cell>
          <table:table-cell/>
          <table:table-cell table:formula="of:=[.B11]/[.$B11]" office:value-type="float" office:value="1" calcext:value-type="float">
            <text:p>1</text:p>
          </table:table-cell>
          <table:table-cell table:formula="of:=[.C11]/[.$B11]" office:value-type="float" office:value="0.975169274102728" calcext:value-type="float">
            <text:p>0.975169274102728</text:p>
          </table:table-cell>
          <table:table-cell table:formula="of:=[.D11]/[.$B11]" office:value-type="float" office:value="1.06376814290959" calcext:value-type="float">
            <text:p>1.06376814290959</text:p>
          </table:table-cell>
          <table:table-cell table:formula="of:=[.E11]/[.$B11]" office:value-type="float" office:value="1.00924272985944" calcext:value-type="float">
            <text:p>1.00924272985944</text:p>
          </table:table-cell>
          <table:table-cell table:formula="of:=[.F11]/[.$B11]" office:value-type="float" office:value="0.895996111768861" calcext:value-type="float">
            <text:p>0.895996111768861</text:p>
          </table:table-cell>
          <table:table-cell table:formula="of:=[.G11]/[.$B11]" office:value-type="float" office:value="1.11131151221724" calcext:value-type="float">
            <text:p>1.11131151221724</text:p>
          </table:table-cell>
          <table:table-cell table:formula="of:=[.H11]/[.$B11]" office:value-type="float" office:value="1.47909936820239" calcext:value-type="float">
            <text:p>1.47909936820239</text:p>
          </table:table-cell>
          <table:table-cell table:formula="of:=[.I11]/[.$B11]" office:value-type="float" office:value="1.5734146081573" calcext:value-type="float">
            <text:p>1.5734146081573</text:p>
          </table:table-cell>
          <table:table-cell table:formula="of:=[.J11]/[.$B11]" office:value-type="float" office:value="3.18167128933718" calcext:value-type="float">
            <text:p>3.18167128933718</text:p>
          </table:table-cell>
          <table:table-cell table:formula="of:=[.K11]/[.$B11]" office:value-type="float" office:value="1.57207377273361" calcext:value-type="float">
            <text:p>1.5720737727336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eading</text:p>
          </table:table-cell>
          <table:table-cell table:formula="of:=AVERAGE([.B3:.B11])" office:value-type="float" office:value="0.414760621002171" calcext:value-type="float">
            <text:p>0.414760621002171</text:p>
          </table:table-cell>
          <table:table-cell table:formula="of:=AVERAGE([.C3:.C11])" office:value-type="float" office:value="0.347729559647998" calcext:value-type="float">
            <text:p>0.347729559647998</text:p>
          </table:table-cell>
          <table:table-cell table:formula="of:=AVERAGE([.D3:.D11])" office:value-type="float" office:value="0.418429442666249" calcext:value-type="float">
            <text:p>0.418429442666249</text:p>
          </table:table-cell>
          <table:table-cell table:formula="of:=AVERAGE([.E3:.E11])" office:value-type="float" office:value="0.355167935840283" calcext:value-type="float">
            <text:p>0.355167935840283</text:p>
          </table:table-cell>
          <table:table-cell table:formula="of:=AVERAGE([.F3:.F11])" office:value-type="float" office:value="0.385235155184749" calcext:value-type="float">
            <text:p>0.385235155184749</text:p>
          </table:table-cell>
          <table:table-cell table:formula="of:=AVERAGE([.G3:.G11])" office:value-type="float" office:value="0.34595818916826" calcext:value-type="float">
            <text:p>0.34595818916826</text:p>
          </table:table-cell>
          <table:table-cell table:formula="of:=AVERAGE([.H3:.H11])" office:value-type="float" office:value="0.477253181118948" calcext:value-type="float">
            <text:p>0.477253181118948</text:p>
          </table:table-cell>
          <table:table-cell table:formula="of:=AVERAGE([.I3:.I11])" office:value-type="float" office:value="0.366025734777035" calcext:value-type="float">
            <text:p>0.366025734777035</text:p>
          </table:table-cell>
          <table:table-cell table:formula="of:=AVERAGE([.J3:.J11])" office:value-type="float" office:value="1.66083219478269" calcext:value-type="float">
            <text:p>1.66083219478269</text:p>
          </table:table-cell>
          <table:table-cell table:formula="of:=AVERAGE([.K3:.K11])" office:value-type="float" office:value="0.876689801865873" calcext:value-type="float">
            <text:p>0.876689801865873</text:p>
          </table:table-cell>
          <table:table-cell/>
          <table:table-cell table:formula="of:=AVERAGE([.M3:.M11])" office:value-type="float" office:value="1" calcext:value-type="float">
            <text:p>1</text:p>
          </table:table-cell>
          <table:table-cell table:formula="of:=AVERAGE([.N3:.N11])" office:value-type="float" office:value="0.859287988696285" calcext:value-type="float">
            <text:p>0.859287988696285</text:p>
          </table:table-cell>
          <table:table-cell table:formula="of:=AVERAGE([.O3:.O11])" office:value-type="float" office:value="1.02348010677186" calcext:value-type="float">
            <text:p>1.02348010677186</text:p>
          </table:table-cell>
          <table:table-cell table:formula="of:=AVERAGE([.P3:.P11])" office:value-type="float" office:value="0.88314046795453" calcext:value-type="float">
            <text:p>0.88314046795453</text:p>
          </table:table-cell>
          <table:table-cell table:formula="of:=AVERAGE([.Q3:.Q11])" office:value-type="float" office:value="0.963660425638072" calcext:value-type="float">
            <text:p>0.963660425638072</text:p>
          </table:table-cell>
          <table:table-cell table:formula="of:=AVERAGE([.R3:.R11])" office:value-type="float" office:value="0.882174194039401" calcext:value-type="float">
            <text:p>0.882174194039401</text:p>
          </table:table-cell>
          <table:table-cell table:formula="of:=AVERAGE([.S3:.S11])" office:value-type="float" office:value="1.18983659177803" calcext:value-type="float">
            <text:p>1.18983659177803</text:p>
          </table:table-cell>
          <table:table-cell table:formula="of:=AVERAGE([.T3:.T11])" office:value-type="float" office:value="0.898979036229149" calcext:value-type="float">
            <text:p>0.898979036229149</text:p>
          </table:table-cell>
          <table:table-cell table:formula="of:=AVERAGE([.U3:.U11])" office:value-type="float" office:value="4.18799559036529" calcext:value-type="float">
            <text:p>4.18799559036529</text:p>
          </table:table-cell>
          <table:table-cell table:formula="of:=AVERAGE([.V3:.V11])" office:value-type="float" office:value="2.32451332866408" calcext:value-type="float">
            <text:p>2.32451332866408</text:p>
          </table:table-cell>
          <table:table-cell table:number-columns-repeated="42"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0"/>
          <table:table-cell table:number-columns-repeated="42"/>
        </table:table-row>
        <table:table-row table:style-name="ro1">
          <table:table-cell office:value-type="string" calcext:value-type="string">
            <text:p>Uniformity</text:p>
          </table:table-cell>
          <table:table-cell table:style-name="Default" table:number-columns-repeated="10"/>
          <table:table-cell/>
          <table:table-cell table:style-name="Default" table:number-columns-repeated="10"/>
          <table:table-cell table:number-columns-repeated="4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0.2638149367252" calcext:value-type="float">
            <text:p>0.2638149367252</text:p>
          </table:table-cell>
          <table:table-cell office:value-type="float" office:value="0.250307200432289" calcext:value-type="float">
            <text:p>0.250307200432289</text:p>
          </table:table-cell>
          <table:table-cell office:value-type="float" office:value="0.290075690039819" calcext:value-type="float">
            <text:p>0.290075690039819</text:p>
          </table:table-cell>
          <table:table-cell office:value-type="float" office:value="0.216955578336026" calcext:value-type="float">
            <text:p>0.216955578336026</text:p>
          </table:table-cell>
          <table:table-cell office:value-type="float" office:value="0.150743263594854" calcext:value-type="float">
            <text:p>0.150743263594854</text:p>
          </table:table-cell>
          <table:table-cell office:value-type="float" office:value="0.169604767397709" calcext:value-type="float">
            <text:p>0.169604767397709</text:p>
          </table:table-cell>
          <table:table-cell office:value-type="float" office:value="0.182362774467066" calcext:value-type="float">
            <text:p>0.182362774467066</text:p>
          </table:table-cell>
          <table:table-cell office:value-type="float" office:value="0.198675560019943" calcext:value-type="float">
            <text:p>0.198675560019943</text:p>
          </table:table-cell>
          <table:table-cell office:value-type="float" office:value="0.303784876491343" calcext:value-type="float">
            <text:p>0.303784876491343</text:p>
          </table:table-cell>
          <table:table-cell office:value-type="float" office:value="0.252274804743005" calcext:value-type="float">
            <text:p>0.252274804743005</text:p>
          </table:table-cell>
          <table:table-cell/>
          <table:table-cell table:formula="of:=[.B15]/[.$B15]" office:value-type="float" office:value="1" calcext:value-type="float">
            <text:p>1</text:p>
          </table:table-cell>
          <table:table-cell table:formula="of:=[.C15]/[.$B15]" office:value-type="float" office:value="0.948798440070962" calcext:value-type="float">
            <text:p>0.948798440070962</text:p>
          </table:table-cell>
          <table:table-cell table:formula="of:=[.D15]/[.$B15]" office:value-type="float" office:value="1.09954232933359" calcext:value-type="float">
            <text:p>1.09954232933359</text:p>
          </table:table-cell>
          <table:table-cell table:formula="of:=[.E15]/[.$B15]" office:value-type="float" office:value="0.822377917752305" calcext:value-type="float">
            <text:p>0.822377917752305</text:p>
          </table:table-cell>
          <table:table-cell table:formula="of:=[.F15]/[.$B15]" office:value-type="float" office:value="0.571397758845907" calcext:value-type="float">
            <text:p>0.571397758845907</text:p>
          </table:table-cell>
          <table:table-cell table:formula="of:=[.G15]/[.$B15]" office:value-type="float" office:value="0.642892966952724" calcext:value-type="float">
            <text:p>0.642892966952724</text:p>
          </table:table-cell>
          <table:table-cell table:formula="of:=[.H15]/[.$B15]" office:value-type="float" office:value="0.691252651312242" calcext:value-type="float">
            <text:p>0.691252651312242</text:p>
          </table:table-cell>
          <table:table-cell table:formula="of:=[.I15]/[.$B15]" office:value-type="float" office:value="0.753086851283526" calcext:value-type="float">
            <text:p>0.753086851283526</text:p>
          </table:table-cell>
          <table:table-cell table:formula="of:=[.J15]/[.$B15]" office:value-type="float" office:value="1.15150749332961" calcext:value-type="float">
            <text:p>1.15150749332961</text:p>
          </table:table-cell>
          <table:table-cell table:formula="of:=[.K15]/[.$B15]" office:value-type="float" office:value="0.956256714932652" calcext:value-type="float">
            <text:p>0.95625671493265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ai</text:p>
          </table:table-cell>
          <table:table-cell office:value-type="float" office:value="0.123731556547696" calcext:value-type="float">
            <text:p>0.123731556547696</text:p>
          </table:table-cell>
          <table:table-cell office:value-type="float" office:value="0.120614249468855" calcext:value-type="float">
            <text:p>0.120614249468855</text:p>
          </table:table-cell>
          <table:table-cell office:value-type="float" office:value="0.118441954492133" calcext:value-type="float">
            <text:p>0.118441954492133</text:p>
          </table:table-cell>
          <table:table-cell office:value-type="float" office:value="0.124729985290133" calcext:value-type="float">
            <text:p>0.124729985290133</text:p>
          </table:table-cell>
          <table:table-cell office:value-type="float" office:value="0.0982289101917708" calcext:value-type="float">
            <text:p>0.098228910191771</text:p>
          </table:table-cell>
          <table:table-cell office:value-type="float" office:value="0.109180586480072" calcext:value-type="float">
            <text:p>0.109180586480072</text:p>
          </table:table-cell>
          <table:table-cell office:value-type="float" office:value="0.104322116885088" calcext:value-type="float">
            <text:p>0.104322116885088</text:p>
          </table:table-cell>
          <table:table-cell office:value-type="float" office:value="0.115729426435895" calcext:value-type="float">
            <text:p>0.115729426435895</text:p>
          </table:table-cell>
          <table:table-cell office:value-type="float" office:value="0.130243880511565" calcext:value-type="float">
            <text:p>0.130243880511565</text:p>
          </table:table-cell>
          <table:table-cell office:value-type="float" office:value="0.179752570930429" calcext:value-type="float">
            <text:p>0.179752570930429</text:p>
          </table:table-cell>
          <table:table-cell/>
          <table:table-cell table:formula="of:=[.B16]/[.$B16]" office:value-type="float" office:value="1" calcext:value-type="float">
            <text:p>1</text:p>
          </table:table-cell>
          <table:table-cell table:formula="of:=[.C16]/[.$B16]" office:value-type="float" office:value="0.974805884886448" calcext:value-type="float">
            <text:p>0.974805884886448</text:p>
          </table:table-cell>
          <table:table-cell table:formula="of:=[.D16]/[.$B16]" office:value-type="float" office:value="0.957249369496748" calcext:value-type="float">
            <text:p>0.957249369496748</text:p>
          </table:table-cell>
          <table:table-cell table:formula="of:=[.E16]/[.$B16]" office:value-type="float" office:value="1.00806931368436" calcext:value-type="float">
            <text:p>1.00806931368436</text:p>
          </table:table-cell>
          <table:table-cell table:formula="of:=[.F16]/[.$B16]" office:value-type="float" office:value="0.793887290619393" calcext:value-type="float">
            <text:p>0.793887290619393</text:p>
          </table:table-cell>
          <table:table-cell table:formula="of:=[.G16]/[.$B16]" office:value-type="float" office:value="0.882398876457881" calcext:value-type="float">
            <text:p>0.882398876457881</text:p>
          </table:table-cell>
          <table:table-cell table:formula="of:=[.H16]/[.$B16]" office:value-type="float" office:value="0.843132663936657" calcext:value-type="float">
            <text:p>0.843132663936657</text:p>
          </table:table-cell>
          <table:table-cell table:formula="of:=[.I16]/[.$B16]" office:value-type="float" office:value="0.935326683547247" calcext:value-type="float">
            <text:p>0.935326683547247</text:p>
          </table:table-cell>
          <table:table-cell table:formula="of:=[.J16]/[.$B16]" office:value-type="float" office:value="1.05263268438201" calcext:value-type="float">
            <text:p>1.05263268438201</text:p>
          </table:table-cell>
          <table:table-cell table:formula="of:=[.K16]/[.$B16]" office:value-type="float" office:value="1.45276254454245" calcext:value-type="float">
            <text:p>1.4527625445424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h</text:p>
          </table:table-cell>
          <table:table-cell office:value-type="float" office:value="0.293311624420418" calcext:value-type="float">
            <text:p>0.293311624420418</text:p>
          </table:table-cell>
          <table:table-cell office:value-type="float" office:value="0.287814310463834" calcext:value-type="float">
            <text:p>0.287814310463834</text:p>
          </table:table-cell>
          <table:table-cell office:value-type="float" office:value="0.299980920190169" calcext:value-type="float">
            <text:p>0.299980920190169</text:p>
          </table:table-cell>
          <table:table-cell office:value-type="float" office:value="0.240110663293941" calcext:value-type="float">
            <text:p>0.240110663293941</text:p>
          </table:table-cell>
          <table:table-cell office:value-type="float" office:value="0.277811951767935" calcext:value-type="float">
            <text:p>0.277811951767935</text:p>
          </table:table-cell>
          <table:table-cell office:value-type="float" office:value="0.300691915418131" calcext:value-type="float">
            <text:p>0.300691915418131</text:p>
          </table:table-cell>
          <table:table-cell office:value-type="float" office:value="0.286827935863649" calcext:value-type="float">
            <text:p>0.286827935863649</text:p>
          </table:table-cell>
          <table:table-cell office:value-type="float" office:value="0.310300220262317" calcext:value-type="float">
            <text:p>0.310300220262317</text:p>
          </table:table-cell>
          <table:table-cell office:value-type="float" office:value="0.350738612446356" calcext:value-type="float">
            <text:p>0.350738612446356</text:p>
          </table:table-cell>
          <table:table-cell office:value-type="float" office:value="0.334861868730617" calcext:value-type="float">
            <text:p>0.334861868730617</text:p>
          </table:table-cell>
          <table:table-cell/>
          <table:table-cell table:formula="of:=[.B17]/[.$B17]" office:value-type="float" office:value="1" calcext:value-type="float">
            <text:p>1</text:p>
          </table:table-cell>
          <table:table-cell table:formula="of:=[.C17]/[.$B17]" office:value-type="float" office:value="0.981257769897642" calcext:value-type="float">
            <text:p>0.981257769897642</text:p>
          </table:table-cell>
          <table:table-cell table:formula="of:=[.D17]/[.$B17]" office:value-type="float" office:value="1.02273791835878" calcext:value-type="float">
            <text:p>1.02273791835878</text:p>
          </table:table-cell>
          <table:table-cell table:formula="of:=[.E17]/[.$B17]" office:value-type="float" office:value="0.818619663534979" calcext:value-type="float">
            <text:p>0.818619663534979</text:p>
          </table:table-cell>
          <table:table-cell table:formula="of:=[.F17]/[.$B17]" office:value-type="float" office:value="0.947156296027783" calcext:value-type="float">
            <text:p>0.947156296027783</text:p>
          </table:table-cell>
          <table:table-cell table:formula="of:=[.G17]/[.$B17]" office:value-type="float" office:value="1.02516194512337" calcext:value-type="float">
            <text:p>1.02516194512337</text:p>
          </table:table-cell>
          <table:table-cell table:formula="of:=[.H17]/[.$B17]" office:value-type="float" office:value="0.977894880335613" calcext:value-type="float">
            <text:p>0.977894880335613</text:p>
          </table:table-cell>
          <table:table-cell table:formula="of:=[.I17]/[.$B17]" office:value-type="float" office:value="1.05791995416298" calcext:value-type="float">
            <text:p>1.05791995416298</text:p>
          </table:table-cell>
          <table:table-cell table:formula="of:=[.J17]/[.$B17]" office:value-type="float" office:value="1.19578831265011" calcext:value-type="float">
            <text:p>1.19578831265011</text:p>
          </table:table-cell>
          <table:table-cell table:formula="of:=[.K17]/[.$B17]" office:value-type="float" office:value="1.14165904400244" calcext:value-type="float">
            <text:p>1.1416590440024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0.132841822390722" calcext:value-type="float">
            <text:p>0.132841822390722</text:p>
          </table:table-cell>
          <table:table-cell office:value-type="float" office:value="0.133129754075827" calcext:value-type="float">
            <text:p>0.133129754075827</text:p>
          </table:table-cell>
          <table:table-cell office:value-type="float" office:value="0.146692489723663" calcext:value-type="float">
            <text:p>0.146692489723663</text:p>
          </table:table-cell>
          <table:table-cell office:value-type="float" office:value="0.141753798476106" calcext:value-type="float">
            <text:p>0.141753798476106</text:p>
          </table:table-cell>
          <table:table-cell office:value-type="float" office:value="0.165142011297014" calcext:value-type="float">
            <text:p>0.165142011297014</text:p>
          </table:table-cell>
          <table:table-cell office:value-type="float" office:value="0.141202585741675" calcext:value-type="float">
            <text:p>0.141202585741675</text:p>
          </table:table-cell>
          <table:table-cell office:value-type="float" office:value="0.153893976874233" calcext:value-type="float">
            <text:p>0.153893976874233</text:p>
          </table:table-cell>
          <table:table-cell office:value-type="float" office:value="0.164268307444605" calcext:value-type="float">
            <text:p>0.164268307444605</text:p>
          </table:table-cell>
          <table:table-cell office:value-type="float" office:value="0.16639894759367" calcext:value-type="float">
            <text:p>0.16639894759367</text:p>
          </table:table-cell>
          <table:table-cell office:value-type="float" office:value="0.22283703264028" calcext:value-type="float">
            <text:p>0.22283703264028</text:p>
          </table:table-cell>
          <table:table-cell/>
          <table:table-cell table:formula="of:=[.B18]/[.$B18]" office:value-type="float" office:value="1" calcext:value-type="float">
            <text:p>1</text:p>
          </table:table-cell>
          <table:table-cell table:formula="of:=[.C18]/[.$B18]" office:value-type="float" office:value="1.00216747768077" calcext:value-type="float">
            <text:p>1.00216747768077</text:p>
          </table:table-cell>
          <table:table-cell table:formula="of:=[.D18]/[.$B18]" office:value-type="float" office:value="1.10426435804383" calcext:value-type="float">
            <text:p>1.10426435804383</text:p>
          </table:table-cell>
          <table:table-cell table:formula="of:=[.E18]/[.$B18]" office:value-type="float" office:value="1.06708712606465" calcext:value-type="float">
            <text:p>1.06708712606465</text:p>
          </table:table-cell>
          <table:table-cell table:formula="of:=[.F18]/[.$B18]" office:value-type="float" office:value="1.2431477401092" calcext:value-type="float">
            <text:p>1.2431477401092</text:p>
          </table:table-cell>
          <table:table-cell table:formula="of:=[.G18]/[.$B18]" office:value-type="float" office:value="1.0629377345213" calcext:value-type="float">
            <text:p>1.0629377345213</text:p>
          </table:table-cell>
          <table:table-cell table:formula="of:=[.H18]/[.$B18]" office:value-type="float" office:value="1.15847535139642" calcext:value-type="float">
            <text:p>1.15847535139642</text:p>
          </table:table-cell>
          <table:table-cell table:formula="of:=[.I18]/[.$B18]" office:value-type="float" office:value="1.23657071612168" calcext:value-type="float">
            <text:p>1.23657071612168</text:p>
          </table:table-cell>
          <table:table-cell table:formula="of:=[.J18]/[.$B18]" office:value-type="float" office:value="1.25260964204667" calcext:value-type="float">
            <text:p>1.25260964204667</text:p>
          </table:table-cell>
          <table:table-cell table:formula="of:=[.K18]/[.$B18]" office:value-type="float" office:value="1.67746142464727" calcext:value-type="float">
            <text:p>1.6774614246472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0.486366615897195" calcext:value-type="float">
            <text:p>0.486366615897195</text:p>
          </table:table-cell>
          <table:table-cell office:value-type="float" office:value="0.477120221502954" calcext:value-type="float">
            <text:p>0.477120221502954</text:p>
          </table:table-cell>
          <table:table-cell office:value-type="float" office:value="0.420257593951805" calcext:value-type="float">
            <text:p>0.420257593951805</text:p>
          </table:table-cell>
          <table:table-cell office:value-type="float" office:value="0.413588397116772" calcext:value-type="float">
            <text:p>0.413588397116772</text:p>
          </table:table-cell>
          <table:table-cell office:value-type="float" office:value="0.429700242005791" calcext:value-type="float">
            <text:p>0.429700242005791</text:p>
          </table:table-cell>
          <table:table-cell office:value-type="float" office:value="0.481003324907291" calcext:value-type="float">
            <text:p>0.481003324907291</text:p>
          </table:table-cell>
          <table:table-cell office:value-type="float" office:value="0.542862135101355" calcext:value-type="float">
            <text:p>0.542862135101355</text:p>
          </table:table-cell>
          <table:table-cell office:value-type="float" office:value="0.547151700806638" calcext:value-type="float">
            <text:p>0.547151700806638</text:p>
          </table:table-cell>
          <table:table-cell office:value-type="float" office:value="1.25357765235697" calcext:value-type="float">
            <text:p>1.25357765235697</text:p>
          </table:table-cell>
          <table:table-cell office:value-type="float" office:value="1.01390611712207" calcext:value-type="float">
            <text:p>1.01390611712207</text:p>
          </table:table-cell>
          <table:table-cell/>
          <table:table-cell table:formula="of:=[.B19]/[.$B19]" office:value-type="float" office:value="1" calcext:value-type="float">
            <text:p>1</text:p>
          </table:table-cell>
          <table:table-cell table:formula="of:=[.C19]/[.$B19]" office:value-type="float" office:value="0.980988838271343" calcext:value-type="float">
            <text:p>0.980988838271343</text:p>
          </table:table-cell>
          <table:table-cell table:formula="of:=[.D19]/[.$B19]" office:value-type="float" office:value="0.864075740841219" calcext:value-type="float">
            <text:p>0.864075740841219</text:p>
          </table:table-cell>
          <table:table-cell table:formula="of:=[.E19]/[.$B19]" office:value-type="float" office:value="0.850363457520271" calcext:value-type="float">
            <text:p>0.850363457520271</text:p>
          </table:table-cell>
          <table:table-cell table:formula="of:=[.F19]/[.$B19]" office:value-type="float" office:value="0.883490412295522" calcext:value-type="float">
            <text:p>0.883490412295522</text:p>
          </table:table-cell>
          <table:table-cell table:formula="of:=[.G19]/[.$B19]" office:value-type="float" office:value="0.988972740285618" calcext:value-type="float">
            <text:p>0.988972740285618</text:p>
          </table:table-cell>
          <table:table-cell table:formula="of:=[.H19]/[.$B19]" office:value-type="float" office:value="1.11615829984536" calcext:value-type="float">
            <text:p>1.11615829984536</text:p>
          </table:table-cell>
          <table:table-cell table:formula="of:=[.I19]/[.$B19]" office:value-type="float" office:value="1.12497791362039" calcext:value-type="float">
            <text:p>1.12497791362039</text:p>
          </table:table-cell>
          <table:table-cell table:formula="of:=[.J19]/[.$B19]" office:value-type="float" office:value="2.57743358894918" calcext:value-type="float">
            <text:p>2.57743358894918</text:p>
          </table:table-cell>
          <table:table-cell table:formula="of:=[.K19]/[.$B19]" office:value-type="float" office:value="2.08465401197762" calcext:value-type="float">
            <text:p>2.0846540119776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211094581729476" calcext:value-type="float">
            <text:p>0.211094581729476</text:p>
          </table:table-cell>
          <table:table-cell office:value-type="float" office:value="0.196232503700434" calcext:value-type="float">
            <text:p>0.196232503700434</text:p>
          </table:table-cell>
          <table:table-cell office:value-type="float" office:value="0.197722242578038" calcext:value-type="float">
            <text:p>0.197722242578038</text:p>
          </table:table-cell>
          <table:table-cell office:value-type="float" office:value="0.179851240732542" calcext:value-type="float">
            <text:p>0.179851240732542</text:p>
          </table:table-cell>
          <table:table-cell office:value-type="float" office:value="0.154952623321387" calcext:value-type="float">
            <text:p>0.154952623321387</text:p>
          </table:table-cell>
          <table:table-cell office:value-type="float" office:value="0.132923638474899" calcext:value-type="float">
            <text:p>0.132923638474899</text:p>
          </table:table-cell>
          <table:table-cell office:value-type="float" office:value="0.13620856923543" calcext:value-type="float">
            <text:p>0.13620856923543</text:p>
          </table:table-cell>
          <table:table-cell office:value-type="float" office:value="0.145397017191951" calcext:value-type="float">
            <text:p>0.145397017191951</text:p>
          </table:table-cell>
          <table:table-cell office:value-type="float" office:value="0.16468945710674" calcext:value-type="float">
            <text:p>0.16468945710674</text:p>
          </table:table-cell>
          <table:table-cell office:value-type="float" office:value="0.202806422073213" calcext:value-type="float">
            <text:p>0.202806422073213</text:p>
          </table:table-cell>
          <table:table-cell/>
          <table:table-cell table:formula="of:=[.B20]/[.$B20]" office:value-type="float" office:value="1" calcext:value-type="float">
            <text:p>1</text:p>
          </table:table-cell>
          <table:table-cell table:formula="of:=[.C20]/[.$B20]" office:value-type="float" office:value="0.929595170528403" calcext:value-type="float">
            <text:p>0.929595170528403</text:p>
          </table:table-cell>
          <table:table-cell table:formula="of:=[.D20]/[.$B20]" office:value-type="float" office:value="0.936652380928588" calcext:value-type="float">
            <text:p>0.936652380928588</text:p>
          </table:table-cell>
          <table:table-cell table:formula="of:=[.E20]/[.$B20]" office:value-type="float" office:value="0.851993638392037" calcext:value-type="float">
            <text:p>0.851993638392037</text:p>
          </table:table-cell>
          <table:table-cell table:formula="of:=[.F20]/[.$B20]" office:value-type="float" office:value="0.734043583932262" calcext:value-type="float">
            <text:p>0.734043583932262</text:p>
          </table:table-cell>
          <table:table-cell table:formula="of:=[.G20]/[.$B20]" office:value-type="float" office:value="0.629687590206577" calcext:value-type="float">
            <text:p>0.629687590206577</text:p>
          </table:table-cell>
          <table:table-cell table:formula="of:=[.H20]/[.$B20]" office:value-type="float" office:value="0.645249006959284" calcext:value-type="float">
            <text:p>0.645249006959284</text:p>
          </table:table-cell>
          <table:table-cell table:formula="of:=[.I20]/[.$B20]" office:value-type="float" office:value="0.688776642208096" calcext:value-type="float">
            <text:p>0.688776642208096</text:p>
          </table:table-cell>
          <table:table-cell table:formula="of:=[.J20]/[.$B20]" office:value-type="float" office:value="0.780169039666753" calcext:value-type="float">
            <text:p>0.780169039666753</text:p>
          </table:table-cell>
          <table:table-cell table:formula="of:=[.K20]/[.$B20]" office:value-type="float" office:value="0.960737222204572" calcext:value-type="float">
            <text:p>0.96073722220457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j2</text:p>
          </table:table-cell>
          <table:table-cell office:value-type="float" office:value="0.258966649741221" calcext:value-type="float">
            <text:p>0.258966649741221</text:p>
          </table:table-cell>
          <table:table-cell office:value-type="float" office:value="0.246771958161907" calcext:value-type="float">
            <text:p>0.246771958161907</text:p>
          </table:table-cell>
          <table:table-cell office:value-type="float" office:value="0.235396913817455" calcext:value-type="float">
            <text:p>0.235396913817455</text:p>
          </table:table-cell>
          <table:table-cell office:value-type="float" office:value="0.235312663496695" calcext:value-type="float">
            <text:p>0.235312663496695</text:p>
          </table:table-cell>
          <table:table-cell office:value-type="float" office:value="0.224898038492391" calcext:value-type="float">
            <text:p>0.224898038492391</text:p>
          </table:table-cell>
          <table:table-cell office:value-type="float" office:value="0.220731435659917" calcext:value-type="float">
            <text:p>0.220731435659917</text:p>
          </table:table-cell>
          <table:table-cell office:value-type="float" office:value="0.217647225610627" calcext:value-type="float">
            <text:p>0.217647225610627</text:p>
          </table:table-cell>
          <table:table-cell office:value-type="float" office:value="0.172456251213235" calcext:value-type="float">
            <text:p>0.172456251213235</text:p>
          </table:table-cell>
          <table:table-cell office:value-type="float" office:value="0.406858999111552" calcext:value-type="float">
            <text:p>0.406858999111552</text:p>
          </table:table-cell>
          <table:table-cell office:value-type="float" office:value="0.173311041475356" calcext:value-type="float">
            <text:p>0.173311041475356</text:p>
          </table:table-cell>
          <table:table-cell/>
          <table:table-cell table:formula="of:=[.B21]/[.$B21]" office:value-type="float" office:value="1" calcext:value-type="float">
            <text:p>1</text:p>
          </table:table-cell>
          <table:table-cell table:formula="of:=[.C21]/[.$B21]" office:value-type="float" office:value="0.952910185186008" calcext:value-type="float">
            <text:p>0.952910185186008</text:p>
          </table:table-cell>
          <table:table-cell table:formula="of:=[.D21]/[.$B21]" office:value-type="float" office:value="0.908985439062063" calcext:value-type="float">
            <text:p>0.908985439062063</text:p>
          </table:table-cell>
          <table:table-cell table:formula="of:=[.E21]/[.$B21]" office:value-type="float" office:value="0.908660106356696" calcext:value-type="float">
            <text:p>0.908660106356696</text:p>
          </table:table-cell>
          <table:table-cell table:formula="of:=[.F21]/[.$B21]" office:value-type="float" office:value="0.868444020560662" calcext:value-type="float">
            <text:p>0.868444020560662</text:p>
          </table:table-cell>
          <table:table-cell table:formula="of:=[.G21]/[.$B21]" office:value-type="float" office:value="0.852354679185479" calcext:value-type="float">
            <text:p>0.852354679185479</text:p>
          </table:table-cell>
          <table:table-cell table:formula="of:=[.H21]/[.$B21]" office:value-type="float" office:value="0.840444998721329" calcext:value-type="float">
            <text:p>0.840444998721329</text:p>
          </table:table-cell>
          <table:table-cell table:formula="of:=[.I21]/[.$B21]" office:value-type="float" office:value="0.665940001871154" calcext:value-type="float">
            <text:p>0.665940001871154</text:p>
          </table:table-cell>
          <table:table-cell table:formula="of:=[.J21]/[.$B21]" office:value-type="float" office:value="1.57108646815378" calcext:value-type="float">
            <text:p>1.57108646815378</text:p>
          </table:table-cell>
          <table:table-cell table:formula="of:=[.K21]/[.$B21]" office:value-type="float" office:value="0.669240775399232" calcext:value-type="float">
            <text:p>0.66924077539923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j</text:p>
            <draw:frame draw:z-index="0" draw:style-name="gr1" draw:text-style-name="P1" svg:width="16.023cm" svg:height="8.998cm" svg:x="1.484cm" svg:y="0.1cm">
              <draw:object draw:notify-on-update-of-ranges="'Results LOO'.A12:'Results LOO'.A12 'Results LOO'.B12:'Results LOO'.K12 'Results LOO'.B1:'Results LOO'.K1 'Results LOO'.A24:'Results LOO'.A24 'Results LOO'.B24:'Results LOO'.K24 'Results LOO'.B1:'Results LOO'.K1 'Results LOO'.A35:'Results LOO'.A35 'Results LOO'.B35:'Results LOO'.K35 'Results LOO'.B1:'Results LOO'.K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office:value-type="float" office:value="0.17826513012185" calcext:value-type="float">
            <text:p>0.17826513012185</text:p>
          </table:table-cell>
          <table:table-cell office:value-type="float" office:value="0.169702232524042" calcext:value-type="float">
            <text:p>0.169702232524042</text:p>
          </table:table-cell>
          <table:table-cell office:value-type="float" office:value="0.180498917546471" calcext:value-type="float">
            <text:p>0.180498917546471</text:p>
          </table:table-cell>
          <table:table-cell office:value-type="float" office:value="0.175399682933142" calcext:value-type="float">
            <text:p>0.175399682933142</text:p>
          </table:table-cell>
          <table:table-cell office:value-type="float" office:value="0.154053865634685" calcext:value-type="float">
            <text:p>0.154053865634685</text:p>
          </table:table-cell>
          <table:table-cell office:value-type="float" office:value="0.175861873643349" calcext:value-type="float">
            <text:p>0.175861873643349</text:p>
          </table:table-cell>
          <table:table-cell office:value-type="float" office:value="0.150836700271703" calcext:value-type="float">
            <text:p>0.150836700271703</text:p>
          </table:table-cell>
          <table:table-cell office:value-type="float" office:value="0.140372536582235" calcext:value-type="float">
            <text:p>0.140372536582235</text:p>
          </table:table-cell>
          <table:table-cell office:value-type="float" office:value="0.242210266845114" calcext:value-type="float">
            <text:p>0.242210266845114</text:p>
          </table:table-cell>
          <table:table-cell office:value-type="float" office:value="0.214297627352815" calcext:value-type="float">
            <text:p>0.214297627352815</text:p>
          </table:table-cell>
          <table:table-cell/>
          <table:table-cell table:formula="of:=[.B22]/[.$B22]" office:value-type="float" office:value="1" calcext:value-type="float">
            <text:p>1</text:p>
          </table:table-cell>
          <table:table-cell table:formula="of:=[.C22]/[.$B22]" office:value-type="float" office:value="0.951965381048136" calcext:value-type="float">
            <text:p>0.951965381048136</text:p>
          </table:table-cell>
          <table:table-cell table:formula="of:=[.D22]/[.$B22]" office:value-type="float" office:value="1.01253070313355" calcext:value-type="float">
            <text:p>1.01253070313355</text:p>
          </table:table-cell>
          <table:table-cell table:formula="of:=[.E22]/[.$B22]" office:value-type="float" office:value="0.983925924342305" calcext:value-type="float">
            <text:p>0.983925924342305</text:p>
          </table:table-cell>
          <table:table-cell table:formula="of:=[.F22]/[.$B22]" office:value-type="float" office:value="0.86418395750972" calcext:value-type="float">
            <text:p>0.86418395750972</text:p>
          </table:table-cell>
          <table:table-cell table:formula="of:=[.G22]/[.$B22]" office:value-type="float" office:value="0.986518639529457" calcext:value-type="float">
            <text:p>0.986518639529457</text:p>
          </table:table-cell>
          <table:table-cell table:formula="of:=[.H22]/[.$B22]" office:value-type="float" office:value="0.846136875835455" calcext:value-type="float">
            <text:p>0.846136875835455</text:p>
          </table:table-cell>
          <table:table-cell table:formula="of:=[.I22]/[.$B22]" office:value-type="float" office:value="0.787436872742784" calcext:value-type="float">
            <text:p>0.787436872742784</text:p>
          </table:table-cell>
          <table:table-cell table:formula="of:=[.J22]/[.$B22]" office:value-type="float" office:value="1.35870804727518" calcext:value-type="float">
            <text:p>1.35870804727518</text:p>
          </table:table-cell>
          <table:table-cell table:formula="of:=[.K22]/[.$B22]" office:value-type="float" office:value="1.2021286900379" calcext:value-type="float">
            <text:p>1.202128690037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jd</text:p>
          </table:table-cell>
          <table:table-cell office:value-type="float" office:value="0.184470521886366" calcext:value-type="float">
            <text:p>0.184470521886366</text:p>
          </table:table-cell>
          <table:table-cell office:value-type="float" office:value="0.178137024805526" calcext:value-type="float">
            <text:p>0.178137024805526</text:p>
          </table:table-cell>
          <table:table-cell office:value-type="float" office:value="0.183455414692358" calcext:value-type="float">
            <text:p>0.183455414692358</text:p>
          </table:table-cell>
          <table:table-cell office:value-type="float" office:value="0.15100189885357" calcext:value-type="float">
            <text:p>0.15100189885357</text:p>
          </table:table-cell>
          <table:table-cell office:value-type="float" office:value="0.157725794028642" calcext:value-type="float">
            <text:p>0.157725794028642</text:p>
          </table:table-cell>
          <table:table-cell office:value-type="float" office:value="0.162988969954246" calcext:value-type="float">
            <text:p>0.162988969954246</text:p>
          </table:table-cell>
          <table:table-cell office:value-type="float" office:value="0.178585096271168" calcext:value-type="float">
            <text:p>0.178585096271168</text:p>
          </table:table-cell>
          <table:table-cell office:value-type="float" office:value="0.252164626228367" calcext:value-type="float">
            <text:p>0.252164626228367</text:p>
          </table:table-cell>
          <table:table-cell office:value-type="float" office:value="0.258512698882673" calcext:value-type="float">
            <text:p>0.258512698882673</text:p>
          </table:table-cell>
          <table:table-cell office:value-type="float" office:value="0.281619728484893" calcext:value-type="float">
            <text:p>0.281619728484893</text:p>
          </table:table-cell>
          <table:table-cell/>
          <table:table-cell table:formula="of:=[.B23]/[.$B23]" office:value-type="float" office:value="1" calcext:value-type="float">
            <text:p>1</text:p>
          </table:table-cell>
          <table:table-cell table:formula="of:=[.C23]/[.$B23]" office:value-type="float" office:value="0.965666616996172" calcext:value-type="float">
            <text:p>0.965666616996172</text:p>
          </table:table-cell>
          <table:table-cell table:formula="of:=[.D23]/[.$B23]" office:value-type="float" office:value="0.994497184787962" calcext:value-type="float">
            <text:p>0.994497184787962</text:p>
          </table:table-cell>
          <table:table-cell table:formula="of:=[.E23]/[.$B23]" office:value-type="float" office:value="0.818569261416122" calcext:value-type="float">
            <text:p>0.818569261416122</text:p>
          </table:table-cell>
          <table:table-cell table:formula="of:=[.F23]/[.$B23]" office:value-type="float" office:value="0.855018961380729" calcext:value-type="float">
            <text:p>0.855018961380729</text:p>
          </table:table-cell>
          <table:table-cell table:formula="of:=[.G23]/[.$B23]" office:value-type="float" office:value="0.88355021868831" calcext:value-type="float">
            <text:p>0.88355021868831</text:p>
          </table:table-cell>
          <table:table-cell table:formula="of:=[.H23]/[.$B23]" office:value-type="float" office:value="0.968095576707785" calcext:value-type="float">
            <text:p>0.968095576707785</text:p>
          </table:table-cell>
          <table:table-cell table:formula="of:=[.I23]/[.$B23]" office:value-type="float" office:value="1.36696434557549" calcext:value-type="float">
            <text:p>1.36696434557549</text:p>
          </table:table-cell>
          <table:table-cell table:formula="of:=[.J23]/[.$B23]" office:value-type="float" office:value="1.40137674160166" calcext:value-type="float">
            <text:p>1.40137674160166</text:p>
          </table:table-cell>
          <table:table-cell table:formula="of:=[.K23]/[.$B23]" office:value-type="float" office:value="1.52663810784018" calcext:value-type="float">
            <text:p>1.5266381078401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Magnitude</text:p>
          </table:table-cell>
          <table:table-cell table:formula="of:=AVERAGE([.B15:.B23])" office:value-type="float" office:value="0.236984826606683" calcext:value-type="float">
            <text:p>0.236984826606683</text:p>
          </table:table-cell>
          <table:table-cell table:formula="of:=AVERAGE([.C15:.C23])" office:value-type="float" office:value="0.228869939459519" calcext:value-type="float">
            <text:p>0.228869939459519</text:p>
          </table:table-cell>
          <table:table-cell table:formula="of:=AVERAGE([.D15:.D23])" office:value-type="float" office:value="0.23028023744799" calcext:value-type="float">
            <text:p>0.23028023744799</text:p>
          </table:table-cell>
          <table:table-cell table:formula="of:=AVERAGE([.E15:.E23])" office:value-type="float" office:value="0.208744878725436" calcext:value-type="float">
            <text:p>0.208744878725436</text:p>
          </table:table-cell>
          <table:table-cell table:formula="of:=AVERAGE([.F15:.F23])" office:value-type="float" office:value="0.20147296670383" calcext:value-type="float">
            <text:p>0.20147296670383</text:p>
          </table:table-cell>
          <table:table-cell table:formula="of:=AVERAGE([.G15:.G23])" office:value-type="float" office:value="0.210465455297476" calcext:value-type="float">
            <text:p>0.210465455297476</text:p>
          </table:table-cell>
          <table:table-cell table:formula="of:=AVERAGE([.H15:.H23])" office:value-type="float" office:value="0.217060725620035" calcext:value-type="float">
            <text:p>0.217060725620035</text:p>
          </table:table-cell>
          <table:table-cell table:formula="of:=AVERAGE([.I15:.I23])" office:value-type="float" office:value="0.22739062735391" calcext:value-type="float">
            <text:p>0.22739062735391</text:p>
          </table:table-cell>
          <table:table-cell table:formula="of:=AVERAGE([.J15:.J23])" office:value-type="float" office:value="0.364112821260665" calcext:value-type="float">
            <text:p>0.364112821260665</text:p>
          </table:table-cell>
          <table:table-cell table:formula="of:=AVERAGE([.K15:.K23])" office:value-type="float" office:value="0.31951857928363" calcext:value-type="float">
            <text:p>0.31951857928363</text:p>
          </table:table-cell>
          <table:table-cell/>
          <table:table-cell table:formula="of:=AVERAGE([.M15:.M23])" office:value-type="float" office:value="1" calcext:value-type="float">
            <text:p>1</text:p>
          </table:table-cell>
          <table:table-cell table:formula="of:=AVERAGE([.N15:.N23])" office:value-type="float" office:value="0.96535064050732" calcext:value-type="float">
            <text:p>0.96535064050732</text:p>
          </table:table-cell>
          <table:table-cell table:formula="of:=AVERAGE([.O15:.O23])" office:value-type="float" office:value="0.988948380442925" calcext:value-type="float">
            <text:p>0.988948380442925</text:p>
          </table:table-cell>
          <table:table-cell table:formula="of:=AVERAGE([.P15:.P23])" office:value-type="float" office:value="0.903296267673747" calcext:value-type="float">
            <text:p>0.903296267673747</text:p>
          </table:table-cell>
          <table:table-cell table:formula="of:=AVERAGE([.Q15:.Q23])" office:value-type="float" office:value="0.862307780142353" calcext:value-type="float">
            <text:p>0.862307780142353</text:p>
          </table:table-cell>
          <table:table-cell table:formula="of:=AVERAGE([.R15:.R23])" office:value-type="float" office:value="0.883830598994523" calcext:value-type="float">
            <text:p>0.883830598994523</text:p>
          </table:table-cell>
          <table:table-cell table:formula="of:=AVERAGE([.S15:.S23])" office:value-type="float" office:value="0.898537811672239" calcext:value-type="float">
            <text:p>0.898537811672239</text:p>
          </table:table-cell>
          <table:table-cell table:formula="of:=AVERAGE([.T15:.T23])" office:value-type="float" office:value="0.957444442348151" calcext:value-type="float">
            <text:p>0.957444442348151</text:p>
          </table:table-cell>
          <table:table-cell table:formula="of:=AVERAGE([.U15:.U23])" office:value-type="float" office:value="1.37125689089499" calcext:value-type="float">
            <text:p>1.37125689089499</text:p>
          </table:table-cell>
          <table:table-cell table:formula="of:=AVERAGE([.V15:.V23])" office:value-type="float" office:value="1.29683761506492" calcext:value-type="float">
            <text:p>1.29683761506492</text:p>
          </table:table-cell>
          <table:table-cell table:number-columns-repeated="42"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0"/>
          <table:table-cell table:number-columns-repeated="42"/>
        </table:table-row>
        <table:table-row table:style-name="ro1">
          <table:table-cell table:style-name="Default"/>
          <table:table-cell table:formula="of:=[.B3]+[.B15]" office:value-type="float" office:value="0.951663720578539" calcext:value-type="float">
            <text:p>0.951663720578539</text:p>
          </table:table-cell>
          <table:table-cell table:formula="of:=[.C3]+[.C15]" office:value-type="float" office:value="0.737812018093802" calcext:value-type="float">
            <text:p>0.737812018093802</text:p>
          </table:table-cell>
          <table:table-cell table:formula="of:=[.D3]+[.D15]" office:value-type="float" office:value="0.914264130069751" calcext:value-type="float">
            <text:p>0.914264130069751</text:p>
          </table:table-cell>
          <table:table-cell table:formula="of:=[.E3]+[.E15]" office:value-type="float" office:value="0.730141512284126" calcext:value-type="float">
            <text:p>0.730141512284126</text:p>
          </table:table-cell>
          <table:table-cell table:formula="of:=[.F3]+[.F15]" office:value-type="float" office:value="0.663854057723222" calcext:value-type="float">
            <text:p>0.663854057723222</text:p>
          </table:table-cell>
          <table:table-cell table:formula="of:=[.G3]+[.G15]" office:value-type="float" office:value="0.539302387035406" calcext:value-type="float">
            <text:p>0.539302387035406</text:p>
          </table:table-cell>
          <table:table-cell table:formula="of:=[.H3]+[.H15]" office:value-type="float" office:value="0.645685512206795" calcext:value-type="float">
            <text:p>0.645685512206795</text:p>
          </table:table-cell>
          <table:table-cell table:formula="of:=[.I3]+[.I15]" office:value-type="float" office:value="0.66435250645292" calcext:value-type="float">
            <text:p>0.66435250645292</text:p>
          </table:table-cell>
          <table:table-cell table:formula="of:=[.J3]+[.J15]" office:value-type="float" office:value="1.95000001032263" calcext:value-type="float">
            <text:p>1.95000001032263</text:p>
          </table:table-cell>
          <table:table-cell table:formula="of:=[.K3]+[.K15]" office:value-type="float" office:value="0.954336061695032" calcext:value-type="float">
            <text:p>0.954336061695032</text:p>
          </table:table-cell>
          <table:table-cell/>
          <table:table-cell table:style-name="Default" table:number-columns-repeated="10"/>
          <table:table-cell table:number-columns-repeated="42"/>
        </table:table-row>
        <table:table-row table:style-name="ro1">
          <table:table-cell table:style-name="Default"/>
          <table:table-cell table:formula="of:=[.B4]+[.B16]" office:value-type="float" office:value="0.355415080731248" calcext:value-type="float">
            <text:p>0.355415080731248</text:p>
          </table:table-cell>
          <table:table-cell table:formula="of:=[.C4]+[.C16]" office:value-type="float" office:value="0.342790223758943" calcext:value-type="float">
            <text:p>0.342790223758943</text:p>
          </table:table-cell>
          <table:table-cell table:formula="of:=[.D4]+[.D16]" office:value-type="float" office:value="0.369497238870226" calcext:value-type="float">
            <text:p>0.369497238870226</text:p>
          </table:table-cell>
          <table:table-cell table:formula="of:=[.E4]+[.E16]" office:value-type="float" office:value="0.353101868962814" calcext:value-type="float">
            <text:p>0.353101868962814</text:p>
          </table:table-cell>
          <table:table-cell table:formula="of:=[.F4]+[.F16]" office:value-type="float" office:value="0.315692392276314" calcext:value-type="float">
            <text:p>0.315692392276314</text:p>
          </table:table-cell>
          <table:table-cell table:formula="of:=[.G4]+[.G16]" office:value-type="float" office:value="0.303672603111004" calcext:value-type="float">
            <text:p>0.303672603111004</text:p>
          </table:table-cell>
          <table:table-cell table:formula="of:=[.H4]+[.H16]" office:value-type="float" office:value="0.326329384111322" calcext:value-type="float">
            <text:p>0.326329384111322</text:p>
          </table:table-cell>
          <table:table-cell table:formula="of:=[.I4]+[.I16]" office:value-type="float" office:value="0.331005867045902" calcext:value-type="float">
            <text:p>0.331005867045902</text:p>
          </table:table-cell>
          <table:table-cell table:formula="of:=[.J4]+[.J16]" office:value-type="float" office:value="0.990477025457626" calcext:value-type="float">
            <text:p>0.990477025457626</text:p>
          </table:table-cell>
          <table:table-cell table:formula="of:=[.K4]+[.K16]" office:value-type="float" office:value="0.509306757963991" calcext:value-type="float">
            <text:p>0.509306757963991</text:p>
          </table:table-cell>
          <table:table-cell/>
          <table:table-cell table:style-name="Default" table:number-columns-repeated="10"/>
          <table:table-cell table:number-columns-repeated="42"/>
        </table:table-row>
        <table:table-row table:style-name="ro1">
          <table:table-cell table:style-name="Default"/>
          <table:table-cell table:formula="of:=[.B5]+[.B17]" office:value-type="float" office:value="0.745425657014947" calcext:value-type="float">
            <text:p>0.745425657014947</text:p>
          </table:table-cell>
          <table:table-cell table:formula="of:=[.C5]+[.C17]" office:value-type="float" office:value="0.590475607973835" calcext:value-type="float">
            <text:p>0.590475607973835</text:p>
          </table:table-cell>
          <table:table-cell table:formula="of:=[.D5]+[.D17]" office:value-type="float" office:value="0.778736817291938" calcext:value-type="float">
            <text:p>0.778736817291938</text:p>
          </table:table-cell>
          <table:table-cell table:formula="of:=[.E5]+[.E17]" office:value-type="float" office:value="0.468967432893221" calcext:value-type="float">
            <text:p>0.468967432893221</text:p>
          </table:table-cell>
          <table:table-cell table:formula="of:=[.F5]+[.F17]" office:value-type="float" office:value="0.680370486427439" calcext:value-type="float">
            <text:p>0.680370486427439</text:p>
          </table:table-cell>
          <table:table-cell table:formula="of:=[.G5]+[.G17]" office:value-type="float" office:value="0.579932410536904" calcext:value-type="float">
            <text:p>0.579932410536904</text:p>
          </table:table-cell>
          <table:table-cell table:formula="of:=[.H5]+[.H17]" office:value-type="float" office:value="0.954658612824525" calcext:value-type="float">
            <text:p>0.954658612824525</text:p>
          </table:table-cell>
          <table:table-cell table:formula="of:=[.I5]+[.I17]" office:value-type="float" office:value="0.692029434626631" calcext:value-type="float">
            <text:p>0.692029434626631</text:p>
          </table:table-cell>
          <table:table-cell table:formula="of:=[.J5]+[.J17]" office:value-type="float" office:value="1.94324198026781" calcext:value-type="float">
            <text:p>1.94324198026781</text:p>
          </table:table-cell>
          <table:table-cell table:formula="of:=[.K5]+[.K17]" office:value-type="float" office:value="0.939955609171598" calcext:value-type="float">
            <text:p>0.939955609171598</text:p>
          </table:table-cell>
          <table:table-cell/>
          <table:table-cell table:style-name="Default" table:number-columns-repeated="10"/>
          <table:table-cell table:number-columns-repeated="42"/>
        </table:table-row>
        <table:table-row table:style-name="ro1">
          <table:table-cell table:style-name="Default"/>
          <table:table-cell table:formula="of:=[.B6]+[.B18]" office:value-type="float" office:value="0.505648279765649" calcext:value-type="float">
            <text:p>0.505648279765649</text:p>
          </table:table-cell>
          <table:table-cell table:formula="of:=[.C6]+[.C18]" office:value-type="float" office:value="0.389075642250292" calcext:value-type="float">
            <text:p>0.389075642250292</text:p>
          </table:table-cell>
          <table:table-cell table:formula="of:=[.D6]+[.D18]" office:value-type="float" office:value="0.495343275050359" calcext:value-type="float">
            <text:p>0.495343275050359</text:p>
          </table:table-cell>
          <table:table-cell table:formula="of:=[.E6]+[.E18]" office:value-type="float" office:value="0.371668588020819" calcext:value-type="float">
            <text:p>0.371668588020819</text:p>
          </table:table-cell>
          <table:table-cell table:formula="of:=[.F6]+[.F18]" office:value-type="float" office:value="0.446938032294612" calcext:value-type="float">
            <text:p>0.446938032294612</text:p>
          </table:table-cell>
          <table:table-cell table:formula="of:=[.G6]+[.G18]" office:value-type="float" office:value="0.367933293795396" calcext:value-type="float">
            <text:p>0.367933293795396</text:p>
          </table:table-cell>
          <table:table-cell table:formula="of:=[.H6]+[.H18]" office:value-type="float" office:value="0.397951147570507" calcext:value-type="float">
            <text:p>0.397951147570507</text:p>
          </table:table-cell>
          <table:table-cell table:formula="of:=[.I6]+[.I18]" office:value-type="float" office:value="0.450534759081222" calcext:value-type="float">
            <text:p>0.450534759081222</text:p>
          </table:table-cell>
          <table:table-cell table:formula="of:=[.J6]+[.J18]" office:value-type="float" office:value="0.716764970585154" calcext:value-type="float">
            <text:p>0.716764970585154</text:p>
          </table:table-cell>
          <table:table-cell table:formula="of:=[.K6]+[.K18]" office:value-type="float" office:value="0.834802555807211" calcext:value-type="float">
            <text:p>0.834802555807211</text:p>
          </table:table-cell>
          <table:table-cell/>
          <table:table-cell table:style-name="Default" table:number-columns-repeated="10"/>
          <table:table-cell table:number-columns-repeated="42"/>
        </table:table-row>
        <table:table-row table:style-name="ro1">
          <table:table-cell table:style-name="Default"/>
          <table:table-cell table:formula="of:=[.B7]+[.B19]" office:value-type="float" office:value="0.825007606832381" calcext:value-type="float">
            <text:p>0.825007606832381</text:p>
          </table:table-cell>
          <table:table-cell table:formula="of:=[.C7]+[.C19]" office:value-type="float" office:value="0.919566595160232" calcext:value-type="float">
            <text:p>0.919566595160232</text:p>
          </table:table-cell>
          <table:table-cell table:formula="of:=[.D7]+[.D19]" office:value-type="float" office:value="0.848154997541805" calcext:value-type="float">
            <text:p>0.848154997541805</text:p>
          </table:table-cell>
          <table:table-cell table:formula="of:=[.E7]+[.E19]" office:value-type="float" office:value="0.955941703959876" calcext:value-type="float">
            <text:p>0.955941703959876</text:p>
          </table:table-cell>
          <table:table-cell table:formula="of:=[.F7]+[.F19]" office:value-type="float" office:value="1.14635267556488" calcext:value-type="float">
            <text:p>1.14635267556488</text:p>
          </table:table-cell>
          <table:table-cell table:formula="of:=[.G7]+[.G19]" office:value-type="float" office:value="1.23569772821076" calcext:value-type="float">
            <text:p>1.23569772821076</text:p>
          </table:table-cell>
          <table:table-cell table:formula="of:=[.H7]+[.H19]" office:value-type="float" office:value="1.54753091652705" calcext:value-type="float">
            <text:p>1.54753091652705</text:p>
          </table:table-cell>
          <table:table-cell table:formula="of:=[.I7]+[.I19]" office:value-type="float" office:value="0.904465895007634" calcext:value-type="float">
            <text:p>0.904465895007634</text:p>
          </table:table-cell>
          <table:table-cell table:formula="of:=[.J7]+[.J19]" office:value-type="float" office:value="5.25575258396548" calcext:value-type="float">
            <text:p>5.25575258396548</text:p>
          </table:table-cell>
          <table:table-cell table:formula="of:=[.K7]+[.K19]" office:value-type="float" office:value="4.53041266705603" calcext:value-type="float">
            <text:p>4.53041266705603</text:p>
          </table:table-cell>
          <table:table-cell/>
          <table:table-cell table:style-name="Default" table:number-columns-repeated="10"/>
          <table:table-cell table:number-columns-repeated="42"/>
        </table:table-row>
        <table:table-row table:style-name="ro1">
          <table:table-cell table:style-name="Default"/>
          <table:table-cell table:formula="of:=[.B8]+[.B20]" office:value-type="float" office:value="0.53744102381448" calcext:value-type="float">
            <text:p>0.53744102381448</text:p>
          </table:table-cell>
          <table:table-cell table:formula="of:=[.C8]+[.C20]" office:value-type="float" office:value="0.439936562057062" calcext:value-type="float">
            <text:p>0.439936562057062</text:p>
          </table:table-cell>
          <table:table-cell table:formula="of:=[.D8]+[.D20]" office:value-type="float" office:value="0.526084891245797" calcext:value-type="float">
            <text:p>0.526084891245797</text:p>
          </table:table-cell>
          <table:table-cell table:formula="of:=[.E8]+[.E20]" office:value-type="float" office:value="0.43698312063124" calcext:value-type="float">
            <text:p>0.43698312063124</text:p>
          </table:table-cell>
          <table:table-cell table:formula="of:=[.F8]+[.F20]" office:value-type="float" office:value="0.414047256362523" calcext:value-type="float">
            <text:p>0.414047256362523</text:p>
          </table:table-cell>
          <table:table-cell table:formula="of:=[.G8]+[.G20]" office:value-type="float" office:value="0.411818385499" calcext:value-type="float">
            <text:p>0.411818385499</text:p>
          </table:table-cell>
          <table:table-cell table:formula="of:=[.H8]+[.H20]" office:value-type="float" office:value="0.381628811661084" calcext:value-type="float">
            <text:p>0.381628811661084</text:p>
          </table:table-cell>
          <table:table-cell table:formula="of:=[.I8]+[.I20]" office:value-type="float" office:value="0.494302437127228" calcext:value-type="float">
            <text:p>0.494302437127228</text:p>
          </table:table-cell>
          <table:table-cell table:formula="of:=[.J8]+[.J20]" office:value-type="float" office:value="0.770217924531917" calcext:value-type="float">
            <text:p>0.770217924531917</text:p>
          </table:table-cell>
          <table:table-cell table:formula="of:=[.K8]+[.K20]" office:value-type="float" office:value="0.608628161212302" calcext:value-type="float">
            <text:p>0.608628161212302</text:p>
          </table:table-cell>
          <table:table-cell/>
          <table:table-cell table:style-name="Default" table:number-columns-repeated="10"/>
          <table:table-cell table:number-columns-repeated="42"/>
        </table:table-row>
        <table:table-row table:style-name="ro1">
          <table:table-cell table:style-name="Default"/>
          <table:table-cell table:formula="of:=[.B9]+[.B21]" office:value-type="float" office:value="0.698532953422929" calcext:value-type="float">
            <text:p>0.698532953422929</text:p>
          </table:table-cell>
          <table:table-cell table:formula="of:=[.C9]+[.C21]" office:value-type="float" office:value="0.612349062558665" calcext:value-type="float">
            <text:p>0.612349062558665</text:p>
          </table:table-cell>
          <table:table-cell table:formula="of:=[.D9]+[.D21]" office:value-type="float" office:value="0.647834696133284" calcext:value-type="float">
            <text:p>0.647834696133284</text:p>
          </table:table-cell>
          <table:table-cell table:formula="of:=[.E9]+[.E21]" office:value-type="float" office:value="0.602376110815005" calcext:value-type="float">
            <text:p>0.602376110815005</text:p>
          </table:table-cell>
          <table:table-cell table:formula="of:=[.F9]+[.F21]" office:value-type="float" office:value="0.570472447528196" calcext:value-type="float">
            <text:p>0.570472447528196</text:p>
          </table:table-cell>
          <table:table-cell table:formula="of:=[.G9]+[.G21]" office:value-type="float" office:value="0.512549650419297" calcext:value-type="float">
            <text:p>0.512549650419297</text:p>
          </table:table-cell>
          <table:table-cell table:formula="of:=[.H9]+[.H21]" office:value-type="float" office:value="0.789758895579378" calcext:value-type="float">
            <text:p>0.789758895579378</text:p>
          </table:table-cell>
          <table:table-cell table:formula="of:=[.I9]+[.I21]" office:value-type="float" office:value="0.466432696621773" calcext:value-type="float">
            <text:p>0.466432696621773</text:p>
          </table:table-cell>
          <table:table-cell table:formula="of:=[.J9]+[.J21]" office:value-type="float" office:value="3.27125213318099" calcext:value-type="float">
            <text:p>3.27125213318099</text:p>
          </table:table-cell>
          <table:table-cell table:formula="of:=[.K9]+[.K21]" office:value-type="float" office:value="0.704740105032138" calcext:value-type="float">
            <text:p>0.704740105032138</text:p>
          </table:table-cell>
          <table:table-cell/>
          <table:table-cell table:style-name="Default" table:number-columns-repeated="10"/>
          <table:table-cell table:number-columns-repeated="42"/>
        </table:table-row>
        <table:table-row table:style-name="ro1">
          <table:table-cell table:style-name="Default"/>
          <table:table-cell table:formula="of:=[.B10]+[.B22]" office:value-type="float" office:value="0.595669824467343" calcext:value-type="float">
            <text:p>0.595669824467343</text:p>
          </table:table-cell>
          <table:table-cell table:formula="of:=[.C10]+[.C22]" office:value-type="float" office:value="0.524400299084869" calcext:value-type="float">
            <text:p>0.524400299084869</text:p>
          </table:table-cell>
          <table:table-cell table:formula="of:=[.D10]+[.D22]" office:value-type="float" office:value="0.578837647242591" calcext:value-type="float">
            <text:p>0.578837647242591</text:p>
          </table:table-cell>
          <table:table-cell table:formula="of:=[.E10]+[.E22]" office:value-type="float" office:value="0.534287607918677" calcext:value-type="float">
            <text:p>0.534287607918677</text:p>
          </table:table-cell>
          <table:table-cell table:formula="of:=[.F10]+[.F22]" office:value-type="float" office:value="0.466996581866627" calcext:value-type="float">
            <text:p>0.466996581866627</text:p>
          </table:table-cell>
          <table:table-cell table:formula="of:=[.G10]+[.G22]" office:value-type="float" office:value="0.375563497705938" calcext:value-type="float">
            <text:p>0.375563497705938</text:p>
          </table:table-cell>
          <table:table-cell table:formula="of:=[.H10]+[.H22]" office:value-type="float" office:value="0.336794016765711" calcext:value-type="float">
            <text:p>0.336794016765711</text:p>
          </table:table-cell>
          <table:table-cell table:formula="of:=[.I10]+[.I22]" office:value-type="float" office:value="0.351564401270134" calcext:value-type="float">
            <text:p>0.351564401270134</text:p>
          </table:table-cell>
          <table:table-cell table:formula="of:=[.J10]+[.J22]" office:value-type="float" office:value="1.5842450057324" calcext:value-type="float">
            <text:p>1.5842450057324</text:p>
          </table:table-cell>
          <table:table-cell table:formula="of:=[.K10]+[.K22]" office:value-type="float" office:value="0.668804559918306" calcext:value-type="float">
            <text:p>0.668804559918306</text:p>
          </table:table-cell>
          <table:table-cell/>
          <table:table-cell table:style-name="Default" table:number-columns-repeated="10"/>
          <table:table-cell table:number-columns-repeated="42"/>
        </table:table-row>
        <table:table-row table:style-name="ro1">
          <table:table-cell table:style-name="Default"/>
          <table:table-cell table:formula="of:=[.B11]+[.B23]" office:value-type="float" office:value="0.650904881852169" calcext:value-type="float">
            <text:p>0.650904881852169</text:p>
          </table:table-cell>
          <table:table-cell table:formula="of:=[.C11]+[.C23]" office:value-type="float" office:value="0.632989481029948" calcext:value-type="float">
            <text:p>0.632989481029948</text:p>
          </table:table-cell>
          <table:table-cell table:formula="of:=[.D11]+[.D23]" office:value-type="float" office:value="0.6796334275824" calcext:value-type="float">
            <text:p>0.6796334275824</text:p>
          </table:table-cell>
          <table:table-cell table:formula="of:=[.E11]+[.E23]" office:value-type="float" office:value="0.621747385605695" calcext:value-type="float">
            <text:p>0.621747385605695</text:p>
          </table:table-cell>
          <table:table-cell table:formula="of:=[.F11]+[.F23]" office:value-type="float" office:value="0.575649166953398" calcext:value-type="float">
            <text:p>0.575649166953398</text:p>
          </table:table-cell>
          <table:table-cell table:formula="of:=[.G11]+[.G23]" office:value-type="float" office:value="0.681342843877922" calcext:value-type="float">
            <text:p>0.681342843877922</text:p>
          </table:table-cell>
          <table:table-cell table:formula="of:=[.H11]+[.H23]" office:value-type="float" office:value="0.868487863404474" calcext:value-type="float">
            <text:p>0.868487863404474</text:p>
          </table:table-cell>
          <table:table-cell table:formula="of:=[.I11]+[.I23]" office:value-type="float" office:value="0.98605926194506" calcext:value-type="float">
            <text:p>0.98605926194506</text:p>
          </table:table-cell>
          <table:table-cell table:formula="of:=[.J11]+[.J23]" office:value-type="float" office:value="1.74255351034623" calcext:value-type="float">
            <text:p>1.74255351034623</text:p>
          </table:table-cell>
          <table:table-cell table:formula="of:=[.K11]+[.K23]" office:value-type="float" office:value="1.01488895248892" calcext:value-type="float">
            <text:p>1.01488895248892</text:p>
          </table:table-cell>
          <table:table-cell/>
          <table:table-cell table:style-name="Default" table:number-columns-repeated="10"/>
          <table:table-cell table:number-columns-repeated="42"/>
        </table:table-row>
        <table:table-row table:style-name="ro1">
          <table:table-cell office:value-type="string" calcext:value-type="string">
            <text:p>Combined</text:p>
          </table:table-cell>
          <table:table-cell table:formula="of:=[.B12]+[.B24]" office:value-type="float" office:value="0.651745447608854" calcext:value-type="float">
            <text:p>0.651745447608854</text:p>
          </table:table-cell>
          <table:table-cell table:formula="of:=[.C12]+[.C24]" office:value-type="float" office:value="0.576599499107516" calcext:value-type="float">
            <text:p>0.576599499107516</text:p>
          </table:table-cell>
          <table:table-cell table:formula="of:=[.D12]+[.D24]" office:value-type="float" office:value="0.648709680114239" calcext:value-type="float">
            <text:p>0.648709680114239</text:p>
          </table:table-cell>
          <table:table-cell table:formula="of:=[.E12]+[.E24]" office:value-type="float" office:value="0.563912814565719" calcext:value-type="float">
            <text:p>0.563912814565719</text:p>
          </table:table-cell>
          <table:table-cell table:formula="of:=[.F12]+[.F24]" office:value-type="float" office:value="0.586708121888579" calcext:value-type="float">
            <text:p>0.586708121888579</text:p>
          </table:table-cell>
          <table:table-cell table:formula="of:=[.G12]+[.G24]" office:value-type="float" office:value="0.556423644465737" calcext:value-type="float">
            <text:p>0.556423644465737</text:p>
          </table:table-cell>
          <table:table-cell table:formula="of:=[.H12]+[.H24]" office:value-type="float" office:value="0.694313906738983" calcext:value-type="float">
            <text:p>0.694313906738983</text:p>
          </table:table-cell>
          <table:table-cell table:formula="of:=[.I12]+[.I24]" office:value-type="float" office:value="0.593416362130945" calcext:value-type="float">
            <text:p>0.593416362130945</text:p>
          </table:table-cell>
          <table:table-cell table:formula="of:=[.J12]+[.J24]" office:value-type="float" office:value="2.02494501604336" calcext:value-type="float">
            <text:p>2.02494501604336</text:p>
          </table:table-cell>
          <table:table-cell table:formula="of:=[.K12]+[.K24]" office:value-type="float" office:value="1.1962083811495" calcext:value-type="float">
            <text:p>1.1962083811495</text:p>
          </table:table-cell>
          <table:table-cell/>
          <table:table-cell table:style-name="Default" table:number-columns-repeated="10"/>
          <table:table-cell table:number-columns-repeated="42"/>
        </table:table-row>
      </table:table>
      <table:table table:name="Results Plain" table:style-name="ta5">
        <office:forms form:automatic-focus="false" form:apply-design-mode="false"/>
        <table:table-column table:style-name="co1" table:number-columns-repeated="11" table:default-cell-style-name="ce1"/>
        <table:table-column table:style-name="co1" table:number-columns-repeated="53" table:default-cell-style-name="Default"/>
        <table:table-row table:style-name="ro1">
          <table:table-cell office:value-type="string" calcext:value-type="string">
            <text:p>Number of Params</text:p>
          </table:table-cell>
          <table:table-cell office:value-type="float" office:value="0" calcext:value-type="float">
            <text:p>0</text:p>
            <draw:frame draw:z-index="0" draw:style-name="gr1" draw:text-style-name="P1" svg:width="16.022cm" svg:height="8.998cm" svg:x="1.389cm" svg:y="0.1cm">
              <draw:object draw:notify-on-update-of-ranges="'Results Plain'.A11:'Results Plain'.A11 'Results Plain'.B11:'Results Plain'.K11 'Results Plain'.B1:'Results Plain'.K1 'Results Plain'.A24:'Results Plain'.A24 'Results Plain'.B24:'Results Plain'.K24 'Results Plain'.B1:'Results Plain'.K1 'Results Plain'.A25:'Results Plain'.A25 'Results Plain'.B25:'Results Plain'.K25 'Results Plain'.B1:'Results Plain'.K1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0.598412526967021" calcext:value-type="float">
            <text:p>0.598412526967021</text:p>
          </table:table-cell>
          <table:table-cell office:value-type="float" office:value="0.405667637355494" calcext:value-type="float">
            <text:p>0.405667637355494</text:p>
          </table:table-cell>
          <table:table-cell office:value-type="float" office:value="0.52375113423958" calcext:value-type="float">
            <text:p>0.52375113423958</text:p>
          </table:table-cell>
          <table:table-cell office:value-type="float" office:value="0.374294008242301" calcext:value-type="float">
            <text:p>0.374294008242301</text:p>
          </table:table-cell>
          <table:table-cell office:value-type="float" office:value="0.336304134822177" calcext:value-type="float">
            <text:p>0.336304134822177</text:p>
          </table:table-cell>
          <table:table-cell office:value-type="float" office:value="0.290528630533745" calcext:value-type="float">
            <text:p>0.290528630533745</text:p>
          </table:table-cell>
          <table:table-cell office:value-type="float" office:value="0.286629585079387" calcext:value-type="float">
            <text:p>0.286629585079387</text:p>
          </table:table-cell>
          <table:table-cell office:value-type="float" office:value="0.287691680296478" calcext:value-type="float">
            <text:p>0.287691680296478</text:p>
          </table:table-cell>
          <table:table-cell office:value-type="float" office:value="0.283190854245317" calcext:value-type="float">
            <text:p>0.283190854245317</text:p>
          </table:table-cell>
          <table:table-cell office:value-type="float" office:value="0.286990967787611" calcext:value-type="float">
            <text:p>0.28699096778761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i</text:p>
          </table:table-cell>
          <table:table-cell office:value-type="float" office:value="0.198651943312802" calcext:value-type="float">
            <text:p>0.198651943312802</text:p>
          </table:table-cell>
          <table:table-cell office:value-type="float" office:value="0.178975330468324" calcext:value-type="float">
            <text:p>0.178975330468324</text:p>
          </table:table-cell>
          <table:table-cell office:value-type="float" office:value="0.192958230636545" calcext:value-type="float">
            <text:p>0.192958230636545</text:p>
          </table:table-cell>
          <table:table-cell office:value-type="float" office:value="0.15927147901658" calcext:value-type="float">
            <text:p>0.15927147901658</text:p>
          </table:table-cell>
          <table:table-cell office:value-type="float" office:value="0.146868881884325" calcext:value-type="float">
            <text:p>0.146868881884325</text:p>
          </table:table-cell>
          <table:table-cell office:value-type="float" office:value="0.130955277231278" calcext:value-type="float">
            <text:p>0.130955277231278</text:p>
          </table:table-cell>
          <table:table-cell office:value-type="float" office:value="0.114479234498883" calcext:value-type="float">
            <text:p>0.114479234498883</text:p>
          </table:table-cell>
          <table:table-cell office:value-type="float" office:value="0.110984869123899" calcext:value-type="float">
            <text:p>0.110984869123899</text:p>
          </table:table-cell>
          <table:table-cell office:value-type="float" office:value="0.10470307345767" calcext:value-type="float">
            <text:p>0.10470307345767</text:p>
          </table:table-cell>
          <table:table-cell office:value-type="float" office:value="0.108974052803908" calcext:value-type="float">
            <text:p>0.10897405280390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h</text:p>
          </table:table-cell>
          <table:table-cell office:value-type="float" office:value="0.431068779605548" calcext:value-type="float">
            <text:p>0.431068779605548</text:p>
          </table:table-cell>
          <table:table-cell office:value-type="float" office:value="0.259476405106846" calcext:value-type="float">
            <text:p>0.259476405106846</text:p>
          </table:table-cell>
          <table:table-cell office:value-type="float" office:value="0.426286186088092" calcext:value-type="float">
            <text:p>0.426286186088092</text:p>
          </table:table-cell>
          <table:table-cell office:value-type="float" office:value="0.158713057199982" calcext:value-type="float">
            <text:p>0.158713057199982</text:p>
          </table:table-cell>
          <table:table-cell office:value-type="float" office:value="0.240782435178459" calcext:value-type="float">
            <text:p>0.240782435178459</text:p>
          </table:table-cell>
          <table:table-cell office:value-type="float" office:value="0.143515652574111" calcext:value-type="float">
            <text:p>0.143515652574111</text:p>
          </table:table-cell>
          <table:table-cell office:value-type="float" office:value="0.14378217736753" calcext:value-type="float">
            <text:p>0.14378217736753</text:p>
          </table:table-cell>
          <table:table-cell office:value-type="float" office:value="0.143482976273036" calcext:value-type="float">
            <text:p>0.143482976273036</text:p>
          </table:table-cell>
          <table:table-cell office:value-type="float" office:value="0.135175715745923" calcext:value-type="float">
            <text:p>0.135175715745923</text:p>
          </table:table-cell>
          <table:table-cell office:value-type="float" office:value="0.132016881998714" calcext:value-type="float">
            <text:p>0.13201688199871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0.338636632051193" calcext:value-type="float">
            <text:p>0.338636632051193</text:p>
          </table:table-cell>
          <table:table-cell office:value-type="float" office:value="0.220077708157712" calcext:value-type="float">
            <text:p>0.220077708157712</text:p>
          </table:table-cell>
          <table:table-cell office:value-type="float" office:value="0.313104217054729" calcext:value-type="float">
            <text:p>0.313104217054729</text:p>
          </table:table-cell>
          <table:table-cell office:value-type="float" office:value="0.194591869016682" calcext:value-type="float">
            <text:p>0.194591869016682</text:p>
          </table:table-cell>
          <table:table-cell office:value-type="float" office:value="0.197090993480005" calcext:value-type="float">
            <text:p>0.197090993480005</text:p>
          </table:table-cell>
          <table:table-cell office:value-type="float" office:value="0.176297446184708" calcext:value-type="float">
            <text:p>0.176297446184708</text:p>
          </table:table-cell>
          <table:table-cell office:value-type="float" office:value="0.169831103966445" calcext:value-type="float">
            <text:p>0.169831103966445</text:p>
          </table:table-cell>
          <table:table-cell office:value-type="float" office:value="0.173489037966273" calcext:value-type="float">
            <text:p>0.173489037966273</text:p>
          </table:table-cell>
          <table:table-cell office:value-type="float" office:value="0.166691163143045" calcext:value-type="float">
            <text:p>0.166691163143045</text:p>
          </table:table-cell>
          <table:table-cell office:value-type="float" office:value="0.16746824973547" calcext:value-type="float">
            <text:p>0.1674682497354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0.31332587396046" calcext:value-type="float">
            <text:p>0.31332587396046</text:p>
          </table:table-cell>
          <table:table-cell office:value-type="float" office:value="0.303833782322129" calcext:value-type="float">
            <text:p>0.303833782322129</text:p>
          </table:table-cell>
          <table:table-cell office:value-type="float" office:value="0.311320740971808" calcext:value-type="float">
            <text:p>0.311320740971808</text:p>
          </table:table-cell>
          <table:table-cell office:value-type="float" office:value="0.291273415198795" calcext:value-type="float">
            <text:p>0.291273415198795</text:p>
          </table:table-cell>
          <table:table-cell office:value-type="float" office:value="0.32488139356592" calcext:value-type="float">
            <text:p>0.32488139356592</text:p>
          </table:table-cell>
          <table:table-cell office:value-type="float" office:value="0.28079188126545" calcext:value-type="float">
            <text:p>0.28079188126545</text:p>
          </table:table-cell>
          <table:table-cell office:value-type="float" office:value="0.124274135326581" calcext:value-type="float">
            <text:p>0.124274135326581</text:p>
          </table:table-cell>
          <table:table-cell office:value-type="float" office:value="0.095990272964269" calcext:value-type="float">
            <text:p>0.095990272964269</text:p>
          </table:table-cell>
          <table:table-cell office:value-type="float" office:value="0.106455139580196" calcext:value-type="float">
            <text:p>0.106455139580196</text:p>
          </table:table-cell>
          <table:table-cell office:value-type="float" office:value="0.0678695194353609" calcext:value-type="float">
            <text:p>0.06786951943536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323207175160715" calcext:value-type="float">
            <text:p>0.323207175160715</text:p>
          </table:table-cell>
          <table:table-cell office:value-type="float" office:value="0.197962832590765" calcext:value-type="float">
            <text:p>0.197962832590765</text:p>
          </table:table-cell>
          <table:table-cell office:value-type="float" office:value="0.309862496555165" calcext:value-type="float">
            <text:p>0.309862496555165</text:p>
          </table:table-cell>
          <table:table-cell office:value-type="float" office:value="0.188927520092167" calcext:value-type="float">
            <text:p>0.188927520092167</text:p>
          </table:table-cell>
          <table:table-cell office:value-type="float" office:value="0.182143143033981" calcext:value-type="float">
            <text:p>0.182143143033981</text:p>
          </table:table-cell>
          <table:table-cell office:value-type="float" office:value="0.169318460327084" calcext:value-type="float">
            <text:p>0.169318460327084</text:p>
          </table:table-cell>
          <table:table-cell office:value-type="float" office:value="0.141879520070622" calcext:value-type="float">
            <text:p>0.141879520070622</text:p>
          </table:table-cell>
          <table:table-cell office:value-type="float" office:value="0.158661776082179" calcext:value-type="float">
            <text:p>0.158661776082179</text:p>
          </table:table-cell>
          <table:table-cell office:value-type="float" office:value="0.137035575524401" calcext:value-type="float">
            <text:p>0.137035575524401</text:p>
          </table:table-cell>
          <table:table-cell office:value-type="float" office:value="0.13406448407448" calcext:value-type="float">
            <text:p>0.1340644840744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j2</text:p>
          </table:table-cell>
          <table:table-cell office:value-type="float" office:value="0.41510485979341" calcext:value-type="float">
            <text:p>0.41510485979341</text:p>
          </table:table-cell>
          <table:table-cell office:value-type="float" office:value="0.336341368489576" calcext:value-type="float">
            <text:p>0.336341368489576</text:p>
          </table:table-cell>
          <table:table-cell office:value-type="float" office:value="0.3700304190894" calcext:value-type="float">
            <text:p>0.3700304190894</text:p>
          </table:table-cell>
          <table:table-cell office:value-type="float" office:value="0.285237907047189" calcext:value-type="float">
            <text:p>0.285237907047189</text:p>
          </table:table-cell>
          <table:table-cell office:value-type="float" office:value="0.241562581509556" calcext:value-type="float">
            <text:p>0.241562581509556</text:p>
          </table:table-cell>
          <table:table-cell office:value-type="float" office:value="0.205726078013088" calcext:value-type="float">
            <text:p>0.205726078013088</text:p>
          </table:table-cell>
          <table:table-cell office:value-type="float" office:value="0.204091591836477" calcext:value-type="float">
            <text:p>0.204091591836477</text:p>
          </table:table-cell>
          <table:table-cell office:value-type="float" office:value="0.203637439780077" calcext:value-type="float">
            <text:p>0.203637439780077</text:p>
          </table:table-cell>
          <table:table-cell office:value-type="float" office:value="0.198823996378208" calcext:value-type="float">
            <text:p>0.198823996378208</text:p>
          </table:table-cell>
          <table:table-cell office:value-type="float" office:value="0.203226939035221" calcext:value-type="float">
            <text:p>0.20322693903522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j</text:p>
          </table:table-cell>
          <table:table-cell office:value-type="float" office:value="0.396357593735021" calcext:value-type="float">
            <text:p>0.396357593735021</text:p>
          </table:table-cell>
          <table:table-cell office:value-type="float" office:value="0.312181694230855" calcext:value-type="float">
            <text:p>0.312181694230855</text:p>
          </table:table-cell>
          <table:table-cell office:value-type="float" office:value="0.356479114136562" calcext:value-type="float">
            <text:p>0.356479114136562</text:p>
          </table:table-cell>
          <table:table-cell office:value-type="float" office:value="0.24577404586788" calcext:value-type="float">
            <text:p>0.24577404586788</text:p>
          </table:table-cell>
          <table:table-cell office:value-type="float" office:value="0.180766902638421" calcext:value-type="float">
            <text:p>0.180766902638421</text:p>
          </table:table-cell>
          <table:table-cell office:value-type="float" office:value="0.117981413756542" calcext:value-type="float">
            <text:p>0.117981413756542</text:p>
          </table:table-cell>
          <table:table-cell office:value-type="float" office:value="0.111959069055005" calcext:value-type="float">
            <text:p>0.111959069055005</text:p>
          </table:table-cell>
          <table:table-cell office:value-type="float" office:value="0.11964627888123" calcext:value-type="float">
            <text:p>0.11964627888123</text:p>
          </table:table-cell>
          <table:table-cell office:value-type="float" office:value="0.111335089911083" calcext:value-type="float">
            <text:p>0.111335089911083</text:p>
          </table:table-cell>
          <table:table-cell office:value-type="float" office:value="0.114885570055763" calcext:value-type="float">
            <text:p>0.11488557005576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jd</text:p>
          </table:table-cell>
          <table:table-cell office:value-type="float" office:value="0.427812482105493" calcext:value-type="float">
            <text:p>0.427812482105493</text:p>
          </table:table-cell>
          <table:table-cell office:value-type="float" office:value="0.345706927413608" calcext:value-type="float">
            <text:p>0.345706927413608</text:p>
          </table:table-cell>
          <table:table-cell office:value-type="float" office:value="0.406163132736862" calcext:value-type="float">
            <text:p>0.406163132736862</text:p>
          </table:table-cell>
          <table:table-cell office:value-type="float" office:value="0.322195710313786" calcext:value-type="float">
            <text:p>0.322195710313786</text:p>
          </table:table-cell>
          <table:table-cell office:value-type="float" office:value="0.244849950005906" calcext:value-type="float">
            <text:p>0.244849950005906</text:p>
          </table:table-cell>
          <table:table-cell office:value-type="float" office:value="0.25449283804322" calcext:value-type="float">
            <text:p>0.25449283804322</text:p>
          </table:table-cell>
          <table:table-cell office:value-type="float" office:value="0.158926822599709" calcext:value-type="float">
            <text:p>0.158926822599709</text:p>
          </table:table-cell>
          <table:table-cell office:value-type="float" office:value="0.186063816279504" calcext:value-type="float">
            <text:p>0.186063816279504</text:p>
          </table:table-cell>
          <table:table-cell office:value-type="float" office:value="0.15488034889928" calcext:value-type="float">
            <text:p>0.15488034889928</text:p>
          </table:table-cell>
          <table:table-cell office:value-type="float" office:value="0.15701044548748" calcext:value-type="float">
            <text:p>0.1570104454874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eading</text:p>
          </table:table-cell>
          <table:table-cell table:formula="of:=AVERAGE([.B2:.B10])" office:value-type="float" office:value="0.382508651854629" calcext:value-type="float">
            <text:p>0.382508651854629</text:p>
          </table:table-cell>
          <table:table-cell table:formula="of:=AVERAGE([.C2:.C10])" office:value-type="float" office:value="0.284469298459479" calcext:value-type="float">
            <text:p>0.284469298459479</text:p>
          </table:table-cell>
          <table:table-cell table:formula="of:=AVERAGE([.D2:.D10])" office:value-type="float" office:value="0.356661741278749" calcext:value-type="float">
            <text:p>0.356661741278749</text:p>
          </table:table-cell>
          <table:table-cell table:formula="of:=AVERAGE([.E2:.E10])" office:value-type="float" office:value="0.246697667999485" calcext:value-type="float">
            <text:p>0.246697667999485</text:p>
          </table:table-cell>
          <table:table-cell table:formula="of:=AVERAGE([.F2:.F10])" office:value-type="float" office:value="0.232805601790972" calcext:value-type="float">
            <text:p>0.232805601790972</text:p>
          </table:table-cell>
          <table:table-cell table:formula="of:=AVERAGE([.G2:.G10])" office:value-type="float" office:value="0.196623075325469" calcext:value-type="float">
            <text:p>0.196623075325469</text:p>
          </table:table-cell>
          <table:table-cell table:formula="of:=AVERAGE([.H2:.H10])" office:value-type="float" office:value="0.16176147108896" calcext:value-type="float">
            <text:p>0.16176147108896</text:p>
          </table:table-cell>
          <table:table-cell table:formula="of:=AVERAGE([.I2:.I10])" office:value-type="float" office:value="0.164405349738549" calcext:value-type="float">
            <text:p>0.164405349738549</text:p>
          </table:table-cell>
          <table:table-cell table:formula="of:=AVERAGE([.J2:.J10])" office:value-type="float" office:value="0.155365661876125" calcext:value-type="float">
            <text:p>0.155365661876125</text:p>
          </table:table-cell>
          <table:table-cell table:formula="of:=AVERAGE([.K2:.K10])" office:value-type="float" office:value="0.152500790046001" calcext:value-type="float">
            <text:p>0.152500790046001</text:p>
          </table:table-cell>
          <table:table-cell table:number-columns-repeated="53"/>
        </table:table-row>
        <table:table-row table:style-name="ro1" table:number-rows-repeated="2">
          <table:table-cell table:style-name="Default" table:number-columns-repeated="11"/>
          <table:table-cell table:number-columns-repeated="53"/>
        </table:table-row>
        <table:table-row table:style-name="ro1">
          <table:table-cell office:value-type="string" calcext:value-type="string">
            <text:p>Uniformity</text:p>
          </table:table-cell>
          <table:table-cell table:style-name="Default" table:number-columns-repeated="10"/>
          <table:table-cell table:number-columns-repeated="53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0.208170734262687" calcext:value-type="float">
            <text:p>0.208170734262687</text:p>
          </table:table-cell>
          <table:table-cell office:value-type="float" office:value="0.191103361729404" calcext:value-type="float">
            <text:p>0.191103361729404</text:p>
          </table:table-cell>
          <table:table-cell office:value-type="float" office:value="0.239862198644358" calcext:value-type="float">
            <text:p>0.239862198644358</text:p>
          </table:table-cell>
          <table:table-cell office:value-type="float" office:value="0.18963974258677" calcext:value-type="float">
            <text:p>0.18963974258677</text:p>
          </table:table-cell>
          <table:table-cell office:value-type="float" office:value="0.108717823594497" calcext:value-type="float">
            <text:p>0.108717823594497</text:p>
          </table:table-cell>
          <table:table-cell office:value-type="float" office:value="0.103547568520686" calcext:value-type="float">
            <text:p>0.103547568520686</text:p>
          </table:table-cell>
          <table:table-cell office:value-type="float" office:value="0.104039092146162" calcext:value-type="float">
            <text:p>0.104039092146162</text:p>
          </table:table-cell>
          <table:table-cell office:value-type="float" office:value="0.100959243947105" calcext:value-type="float">
            <text:p>0.100959243947105</text:p>
          </table:table-cell>
          <table:table-cell office:value-type="float" office:value="0.0925982434083735" calcext:value-type="float">
            <text:p>0.092598243408374</text:p>
          </table:table-cell>
          <table:table-cell office:value-type="float" office:value="0.0849123099718424" calcext:value-type="float">
            <text:p>0.08491230997184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i</text:p>
          </table:table-cell>
          <table:table-cell office:value-type="float" office:value="0.100244346780117" calcext:value-type="float">
            <text:p>0.100244346780117</text:p>
          </table:table-cell>
          <table:table-cell office:value-type="float" office:value="0.0986599596112031" calcext:value-type="float">
            <text:p>0.098659959611203</text:p>
          </table:table-cell>
          <table:table-cell office:value-type="float" office:value="0.0987975022571103" calcext:value-type="float">
            <text:p>0.09879750225711</text:p>
          </table:table-cell>
          <table:table-cell office:value-type="float" office:value="0.0984879898381372" calcext:value-type="float">
            <text:p>0.098487989838137</text:p>
          </table:table-cell>
          <table:table-cell office:value-type="float" office:value="0.0748646542786817" calcext:value-type="float">
            <text:p>0.074864654278682</text:p>
          </table:table-cell>
          <table:table-cell office:value-type="float" office:value="0.0833074719595239" calcext:value-type="float">
            <text:p>0.083307471959524</text:p>
          </table:table-cell>
          <table:table-cell office:value-type="float" office:value="0.0802220483302961" calcext:value-type="float">
            <text:p>0.080222048330296</text:p>
          </table:table-cell>
          <table:table-cell office:value-type="float" office:value="0.0808424896823251" calcext:value-type="float">
            <text:p>0.080842489682325</text:p>
          </table:table-cell>
          <table:table-cell office:value-type="float" office:value="0.0862975720658703" calcext:value-type="float">
            <text:p>0.08629757206587</text:p>
          </table:table-cell>
          <table:table-cell office:value-type="float" office:value="0.0716328434519351" calcext:value-type="float">
            <text:p>0.07163284345193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h</text:p>
          </table:table-cell>
          <table:table-cell office:value-type="float" office:value="0.327359145493612" calcext:value-type="float">
            <text:p>0.327359145493612</text:p>
          </table:table-cell>
          <table:table-cell office:value-type="float" office:value="0.325808903851672" calcext:value-type="float">
            <text:p>0.325808903851672</text:p>
          </table:table-cell>
          <table:table-cell office:value-type="float" office:value="0.328960241728099" calcext:value-type="float">
            <text:p>0.328960241728099</text:p>
          </table:table-cell>
          <table:table-cell office:value-type="float" office:value="0.348324685593357" calcext:value-type="float">
            <text:p>0.348324685593357</text:p>
          </table:table-cell>
          <table:table-cell office:value-type="float" office:value="0.297312410131076" calcext:value-type="float">
            <text:p>0.297312410131076</text:p>
          </table:table-cell>
          <table:table-cell office:value-type="float" office:value="0.299791882691699" calcext:value-type="float">
            <text:p>0.299791882691699</text:p>
          </table:table-cell>
          <table:table-cell office:value-type="float" office:value="0.304535634618727" calcext:value-type="float">
            <text:p>0.304535634618727</text:p>
          </table:table-cell>
          <table:table-cell office:value-type="float" office:value="0.276979199543307" calcext:value-type="float">
            <text:p>0.276979199543307</text:p>
          </table:table-cell>
          <table:table-cell office:value-type="float" office:value="0.269907211272584" calcext:value-type="float">
            <text:p>0.269907211272584</text:p>
          </table:table-cell>
          <table:table-cell office:value-type="float" office:value="0.220529875945339" calcext:value-type="float">
            <text:p>0.22052987594533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0.125270451499066" calcext:value-type="float">
            <text:p>0.125270451499066</text:p>
          </table:table-cell>
          <table:table-cell office:value-type="float" office:value="0.125054069150721" calcext:value-type="float">
            <text:p>0.125054069150721</text:p>
          </table:table-cell>
          <table:table-cell office:value-type="float" office:value="0.123385035220042" calcext:value-type="float">
            <text:p>0.123385035220042</text:p>
          </table:table-cell>
          <table:table-cell office:value-type="float" office:value="0.118566206806299" calcext:value-type="float">
            <text:p>0.118566206806299</text:p>
          </table:table-cell>
          <table:table-cell office:value-type="float" office:value="0.13082998341531" calcext:value-type="float">
            <text:p>0.13082998341531</text:p>
          </table:table-cell>
          <table:table-cell office:value-type="float" office:value="0.107846672245227" calcext:value-type="float">
            <text:p>0.107846672245227</text:p>
          </table:table-cell>
          <table:table-cell office:value-type="float" office:value="0.112034332985301" calcext:value-type="float">
            <text:p>0.112034332985301</text:p>
          </table:table-cell>
          <table:table-cell office:value-type="float" office:value="0.110338957509087" calcext:value-type="float">
            <text:p>0.110338957509087</text:p>
          </table:table-cell>
          <table:table-cell office:value-type="float" office:value="0.111616212958983" calcext:value-type="float">
            <text:p>0.111616212958983</text:p>
          </table:table-cell>
          <table:table-cell office:value-type="float" office:value="0.103993029865626" calcext:value-type="float">
            <text:p>0.10399302986562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0.453877866681634" calcext:value-type="float">
            <text:p>0.453877866681634</text:p>
          </table:table-cell>
          <table:table-cell office:value-type="float" office:value="0.453709365863957" calcext:value-type="float">
            <text:p>0.453709365863957</text:p>
          </table:table-cell>
          <table:table-cell office:value-type="float" office:value="0.439420413175372" calcext:value-type="float">
            <text:p>0.439420413175372</text:p>
          </table:table-cell>
          <table:table-cell office:value-type="float" office:value="0.446245817697361" calcext:value-type="float">
            <text:p>0.446245817697361</text:p>
          </table:table-cell>
          <table:table-cell office:value-type="float" office:value="0.400466613412327" calcext:value-type="float">
            <text:p>0.400466613412327</text:p>
          </table:table-cell>
          <table:table-cell office:value-type="float" office:value="0.378112427260345" calcext:value-type="float">
            <text:p>0.378112427260345</text:p>
          </table:table-cell>
          <table:table-cell office:value-type="float" office:value="0.404784591674496" calcext:value-type="float">
            <text:p>0.404784591674496</text:p>
          </table:table-cell>
          <table:table-cell office:value-type="float" office:value="0.328377715596323" calcext:value-type="float">
            <text:p>0.328377715596323</text:p>
          </table:table-cell>
          <table:table-cell office:value-type="float" office:value="0.303781211700401" calcext:value-type="float">
            <text:p>0.303781211700401</text:p>
          </table:table-cell>
          <table:table-cell office:value-type="float" office:value="0.318088530769746" calcext:value-type="float">
            <text:p>0.31808853076974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0.185105940042511" calcext:value-type="float">
            <text:p>0.185105940042511</text:p>
          </table:table-cell>
          <table:table-cell office:value-type="float" office:value="0.16588231519597" calcext:value-type="float">
            <text:p>0.16588231519597</text:p>
          </table:table-cell>
          <table:table-cell office:value-type="float" office:value="0.175173398304068" calcext:value-type="float">
            <text:p>0.175173398304068</text:p>
          </table:table-cell>
          <table:table-cell office:value-type="float" office:value="0.162312899634568" calcext:value-type="float">
            <text:p>0.162312899634568</text:p>
          </table:table-cell>
          <table:table-cell office:value-type="float" office:value="0.127264547497381" calcext:value-type="float">
            <text:p>0.127264547497381</text:p>
          </table:table-cell>
          <table:table-cell office:value-type="float" office:value="0.109231943487965" calcext:value-type="float">
            <text:p>0.109231943487965</text:p>
          </table:table-cell>
          <table:table-cell office:value-type="float" office:value="0.109033611483851" calcext:value-type="float">
            <text:p>0.109033611483851</text:p>
          </table:table-cell>
          <table:table-cell office:value-type="float" office:value="0.0989949200603469" calcext:value-type="float">
            <text:p>0.098994920060347</text:p>
          </table:table-cell>
          <table:table-cell office:value-type="float" office:value="0.100176706291329" calcext:value-type="float">
            <text:p>0.100176706291329</text:p>
          </table:table-cell>
          <table:table-cell office:value-type="float" office:value="0.0905960385791312" calcext:value-type="float">
            <text:p>0.09059603857913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j2</text:p>
          </table:table-cell>
          <table:table-cell office:value-type="float" office:value="0.185349807275237" calcext:value-type="float">
            <text:p>0.185349807275237</text:p>
          </table:table-cell>
          <table:table-cell office:value-type="float" office:value="0.179769813747775" calcext:value-type="float">
            <text:p>0.179769813747775</text:p>
          </table:table-cell>
          <table:table-cell office:value-type="float" office:value="0.196236628720716" calcext:value-type="float">
            <text:p>0.196236628720716</text:p>
          </table:table-cell>
          <table:table-cell office:value-type="float" office:value="0.182156664514186" calcext:value-type="float">
            <text:p>0.182156664514186</text:p>
          </table:table-cell>
          <table:table-cell office:value-type="float" office:value="0.160580789414359" calcext:value-type="float">
            <text:p>0.160580789414359</text:p>
          </table:table-cell>
          <table:table-cell office:value-type="float" office:value="0.140199018256258" calcext:value-type="float">
            <text:p>0.140199018256258</text:p>
          </table:table-cell>
          <table:table-cell office:value-type="float" office:value="0.142191904453109" calcext:value-type="float">
            <text:p>0.142191904453109</text:p>
          </table:table-cell>
          <table:table-cell office:value-type="float" office:value="0.0896623243981248" calcext:value-type="float">
            <text:p>0.089662324398125</text:p>
          </table:table-cell>
          <table:table-cell office:value-type="float" office:value="0.0808485272739102" calcext:value-type="float">
            <text:p>0.08084852727391</text:p>
          </table:table-cell>
          <table:table-cell office:value-type="float" office:value="0.057824030227594" calcext:value-type="float">
            <text:p>0.05782403022759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j</text:p>
          </table:table-cell>
          <table:table-cell office:value-type="float" office:value="0.134521043969867" calcext:value-type="float">
            <text:p>0.134521043969867</text:p>
          </table:table-cell>
          <table:table-cell office:value-type="float" office:value="0.13399139429304" calcext:value-type="float">
            <text:p>0.13399139429304</text:p>
          </table:table-cell>
          <table:table-cell office:value-type="float" office:value="0.151186750114612" calcext:value-type="float">
            <text:p>0.151186750114612</text:p>
          </table:table-cell>
          <table:table-cell office:value-type="float" office:value="0.158280436438095" calcext:value-type="float">
            <text:p>0.158280436438095</text:p>
          </table:table-cell>
          <table:table-cell office:value-type="float" office:value="0.113976175930828" calcext:value-type="float">
            <text:p>0.113976175930828</text:p>
          </table:table-cell>
          <table:table-cell office:value-type="float" office:value="0.112336529169214" calcext:value-type="float">
            <text:p>0.112336529169214</text:p>
          </table:table-cell>
          <table:table-cell office:value-type="float" office:value="0.0919488363300342" calcext:value-type="float">
            <text:p>0.091948836330034</text:p>
          </table:table-cell>
          <table:table-cell office:value-type="float" office:value="0.0848857562808633" calcext:value-type="float">
            <text:p>0.084885756280863</text:p>
          </table:table-cell>
          <table:table-cell office:value-type="float" office:value="0.091046343211067" calcext:value-type="float">
            <text:p>0.091046343211067</text:p>
          </table:table-cell>
          <table:table-cell office:value-type="float" office:value="0.0825667607944991" calcext:value-type="float">
            <text:p>0.08256676079449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jd</text:p>
          </table:table-cell>
          <table:table-cell office:value-type="float" office:value="0.193220794448382" calcext:value-type="float">
            <text:p>0.193220794448382</text:p>
          </table:table-cell>
          <table:table-cell office:value-type="float" office:value="0.187451779177931" calcext:value-type="float">
            <text:p>0.187451779177931</text:p>
          </table:table-cell>
          <table:table-cell office:value-type="float" office:value="0.196604037471515" calcext:value-type="float">
            <text:p>0.196604037471515</text:p>
          </table:table-cell>
          <table:table-cell office:value-type="float" office:value="0.173697543084661" calcext:value-type="float">
            <text:p>0.173697543084661</text:p>
          </table:table-cell>
          <table:table-cell office:value-type="float" office:value="0.15041013266118" calcext:value-type="float">
            <text:p>0.15041013266118</text:p>
          </table:table-cell>
          <table:table-cell office:value-type="float" office:value="0.14420140365457" calcext:value-type="float">
            <text:p>0.14420140365457</text:p>
          </table:table-cell>
          <table:table-cell office:value-type="float" office:value="0.142209823289478" calcext:value-type="float">
            <text:p>0.142209823289478</text:p>
          </table:table-cell>
          <table:table-cell office:value-type="float" office:value="0.160227824494705" calcext:value-type="float">
            <text:p>0.160227824494705</text:p>
          </table:table-cell>
          <table:table-cell office:value-type="float" office:value="0.10414385178002" calcext:value-type="float">
            <text:p>0.10414385178002</text:p>
          </table:table-cell>
          <table:table-cell office:value-type="float" office:value="0.0771140171402058" calcext:value-type="float">
            <text:p>0.07711401714020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gnitude</text:p>
          </table:table-cell>
          <table:table-cell table:formula="of:=AVERAGE([.B15:.B23])" office:value-type="float" office:value="0.212568903383679" calcext:value-type="float">
            <text:p>0.212568903383679</text:p>
          </table:table-cell>
          <table:table-cell table:formula="of:=AVERAGE([.C15:.C23])" office:value-type="float" office:value="0.206825662513519" calcext:value-type="float">
            <text:p>0.206825662513519</text:p>
          </table:table-cell>
          <table:table-cell table:formula="of:=AVERAGE([.D15:.D23])" office:value-type="float" office:value="0.216625133959544" calcext:value-type="float">
            <text:p>0.216625133959544</text:p>
          </table:table-cell>
          <table:table-cell table:formula="of:=AVERAGE([.E15:.E23])" office:value-type="float" office:value="0.208634665132604" calcext:value-type="float">
            <text:p>0.208634665132604</text:p>
          </table:table-cell>
          <table:table-cell table:formula="of:=AVERAGE([.F15:.F23])" office:value-type="float" office:value="0.173824792259516" calcext:value-type="float">
            <text:p>0.173824792259516</text:p>
          </table:table-cell>
          <table:table-cell table:formula="of:=AVERAGE([.G15:.G23])" office:value-type="float" office:value="0.164286101916165" calcext:value-type="float">
            <text:p>0.164286101916165</text:p>
          </table:table-cell>
          <table:table-cell table:formula="of:=AVERAGE([.H15:.H23])" office:value-type="float" office:value="0.165666652812384" calcext:value-type="float">
            <text:p>0.165666652812384</text:p>
          </table:table-cell>
          <table:table-cell table:formula="of:=AVERAGE([.I15:.I23])" office:value-type="float" office:value="0.147918714612465" calcext:value-type="float">
            <text:p>0.147918714612465</text:p>
          </table:table-cell>
          <table:table-cell table:formula="of:=AVERAGE([.J15:.J23])" office:value-type="float" office:value="0.137823986662504" calcext:value-type="float">
            <text:p>0.137823986662504</text:p>
          </table:table-cell>
          <table:table-cell table:formula="of:=AVERAGE([.K15:.K23])" office:value-type="float" office:value="0.12302860408288" calcext:value-type="float">
            <text:p>0.1230286040828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ombined</text:p>
          </table:table-cell>
          <table:table-cell table:formula="of:=[.B24]+[.B11]" office:value-type="float" office:value="0.595077555238308" calcext:value-type="float">
            <text:p>0.595077555238308</text:p>
          </table:table-cell>
          <table:table-cell table:formula="of:=[.C24]+[.C11]" office:value-type="float" office:value="0.491294960972998" calcext:value-type="float">
            <text:p>0.491294960972998</text:p>
          </table:table-cell>
          <table:table-cell table:formula="of:=[.D24]+[.D11]" office:value-type="float" office:value="0.573286875238293" calcext:value-type="float">
            <text:p>0.573286875238293</text:p>
          </table:table-cell>
          <table:table-cell table:formula="of:=[.E24]+[.E11]" office:value-type="float" office:value="0.455332333132088" calcext:value-type="float">
            <text:p>0.455332333132088</text:p>
          </table:table-cell>
          <table:table-cell table:formula="of:=[.F24]+[.F11]" office:value-type="float" office:value="0.406630394050488" calcext:value-type="float">
            <text:p>0.406630394050488</text:p>
          </table:table-cell>
          <table:table-cell table:formula="of:=[.G24]+[.G11]" office:value-type="float" office:value="0.360909177241635" calcext:value-type="float">
            <text:p>0.360909177241635</text:p>
          </table:table-cell>
          <table:table-cell table:formula="of:=[.H24]+[.H11]" office:value-type="float" office:value="0.327428123901344" calcext:value-type="float">
            <text:p>0.327428123901344</text:p>
          </table:table-cell>
          <table:table-cell table:formula="of:=[.I24]+[.I11]" office:value-type="float" office:value="0.312324064351015" calcext:value-type="float">
            <text:p>0.312324064351015</text:p>
          </table:table-cell>
          <table:table-cell table:formula="of:=[.J24]+[.J11]" office:value-type="float" office:value="0.293189648538629" calcext:value-type="float">
            <text:p>0.293189648538629</text:p>
          </table:table-cell>
          <table:table-cell table:formula="of:=[.K24]+[.K11]" office:value-type="float" office:value="0.275529394128881" calcext:value-type="float">
            <text:p>0.275529394128881</text:p>
          </table:table-cell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BF" style:display-name="PageStyle_RBF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rror_20_response" style:display-name="PageStyle_Error respons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verfitting_20_error" style:display-name="PageStyle_Overfitting error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s_20_LOO" style:display-name="PageStyle_Results LOO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s_20_Plain" style:display-name="PageStyle_Results Plain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21:16:55</meta:creation-date>
    <dc:language>en-GB</dc:language>
    <dc:date>2021-05-12T22:31:05</dc:date>
    <meta:editing-cycles>5</meta:editing-cycles>
    <meta:editing-duration>PT2H25M</meta:editing-duration>
    <meta:generator>LibreOffice/6.4.7.2$Linux_X86_64 LibreOffice_project/40$Build-2</meta:generator>
    <meta:document-statistic meta:table-count="5" meta:cell-count="2016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start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800080" draw:fill-color="#800080" fo:wrap-option="wrap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158466" draw:fill-color="#158466" fo:wrap-option="wrap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ff0000" draw:fill-color="#ff0000" fo:wrap-option="wrap"/>
      <style:text-properties style:text-position="0% 100%" fo:font-family="Arial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023cm" svg:height="8.999cm" xlink:href=".." xlink:type="simple" chart:class="chart:scatter" chart:style-name="ch1">
        <chart:title svg:x="3.462cm" svg:y="0.315cm" chart:style-name="ch2">
          <text:p>Arbitrary function from radial basis functions</text:p>
        </chart:title>
        <chart:legend chart:legend-position="end" svg:x="12.52cm" svg:y="3.441cm" style:legend-expansion="high" chart:style-name="ch3"/>
        <chart:plot-area chart:style-name="ch4" table:cell-range-address="RBF.A5:RBF.E135 RBF.A1:RBF.E1" chart:data-source-has-labels="row" svg:x="0.32cm" svg:y="1.299cm" svg:width="11.88cm" svg:height="7.521cm">
          <chartooo:coordinate-region svg:x="1.185cm" svg:y="1.437cm" svg:width="10.77cm" svg:height="7.116cm"/>
          <chart:axis chart:dimension="x" chart:name="primary-x" chart:style-name="ch5"/>
          <chart:axis chart:dimension="y" chart:name="primary-y" chart:style-name="ch6"/>
          <chart:series chart:style-name="ch7" chart:values-cell-range-address="RBF.B5:RBF.B135" chart:label-cell-address="RBF.B1:RBF.B1" chart:class="chart:scatter">
            <chart:domain table:cell-range-address="RBF.A5:RBF.A135 RBF.A1:RBF.A1"/>
            <chart:data-point chart:repeated="132"/>
          </chart:series>
          <chart:series chart:style-name="ch8" chart:values-cell-range-address="RBF.C5:RBF.C135" chart:label-cell-address="RBF.C1:RBF.C1" chart:class="chart:scatter">
            <chart:data-point chart:repeated="132"/>
          </chart:series>
          <chart:series chart:style-name="ch9" chart:values-cell-range-address="RBF.D5:RBF.D135" chart:label-cell-address="RBF.D1:RBF.D1" chart:class="chart:scatter">
            <chart:data-point chart:repeated="132"/>
          </chart:series>
          <chart:series chart:style-name="ch10" chart:values-cell-range-address="RBF.E5:RBF.E135" chart:label-cell-address="RBF.E1:RBF.E1" chart:class="chart:scatter">
            <chart:data-point chart:repeated="1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 Column A</text:p>
              </table:table-cell>
              <table:table-cell office:value-type="string">
                <text:p>φ a=-1, p=1</text:p>
                <draw:g>
                  <svg:desc>RBF.B1:RBF.B1</svg:desc>
                </draw:g>
              </table:table-cell>
              <table:table-cell office:value-type="string">
                <text:p>φ a=0, p=2</text:p>
                <draw:g>
                  <svg:desc>RBF.C1:RBF.C1</svg:desc>
                </draw:g>
              </table:table-cell>
              <table:table-cell office:value-type="string">
                <text:p>φ a=1, p=-0.5</text:p>
                <draw:g>
                  <svg:desc>RBF.D1:RBF.D1</svg:desc>
                </draw:g>
              </table:table-cell>
              <table:table-cell office:value-type="string">
                <text:p>ψ</text:p>
                <draw:g>
                  <svg:desc>RBF.E1:RBF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3">
                <text:p>-1.3</text:p>
                <draw:g>
                  <svg:desc>RBF.A5:RBF.A135 RBF.A1:RBF.A1</svg:desc>
                </draw:g>
              </table:table-cell>
              <table:table-cell office:value-type="float" office:value="0.873715911688034">
                <text:p>0.873715911688034</text:p>
                <draw:g>
                  <svg:desc>RBF.B5:RBF.B135</svg:desc>
                </draw:g>
              </table:table-cell>
              <table:table-cell office:value-type="float" office:value="0.158523438529463">
                <text:p>0.158523438529463</text:p>
                <draw:g>
                  <svg:desc>RBF.C5:RBF.C135</svg:desc>
                </draw:g>
              </table:table-cell>
              <table:table-cell office:value-type="float" office:value="-0.000178995985354901">
                <text:p>-0.000178995985354901</text:p>
                <draw:g>
                  <svg:desc>RBF.D5:RBF.D135</svg:desc>
                </draw:g>
              </table:table-cell>
              <table:table-cell office:value-type="float" office:value="1.03206035423214">
                <text:p>1.03206035423214</text:p>
                <draw:g>
                  <svg:desc>RBF.E5:RBF.E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28">
                <text:p>-1.28</text:p>
              </table:table-cell>
              <table:table-cell office:value-type="float" office:value="0.889051602140828">
                <text:p>0.889051602140828</text:p>
              </table:table-cell>
              <table:table-cell office:value-type="float" office:value="0.171280482198524">
                <text:p>0.171280482198524</text:p>
              </table:table-cell>
              <table:table-cell office:value-type="float" office:value="-0.000205359761955336">
                <text:p>-0.000205359761955336</text:p>
              </table:table-cell>
              <table:table-cell office:value-type="float" office:value="1.0601267245774">
                <text:p>1.06012672457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26">
                <text:p>-1.26</text:p>
              </table:table-cell>
              <table:table-cell office:value-type="float" office:value="0.903571531977711">
                <text:p>0.903571531977711</text:p>
              </table:table-cell>
              <table:table-cell office:value-type="float" office:value="0.184842194718166">
                <text:p>0.184842194718166</text:p>
              </table:table-cell>
              <table:table-cell office:value-type="float" office:value="-0.000235324021043223">
                <text:p>-0.000235324021043223</text:p>
              </table:table-cell>
              <table:table-cell office:value-type="float" office:value="1.08817840267483">
                <text:p>1.08817840267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24">
                <text:p>-1.24</text:p>
              </table:table-cell>
              <table:table-cell office:value-type="float" office:value="0.917227266925415">
                <text:p>0.917227266925415</text:p>
              </table:table-cell>
              <table:table-cell office:value-type="float" office:value="0.199238472101442">
                <text:p>0.199238472101442</text:p>
              </table:table-cell>
              <table:table-cell office:value-type="float" office:value="-0.000269336998325431">
                <text:p>-0.000269336998325431</text:p>
              </table:table-cell>
              <table:table-cell office:value-type="float" office:value="1.11619640202853">
                <text:p>1.11619640202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22">
                <text:p>-1.22</text:p>
              </table:table-cell>
              <table:table-cell office:value-type="float" office:value="0.929972744735786">
                <text:p>0.929972744735786</text:p>
              </table:table-cell>
              <table:table-cell office:value-type="float" office:value="0.214498438697508">
                <text:p>0.214498438697508</text:p>
              </table:table-cell>
              <table:table-cell office:value-type="float" office:value="-0.0003078964045107">
                <text:p>-0.0003078964045107</text:p>
              </table:table-cell>
              <table:table-cell office:value-type="float" office:value="1.14416328702878">
                <text:p>1.144163287028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">
                <text:p>-1.2</text:p>
              </table:table-cell>
              <table:table-cell office:value-type="float" office:value="0.941764533584249">
                <text:p>0.941764533584249</text:p>
              </table:table-cell>
              <table:table-cell office:value-type="float" office:value="0.230650242076125">
                <text:p>0.230650242076125</text:p>
              </table:table-cell>
              <table:table-cell office:value-type="float" office:value="-0.000351554017803241">
                <text:p>-0.000351554017803241</text:p>
              </table:table-cell>
              <table:table-cell office:value-type="float" office:value="1.17206322164257">
                <text:p>1.172063221642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18">
                <text:p>-1.18</text:p>
              </table:table-cell>
              <table:table-cell office:value-type="float" office:value="0.952562078335032">
                <text:p>0.952562078335032</text:p>
              </table:table-cell>
              <table:table-cell office:value-type="float" office:value="0.247720838155157">
                <text:p>0.247720838155157</text:p>
              </table:table-cell>
              <table:table-cell office:value-type="float" office:value="-0.000400920589853048">
                <text:p>-0.000400920589853048</text:p>
              </table:table-cell>
              <table:table-cell office:value-type="float" office:value="1.19988199590034">
                <text:p>1.19988199590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16">
                <text:p>-1.16</text:p>
              </table:table-cell>
              <table:table-cell office:value-type="float" office:value="0.96232793272161">
                <text:p>0.96232793272161</text:p>
              </table:table-cell>
              <table:table-cell office:value-type="float" office:value="0.265735767427682">
                <text:p>0.265735767427682</text:p>
              </table:table-cell>
              <table:table-cell office:value-type="float" office:value="-0.00045667107226554">
                <text:p>-0.00045667107226554</text:p>
              </table:table-cell>
              <table:table-cell office:value-type="float" office:value="1.22760702907703">
                <text:p>1.227607029077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14">
                <text:p>-1.14</text:p>
              </table:table-cell>
              <table:table-cell office:value-type="float" office:value="0.971027975583774">
                <text:p>0.971027975583774</text:p>
              </table:table-cell>
              <table:table-cell office:value-type="float" office:value="0.284718923287842">
                <text:p>0.284718923287842</text:p>
              </table:table-cell>
              <table:table-cell office:value-type="float" office:value="-0.00051955016890868">
                <text:p>-0.00051955016890868</text:p>
              </table:table-cell>
              <table:table-cell office:value-type="float" office:value="1.25522734870271">
                <text:p>1.25522734870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12">
                <text:p>-1.12</text:p>
              </table:table-cell>
              <table:table-cell office:value-type="float" office:value="0.978631609414885">
                <text:p>0.978631609414885</text:p>
              </table:table-cell>
              <table:table-cell office:value-type="float" office:value="0.304692313597763">
                <text:p>0.304692313597763</text:p>
              </table:table-cell>
              <table:table-cell office:value-type="float" office:value="-0.000590378217073158">
                <text:p>-0.000590378217073158</text:p>
              </table:table-cell>
              <table:table-cell office:value-type="float" office:value="1.28273354479558">
                <text:p>1.28273354479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1">
                <text:p>-1.1</text:p>
              </table:table-cell>
              <table:table-cell office:value-type="float" office:value="0.985111939603063">
                <text:p>0.985111939603063</text:p>
              </table:table-cell>
              <table:table-cell office:value-type="float" office:value="0.325675816780394">
                <text:p>0.325675816780394</text:p>
              </table:table-cell>
              <table:table-cell office:value-type="float" office:value="-0.000670057398021409">
                <text:p>-0.000670057398021409</text:p>
              </table:table-cell>
              <table:table-cell office:value-type="float" office:value="1.31011769898544">
                <text:p>1.310117698985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08">
                <text:p>-1.08</text:p>
              </table:table-cell>
              <table:table-cell office:value-type="float" office:value="0.990445932897216">
                <text:p>0.990445932897216</text:p>
              </table:table-cell>
              <table:table-cell office:value-type="float" office:value="0.347686933863189">
                <text:p>0.347686933863189</text:p>
              </table:table-cell>
              <table:table-cell office:value-type="float" office:value="-0.000759578274585615">
                <text:p>-0.000759578274585615</text:p>
              </table:table-cell>
              <table:table-cell office:value-type="float" office:value="1.33737328848582">
                <text:p>1.337373288485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06">
                <text:p>-1.06</text:p>
              </table:table-cell>
              <table:table-cell office:value-type="float" office:value="0.994614553791391">
                <text:p>0.994614553791391</text:p>
              </table:table-cell>
              <table:table-cell office:value-type="float" office:value="0.37074053803353">
                <text:p>0.37074053803353</text:p>
              </table:table-cell>
              <table:table-cell office:value-type="float" office:value="-0.000860026650227746">
                <text:p>-0.000860026650227746</text:p>
              </table:table-cell>
              <table:table-cell office:value-type="float" office:value="1.36449506517469">
                <text:p>1.364495065174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04">
                <text:p>-1.04</text:p>
              </table:table-cell>
              <table:table-cell office:value-type="float" office:value="0.997602877697382">
                <text:p>0.997602877697382</text:p>
              </table:table-cell>
              <table:table-cell office:value-type="float" office:value="0.394848623396764">
                <text:p>0.394848623396764</text:p>
              </table:table-cell>
              <table:table-cell office:value-type="float" office:value="-0.000972590740342213">
                <text:p>-0.000972590740342213</text:p>
              </table:table-cell>
              <table:table-cell office:value-type="float" office:value="1.3914789103538">
                <text:p>1.39147891035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02">
                <text:p>-1.02</text:p>
              </table:table-cell>
              <table:table-cell office:value-type="float" office:value="0.999400179964005">
                <text:p>0.999400179964005</text:p>
              </table:table-cell>
              <table:table-cell office:value-type="float" office:value="0.420020054749947">
                <text:p>0.420020054749947</text:p>
              </table:table-cell>
              <table:table-cell office:value-type="float" office:value="-0.00109856864255382">
                <text:p>-0.00109856864255382</text:p>
              </table:table-cell>
              <table:table-cell office:value-type="float" office:value="1.4183216660714">
                <text:p>1.4183216660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0.44626032029686">
                <text:p>0.44626032029686</text:p>
              </table:table-cell>
              <table:table-cell office:value-type="float" office:value="-0.00123937608833318">
                <text:p>-0.00123937608833318</text:p>
              </table:table-cell>
              <table:table-cell office:value-type="float" office:value="1.44502094420853">
                <text:p>1.445020944208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98">
                <text:p>-0.98</text:p>
              </table:table-cell>
              <table:table-cell office:value-type="float" office:value="0.999400179964005">
                <text:p>0.999400179964005</text:p>
              </table:table-cell>
              <table:table-cell office:value-type="float" office:value="0.473571289330762">
                <text:p>0.473571289330762</text:p>
              </table:table-cell>
              <table:table-cell office:value-type="float" office:value="-0.00139655445341629">
                <text:p>-0.00139655445341629</text:p>
              </table:table-cell>
              <table:table-cell office:value-type="float" office:value="1.47157491484135">
                <text:p>1.471574914841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96">
                <text:p>-0.96</text:p>
              </table:table-cell>
              <table:table-cell office:value-type="float" office:value="0.997602877697382">
                <text:p>0.997602877697382</text:p>
              </table:table-cell>
              <table:table-cell office:value-type="float" office:value="0.501950976998713">
                <text:p>0.501950976998713</text:p>
              </table:table-cell>
              <table:table-cell office:value-type="float" office:value="-0.00157177899927689">
                <text:p>-0.00157177899927689</text:p>
              </table:table-cell>
              <table:table-cell office:value-type="float" office:value="1.49798207569682">
                <text:p>1.497982075696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94">
                <text:p>-0.94</text:p>
              </table:table-cell>
              <table:table-cell office:value-type="float" office:value="0.994614553791391">
                <text:p>0.994614553791391</text:p>
              </table:table-cell>
              <table:table-cell office:value-type="float" office:value="0.531393318333386">
                <text:p>0.531393318333386</text:p>
              </table:table-cell>
              <table:table-cell office:value-type="float" office:value="-0.0017668673122667">
                <text:p>-0.0017668673122667</text:p>
              </table:table-cell>
              <table:table-cell office:value-type="float" office:value="1.52424100481251">
                <text:p>1.524241004812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92">
                <text:p>-0.92</text:p>
              </table:table-cell>
              <table:table-cell office:value-type="float" office:value="0.990445932897216">
                <text:p>0.990445932897216</text:p>
              </table:table-cell>
              <table:table-cell office:value-type="float" office:value="0.561887953793233">
                <text:p>0.561887953793233</text:p>
              </table:table-cell>
              <table:table-cell office:value-type="float" office:value="-0.00198378790102407">
                <text:p>-0.00198378790102407</text:p>
              </table:table-cell>
              <table:table-cell office:value-type="float" office:value="1.55035009878943">
                <text:p>1.550350098789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9">
                <text:p>-0.9</text:p>
              </table:table-cell>
              <table:table-cell office:value-type="float" office:value="0.985111939603063">
                <text:p>0.985111939603063</text:p>
              </table:table-cell>
              <table:table-cell office:value-type="float" office:value="0.59342002858809">
                <text:p>0.59342002858809</text:p>
              </table:table-cell>
              <table:table-cell office:value-type="float" office:value="-0.0022246689063757">
                <text:p>-0.0022246689063757</text:p>
              </table:table-cell>
              <table:table-cell office:value-type="float" office:value="1.57630729928478">
                <text:p>1.576307299284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8">
                <text:p>-0.88</text:p>
              </table:table-cell>
              <table:table-cell office:value-type="float" office:value="0.978631609414885">
                <text:p>0.978631609414885</text:p>
              </table:table-cell>
              <table:table-cell office:value-type="float" office:value="0.625970008083167">
                <text:p>0.625970008083167</text:p>
              </table:table-cell>
              <table:table-cell office:value-type="float" office:value="-0.00249180687124656">
                <text:p>-0.00249180687124656</text:p>
              </table:table-cell>
              <table:table-cell office:value-type="float" office:value="1.60210981062681">
                <text:p>1.602109810626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86">
                <text:p>-0.86</text:p>
              </table:table-cell>
              <table:table-cell office:value-type="float" office:value="0.971027975583775">
                <text:p>0.971027975583775</text:p>
              </table:table-cell>
              <table:table-cell office:value-type="float" office:value="0.659513511568626">
                <text:p>0.659513511568626</text:p>
              </table:table-cell>
              <table:table-cell office:value-type="float" office:value="-0.0027876755110854">
                <text:p>-0.0027876755110854</text:p>
              </table:table-cell>
              <table:table-cell office:value-type="float" office:value="1.62775381164132">
                <text:p>1.627753811641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4">
                <text:p>-0.84</text:p>
              </table:table-cell>
              <table:table-cell office:value-type="float" office:value="0.96232793272161">
                <text:p>0.96232793272161</text:p>
              </table:table-cell>
              <table:table-cell office:value-type="float" office:value="0.694021166653263">
                <text:p>0.694021166653263</text:p>
              </table:table-cell>
              <table:table-cell office:value-type="float" office:value="-0.00311493441804973">
                <text:p>-0.00311493441804973</text:p>
              </table:table-cell>
              <table:table-cell office:value-type="float" office:value="1.65323416495682">
                <text:p>1.653234164956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82">
                <text:p>-0.82</text:p>
              </table:table-cell>
              <table:table-cell office:value-type="float" office:value="0.952562078335032">
                <text:p>0.952562078335032</text:p>
              </table:table-cell>
              <table:table-cell office:value-type="float" office:value="0.729458486488302">
                <text:p>0.729458486488302</text:p>
              </table:table-cell>
              <table:table-cell office:value-type="float" office:value="-0.00347643762472814">
                <text:p>-0.00347643762472814</text:p>
              </table:table-cell>
              <table:table-cell office:value-type="float" office:value="1.67854412719861">
                <text:p>1.678544127198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8">
                <text:p>-0.8</text:p>
              </table:table-cell>
              <table:table-cell office:value-type="float" office:value="0.941764533584249">
                <text:p>0.941764533584249</text:p>
              </table:table-cell>
              <table:table-cell office:value-type="float" office:value="0.765785771950224">
                <text:p>0.765785771950224</text:p>
              </table:table-cell>
              <table:table-cell office:value-type="float" office:value="-0.00387524194556835">
                <text:p>-0.00387524194556835</text:p>
              </table:table-cell>
              <table:table-cell office:value-type="float" office:value="1.7036750635889">
                <text:p>1.70367506358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8">
                <text:p>-0.78</text:p>
              </table:table-cell>
              <table:table-cell office:value-type="float" office:value="0.929972744735786">
                <text:p>0.929972744735786</text:p>
              </table:table-cell>
              <table:table-cell office:value-type="float" office:value="0.802958040809328">
                <text:p>0.802958040809328</text:p>
              </table:table-cell>
              <table:table-cell office:value-type="float" office:value="-0.00431461500649754">
                <text:p>-0.00431461500649754</text:p>
              </table:table-cell>
              <table:table-cell office:value-type="float" office:value="1.72861617053862">
                <text:p>1.728616170538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6">
                <text:p>-0.76</text:p>
              </table:table-cell>
              <table:table-cell office:value-type="float" office:value="0.917227266925415">
                <text:p>0.917227266925415</text:p>
              </table:table-cell>
              <table:table-cell office:value-type="float" office:value="0.840924985783342">
                <text:p>0.840924985783342</text:p>
              </table:table-cell>
              <table:table-cell office:value-type="float" office:value="-0.00479804286554598">
                <text:p>-0.00479804286554598</text:p>
              </table:table-cell>
              <table:table-cell office:value-type="float" office:value="1.75335420984321">
                <text:p>1.753354209843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4">
                <text:p>-0.74</text:p>
              </table:table-cell>
              <table:table-cell office:value-type="float" office:value="0.903571531977711">
                <text:p>0.903571531977711</text:p>
              </table:table-cell>
              <table:table-cell office:value-type="float" office:value="0.879630963222717">
                <text:p>0.879630963222717</text:p>
              </table:table-cell>
              <table:table-cell office:value-type="float" office:value="-0.00532923711970341">
                <text:p>-0.00532923711970341</text:p>
              </table:table-cell>
              <table:table-cell office:value-type="float" office:value="1.77787325808073">
                <text:p>1.777873258080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2">
                <text:p>-0.72</text:p>
              </table:table-cell>
              <table:table-cell office:value-type="float" office:value="0.889051602140828">
                <text:p>0.889051602140828</text:p>
              </table:table-cell>
              <table:table-cell office:value-type="float" office:value="0.91901501399694">
                <text:p>0.91901501399694</text:p>
              </table:table-cell>
              <table:table-cell office:value-type="float" office:value="-0.00591214138584803">
                <text:p>-0.00591214138584803</text:p>
              </table:table-cell>
              <table:table-cell office:value-type="float" office:value="1.80215447475192">
                <text:p>1.802154474751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873715911688035">
                <text:p>0.873715911688035</text:p>
              </table:table-cell>
              <table:table-cell office:value-type="float" office:value="0.959010917949788">
                <text:p>0.959010917949788</text:p>
              </table:table-cell>
              <table:table-cell office:value-type="float" office:value="-0.00655093703649581">
                <text:p>-0.00655093703649581</text:p>
              </table:table-cell>
              <table:table-cell office:value-type="float" office:value="1.82617589260133">
                <text:p>1.826175892601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8">
                <text:p>-0.68</text:p>
              </table:table-cell>
              <table:table-cell office:value-type="float" office:value="0.857614998410769">
                <text:p>0.857614998410769</text:p>
              </table:table-cell>
              <table:table-cell office:value-type="float" office:value="0.999547283067195">
                <text:p>0.999547283067195</text:p>
              </table:table-cell>
              <table:table-cell office:value-type="float" office:value="-0.00725004806443748">
                <text:p>-0.00725004806443748</text:p>
              </table:table-cell>
              <table:table-cell office:value-type="float" office:value="1.84991223341353">
                <text:p>1.84991223341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6">
                <text:p>-0.66</text:p>
              </table:table-cell>
              <table:table-cell office:value-type="float" office:value="0.840801227080723">
                <text:p>0.840801227080723</text:p>
              </table:table-cell>
              <table:table-cell office:value-type="float" office:value="1.04054767025555">
                <text:p>1.04054767025555</text:p>
              </table:table-cell>
              <table:table-cell office:value-type="float" office:value="-0.00801414494418357">
                <text:p>-0.00801414494418357</text:p>
              </table:table-cell>
              <table:table-cell office:value-type="float" office:value="1.87333475239209">
                <text:p>1.873334752392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4">
                <text:p>-0.64</text:p>
              </table:table-cell>
              <table:table-cell office:value-type="float" office:value="0.823328506990717">
                <text:p>0.823328506990717</text:p>
              </table:table-cell>
              <table:table-cell office:value-type="float" office:value="1.08193075436266">
                <text:p>1.08193075436266</text:p>
              </table:table-cell>
              <table:table-cell office:value-type="float" office:value="-0.00884814735265327">
                <text:p>-0.00884814735265327</text:p>
              </table:table-cell>
              <table:table-cell office:value-type="float" office:value="1.89641111400072">
                <text:p>1.896411114000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2">
                <text:p>-0.62</text:p>
              </table:table-cell>
              <table:table-cell office:value-type="float" office:value="0.805252005695708">
                <text:p>0.805252005695708</text:p>
              </table:table-cell>
              <table:table-cell office:value-type="float" office:value="1.12361052179022">
                <text:p>1.12361052179022</text:p>
              </table:table-cell>
              <table:table-cell office:value-type="float" office:value="-0.00975722560685403">
                <text:p>-0.00975722560685403</text:p>
              </table:table-cell>
              <table:table-cell office:value-type="float" office:value="1.91910530187907">
                <text:p>1.919105301879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">
                <text:p>-0.6</text:p>
              </table:table-cell>
              <table:table-cell office:value-type="float" office:value="0.786627861066553">
                <text:p>0.786627861066553</text:p>
              </table:table-cell>
              <table:table-cell office:value-type="float" office:value="1.16549650474798">
                <text:p>1.16549650474798</text:p>
              </table:table-cell>
              <table:table-cell office:value-type="float" office:value="-0.010746800672545">
                <text:p>-0.010746800672545</text:p>
              </table:table-cell>
              <table:table-cell office:value-type="float" office:value="1.94137756514199">
                <text:p>1.941377565141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58">
                <text:p>-0.58</text:p>
              </table:table-cell>
              <table:table-cell office:value-type="float" office:value="0.767512893740506">
                <text:p>0.767512893740506</text:p>
              </table:table-cell>
              <table:table-cell office:value-type="float" office:value="1.20749405188819">
                <text:p>1.20749405188819</text:p>
              </table:table-cell>
              <table:table-cell office:value-type="float" office:value="-0.0118225425952">
                <text:p>-0.0118225425952</text:p>
              </table:table-cell>
              <table:table-cell office:value-type="float" office:value="1.9631844030335">
                <text:p>1.96318440303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56">
                <text:p>-0.56</text:p>
              </table:table-cell>
              <table:table-cell office:value-type="float" office:value="0.747964322004639">
                <text:p>0.747964322004639</text:p>
              </table:table-cell>
              <table:table-cell office:value-type="float" office:value="1.24950463473781">
                <text:p>1.24950463473781</text:p>
              </table:table-cell>
              <table:table-cell office:value-type="float" office:value="-0.0129903672031285">
                <text:p>-0.0129903672031285</text:p>
              </table:table-cell>
              <table:table-cell office:value-type="float" office:value="1.98447858953932">
                <text:p>1.984478589539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54">
                <text:p>-0.54</text:p>
              </table:table-cell>
              <table:table-cell office:value-type="float" office:value="0.728039481082344">
                <text:p>0.728039481082344</text:p>
              </table:table-cell>
              <table:table-cell office:value-type="float" office:value="1.29142618901777">
                <text:p>1.29142618901777</text:p>
              </table:table-cell>
              <table:table-cell office:value-type="float" office:value="-0.014256430932515">
                <text:p>-0.014256430932515</text:p>
              </table:table-cell>
              <table:table-cell office:value-type="float" office:value="2.0052092391676">
                <text:p>2.00520923916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52">
                <text:p>-0.52</text:p>
              </table:table-cell>
              <table:table-cell office:value-type="float" office:value="0.707795548709891">
                <text:p>0.707795548709891</text:p>
              </table:table-cell>
              <table:table-cell office:value-type="float" office:value="1.33315348960756">
                <text:p>1.33315348960756</text:p>
              </table:table-cell>
              <table:table-cell office:value-type="float" office:value="-0.0156271236255458">
                <text:p>-0.0156271236255458</text:p>
              </table:table-cell>
              <table:table-cell office:value-type="float" office:value="2.0253219146919">
                <text:p>2.02532191469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5">
                <text:p>-0.5</text:p>
              </table:table-cell>
              <table:table-cell office:value-type="float" office:value="0.687289278790972">
                <text:p>0.687289278790972</text:p>
              </table:table-cell>
              <table:table-cell office:value-type="float" office:value="1.37457855758194">
                <text:p>1.37457855758194</text:p>
              </table:table-cell>
              <table:table-cell office:value-type="float" office:value="-0.017109059155833">
                <text:p>-0.017109059155833</text:p>
              </table:table-cell>
              <table:table-cell office:value-type="float" office:value="2.04475877721708">
                <text:p>2.044758777217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48">
                <text:p>-0.48</text:p>
              </table:table-cell>
              <table:table-cell office:value-type="float" office:value="0.666576744803778">
                <text:p>0.666576744803778</text:p>
              </table:table-cell>
              <table:table-cell office:value-type="float" office:value="1.41559109741978">
                <text:p>1.41559109741978</text:p>
              </table:table-cell>
              <table:table-cell office:value-type="float" office:value="-0.0187090637401545">
                <text:p>-0.0187090637401545</text:p>
              </table:table-cell>
              <table:table-cell office:value-type="float" office:value="2.0634587784834">
                <text:p>2.06345877848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46">
                <text:p>-0.46</text:p>
              </table:table-cell>
              <table:table-cell office:value-type="float" office:value="0.645713094508885">
                <text:p>0.645713094508885</text:p>
              </table:table-cell>
              <table:table-cell office:value-type="float" office:value="1.45607896216469">
                <text:p>1.45607896216469</text:p>
              </table:table-cell>
              <table:table-cell office:value-type="float" office:value="-0.0204341618022216">
                <text:p>-0.0204341618022216</text:p>
              </table:table-cell>
              <table:table-cell office:value-type="float" office:value="2.08135789487135">
                <text:p>2.081357894871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4">
                <text:p>-0.44</text:p>
              </table:table-cell>
              <table:table-cell office:value-type="float" office:value="0.624752317368903">
                <text:p>0.624752317368903</text:p>
              </table:table-cell>
              <table:table-cell office:value-type="float" office:value="1.49592864400928">
                <text:p>1.49592864400928</text:p>
              </table:table-cell>
              <table:table-cell office:value-type="float" office:value="-0.0222915592628696">
                <text:p>-0.0222915592628696</text:p>
              </table:table-cell>
              <table:table-cell office:value-type="float" office:value="2.09838940211531">
                <text:p>2.098389402115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42">
                <text:p>-0.42</text:p>
              </table:table-cell>
              <table:table-cell office:value-type="float" office:value="0.603747025944095">
                <text:p>0.603747025944095</text:p>
              </table:table-cell>
              <table:table-cell office:value-type="float" office:value="1.53502578748101">
                <text:p>1.53502578748101</text:p>
              </table:table-cell>
              <table:table-cell office:value-type="float" office:value="-0.0242886241418308">
                <text:p>-0.0242886241418308</text:p>
              </table:table-cell>
              <table:table-cell office:value-type="float" office:value="2.11448418928328">
                <text:p>2.114484189283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4">
                <text:p>-0.4</text:p>
              </table:table-cell>
              <table:table-cell office:value-type="float" office:value="0.58274825237399">
                <text:p>0.58274825237399</text:p>
              </table:table-cell>
              <table:table-cell office:value-type="float" office:value="1.57325572213311">
                <text:p>1.57325572213311</text:p>
              </table:table-cell>
              <table:table-cell office:value-type="float" office:value="-0.0264328643691752">
                <text:p>-0.0264328643691752</text:p>
              </table:table-cell>
              <table:table-cell office:value-type="float" office:value="2.12957111013792">
                <text:p>2.129571110137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8">
                <text:p>-0.38</text:p>
              </table:table-cell>
              <table:table-cell office:value-type="float" office:value="0.56180526089511">
                <text:p>0.56180526089511</text:p>
              </table:table-cell>
              <table:table-cell office:value-type="float" office:value="1.61050401139142">
                <text:p>1.61050401139142</text:p>
              </table:table-cell>
              <table:table-cell office:value-type="float" office:value="-0.028731902719636">
                <text:p>-0.028731902719636</text:p>
              </table:table-cell>
              <table:table-cell office:value-type="float" office:value="2.14357736956689">
                <text:p>2.143577369566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6">
                <text:p>-0.36</text:p>
              </table:table-cell>
              <table:table-cell office:value-type="float" office:value="0.540965377181329">
                <text:p>0.540965377181329</text:p>
              </table:table-cell>
              <table:table-cell office:value-type="float" office:value="1.64665701398143">
                <text:p>1.64665701398143</text:p>
              </table:table-cell>
              <table:table-cell office:value-type="float" office:value="-0.031193448800419">
                <text:p>-0.031193448800419</text:p>
              </table:table-cell>
              <table:table-cell office:value-type="float" office:value="2.15642894236234">
                <text:p>2.156428942362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34">
                <text:p>-0.34</text:p>
              </table:table-cell>
              <table:table-cell office:value-type="float" office:value="0.520273835127775">
                <text:p>0.520273835127775</text:p>
              </table:table-cell>
              <table:table-cell office:value-type="float" office:value="1.68160245416145">
                <text:p>1.68160245416145</text:p>
              </table:table-cell>
              <table:table-cell office:value-type="float" office:value="-0.0338252680427196">
                <text:p>-0.0338252680427196</text:p>
              </table:table-cell>
              <table:table-cell office:value-type="float" office:value="2.1680510212465">
                <text:p>2.16805102124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32">
                <text:p>-0.32</text:p>
              </table:table-cell>
              <table:table-cell office:value-type="float" office:value="0.499773641533598">
                <text:p>0.499773641533598</text:p>
              </table:table-cell>
              <table:table-cell office:value-type="float" office:value="1.71522999682154">
                <text:p>1.71522999682154</text:p>
              </table:table-cell>
              <table:table-cell office:value-type="float" office:value="-0.0366351476690316">
                <text:p>-0.0366351476690316</text:p>
              </table:table-cell>
              <table:table-cell office:value-type="float" office:value="2.1783684906861">
                <text:p>2.17836849068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3">
                <text:p>-0.3</text:p>
              </table:table-cell>
              <table:table-cell office:value-type="float" office:value="0.479505458974894">
                <text:p>0.479505458974894</text:p>
              </table:table-cell>
              <table:table-cell office:value-type="float" office:value="1.74743182337607">
                <text:p>1.74743182337607</text:p>
              </table:table-cell>
              <table:table-cell office:value-type="float" office:value="-0.0396308596323658">
                <text:p>-0.0396308596323658</text:p>
              </table:table-cell>
              <table:table-cell office:value-type="float" office:value="2.1873064227186">
                <text:p>2.18730642271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28">
                <text:p>-0.28</text:p>
              </table:table-cell>
              <table:table-cell office:value-type="float" office:value="0.45950750699847">
                <text:p>0.45950750699847</text:p>
              </table:table-cell>
              <table:table-cell office:value-type="float" office:value="1.77810320428166">
                <text:p>1.77810320428166</text:p>
              </table:table-cell>
              <table:table-cell office:value-type="float" office:value="-0.0428201205496309">
                <text:p>-0.0428201205496309</text:p>
              </table:table-cell>
              <table:table-cell office:value-type="float" office:value="2.19479059073049">
                <text:p>2.194790590730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26">
                <text:p>-0.26</text:p>
              </table:table-cell>
              <table:table-cell office:value-type="float" office:value="0.439815481611359">
                <text:p>0.439815481611359</text:p>
              </table:table-cell>
              <table:table-cell office:value-type="float" office:value="1.80714306395542">
                <text:p>1.80714306395542</text:p>
              </table:table-cell>
              <table:table-cell office:value-type="float" office:value="-0.0462105486795416">
                <text:p>-0.0462105486795416</text:p>
              </table:table-cell>
              <table:table-cell office:value-type="float" office:value="2.20074799688724">
                <text:p>2.200747996887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24">
                <text:p>-0.24</text:p>
              </table:table-cell>
              <table:table-cell office:value-type="float" office:value="0.420462492891671">
                <text:p>0.420462492891671</text:p>
              </table:table-cell>
              <table:table-cell office:value-type="float" office:value="1.83445453385083">
                <text:p>1.83445453385083</text:p>
              </table:table-cell>
              <table:table-cell office:value-type="float" office:value="-0.0498096180253606">
                <text:p>-0.0498096180253606</text:p>
              </table:table-cell>
              <table:table-cell office:value-type="float" office:value="2.20510740871714">
                <text:p>2.205107408717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22">
                <text:p>-0.22</text:p>
              </table:table-cell>
              <table:table-cell office:value-type="float" office:value="0.401479020404664">
                <text:p>0.401479020404664</text:p>
              </table:table-cell>
              <table:table-cell office:value-type="float" office:value="1.85994548947157">
                <text:p>1.85994548947157</text:p>
              </table:table-cell>
              <table:table-cell office:value-type="float" office:value="-0.0536246096743769">
                <text:p>-0.0536246096743769</text:p>
              </table:table-cell>
              <table:table-cell office:value-type="float" office:value="2.20779990020186">
                <text:p>2.207799900201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2">
                <text:p>-0.2</text:p>
              </table:table-cell>
              <table:table-cell office:value-type="float" office:value="0.382892885975112">
                <text:p>0.382892885975112</text:p>
              </table:table-cell>
              <table:table-cell office:value-type="float" office:value="1.8835290671685">
                <text:p>1.8835290671685</text:p>
              </table:table-cell>
              <table:table-cell office:value-type="float" office:value="-0.0576625605190313">
                <text:p>-0.0576625605190313</text:p>
              </table:table-cell>
              <table:table-cell office:value-type="float" office:value="2.20875939262458">
                <text:p>2.208759392624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8">
                <text:p>-0.18</text:p>
              </table:table-cell>
              <table:table-cell office:value-type="float" office:value="0.364729243244151">
                <text:p>0.364729243244151</text:p>
              </table:table-cell>
              <table:table-cell office:value-type="float" office:value="1.90512415667006">
                <text:p>1.90512415667006</text:p>
              </table:table-cell>
              <table:table-cell office:value-type="float" office:value="-0.0619302095387892">
                <text:p>-0.0619302095387892</text:p>
              </table:table-cell>
              <table:table-cell office:value-type="float" office:value="2.20792319037543">
                <text:p>2.207923190375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6">
                <text:p>-0.16</text:p>
              </table:table-cell>
              <table:table-cell office:value-type="float" office:value="0.347010583326631">
                <text:p>0.347010583326631</text:p>
              </table:table-cell>
              <table:table-cell office:value-type="float" office:value="1.92465586544322">
                <text:p>1.92465586544322</text:p>
              </table:table-cell>
              <table:table-cell office:value-type="float" office:value="-0.0664339418569205">
                <text:p>-0.0664339418569205</text:p>
              </table:table-cell>
              <table:table-cell office:value-type="float" office:value="2.20523250691293">
                <text:p>2.205232506912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4">
                <text:p>-0.14</text:p>
              </table:table-cell>
              <table:table-cell office:value-type="float" office:value="0.329756755784313">
                <text:p>0.329756755784313</text:p>
              </table:table-cell>
              <table:table-cell office:value-type="float" office:value="1.94205595116755">
                <text:p>1.94205595116755</text:p>
              </table:table-cell>
              <table:table-cell office:value-type="float" office:value="-0.0711797308219605">
                <text:p>-0.0711797308219605</text:p>
              </table:table-cell>
              <table:table-cell office:value-type="float" office:value="2.2006329761299">
                <text:p>2.20063297612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2">
                <text:p>-0.12</text:p>
              </table:table-cell>
              <table:table-cell office:value-type="float" office:value="0.312985004041584">
                <text:p>0.312985004041584</text:p>
              </table:table-cell>
              <table:table-cell office:value-type="float" office:value="1.95726321882977">
                <text:p>1.95726321882977</text:p>
              </table:table-cell>
              <table:table-cell office:value-type="float" office:value="-0.0761730783994408">
                <text:p>-0.0761730783994408</text:p>
              </table:table-cell>
              <table:table-cell office:value-type="float" office:value="2.19407514447191">
                <text:p>2.194075144471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">
                <text:p>-0.1</text:p>
              </table:table-cell>
              <table:table-cell office:value-type="float" office:value="0.296710014294045">
                <text:p>0.296710014294045</text:p>
              </table:table-cell>
              <table:table-cell office:value-type="float" office:value="1.97022387920613">
                <text:p>1.97022387920613</text:p>
              </table:table-cell>
              <table:table-cell office:value-type="float" office:value="-0.0814189541950985">
                <text:p>-0.0814189541950985</text:p>
              </table:table-cell>
              <table:table-cell office:value-type="float" office:value="2.18551493930507">
                <text:p>2.185514939305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800000000000001">
                <text:p>-0.0800000000000001</text:p>
              </table:table-cell>
              <table:table-cell office:value-type="float" office:value="0.280943976896617">
                <text:p>0.280943976896617</text:p>
              </table:table-cell>
              <table:table-cell office:value-type="float" office:value="1.98089186579443">
                <text:p>1.98089186579443</text:p>
              </table:table-cell>
              <table:table-cell office:value-type="float" office:value="-0.0869217334657973">
                <text:p>-0.0869217334657973</text:p>
              </table:table-cell>
              <table:table-cell office:value-type="float" office:value="2.17491410922525">
                <text:p>2.174914109225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600000000000001">
                <text:p>-0.0600000000000001</text:p>
              </table:table-cell>
              <table:table-cell office:value-type="float" office:value="0.265696659166693">
                <text:p>0.265696659166693</text:p>
              </table:table-cell>
              <table:table-cell office:value-type="float" office:value="1.98922910758278">
                <text:p>1.98922910758278</text:p>
              </table:table-cell>
              <table:table-cell office:value-type="float" office:value="-0.0926851345083826">
                <text:p>-0.0926851345083826</text:p>
              </table:table-cell>
              <table:table-cell office:value-type="float" office:value="2.16224063224109">
                <text:p>2.162240632241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4">
                <text:p>-0.04</text:p>
              </table:table-cell>
              <table:table-cell office:value-type="float" office:value="0.250975488499357">
                <text:p>0.250975488499357</text:p>
              </table:table-cell>
              <table:table-cell office:value-type="float" office:value="1.99520575539476">
                <text:p>1.99520575539476</text:p>
              </table:table-cell>
              <table:table-cell office:value-type="float" office:value="-0.0987121558491911">
                <text:p>-0.0987121558491911</text:p>
              </table:table-cell>
              <table:table-cell office:value-type="float" office:value="2.14746908804493">
                <text:p>2.147469088044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2">
                <text:p>-0.02</text:p>
              </table:table-cell>
              <table:table-cell office:value-type="float" office:value="0.236785644665381">
                <text:p>0.236785644665381</text:p>
              </table:table-cell>
              <table:table-cell office:value-type="float" office:value="1.99880035992801">
                <text:p>1.99880035992801</text:p>
              </table:table-cell>
              <table:table-cell office:value-type="float" office:value="-0.105005013687487">
                <text:p>-0.105005013687487</text:p>
              </table:table-cell>
              <table:table-cell office:value-type="float" office:value="2.1305809909059">
                <text:p>2.13058099090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22313016014843">
                <text:p>0.22313016014843</text:p>
              </table:table-cell>
              <table:table-cell office:value-type="float" office:value="2">
                <text:p>2</text:p>
              </table:table-cell>
              <table:table-cell office:value-type="float" office:value="-0.111565080074215">
                <text:p>-0.111565080074215</text:p>
              </table:table-cell>
              <table:table-cell office:value-type="float" office:value="2.11156508007421">
                <text:p>2.111565080074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">
                <text:p>0.02</text:p>
              </table:table-cell>
              <table:table-cell office:value-type="float" office:value="0.210010027374973">
                <text:p>0.210010027374973</text:p>
              </table:table-cell>
              <table:table-cell office:value-type="float" office:value="1.99880035992801">
                <text:p>1.99880035992801</text:p>
              </table:table-cell>
              <table:table-cell office:value-type="float" office:value="-0.11839282233269">
                <text:p>-0.11839282233269</text:p>
              </table:table-cell>
              <table:table-cell office:value-type="float" office:value="2.09041756497029">
                <text:p>2.090417564970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">
                <text:p>0.04</text:p>
              </table:table-cell>
              <table:table-cell office:value-type="float" office:value="0.197424311698382">
                <text:p>0.197424311698382</text:p>
              </table:table-cell>
              <table:table-cell office:value-type="float" office:value="1.99520575539476">
                <text:p>1.99520575539476</text:p>
              </table:table-cell>
              <table:table-cell office:value-type="float" office:value="-0.125487744249678">
                <text:p>-0.125487744249678</text:p>
              </table:table-cell>
              <table:table-cell office:value-type="float" office:value="2.06714232284347">
                <text:p>2.067142322843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00000000000001">
                <text:p>0.0600000000000001</text:p>
              </table:table-cell>
              <table:table-cell office:value-type="float" office:value="0.185370269016765">
                <text:p>0.185370269016765</text:p>
              </table:table-cell>
              <table:table-cell office:value-type="float" office:value="1.98922910758278">
                <text:p>1.98922910758278</text:p>
              </table:table-cell>
              <table:table-cell office:value-type="float" office:value="-0.132848329583346">
                <text:p>-0.132848329583346</text:p>
              </table:table-cell>
              <table:table-cell office:value-type="float" office:value="2.0417510470162">
                <text:p>2.04175104701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173843466931595">
                <text:p>0.173843466931595</text:p>
              </table:table-cell>
              <table:table-cell office:value-type="float" office:value="1.98089186579443">
                <text:p>1.98089186579443</text:p>
              </table:table-cell>
              <table:table-cell office:value-type="float" office:value="-0.140471988448308">
                <text:p>-0.140471988448308</text:p>
              </table:table-cell>
              <table:table-cell office:value-type="float" office:value="2.01426334427772">
                <text:p>2.014263344277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">
                <text:p>0.1</text:p>
              </table:table-cell>
              <table:table-cell office:value-type="float" office:value="0.162837908390197">
                <text:p>0.162837908390197</text:p>
              </table:table-cell>
              <table:table-cell office:value-type="float" office:value="1.97022387920613">
                <text:p>1.97022387920613</text:p>
              </table:table-cell>
              <table:table-cell office:value-type="float" office:value="-0.148355007147023">
                <text:p>-0.148355007147023</text:p>
              </table:table-cell>
              <table:table-cell office:value-type="float" office:value="1.9847067804493">
                <text:p>1.98470678044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2">
                <text:p>0.12</text:p>
              </table:table-cell>
              <table:table-cell office:value-type="float" office:value="0.152346156798882">
                <text:p>0.152346156798882</text:p>
              </table:table-cell>
              <table:table-cell office:value-type="float" office:value="1.95726321882977">
                <text:p>1.95726321882977</text:p>
              </table:table-cell>
              <table:table-cell office:value-type="float" office:value="-0.156492502020792">
                <text:p>-0.156492502020792</text:p>
              </table:table-cell>
              <table:table-cell office:value-type="float" office:value="1.95311687360786">
                <text:p>1.953116873607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">
                <text:p>0.14</text:p>
              </table:table-cell>
              <table:table-cell office:value-type="float" office:value="0.142359461643921">
                <text:p>0.142359461643921</text:p>
              </table:table-cell>
              <table:table-cell office:value-type="float" office:value="1.94205595116755">
                <text:p>1.94205595116755</text:p>
              </table:table-cell>
              <table:table-cell office:value-type="float" office:value="-0.164878377892157">
                <text:p>-0.164878377892157</text:p>
              </table:table-cell>
              <table:table-cell office:value-type="float" office:value="1.91953703491931">
                <text:p>1.919537034919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6">
                <text:p>0.16</text:p>
              </table:table-cell>
              <table:table-cell office:value-type="float" office:value="0.132867883713841">
                <text:p>0.132867883713841</text:p>
              </table:table-cell>
              <table:table-cell office:value-type="float" office:value="1.92465586544322">
                <text:p>1.92465586544322</text:p>
              </table:table-cell>
              <table:table-cell office:value-type="float" office:value="-0.173505291663316">
                <text:p>-0.173505291663316</text:p>
              </table:table-cell>
              <table:table-cell office:value-type="float" office:value="1.88401845749375">
                <text:p>1.88401845749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8">
                <text:p>0.18</text:p>
              </table:table-cell>
              <table:table-cell office:value-type="float" office:value="0.123860419077578">
                <text:p>0.123860419077578</text:p>
              </table:table-cell>
              <table:table-cell office:value-type="float" office:value="1.90512415667006">
                <text:p>1.90512415667006</text:p>
              </table:table-cell>
              <table:table-cell office:value-type="float" office:value="-0.182364621622076">
                <text:p>-0.182364621622076</text:p>
              </table:table-cell>
              <table:table-cell office:value-type="float" office:value="1.84661995412557">
                <text:p>1.846619954125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">
                <text:p>0.2</text:p>
              </table:table-cell>
              <table:table-cell office:value-type="float" office:value="0.115325121038063">
                <text:p>0.115325121038063</text:p>
              </table:table-cell>
              <table:table-cell office:value-type="float" office:value="1.8835290671685">
                <text:p>1.8835290671685</text:p>
              </table:table-cell>
              <table:table-cell office:value-type="float" office:value="-0.191446442987556">
                <text:p>-0.191446442987556</text:p>
              </table:table-cell>
              <table:table-cell office:value-type="float" office:value="1.807407745219">
                <text:p>1.8074077452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2">
                <text:p>0.22</text:p>
              </table:table-cell>
              <table:table-cell office:value-type="float" office:value="0.107249219348754">
                <text:p>0.107249219348754</text:p>
              </table:table-cell>
              <table:table-cell office:value-type="float" office:value="1.85994548947157">
                <text:p>1.85994548947157</text:p>
              </table:table-cell>
              <table:table-cell office:value-type="float" office:value="-0.200739510202332">
                <text:p>-0.200739510202332</text:p>
              </table:table-cell>
              <table:table-cell office:value-type="float" office:value="1.76645519861799">
                <text:p>1.766455198617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4">
                <text:p>0.24</text:p>
              </table:table-cell>
              <table:table-cell office:value-type="float" office:value="0.0996192360507212">
                <text:p>0.0996192360507212</text:p>
              </table:table-cell>
              <table:table-cell office:value-type="float" office:value="1.83445453385083">
                <text:p>1.83445453385083</text:p>
              </table:table-cell>
              <table:table-cell office:value-type="float" office:value="-0.210231246445835">
                <text:p>-0.210231246445835</text:p>
              </table:table-cell>
              <table:table-cell office:value-type="float" office:value="1.72384252345571">
                <text:p>1.723842523455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6">
                <text:p>0.26</text:p>
              </table:table-cell>
              <table:table-cell office:value-type="float" office:value="0.0924210973590831">
                <text:p>0.0924210973590831</text:p>
              </table:table-cell>
              <table:table-cell office:value-type="float" office:value="1.80714306395542">
                <text:p>1.80714306395542</text:p>
              </table:table-cell>
              <table:table-cell office:value-type="float" office:value="-0.219907740805679">
                <text:p>-0.219907740805679</text:p>
              </table:table-cell>
              <table:table-cell office:value-type="float" office:value="1.67965642050883">
                <text:p>1.679656420508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8">
                <text:p>0.28</text:p>
              </table:table-cell>
              <table:table-cell office:value-type="float" office:value="0.0856402410992619">
                <text:p>0.0856402410992619</text:p>
              </table:table-cell>
              <table:table-cell office:value-type="float" office:value="1.77810320428166">
                <text:p>1.77810320428166</text:p>
              </table:table-cell>
              <table:table-cell office:value-type="float" office:value="-0.229753753499235">
                <text:p>-0.229753753499235</text:p>
              </table:table-cell>
              <table:table-cell office:value-type="float" office:value="1.63398969188168">
                <text:p>1.633989691881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">
                <text:p>0.3</text:p>
              </table:table-cell>
              <table:table-cell office:value-type="float" office:value="0.0792617192647316">
                <text:p>0.0792617192647316</text:p>
              </table:table-cell>
              <table:table-cell office:value-type="float" office:value="1.74743182337607">
                <text:p>1.74743182337607</text:p>
              </table:table-cell>
              <table:table-cell office:value-type="float" office:value="-0.239752729487447">
                <text:p>-0.239752729487447</text:p>
              </table:table-cell>
              <table:table-cell office:value-type="float" office:value="1.58694081315335">
                <text:p>1.586940813153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2">
                <text:p>0.32</text:p>
              </table:table-cell>
              <table:table-cell office:value-type="float" office:value="0.0732702953380633">
                <text:p>0.0732702953380633</text:p>
              </table:table-cell>
              <table:table-cell office:value-type="float" office:value="1.71522999682154">
                <text:p>1.71522999682154</text:p>
              </table:table-cell>
              <table:table-cell office:value-type="float" office:value="-0.249886820766799">
                <text:p>-0.249886820766799</text:p>
              </table:table-cell>
              <table:table-cell office:value-type="float" office:value="1.5386134713928">
                <text:p>1.53861347139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4">
                <text:p>0.34</text:p>
              </table:table-cell>
              <table:table-cell office:value-type="float" office:value="0.0676505360854393">
                <text:p>0.0676505360854393</text:p>
              </table:table-cell>
              <table:table-cell office:value-type="float" office:value="1.68160245416145">
                <text:p>1.68160245416145</text:p>
              </table:table-cell>
              <table:table-cell office:value-type="float" office:value="-0.260136917563888">
                <text:p>-0.260136917563888</text:p>
              </table:table-cell>
              <table:table-cell office:value-type="float" office:value="1.489116072683">
                <text:p>1.4891160726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6">
                <text:p>0.36</text:p>
              </table:table-cell>
              <table:table-cell office:value-type="float" office:value="0.062386897600838">
                <text:p>0.062386897600838</text:p>
              </table:table-cell>
              <table:table-cell office:value-type="float" office:value="1.64665701398143">
                <text:p>1.64665701398143</text:p>
              </table:table-cell>
              <table:table-cell office:value-type="float" office:value="-0.270482688590665">
                <text:p>-0.270482688590665</text:p>
              </table:table-cell>
              <table:table-cell office:value-type="float" office:value="1.43856122299161">
                <text:p>1.438561222991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8">
                <text:p>0.38</text:p>
              </table:table-cell>
              <table:table-cell office:value-type="float" office:value="0.057463805439272">
                <text:p>0.057463805439272</text:p>
              </table:table-cell>
              <table:table-cell office:value-type="float" office:value="1.61050401139142">
                <text:p>1.61050401139142</text:p>
              </table:table-cell>
              <table:table-cell office:value-type="float" office:value="-0.280902630447555">
                <text:p>-0.280902630447555</text:p>
              </table:table-cell>
              <table:table-cell office:value-type="float" office:value="1.38706518638313">
                <text:p>1.387065186383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">
                <text:p>0.4</text:p>
              </table:table-cell>
              <table:table-cell office:value-type="float" office:value="0.0528657287383504">
                <text:p>0.0528657287383504</text:p>
              </table:table-cell>
              <table:table-cell office:value-type="float" office:value="1.57325572213311">
                <text:p>1.57325572213311</text:p>
              </table:table-cell>
              <table:table-cell office:value-type="float" office:value="-0.291374126186995">
                <text:p>-0.291374126186995</text:p>
              </table:table-cell>
              <table:table-cell office:value-type="float" office:value="1.33474732468446">
                <text:p>1.334747324684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2">
                <text:p>0.42</text:p>
              </table:table-cell>
              <table:table-cell office:value-type="float" office:value="0.0485772482836617">
                <text:p>0.0485772482836617</text:p>
              </table:table-cell>
              <table:table-cell office:value-type="float" office:value="1.53502578748101">
                <text:p>1.53502578748101</text:p>
              </table:table-cell>
              <table:table-cell office:value-type="float" office:value="-0.301873512972048">
                <text:p>-0.301873512972048</text:p>
              </table:table-cell>
              <table:table-cell office:value-type="float" office:value="1.28172952279263">
                <text:p>1.281729522792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4">
                <text:p>0.44</text:p>
              </table:table-cell>
              <table:table-cell office:value-type="float" office:value="0.0445831185257392">
                <text:p>0.0445831185257392</text:p>
              </table:table-cell>
              <table:table-cell office:value-type="float" office:value="1.49592864400928">
                <text:p>1.49592864400928</text:p>
              </table:table-cell>
              <table:table-cell office:value-type="float" office:value="-0.312376158684452">
                <text:p>-0.312376158684452</text:p>
              </table:table-cell>
              <table:table-cell office:value-type="float" office:value="1.22813560385056">
                <text:p>1.228135603850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6">
                <text:p>0.46</text:p>
              </table:table-cell>
              <table:table-cell office:value-type="float" office:value="0.0408683236044432">
                <text:p>0.0408683236044432</text:p>
              </table:table-cell>
              <table:table-cell office:value-type="float" office:value="1.45607896216469">
                <text:p>1.45607896216469</text:p>
              </table:table-cell>
              <table:table-cell office:value-type="float" office:value="-0.322856547254442">
                <text:p>-0.322856547254442</text:p>
              </table:table-cell>
              <table:table-cell office:value-type="float" office:value="1.17409073851469">
                <text:p>1.174090738514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8">
                <text:p>0.48</text:p>
              </table:table-cell>
              <table:table-cell office:value-type="float" office:value="0.037418127480309">
                <text:p>0.037418127480309</text:p>
              </table:table-cell>
              <table:table-cell office:value-type="float" office:value="1.41559109741978">
                <text:p>1.41559109741978</text:p>
              </table:table-cell>
              <table:table-cell office:value-type="float" office:value="-0.333288372401889">
                <text:p>-0.333288372401889</text:p>
              </table:table-cell>
              <table:table-cell office:value-type="float" office:value="1.1197208524982">
                <text:p>1.11972085249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">
                <text:p>0.5</text:p>
              </table:table-cell>
              <table:table-cell office:value-type="float" office:value="0.034218118311666">
                <text:p>0.034218118311666</text:p>
              </table:table-cell>
              <table:table-cell office:value-type="float" office:value="1.37457855758194">
                <text:p>1.37457855758194</text:p>
              </table:table-cell>
              <table:table-cell office:value-type="float" office:value="-0.343644639395486">
                <text:p>-0.343644639395486</text:p>
              </table:table-cell>
              <table:table-cell office:value-type="float" office:value="1.06515203649812">
                <text:p>1.065152036498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2">
                <text:p>0.52</text:p>
              </table:table-cell>
              <table:table-cell office:value-type="float" office:value="0.0312542472510916">
                <text:p>0.0312542472510916</text:p>
              </table:table-cell>
              <table:table-cell office:value-type="float" office:value="1.33315348960756">
                <text:p>1.33315348960756</text:p>
              </table:table-cell>
              <table:table-cell office:value-type="float" office:value="-0.353897774354945">
                <text:p>-0.353897774354945</text:p>
              </table:table-cell>
              <table:table-cell office:value-type="float" office:value="1.0105099625037">
                <text:p>1.01050996250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4">
                <text:p>0.54</text:p>
              </table:table-cell>
              <table:table-cell office:value-type="float" office:value="0.0285128618650299">
                <text:p>0.0285128618650299</text:p>
              </table:table-cell>
              <table:table-cell office:value-type="float" office:value="1.29142618901777">
                <text:p>1.29142618901777</text:p>
              </table:table-cell>
              <table:table-cell office:value-type="float" office:value="-0.364019740541172">
                <text:p>-0.364019740541172</text:p>
              </table:table-cell>
              <table:table-cell office:value-type="float" office:value="0.955919310341628">
                <text:p>0.9559193103416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6">
                <text:p>0.56</text:p>
              </table:table-cell>
              <table:table-cell office:value-type="float" office:value="0.0259807344062569">
                <text:p>0.0259807344062569</text:p>
              </table:table-cell>
              <table:table-cell office:value-type="float" office:value="1.24950463473781">
                <text:p>1.24950463473781</text:p>
              </table:table-cell>
              <table:table-cell office:value-type="float" office:value="-0.373982161002319">
                <text:p>-0.373982161002319</text:p>
              </table:table-cell>
              <table:table-cell office:value-type="float" office:value="0.901503208141744">
                <text:p>0.9015032081417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8">
                <text:p>0.58</text:p>
              </table:table-cell>
              <table:table-cell office:value-type="float" office:value="0.0236450851904">
                <text:p>0.0236450851904</text:p>
              </table:table-cell>
              <table:table-cell office:value-type="float" office:value="1.20749405188819">
                <text:p>1.20749405188819</text:p>
              </table:table-cell>
              <table:table-cell office:value-type="float" office:value="-0.383756446870253">
                <text:p>-0.383756446870253</text:p>
              </table:table-cell>
              <table:table-cell office:value-type="float" office:value="0.847382690208338">
                <text:p>0.8473826902083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">
                <text:p>0.6</text:p>
              </table:table-cell>
              <table:table-cell office:value-type="float" office:value="0.0214936013450899">
                <text:p>0.0214936013450899</text:p>
              </table:table-cell>
              <table:table-cell office:value-type="float" office:value="1.16549650474798">
                <text:p>1.16549650474798</text:p>
              </table:table-cell>
              <table:table-cell office:value-type="float" office:value="-0.393313930533277">
                <text:p>-0.393313930533277</text:p>
              </table:table-cell>
              <table:table-cell office:value-type="float" office:value="0.793676175559792">
                <text:p>0.7936761755597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2">
                <text:p>0.62</text:p>
              </table:table-cell>
              <table:table-cell office:value-type="float" office:value="0.0195144512137081">
                <text:p>0.0195144512137081</text:p>
              </table:table-cell>
              <table:table-cell office:value-type="float" office:value="1.12361052179022">
                <text:p>1.12361052179022</text:p>
              </table:table-cell>
              <table:table-cell office:value-type="float" office:value="-0.402626002847854">
                <text:p>-0.402626002847854</text:p>
              </table:table-cell>
              <table:table-cell office:value-type="float" office:value="0.740498970156075">
                <text:p>0.7404989701560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4">
                <text:p>0.64</text:p>
              </table:table-cell>
              <table:table-cell office:value-type="float" office:value="0.0176962947053065">
                <text:p>0.0176962947053065</text:p>
              </table:table-cell>
              <table:table-cell office:value-type="float" office:value="1.08193075436266">
                <text:p>1.08193075436266</text:p>
              </table:table-cell>
              <table:table-cell office:value-type="float" office:value="-0.411664253495358">
                <text:p>-0.411664253495358</text:p>
              </table:table-cell>
              <table:table-cell office:value-type="float" office:value="0.687962795572607">
                <text:p>0.6879627955726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6">
                <text:p>0.66</text:p>
              </table:table-cell>
              <table:table-cell office:value-type="float" office:value="0.0160282898883671">
                <text:p>0.0160282898883671</text:p>
              </table:table-cell>
              <table:table-cell office:value-type="float" office:value="1.04054767025555">
                <text:p>1.04054767025555</text:p>
              </table:table-cell>
              <table:table-cell office:value-type="float" office:value="-0.420400613540362">
                <text:p>-0.420400613540362</text:p>
              </table:table-cell>
              <table:table-cell office:value-type="float" office:value="0.636175346603556">
                <text:p>0.6361753466035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8">
                <text:p>0.68</text:p>
              </table:table-cell>
              <table:table-cell office:value-type="float" office:value="0.014500096128875">
                <text:p>0.014500096128875</text:p>
              </table:table-cell>
              <table:table-cell office:value-type="float" office:value="0.999547283067195">
                <text:p>0.999547283067195</text:p>
              </table:table-cell>
              <table:table-cell office:value-type="float" office:value="-0.428807499205384">
                <text:p>-0.428807499205384</text:p>
              </table:table-cell>
              <table:table-cell office:value-type="float" office:value="0.585239879990685">
                <text:p>0.5852398799906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">
                <text:p>0.7</text:p>
              </table:table-cell>
              <table:table-cell office:value-type="float" office:value="0.0131018740729916">
                <text:p>0.0131018740729916</text:p>
              </table:table-cell>
              <table:table-cell office:value-type="float" office:value="0.959010917949788">
                <text:p>0.959010917949788</text:p>
              </table:table-cell>
              <table:table-cell office:value-type="float" office:value="-0.436857955844017">
                <text:p>-0.436857955844017</text:p>
              </table:table-cell>
              <table:table-cell office:value-type="float" office:value="0.535254836178762">
                <text:p>0.5352548361787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2">
                <text:p>0.72</text:p>
              </table:table-cell>
              <table:table-cell office:value-type="float" office:value="0.0118242827716961">
                <text:p>0.0118242827716961</text:p>
              </table:table-cell>
              <table:table-cell office:value-type="float" office:value="0.91901501399694">
                <text:p>0.91901501399694</text:p>
              </table:table-cell>
              <table:table-cell office:value-type="float" office:value="-0.444525801070414">
                <text:p>-0.444525801070414</text:p>
              </table:table-cell>
              <table:table-cell office:value-type="float" office:value="0.486313495698222">
                <text:p>0.4863134956982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4">
                <text:p>0.74</text:p>
              </table:table-cell>
              <table:table-cell office:value-type="float" office:value="0.0106584742394068">
                <text:p>0.0106584742394068</text:p>
              </table:table-cell>
              <table:table-cell office:value-type="float" office:value="0.879630963222717">
                <text:p>0.879630963222717</text:p>
              </table:table-cell>
              <table:table-cell office:value-type="float" office:value="-0.451785765988856">
                <text:p>-0.451785765988856</text:p>
              </table:table-cell>
              <table:table-cell office:value-type="float" office:value="0.438503671473269">
                <text:p>0.4385036714732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6">
                <text:p>0.76</text:p>
              </table:table-cell>
              <table:table-cell office:value-type="float" office:value="0.00959608573109196">
                <text:p>0.00959608573109196</text:p>
              </table:table-cell>
              <table:table-cell office:value-type="float" office:value="0.840924985783342">
                <text:p>0.840924985783342</text:p>
              </table:table-cell>
              <table:table-cell office:value-type="float" office:value="-0.458613633462707">
                <text:p>-0.458613633462707</text:p>
              </table:table-cell>
              <table:table-cell office:value-type="float" office:value="0.391907438051726">
                <text:p>0.3919074380517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8">
                <text:p>0.78</text:p>
              </table:table-cell>
              <table:table-cell office:value-type="float" office:value="0.00862923001299507">
                <text:p>0.00862923001299507</text:p>
              </table:table-cell>
              <table:table-cell office:value-type="float" office:value="0.802958040809328">
                <text:p>0.802958040809328</text:p>
              </table:table-cell>
              <table:table-cell office:value-type="float" office:value="-0.464986372367893">
                <text:p>-0.464986372367893</text:p>
              </table:table-cell>
              <table:table-cell office:value-type="float" office:value="0.34660089845443">
                <text:p>0.346600898454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">
                <text:p>0.8</text:p>
              </table:table-cell>
              <table:table-cell office:value-type="float" office:value="0.00775048389113669">
                <text:p>0.00775048389113669</text:p>
              </table:table-cell>
              <table:table-cell office:value-type="float" office:value="0.765785771950224">
                <text:p>0.765785771950224</text:p>
              </table:table-cell>
              <table:table-cell office:value-type="float" office:value="-0.470882266792124">
                <text:p>-0.470882266792124</text:p>
              </table:table-cell>
              <table:table-cell office:value-type="float" office:value="0.302653989049236">
                <text:p>0.3026539890492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2">
                <text:p>0.82</text:p>
              </table:table-cell>
              <table:table-cell office:value-type="float" office:value="0.00695287524945627">
                <text:p>0.00695287524945627</text:p>
              </table:table-cell>
              <table:table-cell office:value-type="float" office:value="0.729458486488302">
                <text:p>0.729458486488302</text:p>
              </table:table-cell>
              <table:table-cell office:value-type="float" office:value="-0.476281039167516">
                <text:p>-0.476281039167516</text:p>
              </table:table-cell>
              <table:table-cell office:value-type="float" office:value="0.260130322570242">
                <text:p>0.2601303225702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4">
                <text:p>0.84</text:p>
              </table:table-cell>
              <table:table-cell office:value-type="float" office:value="0.00622986883609945">
                <text:p>0.00622986883609945</text:p>
              </table:table-cell>
              <table:table-cell office:value-type="float" office:value="0.694021166653263">
                <text:p>0.694021166653263</text:p>
              </table:table-cell>
              <table:table-cell office:value-type="float" office:value="-0.481163966360805">
                <text:p>-0.481163966360805</text:p>
              </table:table-cell>
              <table:table-cell office:value-type="float" office:value="0.219087069128557">
                <text:p>0.2190870691285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6">
                <text:p>0.86</text:p>
              </table:table-cell>
              <table:table-cell office:value-type="float" office:value="0.0055753510221708">
                <text:p>0.0055753510221708</text:p>
              </table:table-cell>
              <table:table-cell office:value-type="float" office:value="0.659513511568626">
                <text:p>0.659513511568626</text:p>
              </table:table-cell>
              <table:table-cell office:value-type="float" office:value="-0.485513987791887">
                <text:p>-0.485513987791887</text:p>
              </table:table-cell>
              <table:table-cell office:value-type="float" office:value="0.17957487479891">
                <text:p>0.179574874798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8">
                <text:p>0.88</text:p>
              </table:table-cell>
              <table:table-cell office:value-type="float" office:value="0.00498361374249313">
                <text:p>0.00498361374249313</text:p>
              </table:table-cell>
              <table:table-cell office:value-type="float" office:value="0.625970008083167">
                <text:p>0.625970008083167</text:p>
              </table:table-cell>
              <table:table-cell office:value-type="float" office:value="-0.489315804707442">
                <text:p>-0.489315804707442</text:p>
              </table:table-cell>
              <table:table-cell office:value-type="float" office:value="0.141637817118218">
                <text:p>0.1416378171182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">
                <text:p>0.9</text:p>
              </table:table-cell>
              <table:table-cell office:value-type="float" office:value="0.00444933781275139">
                <text:p>0.00444933781275139</text:p>
              </table:table-cell>
              <table:table-cell office:value-type="float" office:value="0.59342002858809">
                <text:p>0.59342002858809</text:p>
              </table:table-cell>
              <table:table-cell office:value-type="float" office:value="-0.492555969801531">
                <text:p>-0.492555969801531</text:p>
              </table:table-cell>
              <table:table-cell office:value-type="float" office:value="0.105313396599311">
                <text:p>0.1053133965993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2">
                <text:p>0.92</text:p>
              </table:table-cell>
              <table:table-cell office:value-type="float" office:value="0.00396757580204814">
                <text:p>0.00396757580204814</text:p>
              </table:table-cell>
              <table:table-cell office:value-type="float" office:value="0.561887953793233">
                <text:p>0.561887953793233</text:p>
              </table:table-cell>
              <table:table-cell office:value-type="float" office:value="-0.495222966448608">
                <text:p>-0.495222966448608</text:p>
              </table:table-cell>
              <table:table-cell office:value-type="float" office:value="0.0706325631466735">
                <text:p>0.07063256314667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4">
                <text:p>0.94</text:p>
              </table:table-cell>
              <table:table-cell office:value-type="float" office:value="0.00353373462453339">
                <text:p>0.00353373462453339</text:p>
              </table:table-cell>
              <table:table-cell office:value-type="float" office:value="0.531393318333386">
                <text:p>0.531393318333386</text:p>
              </table:table-cell>
              <table:table-cell office:value-type="float" office:value="-0.497307276895696">
                <text:p>-0.497307276895696</text:p>
              </table:table-cell>
              <table:table-cell office:value-type="float" office:value="0.0376197760622233">
                <text:p>0.03761977606222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6">
                <text:p>0.96</text:p>
              </table:table-cell>
              <table:table-cell office:value-type="float" office:value="0.00314355799855377">
                <text:p>0.00314355799855377</text:p>
              </table:table-cell>
              <table:table-cell office:value-type="float" office:value="0.501950976998713">
                <text:p>0.501950976998713</text:p>
              </table:table-cell>
              <table:table-cell office:value-type="float" office:value="-0.498801438848691">
                <text:p>-0.498801438848691</text:p>
              </table:table-cell>
              <table:table-cell office:value-type="float" office:value="0.00629309614857594">
                <text:p>0.006293096148575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8">
                <text:p>0.98</text:p>
              </table:table-cell>
              <table:table-cell office:value-type="float" office:value="0.00279310890683258">
                <text:p>0.00279310890683258</text:p>
              </table:table-cell>
              <table:table-cell office:value-type="float" office:value="0.473571289330762">
                <text:p>0.473571289330762</text:p>
              </table:table-cell>
              <table:table-cell office:value-type="float" office:value="-0.499700089982003">
                <text:p>-0.499700089982003</text:p>
              </table:table-cell>
              <table:table-cell office:value-type="float" office:value="-0.0233356917444082">
                <text:p>-0.02333569174440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0.00247875217666636">
                <text:p>0.00247875217666636</text:p>
              </table:table-cell>
              <table:table-cell office:value-type="float" office:value="0.44626032029686">
                <text:p>0.44626032029686</text:p>
              </table:table-cell>
              <table:table-cell office:value-type="float" office:value="-0.5">
                <text:p>-0.5</text:p>
              </table:table-cell>
              <table:table-cell office:value-type="float" office:value="-0.051260927526474">
                <text:p>-0.0512609275264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2">
                <text:p>1.02</text:p>
              </table:table-cell>
              <table:table-cell office:value-type="float" office:value="0.00219713728510765">
                <text:p>0.00219713728510765</text:p>
              </table:table-cell>
              <table:table-cell office:value-type="float" office:value="0.420020054749947">
                <text:p>0.420020054749947</text:p>
              </table:table-cell>
              <table:table-cell office:value-type="float" office:value="-0.499700089982003">
                <text:p>-0.499700089982003</text:p>
              </table:table-cell>
              <table:table-cell office:value-type="float" office:value="-0.0774828979469484">
                <text:p>-0.07748289794694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4">
                <text:p>1.04</text:p>
              </table:table-cell>
              <table:table-cell office:value-type="float" office:value="0.00194518148068443">
                <text:p>0.00194518148068443</text:p>
              </table:table-cell>
              <table:table-cell office:value-type="float" office:value="0.394848623396764">
                <text:p>0.394848623396764</text:p>
              </table:table-cell>
              <table:table-cell office:value-type="float" office:value="-0.498801438848691">
                <text:p>-0.498801438848691</text:p>
              </table:table-cell>
              <table:table-cell office:value-type="float" office:value="-0.102007633971242">
                <text:p>-0.1020076339712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6">
                <text:p>1.06</text:p>
              </table:table-cell>
              <table:table-cell office:value-type="float" office:value="0.00172005330045549">
                <text:p>0.00172005330045549</text:p>
              </table:table-cell>
              <table:table-cell office:value-type="float" office:value="0.37074053803353">
                <text:p>0.37074053803353</text:p>
              </table:table-cell>
              <table:table-cell office:value-type="float" office:value="-0.497307276895696">
                <text:p>-0.497307276895696</text:p>
              </table:table-cell>
              <table:table-cell office:value-type="float" office:value="-0.12484668556171">
                <text:p>-0.124846685561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8">
                <text:p>1.08</text:p>
              </table:table-cell>
              <table:table-cell office:value-type="float" office:value="0.00151915654917123">
                <text:p>0.00151915654917123</text:p>
              </table:table-cell>
              <table:table-cell office:value-type="float" office:value="0.347686933863189">
                <text:p>0.347686933863189</text:p>
              </table:table-cell>
              <table:table-cell office:value-type="float" office:value="-0.495222966448608">
                <text:p>-0.495222966448608</text:p>
              </table:table-cell>
              <table:table-cell office:value-type="float" office:value="-0.146016876036248">
                <text:p>-0.1460168760362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1">
                <text:p>1.1</text:p>
              </table:table-cell>
              <table:table-cell office:value-type="float" office:value="0.00134011479604282">
                <text:p>0.00134011479604282</text:p>
              </table:table-cell>
              <table:table-cell office:value-type="float" office:value="0.325675816780394">
                <text:p>0.325675816780394</text:p>
              </table:table-cell>
              <table:table-cell office:value-type="float" office:value="-0.492555969801531">
                <text:p>-0.492555969801531</text:p>
              </table:table-cell>
              <table:table-cell office:value-type="float" office:value="-0.165540038225095">
                <text:p>-0.1655400382250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12">
                <text:p>1.12</text:p>
              </table:table-cell>
              <table:table-cell office:value-type="float" office:value="0.00118075643414632">
                <text:p>0.00118075643414632</text:p>
              </table:table-cell>
              <table:table-cell office:value-type="float" office:value="0.304692313597763">
                <text:p>0.304692313597763</text:p>
              </table:table-cell>
              <table:table-cell office:value-type="float" office:value="-0.489315804707442">
                <text:p>-0.489315804707442</text:p>
              </table:table-cell>
              <table:table-cell office:value-type="float" office:value="-0.183442734675533">
                <text:p>-0.1834427346755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14">
                <text:p>1.14</text:p>
              </table:table-cell>
              <table:table-cell office:value-type="float" office:value="0.00103910033781736">
                <text:p>0.00103910033781736</text:p>
              </table:table-cell>
              <table:table-cell office:value-type="float" office:value="0.284718923287842">
                <text:p>0.284718923287842</text:p>
              </table:table-cell>
              <table:table-cell office:value-type="float" office:value="-0.485513987791887">
                <text:p>-0.485513987791887</text:p>
              </table:table-cell>
              <table:table-cell office:value-type="float" office:value="-0.199755964166228">
                <text:p>-0.1997559641662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6">
                <text:p>1.16</text:p>
              </table:table-cell>
              <table:table-cell office:value-type="float" office:value="0.00091334214453108">
                <text:p>0.00091334214453108</text:p>
              </table:table-cell>
              <table:table-cell office:value-type="float" office:value="0.265735767427682">
                <text:p>0.265735767427682</text:p>
              </table:table-cell>
              <table:table-cell office:value-type="float" office:value="-0.481163966360805">
                <text:p>-0.481163966360805</text:p>
              </table:table-cell>
              <table:table-cell office:value-type="float" office:value="-0.214514856788592">
                <text:p>-0.2145148567885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8">
                <text:p>1.18</text:p>
              </table:table-cell>
              <table:table-cell office:value-type="float" office:value="0.000801841179706095">
                <text:p>0.000801841179706095</text:p>
              </table:table-cell>
              <table:table-cell office:value-type="float" office:value="0.247720838155157">
                <text:p>0.247720838155157</text:p>
              </table:table-cell>
              <table:table-cell office:value-type="float" office:value="-0.476281039167516">
                <text:p>-0.476281039167516</text:p>
              </table:table-cell>
              <table:table-cell office:value-type="float" office:value="-0.227758359832653">
                <text:p>-0.2277583598326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">
                <text:p>1.2</text:p>
              </table:table-cell>
              <table:table-cell office:value-type="float" office:value="0.000703108035606482">
                <text:p>0.000703108035606482</text:p>
              </table:table-cell>
              <table:table-cell office:value-type="float" office:value="0.230650242076125">
                <text:p>0.230650242076125</text:p>
              </table:table-cell>
              <table:table-cell office:value-type="float" office:value="-0.470882266792124">
                <text:p>-0.470882266792124</text:p>
              </table:table-cell>
              <table:table-cell office:value-type="float" office:value="-0.239528916680393">
                <text:p>-0.239528916680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2">
                <text:p>1.22</text:p>
              </table:table-cell>
              <table:table-cell office:value-type="float" office:value="0.000615792809021399">
                <text:p>0.000615792809021399</text:p>
              </table:table-cell>
              <table:table-cell office:value-type="float" office:value="0.214498438697508">
                <text:p>0.214498438697508</text:p>
              </table:table-cell>
              <table:table-cell office:value-type="float" office:value="-0.464986372367893">
                <text:p>-0.464986372367893</text:p>
              </table:table-cell>
              <table:table-cell office:value-type="float" office:value="-0.249872140861364">
                <text:p>-0.2498721408613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4">
                <text:p>1.24</text:p>
              </table:table-cell>
              <table:table-cell office:value-type="float" office:value="0.000538673996650861">
                <text:p>0.000538673996650861</text:p>
              </table:table-cell>
              <table:table-cell office:value-type="float" office:value="0.199238472101442">
                <text:p>0.199238472101442</text:p>
              </table:table-cell>
              <table:table-cell office:value-type="float" office:value="-0.458613633462707">
                <text:p>-0.458613633462707</text:p>
              </table:table-cell>
              <table:table-cell office:value-type="float" office:value="-0.258836487364614">
                <text:p>-0.2588364873646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6">
                <text:p>1.26</text:p>
              </table:table-cell>
              <table:table-cell office:value-type="float" office:value="0.000470648042086445">
                <text:p>0.000470648042086445</text:p>
              </table:table-cell>
              <table:table-cell office:value-type="float" office:value="0.184842194718166">
                <text:p>0.184842194718166</text:p>
              </table:table-cell>
              <table:table-cell office:value-type="float" office:value="-0.451785765988856">
                <text:p>-0.451785765988856</text:p>
              </table:table-cell>
              <table:table-cell office:value-type="float" office:value="-0.266472923228603">
                <text:p>-0.2664729232286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8">
                <text:p>1.28</text:p>
              </table:table-cell>
              <table:table-cell office:value-type="float" office:value="0.000410719523910673">
                <text:p>0.000410719523910673</text:p>
              </table:table-cell>
              <table:table-cell office:value-type="float" office:value="0.171280482198524">
                <text:p>0.171280482198524</text:p>
              </table:table-cell>
              <table:table-cell office:value-type="float" office:value="-0.444525801070414">
                <text:p>-0.444525801070414</text:p>
              </table:table-cell>
              <table:table-cell office:value-type="float" office:value="-0.272834599347979">
                <text:p>-0.2728345993479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.000357991970709802">
                <text:p>0.000357991970709802</text:p>
              </table:table-cell>
              <table:table-cell office:value-type="float" office:value="0.158523438529463">
                <text:p>0.158523438529463</text:p>
              </table:table-cell>
              <table:table-cell office:value-type="float" office:value="-0.436857955844017">
                <text:p>-0.436857955844017</text:p>
              </table:table-cell>
              <table:table-cell office:value-type="float" office:value="-0.277976525343844">
                <text:p>-0.277976525343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logarithmic="false" chart:minimum="-1.2" chart:maximum="1.2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style:text-position="0% 100%" fo:font-family="Arial"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visibl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start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9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10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end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/>
      <style:graphic-properties svg:stroke-width="0.08cm" svg:stroke-color="#2a6099" draw:fill-color="#2a6099" fo:wrap-option="wrap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/>
      <style:graphic-properties svg:stroke-width="0.08cm" svg:stroke-color="#c9211e" draw:fill-color="#c9211e" fo:wrap-option="wrap"/>
      <style:text-properties style:text-position="0% 100%" fo:font-family="Arial"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025cm" svg:height="8.999cm" xlink:href=".." xlink:type="simple" chart:class="chart:scatter" chart:style-name="ch1">
        <chart:title svg:x="3.78cm" svg:y="0.315cm" chart:style-name="ch2">
          <text:p>Effect of error on magnitude and azimuth</text:p>
        </chart:title>
        <chart:legend chart:legend-position="end" svg:x="12.141cm" svg:y="3.945cm" style:legend-expansion="high" chart:style-name="ch3"/>
        <chart:plot-area chart:style-name="ch4" table:cell-range-address="'Error response'.A4:'Error response'.A103 'Error response'.D1:'Error response'.E1 'Error response'.D4:'Error response'.E103" chart:data-source-has-labels="row" svg:x="1.321cm" svg:y="1.299cm" svg:width="9.629cm" svg:height="6.55cm">
          <chartooo:coordinate-region svg:x="2.059cm" svg:y="1.502cm" svg:width="8.152cm" svg:height="5.694cm"/>
          <chart:axis chart:dimension="x" chart:name="primary-x" chart:style-name="ch5">
            <chart:title svg:x="4.268cm" svg:y="8.028cm" chart:style-name="ch6">
              <text:p>Sensor value (normalised)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5.997cm" chart:style-name="ch9">
              <text:p>Magnitude error (%)</text:p>
            </chart:title>
          </chart:axis>
          <chart:axis chart:dimension="y" chart:name="secondary-y" chart:style-name="ch10">
            <chart:title svg:x="11.27cm" svg:y="6.293cm" chart:style-name="ch9">
              <text:p>Azimuth Error (degrees)</text:p>
            </chart:title>
          </chart:axis>
          <chart:series chart:attached-axis="primary-y" chart:style-name="ch11" chart:values-cell-range-address="'Error response'.D4:'Error response'.D103" chart:label-cell-address="'Error response'.D1:'Error response'.D1" chart:class="chart:scatter">
            <chart:domain table:cell-range-address="'Error response'.A4:'Error response'.A103"/>
            <chart:data-point chart:repeated="100"/>
          </chart:series>
          <chart:series chart:attached-axis="secondary-y" chart:style-name="ch12" chart:values-cell-range-address="'Error response'.E4:'Error response'.E103" chart:label-cell-address="'Error response'.E1:'Error response'.E1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gnitude Error</text:p>
                <draw:g>
                  <svg:desc>'Error response'.D1:'Error response'.D1</svg:desc>
                </draw:g>
              </table:table-cell>
              <table:table-cell office:value-type="string">
                <text:p>Azimuth Error</text:p>
                <draw:g>
                  <svg:desc>'Error response'.E1:'Error respons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98">
                <text:p>-0.98</text:p>
                <draw:g>
                  <svg:desc>'Error response'.A4:'Error response'.A103</svg:desc>
                </draw:g>
              </table:table-cell>
              <table:table-cell office:value-type="float" office:value="0.979800040597778">
                <text:p>0.979800040597778</text:p>
                <draw:g>
                  <svg:desc>'Error response'.D4:'Error response'.D103</svg:desc>
                </draw:g>
              </table:table-cell>
              <table:table-cell office:value-type="float" office:value="0.115145433380555">
                <text:p>0.115145433380555</text:p>
                <draw:g>
                  <svg:desc>'Error response'.E4:'Error response'.E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6">
                <text:p>-0.96</text:p>
              </table:table-cell>
              <table:table-cell office:value-type="float" office:value="0.959604201113984">
                <text:p>0.959604201113984</text:p>
              </table:table-cell>
              <table:table-cell office:value-type="float" office:value="0.161982790003337">
                <text:p>0.1619827900033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4">
                <text:p>-0.94</text:p>
              </table:table-cell>
              <table:table-cell office:value-type="float" office:value="0.939412479028778">
                <text:p>0.939412479028778</text:p>
              </table:table-cell>
              <table:table-cell office:value-type="float" office:value="0.197332710715933">
                <text:p>0.1973327107159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2">
                <text:p>-0.92</text:p>
              </table:table-cell>
              <table:table-cell office:value-type="float" office:value="0.919224871824908">
                <text:p>0.919224871824908</text:p>
              </table:table-cell>
              <table:table-cell office:value-type="float" office:value="0.226636563995133">
                <text:p>0.226636563995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">
                <text:p>-0.9</text:p>
              </table:table-cell>
              <table:table-cell office:value-type="float" office:value="0.899041376987686">
                <text:p>0.899041376987686</text:p>
              </table:table-cell>
              <table:table-cell office:value-type="float" office:value="0.252013019394112">
                <text:p>0.252013019394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8">
                <text:p>-0.88</text:p>
              </table:table-cell>
              <table:table-cell office:value-type="float" office:value="0.878861992004953">
                <text:p>0.878861992004953</text:p>
              </table:table-cell>
              <table:table-cell office:value-type="float" office:value="0.274553865486532">
                <text:p>0.2745538654865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6">
                <text:p>-0.86</text:p>
              </table:table-cell>
              <table:table-cell office:value-type="float" office:value="0.858686714367163">
                <text:p>0.858686714367163</text:p>
              </table:table-cell>
              <table:table-cell office:value-type="float" office:value="0.294910593040279">
                <text:p>0.2949105930402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84">
                <text:p>-0.84</text:p>
              </table:table-cell>
              <table:table-cell office:value-type="float" office:value="0.838515541567242">
                <text:p>0.838515541567242</text:p>
              </table:table-cell>
              <table:table-cell office:value-type="float" office:value="0.313509483691085">
                <text:p>0.313509483691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2">
                <text:p>-0.82</text:p>
              </table:table-cell>
              <table:table-cell office:value-type="float" office:value="0.818348471100761">
                <text:p>0.818348471100761</text:p>
              </table:table-cell>
              <table:table-cell office:value-type="float" office:value="0.330647812487928">
                <text:p>0.3306478124879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8">
                <text:p>-0.8</text:p>
              </table:table-cell>
              <table:table-cell office:value-type="float" office:value="0.798185500465776">
                <text:p>0.798185500465776</text:p>
              </table:table-cell>
              <table:table-cell office:value-type="float" office:value="0.346542827690573">
                <text:p>0.346542827690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78">
                <text:p>-0.78</text:p>
              </table:table-cell>
              <table:table-cell office:value-type="float" office:value="0.778026627162876">
                <text:p>0.778026627162876</text:p>
              </table:table-cell>
              <table:table-cell office:value-type="float" office:value="0.361359097503245">
                <text:p>0.3613590975032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76">
                <text:p>-0.76</text:p>
              </table:table-cell>
              <table:table-cell office:value-type="float" office:value="0.757871848695213">
                <text:p>0.757871848695213</text:p>
              </table:table-cell>
              <table:table-cell office:value-type="float" office:value="0.375224876043277">
                <text:p>0.375224876043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4">
                <text:p>-0.74</text:p>
              </table:table-cell>
              <table:table-cell office:value-type="float" office:value="0.737721162568505">
                <text:p>0.737721162568505</text:p>
              </table:table-cell>
              <table:table-cell office:value-type="float" office:value="0.388242444372593">
                <text:p>0.3882424443725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2">
                <text:p>-0.72</text:p>
              </table:table-cell>
              <table:table-cell office:value-type="float" office:value="0.717574566290935">
                <text:p>0.717574566290935</text:p>
              </table:table-cell>
              <table:table-cell office:value-type="float" office:value="0.400494936689582">
                <text:p>0.4004949366895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7">
                <text:p>-0.7</text:p>
              </table:table-cell>
              <table:table-cell office:value-type="float" office:value="0.69743205737326">
                <text:p>0.69743205737326</text:p>
              </table:table-cell>
              <table:table-cell office:value-type="float" office:value="0.41205101158169">
                <text:p>0.41205101158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68">
                <text:p>-0.68</text:p>
              </table:table-cell>
              <table:table-cell office:value-type="float" office:value="0.677293633328746">
                <text:p>0.677293633328746</text:p>
              </table:table-cell>
              <table:table-cell office:value-type="float" office:value="0.42296814661696">
                <text:p>0.422968146616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66">
                <text:p>-0.66</text:p>
              </table:table-cell>
              <table:table-cell office:value-type="float" office:value="0.657159291673159">
                <text:p>0.657159291673159</text:p>
              </table:table-cell>
              <table:table-cell office:value-type="float" office:value="0.433295022459703">
                <text:p>0.4332950224597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64">
                <text:p>-0.64</text:p>
              </table:table-cell>
              <table:table-cell office:value-type="float" office:value="0.637029029924829">
                <text:p>0.637029029924829</text:p>
              </table:table-cell>
              <table:table-cell office:value-type="float" office:value="0.443073286730706">
                <text:p>0.4430732867307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62">
                <text:p>-0.62</text:p>
              </table:table-cell>
              <table:table-cell office:value-type="float" office:value="0.616902845604583">
                <text:p>0.616902845604583</text:p>
              </table:table-cell>
              <table:table-cell office:value-type="float" office:value="0.452338884357001">
                <text:p>0.452338884357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6">
                <text:p>-0.6</text:p>
              </table:table-cell>
              <table:table-cell office:value-type="float" office:value="0.596780736235714">
                <text:p>0.596780736235714</text:p>
              </table:table-cell>
              <table:table-cell office:value-type="float" office:value="0.461123078071686">
                <text:p>0.4611230780716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58">
                <text:p>-0.58</text:p>
              </table:table-cell>
              <table:table-cell office:value-type="float" office:value="0.576662699344077">
                <text:p>0.576662699344077</text:p>
              </table:table-cell>
              <table:table-cell office:value-type="float" office:value="0.469453243031981">
                <text:p>0.4694532430319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56">
                <text:p>-0.56</text:p>
              </table:table-cell>
              <table:table-cell office:value-type="float" office:value="0.556548732458007">
                <text:p>0.556548732458007</text:p>
              </table:table-cell>
              <table:table-cell office:value-type="float" office:value="0.477353493853669">
                <text:p>0.4773534938536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54">
                <text:p>-0.54</text:p>
              </table:table-cell>
              <table:table-cell office:value-type="float" office:value="0.536438833108333">
                <text:p>0.536438833108333</text:p>
              </table:table-cell>
              <table:table-cell office:value-type="float" office:value="0.484845185343051">
                <text:p>0.484845185343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52">
                <text:p>-0.52</text:p>
              </table:table-cell>
              <table:table-cell office:value-type="float" office:value="0.516332998828384">
                <text:p>0.516332998828384</text:p>
              </table:table-cell>
              <table:table-cell office:value-type="float" office:value="0.491947316683488">
                <text:p>0.4919473166834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5">
                <text:p>-0.5</text:p>
              </table:table-cell>
              <table:table-cell office:value-type="float" office:value="0.49623122715402">
                <text:p>0.49623122715402</text:p>
              </table:table-cell>
              <table:table-cell office:value-type="float" office:value="0.498676860867709">
                <text:p>0.4986768608677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48">
                <text:p>-0.48</text:p>
              </table:table-cell>
              <table:table-cell office:value-type="float" office:value="0.4761335156235">
                <text:p>0.4761335156235</text:p>
              </table:table-cell>
              <table:table-cell office:value-type="float" office:value="0.50504903556945">
                <text:p>0.505049035569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46">
                <text:p>-0.46</text:p>
              </table:table-cell>
              <table:table-cell office:value-type="float" office:value="0.456039861777646">
                <text:p>0.456039861777646</text:p>
              </table:table-cell>
              <table:table-cell office:value-type="float" office:value="0.511077527645017">
                <text:p>0.511077527645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44">
                <text:p>-0.44</text:p>
              </table:table-cell>
              <table:table-cell office:value-type="float" office:value="0.435950263159757">
                <text:p>0.435950263159757</text:p>
              </table:table-cell>
              <table:table-cell office:value-type="float" office:value="0.516774680554237">
                <text:p>0.5167746805542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42">
                <text:p>-0.42</text:p>
              </table:table-cell>
              <table:table-cell office:value-type="float" office:value="0.415864717315539">
                <text:p>0.415864717315539</text:p>
              </table:table-cell>
              <table:table-cell office:value-type="float" office:value="0.522151651857099">
                <text:p>0.5221516518570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4">
                <text:p>-0.4</text:p>
              </table:table-cell>
              <table:table-cell office:value-type="float" office:value="0.395783221793267">
                <text:p>0.395783221793267</text:p>
              </table:table-cell>
              <table:table-cell office:value-type="float" office:value="0.527218546355553">
                <text:p>0.5272185463555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38">
                <text:p>-0.38</text:p>
              </table:table-cell>
              <table:table-cell office:value-type="float" office:value="0.37570577414362">
                <text:p>0.37570577414362</text:p>
              </table:table-cell>
              <table:table-cell office:value-type="float" office:value="0.531984529254782">
                <text:p>0.5319845292547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36">
                <text:p>-0.36</text:p>
              </table:table-cell>
              <table:table-cell office:value-type="float" office:value="0.35563237191979">
                <text:p>0.35563237191979</text:p>
              </table:table-cell>
              <table:table-cell office:value-type="float" office:value="0.536457922809866">
                <text:p>0.5364579228098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34">
                <text:p>-0.34</text:p>
              </table:table-cell>
              <table:table-cell office:value-type="float" office:value="0.335563012677387">
                <text:p>0.335563012677387</text:p>
              </table:table-cell>
              <table:table-cell office:value-type="float" office:value="0.540646289225192">
                <text:p>0.5406462892251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2">
                <text:p>-0.32</text:p>
              </table:table-cell>
              <table:table-cell office:value-type="float" office:value="0.315497693974531">
                <text:p>0.315497693974531</text:p>
              </table:table-cell>
              <table:table-cell office:value-type="float" office:value="0.544556502032737">
                <text:p>0.5445565020327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">
                <text:p>-0.3</text:p>
              </table:table-cell>
              <table:table-cell office:value-type="float" office:value="0.29543641337173">
                <text:p>0.29543641337173</text:p>
              </table:table-cell>
              <table:table-cell office:value-type="float" office:value="0.548194807751453">
                <text:p>0.5481948077514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28">
                <text:p>-0.28</text:p>
              </table:table-cell>
              <table:table-cell office:value-type="float" office:value="0.275379168432033">
                <text:p>0.275379168432033</text:p>
              </table:table-cell>
              <table:table-cell office:value-type="float" office:value="0.551566879296224">
                <text:p>0.5515668792962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26">
                <text:p>-0.26</text:p>
              </table:table-cell>
              <table:table-cell office:value-type="float" office:value="0.255325956720875">
                <text:p>0.255325956720875</text:p>
              </table:table-cell>
              <table:table-cell office:value-type="float" office:value="0.554677862339159">
                <text:p>0.5546778623391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4">
                <text:p>-0.24</text:p>
              </table:table-cell>
              <table:table-cell office:value-type="float" office:value="0.23527677580617">
                <text:p>0.23527677580617</text:p>
              </table:table-cell>
              <table:table-cell office:value-type="float" office:value="0.557532415613426">
                <text:p>0.5575324156134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22">
                <text:p>-0.22</text:p>
              </table:table-cell>
              <table:table-cell office:value-type="float" office:value="0.215231623258261">
                <text:p>0.215231623258261</text:p>
              </table:table-cell>
              <table:table-cell office:value-type="float" office:value="0.560134745977853">
                <text:p>0.5601347459778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">
                <text:p>-0.2</text:p>
              </table:table-cell>
              <table:table-cell office:value-type="float" office:value="0.195190496649911">
                <text:p>0.195190496649911</text:p>
              </table:table-cell>
              <table:table-cell office:value-type="float" office:value="0.562488638921777">
                <text:p>0.5624886389217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8">
                <text:p>-0.18</text:p>
              </table:table-cell>
              <table:table-cell office:value-type="float" office:value="0.175153393556371">
                <text:p>0.175153393556371</text:p>
              </table:table-cell>
              <table:table-cell office:value-type="float" office:value="0.564597485074753">
                <text:p>0.5645974850747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6">
                <text:p>-0.16</text:p>
              </table:table-cell>
              <table:table-cell office:value-type="float" office:value="0.155120311555279">
                <text:p>0.155120311555279</text:p>
              </table:table-cell>
              <table:table-cell office:value-type="float" office:value="0.566464303192218">
                <text:p>0.5664643031922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4">
                <text:p>-0.14</text:p>
              </table:table-cell>
              <table:table-cell office:value-type="float" office:value="0.135091248226737">
                <text:p>0.135091248226737</text:p>
              </table:table-cell>
              <table:table-cell office:value-type="float" office:value="0.568091760009506">
                <text:p>0.5680917600095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2">
                <text:p>-0.12</text:p>
              </table:table-cell>
              <table:table-cell office:value-type="float" office:value="0.115066201153236">
                <text:p>0.115066201153236</text:p>
              </table:table-cell>
              <table:table-cell office:value-type="float" office:value="0.569482187291876">
                <text:p>0.5694821872918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">
                <text:p>-0.1</text:p>
              </table:table-cell>
              <table:table-cell office:value-type="float" office:value="0.0950451679197273">
                <text:p>0.0950451679197273</text:p>
              </table:table-cell>
              <table:table-cell office:value-type="float" office:value="0.570637596351868">
                <text:p>0.5706375963518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8">
                <text:p>-0.08</text:p>
              </table:table-cell>
              <table:table-cell office:value-type="float" office:value="0.0750281461135427">
                <text:p>0.0750281461135427</text:p>
              </table:table-cell>
              <table:table-cell office:value-type="float" office:value="0.571559690259279">
                <text:p>0.5715596902592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6">
                <text:p>-0.06</text:p>
              </table:table-cell>
              <table:table-cell office:value-type="float" office:value="0.0550151333244764">
                <text:p>0.0550151333244764</text:p>
              </table:table-cell>
              <table:table-cell office:value-type="float" office:value="0.572249873927234">
                <text:p>0.5722498739272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4">
                <text:p>-0.04</text:p>
              </table:table-cell>
              <table:table-cell office:value-type="float" office:value="0.0350061271446878">
                <text:p>0.0350061271446878</text:p>
              </table:table-cell>
              <table:table-cell office:value-type="float" office:value="0.57270926222311">
                <text:p>0.572709262223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2">
                <text:p>-0.02</text:p>
              </table:table-cell>
              <table:table-cell office:value-type="float" office:value="0.0150011251687787">
                <text:p>0.0150011251687787</text:p>
              </table:table-cell>
              <table:table-cell office:value-type="float" office:value="0.572938686220897">
                <text:p>0.5729386862208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0499987500623966">
                <text:p>0.00499987500623966</text:p>
              </table:table-cell>
              <table:table-cell office:value-type="float" office:value="0.572938697683477">
                <text:p>0.5729386976834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">
                <text:p>0.02</text:p>
              </table:table-cell>
              <table:table-cell office:value-type="float" office:value="0.0249968757810137">
                <text:p>0.0249968757810137</text:p>
              </table:table-cell>
              <table:table-cell office:value-type="float" office:value="0.572709571837157">
                <text:p>0.5727095718371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">
                <text:p>0.04</text:p>
              </table:table-cell>
              <table:table-cell office:value-type="float" office:value="0.0449898795536807">
                <text:p>0.0449898795536807</text:p>
              </table:table-cell>
              <table:table-cell office:value-type="float" office:value="0.572251308475622">
                <text:p>0.5722513084756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00000000000001">
                <text:p>0.0600000000000001</text:p>
              </table:table-cell>
              <table:table-cell office:value-type="float" office:value="0.0649788887201019">
                <text:p>0.0649788887201019</text:p>
              </table:table-cell>
              <table:table-cell office:value-type="float" office:value="0.571563631407952">
                <text:p>0.5715636314079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084963905673674">
                <text:p>0.084963905673674</text:p>
              </table:table-cell>
              <table:table-cell office:value-type="float" office:value="0.570645986240666">
                <text:p>0.5706459862406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">
                <text:p>0.1</text:p>
              </table:table-cell>
              <table:table-cell office:value-type="float" office:value="0.104944932805395">
                <text:p>0.104944932805395</text:p>
              </table:table-cell>
              <table:table-cell office:value-type="float" office:value="0.569497536461587">
                <text:p>0.5694975364615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2">
                <text:p>0.12</text:p>
              </table:table-cell>
              <table:table-cell office:value-type="float" office:value="0.124921972503933">
                <text:p>0.124921972503933</text:p>
              </table:table-cell>
              <table:table-cell office:value-type="float" office:value="0.5681171577677">
                <text:p>0.56811715776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4">
                <text:p>0.14</text:p>
              </table:table-cell>
              <table:table-cell office:value-type="float" office:value="0.144895027155534">
                <text:p>0.144895027155534</text:p>
              </table:table-cell>
              <table:table-cell office:value-type="float" office:value="0.566503430554096">
                <text:p>0.5665034305540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6">
                <text:p>0.16</text:p>
              </table:table-cell>
              <table:table-cell office:value-type="float" office:value="0.164864099144069">
                <text:p>0.164864099144069</text:p>
              </table:table-cell>
              <table:table-cell office:value-type="float" office:value="0.564654630452726">
                <text:p>0.5646546304527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8">
                <text:p>0.18</text:p>
              </table:table-cell>
              <table:table-cell office:value-type="float" office:value="0.184829190851055">
                <text:p>0.184829190851055</text:p>
              </table:table-cell>
              <table:table-cell office:value-type="float" office:value="0.562568716778395">
                <text:p>0.5625687167783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">
                <text:p>0.2</text:p>
              </table:table-cell>
              <table:table-cell office:value-type="float" office:value="0.204790304655589">
                <text:p>0.204790304655589</text:p>
              </table:table-cell>
              <table:table-cell office:value-type="float" office:value="0.560243318704833">
                <text:p>0.5602433187048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2">
                <text:p>0.22</text:p>
              </table:table-cell>
              <table:table-cell office:value-type="float" office:value="0.224747442934459">
                <text:p>0.224747442934459</text:p>
              </table:table-cell>
              <table:table-cell office:value-type="float" office:value="0.557675718953466">
                <text:p>0.5576757189534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">
                <text:p>0.24</text:p>
              </table:table-cell>
              <table:table-cell office:value-type="float" office:value="0.244700608062076">
                <text:p>0.244700608062076</text:p>
              </table:table-cell>
              <table:table-cell office:value-type="float" office:value="0.554862834731263">
                <text:p>0.5548628347312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6">
                <text:p>0.26</text:p>
              </table:table-cell>
              <table:table-cell office:value-type="float" office:value="0.264649802410433">
                <text:p>0.264649802410433</text:p>
              </table:table-cell>
              <table:table-cell office:value-type="float" office:value="0.551801195600004">
                <text:p>0.5518011956000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8">
                <text:p>0.28</text:p>
              </table:table-cell>
              <table:table-cell office:value-type="float" office:value="0.284595028349188">
                <text:p>0.284595028349188</text:p>
              </table:table-cell>
              <table:table-cell office:value-type="float" office:value="0.548486917894898">
                <text:p>0.5484869178948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">
                <text:p>0.3</text:p>
              </table:table-cell>
              <table:table-cell office:value-type="float" office:value="0.304536288245716">
                <text:p>0.304536288245716</text:p>
              </table:table-cell>
              <table:table-cell office:value-type="float" office:value="0.544915675234697">
                <text:p>0.5449156752346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">
                <text:p>0.32</text:p>
              </table:table-cell>
              <table:table-cell office:value-type="float" office:value="0.324473584464924">
                <text:p>0.324473584464924</text:p>
              </table:table-cell>
              <table:table-cell office:value-type="float" office:value="0.541082664572431">
                <text:p>0.5410826645724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4">
                <text:p>0.34</text:p>
              </table:table-cell>
              <table:table-cell office:value-type="float" office:value="0.344406919369455">
                <text:p>0.344406919369455</text:p>
              </table:table-cell>
              <table:table-cell office:value-type="float" office:value="0.536982567125333">
                <text:p>0.536982567125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6">
                <text:p>0.36</text:p>
              </table:table-cell>
              <table:table-cell office:value-type="float" office:value="0.364336295319578">
                <text:p>0.364336295319578</text:p>
              </table:table-cell>
              <table:table-cell office:value-type="float" office:value="0.532609503385528">
                <text:p>0.5326095033855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8">
                <text:p>0.38</text:p>
              </table:table-cell>
              <table:table-cell office:value-type="float" office:value="0.384261714673184">
                <text:p>0.384261714673184</text:p>
              </table:table-cell>
              <table:table-cell office:value-type="float" office:value="0.527956981245611">
                <text:p>0.5279569812456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">
                <text:p>0.4</text:p>
              </table:table-cell>
              <table:table-cell office:value-type="float" office:value="0.4041831797859">
                <text:p>0.4041831797859</text:p>
              </table:table-cell>
              <table:table-cell office:value-type="float" office:value="0.523017836065464">
                <text:p>0.5230178360654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">
                <text:p>0.42</text:p>
              </table:table-cell>
              <table:table-cell office:value-type="float" office:value="0.424100693010931">
                <text:p>0.424100693010931</text:p>
              </table:table-cell>
              <table:table-cell office:value-type="float" office:value="0.517784161246689">
                <text:p>0.5177841612466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4">
                <text:p>0.44</text:p>
              </table:table-cell>
              <table:table-cell office:value-type="float" office:value="0.444014256699243">
                <text:p>0.444014256699243</text:p>
              </table:table-cell>
              <table:table-cell office:value-type="float" office:value="0.512247227555226">
                <text:p>0.5122472275552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6">
                <text:p>0.46</text:p>
              </table:table-cell>
              <table:table-cell office:value-type="float" office:value="0.463923873199379">
                <text:p>0.463923873199379</text:p>
              </table:table-cell>
              <table:table-cell office:value-type="float" office:value="0.506397389017787">
                <text:p>0.5063973890177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8">
                <text:p>0.48</text:p>
              </table:table-cell>
              <table:table-cell office:value-type="float" office:value="0.483829544857617">
                <text:p>0.483829544857617</text:p>
              </table:table-cell>
              <table:table-cell office:value-type="float" office:value="0.500223972689584">
                <text:p>0.5002239726895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">
                <text:p>0.5</text:p>
              </table:table-cell>
              <table:table-cell office:value-type="float" office:value="0.503731274017882">
                <text:p>0.503731274017882</text:p>
              </table:table-cell>
              <table:table-cell office:value-type="float" office:value="0.493715148906894">
                <text:p>0.4937151489068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2">
                <text:p>0.52</text:p>
              </table:table-cell>
              <table:table-cell office:value-type="float" office:value="0.523629063021813">
                <text:p>0.523629063021813</text:p>
              </table:table-cell>
              <table:table-cell office:value-type="float" office:value="0.486857777750664">
                <text:p>0.4868577777506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4">
                <text:p>0.54</text:p>
              </table:table-cell>
              <table:table-cell office:value-type="float" office:value="0.54352291420865">
                <text:p>0.54352291420865</text:p>
              </table:table-cell>
              <table:table-cell office:value-type="float" office:value="0.479637226278532">
                <text:p>0.4796372262785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6">
                <text:p>0.56</text:p>
              </table:table-cell>
              <table:table-cell office:value-type="float" office:value="0.563412829915433">
                <text:p>0.563412829915433</text:p>
              </table:table-cell>
              <table:table-cell office:value-type="float" office:value="0.47203714953092">
                <text:p>0.472037149530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8">
                <text:p>0.58</text:p>
              </table:table-cell>
              <table:table-cell office:value-type="float" office:value="0.583298812476807">
                <text:p>0.583298812476807</text:p>
              </table:table-cell>
              <table:table-cell office:value-type="float" office:value="0.464039226231252">
                <text:p>0.4640392262312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">
                <text:p>0.6</text:p>
              </table:table-cell>
              <table:table-cell office:value-type="float" office:value="0.603180864225172">
                <text:p>0.603180864225172</text:p>
              </table:table-cell>
              <table:table-cell office:value-type="float" office:value="0.455622837262046">
                <text:p>0.4556228372620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2">
                <text:p>0.62</text:p>
              </table:table-cell>
              <table:table-cell office:value-type="float" office:value="0.623058987490532">
                <text:p>0.623058987490532</text:p>
              </table:table-cell>
              <table:table-cell office:value-type="float" office:value="0.446764671084953">
                <text:p>0.4467646710849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4">
                <text:p>0.64</text:p>
              </table:table-cell>
              <table:table-cell office:value-type="float" office:value="0.642933184600714">
                <text:p>0.642933184600714</text:p>
              </table:table-cell>
              <table:table-cell office:value-type="float" office:value="0.437438234795049">
                <text:p>0.4374382347950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6">
                <text:p>0.66</text:p>
              </table:table-cell>
              <table:table-cell office:value-type="float" office:value="0.6628034578811">
                <text:p>0.6628034578811</text:p>
              </table:table-cell>
              <table:table-cell office:value-type="float" office:value="0.427613241709561">
                <text:p>0.4276132417095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8">
                <text:p>0.68</text:p>
              </table:table-cell>
              <table:table-cell office:value-type="float" office:value="0.682669809654923">
                <text:p>0.682669809654923</text:p>
              </table:table-cell>
              <table:table-cell office:value-type="float" office:value="0.417254835113529">
                <text:p>0.4172548351135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">
                <text:p>0.7</text:p>
              </table:table-cell>
              <table:table-cell office:value-type="float" office:value="0.702532242243037">
                <text:p>0.702532242243037</text:p>
              </table:table-cell>
              <table:table-cell office:value-type="float" office:value="0.406322591136511">
                <text:p>0.4063225911365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2">
                <text:p>0.72</text:p>
              </table:table-cell>
              <table:table-cell office:value-type="float" office:value="0.722390757964031">
                <text:p>0.722390757964031</text:p>
              </table:table-cell>
              <table:table-cell office:value-type="float" office:value="0.394769218612885">
                <text:p>0.3947692186128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4">
                <text:p>0.74</text:p>
              </table:table-cell>
              <table:table-cell office:value-type="float" office:value="0.742245359134208">
                <text:p>0.742245359134208</text:p>
              </table:table-cell>
              <table:table-cell office:value-type="float" office:value="0.382538834934457">
                <text:p>0.3825388349344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6">
                <text:p>0.76</text:p>
              </table:table-cell>
              <table:table-cell office:value-type="float" office:value="0.762096048067606">
                <text:p>0.762096048067606</text:p>
              </table:table-cell>
              <table:table-cell office:value-type="float" office:value="0.369564635158388">
                <text:p>0.3695646351583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8">
                <text:p>0.78</text:p>
              </table:table-cell>
              <table:table-cell office:value-type="float" office:value="0.781942827075932">
                <text:p>0.781942827075932</text:p>
              </table:table-cell>
              <table:table-cell office:value-type="float" office:value="0.355765670347509">
                <text:p>0.3557656703475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">
                <text:p>0.8</text:p>
              </table:table-cell>
              <table:table-cell office:value-type="float" office:value="0.801785698468649">
                <text:p>0.801785698468649</text:p>
              </table:table-cell>
              <table:table-cell office:value-type="float" office:value="0.341042278858855">
                <text:p>0.3410422788588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2">
                <text:p>0.82</text:p>
              </table:table-cell>
              <table:table-cell office:value-type="float" office:value="0.821624664552978">
                <text:p>0.821624664552978</text:p>
              </table:table-cell>
              <table:table-cell office:value-type="float" office:value="0.325269408745289">
                <text:p>0.3252694087452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4">
                <text:p>0.84</text:p>
              </table:table-cell>
              <table:table-cell office:value-type="float" office:value="0.841459727633853">
                <text:p>0.841459727633853</text:p>
              </table:table-cell>
              <table:table-cell office:value-type="float" office:value="0.308286499944912">
                <text:p>0.3082864999449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6">
                <text:p>0.86</text:p>
              </table:table-cell>
              <table:table-cell office:value-type="float" office:value="0.861290890013899">
                <text:p>0.861290890013899</text:p>
              </table:table-cell>
              <table:table-cell office:value-type="float" office:value="0.289881468621605">
                <text:p>0.2898814686216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8">
                <text:p>0.88</text:p>
              </table:table-cell>
              <table:table-cell office:value-type="float" office:value="0.881118153993521">
                <text:p>0.881118153993521</text:p>
              </table:table-cell>
              <table:table-cell office:value-type="float" office:value="0.269763940836598">
                <text:p>0.2697639408365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">
                <text:p>0.9</text:p>
              </table:table-cell>
              <table:table-cell office:value-type="float" office:value="0.900941521870835">
                <text:p>0.900941521870835</text:p>
              </table:table-cell>
              <table:table-cell office:value-type="float" office:value="0.247517303438753">
                <text:p>0.2475173034387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2">
                <text:p>0.92</text:p>
              </table:table-cell>
              <table:table-cell office:value-type="float" office:value="0.920760995941761">
                <text:p>0.920760995941761</text:p>
              </table:table-cell>
              <table:table-cell office:value-type="float" office:value="0.222504508444377">
                <text:p>0.2225045084443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4">
                <text:p>0.94</text:p>
              </table:table-cell>
              <table:table-cell office:value-type="float" office:value="0.940576578499885">
                <text:p>0.940576578499885</text:p>
              </table:table-cell>
              <table:table-cell office:value-type="float" office:value="0.193657431897989">
                <text:p>0.1936574318979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6">
                <text:p>0.96</text:p>
              </table:table-cell>
              <table:table-cell office:value-type="float" office:value="0.960388271836576">
                <text:p>0.960388271836576</text:p>
              </table:table-cell>
              <table:table-cell office:value-type="float" office:value="0.158902309153534">
                <text:p>0.1589023091535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980196078241002">
                <text:p>0.980196078241002</text:p>
              </table:table-cell>
              <table:table-cell office:value-type="float" office:value="0.112910491220276">
                <text:p>0.1129104912202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start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106cm" chart:symbol-height="0.106cm" chart:link-data-style-to-source="true" chart:label-position="right"/>
      <style:graphic-properties draw:stroke="none"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7" style:family="chart">
      <style:chart-properties loext:regression-name="Fitted" loext:regression-max-degree="4" loext:regression-period="2" loext:regression-extrapolate-forward="1" loext:regression-extrapolate-backward="1" loext:regression-force-intercept="false" chart:regression-type="polynomial"/>
      <style:graphic-properties svg:stroke-color="#468a1a"/>
    </style:style>
    <style:style style:name="ch8" style:family="chart">
      <style:chart-properties loext:regression-name="Overfitted" loext:regression-max-degree="12" loext:regression-period="2" loext:regression-extrapolate-forward="3" loext:regression-extrapolate-backward="3" loext:regression-force-intercept="false" chart:regression-type="polynomial"/>
      <style:graphic-properties svg:stroke-color="#004586"/>
    </style:style>
    <style:style style:name="ch9" style:family="chart">
      <style:chart-properties loext:regression-name="Underfitted" loext:regression-max-degree="3" loext:regression-period="2" loext:regression-extrapolate-forward="1" loext:regression-extrapolate-backward="1" loext:regression-force-intercept="false" chart:regression-type="polynomial"/>
      <style:graphic-properties svg:stroke-color="#a7074b"/>
    </style:style>
    <style:style style:name="ch10" style:family="chart">
      <style:chart-properties chart:solid-type="cuboid" chart:symbol-type="named-symbol" chart:symbol-name="circle" chart:symbol-width="0.106cm" chart:symbol-height="0.106cm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024cm" svg:height="8.999cm" xlink:href=".." xlink:type="simple" chart:class="chart:scatter" chart:style-name="ch1">
        <chart:title svg:x="5.198cm" svg:y="0.315cm" chart:style-name="ch2">
          <text:p>Overfitting and Underfitting</text:p>
        </chart:title>
        <chart:legend chart:legend-position="end" svg:x="12.881cm" svg:y="3.441cm" style:legend-expansion="high" chart:style-name="ch3"/>
        <chart:plot-area chart:style-name="ch4" table:cell-range-address="'Overfitting error'.A3:'Overfitting error'.A23 'Overfitting error'.C2:'Overfitting error'.C23" chart:data-source-has-labels="row" svg:x="0.32cm" svg:y="1.299cm" svg:width="12.241cm" svg:height="7.521cm">
          <chartooo:coordinate-region svg:x="1.185cm" svg:y="1.501cm" svg:width="11.279cm" svg:height="6.666cm"/>
          <chart:axis chart:dimension="x" chart:name="primary-x" chart:style-name="ch5"/>
          <chart:axis chart:dimension="y" chart:name="primary-y" chart:style-name="ch5"/>
          <chart:series chart:style-name="ch6" chart:values-cell-range-address="'Overfitting error'.C3:'Overfitting error'.C23" chart:label-cell-address="'Overfitting error'.C2:'Overfitting error'.C2" chart:class="chart:scatter">
            <chart:domain table:cell-range-address="'Overfitting error'.A3:'Overfitting error'.A23"/>
            <chart:regression-curve chart:style-name="ch7"/>
            <chart:regression-curve chart:style-name="ch8"/>
            <chart:regression-curve chart:style-name="ch9"/>
            <chart:data-point chart:style-name="ch10"/>
            <chart:data-point/>
            <chart:data-point chart:style-name="ch10"/>
            <chart:data-point chart:repeated="17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ta points</text:p>
                <draw:g>
                  <svg:desc>'Overfitting error'.C2:'Overfitting error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4">
                <text:p>-3.14</text:p>
                <draw:g>
                  <svg:desc>'Overfitting error'.A3:'Overfitting error'.A23</svg:desc>
                </draw:g>
              </table:table-cell>
              <table:table-cell office:value-type="float" office:value="-0.856549984742076">
                <text:p>-0.856549984742076</text:p>
                <draw:g>
                  <svg:desc>'Overfitting error'.C3:'Overfitting error'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826">
                <text:p>-2.826</text:p>
              </table:table-cell>
              <table:table-cell office:value-type="float" office:value="-0.742898838716284">
                <text:p>-0.742898838716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512">
                <text:p>-2.512</text:p>
              </table:table-cell>
              <table:table-cell office:value-type="float" office:value="-0.58792444886957">
                <text:p>-0.587924448869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98">
                <text:p>-2.198</text:p>
              </table:table-cell>
              <table:table-cell office:value-type="float" office:value="-0.507313148330072">
                <text:p>-0.507313148330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884">
                <text:p>-1.884</text:p>
              </table:table-cell>
              <table:table-cell office:value-type="float" office:value="-0.246234750791915">
                <text:p>-0.246234750791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57">
                <text:p>-1.57</text:p>
              </table:table-cell>
              <table:table-cell office:value-type="float" office:value="0.0702066489079999">
                <text:p>0.070206648907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256">
                <text:p>-1.256</text:p>
              </table:table-cell>
              <table:table-cell office:value-type="float" office:value="0.556547310062686">
                <text:p>0.5565473100626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42">
                <text:p>-0.942</text:p>
              </table:table-cell>
              <table:table-cell office:value-type="float" office:value="0.655219744053628">
                <text:p>0.6552197440536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28">
                <text:p>-0.628</text:p>
              </table:table-cell>
              <table:table-cell office:value-type="float" office:value="0.993712942739117">
                <text:p>0.993712942739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14">
                <text:p>-0.314</text:p>
              </table:table-cell>
              <table:table-cell office:value-type="float" office:value="1.00667784437163">
                <text:p>1.006677844371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.22098854148394">
                <text:p>1.220988541483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14">
                <text:p>0.314</text:p>
              </table:table-cell>
              <table:table-cell office:value-type="float" office:value="1.14300795778947">
                <text:p>1.14300795778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8">
                <text:p>0.628</text:p>
              </table:table-cell>
              <table:table-cell office:value-type="float" office:value="1.05308392337294">
                <text:p>1.053083923372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42">
                <text:p>0.942</text:p>
              </table:table-cell>
              <table:table-cell office:value-type="float" office:value="0.818252451210797">
                <text:p>0.8182524512107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56">
                <text:p>1.256</text:p>
              </table:table-cell>
              <table:table-cell office:value-type="float" office:value="0.434897111853593">
                <text:p>0.4348971118535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7">
                <text:p>1.57</text:p>
              </table:table-cell>
              <table:table-cell office:value-type="float" office:value="0.211485287277632">
                <text:p>0.2114852872776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84">
                <text:p>1.884</text:p>
              </table:table-cell>
              <table:table-cell office:value-type="float" office:value="-0.108989480787535">
                <text:p>-0.1089894807875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98">
                <text:p>2.198</text:p>
              </table:table-cell>
              <table:table-cell office:value-type="float" office:value="-0.562246813106112">
                <text:p>-0.5622468131061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12">
                <text:p>2.512</text:p>
              </table:table-cell>
              <table:table-cell office:value-type="float" office:value="-0.708243721236628">
                <text:p>-0.7082437212366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826">
                <text:p>2.826</text:p>
              </table:table-cell>
              <table:table-cell office:value-type="float" office:value="-0.750204774298578">
                <text:p>-0.7502047742985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4">
                <text:p>3.14</text:p>
              </table:table-cell>
              <table:table-cell office:value-type="float" office:value="-0.819331676811599">
                <text:p>-0.8193316768115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style:text-position="0% 100%" fo:font-family="Arial" fo:font-size="9pt" style:font-size-asian="9pt" style:font-size-complex="9pt"/>
    </style:style>
    <style:style style:name="ch7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069a2e" draw:fill-color="#069a2e" fo:wrap-option="wrap"/>
      <style:text-properties style:text-position="0% 100%" fo:font-family="Arial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024cm" svg:height="8.999cm" xlink:href=".." xlink:type="simple" chart:class="chart:scatter" chart:style-name="ch1">
        <chart:title svg:x="5.495cm" svg:y="0.315cm" chart:style-name="ch2">
          <text:p>Leave one out accuracy</text:p>
        </chart:title>
        <chart:legend chart:legend-position="end" svg:x="13.05cm" svg:y="3.693cm" style:legend-expansion="high" chart:style-name="ch3"/>
        <chart:plot-area chart:style-name="ch4" table:cell-range-address="'Results LOO'.B1:'Results LOO'.K1 'Results LOO'.A12:'Results LOO'.K12 'Results LOO'.A24:'Results LOO'.K24 'Results LOO'.A35:'Results LOO'.K35" chart:data-source-has-labels="column" svg:x="1.321cm" svg:y="1.299cm" svg:width="11.409cm" svg:height="6.55cm">
          <chartooo:coordinate-region svg:x="2.059cm" svg:y="1.501cm" svg:width="10.479cm" svg:height="5.695cm"/>
          <chart:axis chart:dimension="x" chart:name="primary-x" chart:style-name="ch5">
            <chart:title svg:x="5.666cm" svg:y="8.028cm" chart:style-name="ch6">
              <text:p>Number of Params</text:p>
            </chart:title>
          </chart:axis>
          <chart:axis chart:dimension="y" chart:name="primary-y" chart:style-name="ch5">
            <chart:title svg:x="0.451cm" svg:y="5.69cm" chart:style-name="ch7">
              <text:p>Error (degrees)</text:p>
            </chart:title>
          </chart:axis>
          <chart:series chart:style-name="ch8" chart:values-cell-range-address="'Results LOO'.B12:'Results LOO'.K12" chart:label-cell-address="'Results LOO'.A12:'Results LOO'.A12" chart:class="chart:scatter">
            <chart:domain table:cell-range-address="'Results LOO'.B1:'Results LOO'.K1"/>
            <chart:data-point chart:repeated="10"/>
          </chart:series>
          <chart:series chart:style-name="ch9" chart:values-cell-range-address="'Results LOO'.B24:'Results LOO'.K24" chart:label-cell-address="'Results LOO'.A24:'Results LOO'.A24" chart:class="chart:scatter">
            <chart:data-point chart:repeated="10"/>
          </chart:series>
          <chart:series chart:style-name="ch10" chart:values-cell-range-address="'Results LOO'.B35:'Results LOO'.K35" chart:label-cell-address="'Results LOO'.A35:'Results LOO'.A35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Results LOO'.B1:'Results LOO'.K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Heading</text:p>
                <draw:g>
                  <svg:desc>'Results LOO'.A12:'Results LOO'.A12</svg:desc>
                </draw:g>
              </table:table-cell>
              <table:table-cell office:value-type="float" office:value="0.414760621002171">
                <text:p>0.414760621002171</text:p>
                <draw:g>
                  <svg:desc>'Results LOO'.B12:'Results LOO'.K12</svg:desc>
                </draw:g>
              </table:table-cell>
              <table:table-cell office:value-type="float" office:value="0.347729559647998">
                <text:p>0.347729559647998</text:p>
              </table:table-cell>
              <table:table-cell office:value-type="float" office:value="0.418429442666249">
                <text:p>0.418429442666249</text:p>
              </table:table-cell>
              <table:table-cell office:value-type="float" office:value="0.355167935840283">
                <text:p>0.355167935840283</text:p>
              </table:table-cell>
              <table:table-cell office:value-type="float" office:value="0.385235155184749">
                <text:p>0.385235155184749</text:p>
              </table:table-cell>
              <table:table-cell office:value-type="float" office:value="0.34595818916826">
                <text:p>0.34595818916826</text:p>
              </table:table-cell>
              <table:table-cell office:value-type="float" office:value="0.477253181118948">
                <text:p>0.477253181118948</text:p>
              </table:table-cell>
              <table:table-cell office:value-type="float" office:value="0.366025734777035">
                <text:p>0.366025734777035</text:p>
              </table:table-cell>
              <table:table-cell office:value-type="float" office:value="1.66083219478269">
                <text:p>1.66083219478269</text:p>
              </table:table-cell>
              <table:table-cell office:value-type="float" office:value="0.876689801865873">
                <text:p>0.876689801865873</text:p>
              </table:table-cell>
            </table:table-row>
            <table:table-row>
              <table:table-cell office:value-type="string">
                <text:p>Magnitude</text:p>
                <draw:g>
                  <svg:desc>'Results LOO'.A24:'Results LOO'.A24</svg:desc>
                </draw:g>
              </table:table-cell>
              <table:table-cell office:value-type="float" office:value="0.236984826606683">
                <text:p>0.236984826606683</text:p>
                <draw:g>
                  <svg:desc>'Results LOO'.B24:'Results LOO'.K24</svg:desc>
                </draw:g>
              </table:table-cell>
              <table:table-cell office:value-type="float" office:value="0.228869939459519">
                <text:p>0.228869939459519</text:p>
              </table:table-cell>
              <table:table-cell office:value-type="float" office:value="0.23028023744799">
                <text:p>0.23028023744799</text:p>
              </table:table-cell>
              <table:table-cell office:value-type="float" office:value="0.208744878725436">
                <text:p>0.208744878725436</text:p>
              </table:table-cell>
              <table:table-cell office:value-type="float" office:value="0.20147296670383">
                <text:p>0.20147296670383</text:p>
              </table:table-cell>
              <table:table-cell office:value-type="float" office:value="0.210465455297476">
                <text:p>0.210465455297476</text:p>
              </table:table-cell>
              <table:table-cell office:value-type="float" office:value="0.217060725620035">
                <text:p>0.217060725620035</text:p>
              </table:table-cell>
              <table:table-cell office:value-type="float" office:value="0.22739062735391">
                <text:p>0.22739062735391</text:p>
              </table:table-cell>
              <table:table-cell office:value-type="float" office:value="0.364112821260665">
                <text:p>0.364112821260665</text:p>
              </table:table-cell>
              <table:table-cell office:value-type="float" office:value="0.31951857928363">
                <text:p>0.31951857928363</text:p>
              </table:table-cell>
            </table:table-row>
            <table:table-row>
              <table:table-cell office:value-type="string">
                <text:p>Combined</text:p>
                <draw:g>
                  <svg:desc>'Results LOO'.A35:'Results LOO'.A35</svg:desc>
                </draw:g>
              </table:table-cell>
              <table:table-cell office:value-type="float" office:value="0.651745447608854">
                <text:p>0.651745447608854</text:p>
                <draw:g>
                  <svg:desc>'Results LOO'.B35:'Results LOO'.K35</svg:desc>
                </draw:g>
              </table:table-cell>
              <table:table-cell office:value-type="float" office:value="0.576599499107516">
                <text:p>0.576599499107516</text:p>
              </table:table-cell>
              <table:table-cell office:value-type="float" office:value="0.648709680114239">
                <text:p>0.648709680114239</text:p>
              </table:table-cell>
              <table:table-cell office:value-type="float" office:value="0.563912814565719">
                <text:p>0.563912814565719</text:p>
              </table:table-cell>
              <table:table-cell office:value-type="float" office:value="0.586708121888579">
                <text:p>0.586708121888579</text:p>
              </table:table-cell>
              <table:table-cell office:value-type="float" office:value="0.556423644465737">
                <text:p>0.556423644465737</text:p>
              </table:table-cell>
              <table:table-cell office:value-type="float" office:value="0.694313906738983">
                <text:p>0.694313906738983</text:p>
              </table:table-cell>
              <table:table-cell office:value-type="float" office:value="0.593416362130945">
                <text:p>0.593416362130945</text:p>
              </table:table-cell>
              <table:table-cell office:value-type="float" office:value="2.02494501604336">
                <text:p>2.02494501604336</text:p>
              </table:table-cell>
              <table:table-cell office:value-type="float" office:value="1.1962083811495">
                <text:p>1.19620838114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style:text-position="0% 100%" fo:font-family="Arial" fo:font-size="9pt" style:font-size-asian="9pt" style:font-size-complex="9pt"/>
    </style:style>
    <style:style style:name="ch7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 fo:wrap-option="wrap"/>
      <style:text-properties style:text-position="0% 100%" fo:font-family="Arial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023cm" svg:height="8.999cm" xlink:href=".." xlink:type="simple" chart:class="chart:scatter" chart:style-name="ch1">
        <chart:title svg:x="3.155cm" svg:y="0.315cm" chart:style-name="ch2">
          <text:p>Accuracy vs Number of Parameters per sensor</text:p>
        </chart:title>
        <chart:legend chart:legend-position="end" svg:x="13.049cm" svg:y="3.693cm" style:legend-expansion="high" chart:style-name="ch3"/>
        <chart:plot-area chart:style-name="ch4" table:cell-range-address="'Results Plain'.B1:'Results Plain'.K1 'Results Plain'.A11:'Results Plain'.K11 'Results Plain'.A24:'Results Plain'.K25" chart:data-source-has-labels="column" svg:x="1.321cm" svg:y="1.299cm" svg:width="11.408cm" svg:height="6.55cm">
          <chartooo:coordinate-region svg:x="2.059cm" svg:y="1.502cm" svg:width="10.478cm" svg:height="5.694cm"/>
          <chart:axis chart:dimension="x" chart:name="primary-x" chart:style-name="ch5">
            <chart:title svg:x="5.401cm" svg:y="8.028cm" chart:style-name="ch6">
              <text:p>Number of Parameters</text:p>
            </chart:title>
          </chart:axis>
          <chart:axis chart:dimension="y" chart:name="primary-y" chart:style-name="ch5">
            <chart:title svg:x="0.451cm" svg:y="5.69cm" chart:style-name="ch7">
              <text:p>Error (degrees)</text:p>
            </chart:title>
          </chart:axis>
          <chart:series chart:style-name="ch8" chart:values-cell-range-address="'Results Plain'.B11:'Results Plain'.K11" chart:label-cell-address="'Results Plain'.A11:'Results Plain'.A11" chart:class="chart:scatter">
            <chart:domain table:cell-range-address="'Results Plain'.B1:'Results Plain'.K1"/>
            <chart:data-point chart:repeated="10"/>
          </chart:series>
          <chart:series chart:style-name="ch9" chart:values-cell-range-address="'Results Plain'.B24:'Results Plain'.K24" chart:label-cell-address="'Results Plain'.A24:'Results Plain'.A24" chart:class="chart:scatter">
            <chart:data-point chart:repeated="10"/>
          </chart:series>
          <chart:series chart:style-name="ch10" chart:values-cell-range-address="'Results Plain'.B25:'Results Plain'.K25" chart:label-cell-address="'Results Plain'.A25:'Results Plain'.A25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Results Plain'.B1:'Results Plain'.K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Heading</text:p>
                <draw:g>
                  <svg:desc>'Results Plain'.A11:'Results Plain'.A11</svg:desc>
                </draw:g>
              </table:table-cell>
              <table:table-cell office:value-type="float" office:value="0.382508651854629">
                <text:p>0.382508651854629</text:p>
                <draw:g>
                  <svg:desc>'Results Plain'.B11:'Results Plain'.K11</svg:desc>
                </draw:g>
              </table:table-cell>
              <table:table-cell office:value-type="float" office:value="0.284469298459479">
                <text:p>0.284469298459479</text:p>
              </table:table-cell>
              <table:table-cell office:value-type="float" office:value="0.356661741278749">
                <text:p>0.356661741278749</text:p>
              </table:table-cell>
              <table:table-cell office:value-type="float" office:value="0.246697667999485">
                <text:p>0.246697667999485</text:p>
              </table:table-cell>
              <table:table-cell office:value-type="float" office:value="0.232805601790972">
                <text:p>0.232805601790972</text:p>
              </table:table-cell>
              <table:table-cell office:value-type="float" office:value="0.196623075325469">
                <text:p>0.196623075325469</text:p>
              </table:table-cell>
              <table:table-cell office:value-type="float" office:value="0.16176147108896">
                <text:p>0.16176147108896</text:p>
              </table:table-cell>
              <table:table-cell office:value-type="float" office:value="0.164405349738549">
                <text:p>0.164405349738549</text:p>
              </table:table-cell>
              <table:table-cell office:value-type="float" office:value="0.155365661876125">
                <text:p>0.155365661876125</text:p>
              </table:table-cell>
              <table:table-cell office:value-type="float" office:value="0.152500790046001">
                <text:p>0.152500790046001</text:p>
              </table:table-cell>
            </table:table-row>
            <table:table-row>
              <table:table-cell office:value-type="string">
                <text:p>Magnitude</text:p>
                <draw:g>
                  <svg:desc>'Results Plain'.A24:'Results Plain'.A24</svg:desc>
                </draw:g>
              </table:table-cell>
              <table:table-cell office:value-type="float" office:value="0.212568903383679">
                <text:p>0.212568903383679</text:p>
                <draw:g>
                  <svg:desc>'Results Plain'.B24:'Results Plain'.K24</svg:desc>
                </draw:g>
              </table:table-cell>
              <table:table-cell office:value-type="float" office:value="0.206825662513519">
                <text:p>0.206825662513519</text:p>
              </table:table-cell>
              <table:table-cell office:value-type="float" office:value="0.216625133959544">
                <text:p>0.216625133959544</text:p>
              </table:table-cell>
              <table:table-cell office:value-type="float" office:value="0.208634665132604">
                <text:p>0.208634665132604</text:p>
              </table:table-cell>
              <table:table-cell office:value-type="float" office:value="0.173824792259516">
                <text:p>0.173824792259516</text:p>
              </table:table-cell>
              <table:table-cell office:value-type="float" office:value="0.164286101916165">
                <text:p>0.164286101916165</text:p>
              </table:table-cell>
              <table:table-cell office:value-type="float" office:value="0.165666652812384">
                <text:p>0.165666652812384</text:p>
              </table:table-cell>
              <table:table-cell office:value-type="float" office:value="0.147918714612465">
                <text:p>0.147918714612465</text:p>
              </table:table-cell>
              <table:table-cell office:value-type="float" office:value="0.137823986662504">
                <text:p>0.137823986662504</text:p>
              </table:table-cell>
              <table:table-cell office:value-type="float" office:value="0.12302860408288">
                <text:p>0.12302860408288</text:p>
              </table:table-cell>
            </table:table-row>
            <table:table-row>
              <table:table-cell office:value-type="string">
                <text:p>Combined</text:p>
                <draw:g>
                  <svg:desc>'Results Plain'.A25:'Results Plain'.A25</svg:desc>
                </draw:g>
              </table:table-cell>
              <table:table-cell office:value-type="float" office:value="0.595077555238308">
                <text:p>0.595077555238308</text:p>
                <draw:g>
                  <svg:desc>'Results Plain'.B25:'Results Plain'.K25</svg:desc>
                </draw:g>
              </table:table-cell>
              <table:table-cell office:value-type="float" office:value="0.491294960972998">
                <text:p>0.491294960972998</text:p>
              </table:table-cell>
              <table:table-cell office:value-type="float" office:value="0.573286875238293">
                <text:p>0.573286875238293</text:p>
              </table:table-cell>
              <table:table-cell office:value-type="float" office:value="0.455332333132088">
                <text:p>0.455332333132088</text:p>
              </table:table-cell>
              <table:table-cell office:value-type="float" office:value="0.406630394050488">
                <text:p>0.406630394050488</text:p>
              </table:table-cell>
              <table:table-cell office:value-type="float" office:value="0.360909177241635">
                <text:p>0.360909177241635</text:p>
              </table:table-cell>
              <table:table-cell office:value-type="float" office:value="0.327428123901344">
                <text:p>0.327428123901344</text:p>
              </table:table-cell>
              <table:table-cell office:value-type="float" office:value="0.312324064351015">
                <text:p>0.312324064351015</text:p>
              </table:table-cell>
              <table:table-cell office:value-type="float" office:value="0.293189648538629">
                <text:p>0.293189648538629</text:p>
              </table:table-cell>
              <table:table-cell office:value-type="float" office:value="0.275529394128881">
                <text:p>0.2755293941288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